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style:num-suffix="." style:num-format="1">
        <style:list-level-properties text:space-before="0.9722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justify"/>
      <style:text-properties style:font-name="Arial" style:font-name-complex="Arial" fo:font-weight="bold" style:font-weight-asian="bold" fo:font-size="30pt" style:font-size-asian="30pt" style:font-size-complex="30pt"/>
    </style:style>
    <style:style style:name="P18" style:parent-style-name="Normal" style:family="paragraph">
      <style:paragraph-properties fo:text-align="justify"/>
      <style:text-properties style:font-name="Arial" style:font-name-complex="Arial" fo:font-weight="bold" style:font-weight-asian="bold" fo:font-size="30pt" style:font-size-asian="30pt" style:font-size-complex="30pt"/>
    </style:style>
    <style:style style:name="P19" style:parent-style-name="Normal" style:family="paragraph">
      <style:paragraph-properties fo:text-align="justify"/>
      <style:text-properties style:font-name="Arial" style:font-name-complex="Arial" fo:font-weight="bold" style:font-weight-asian="bold" fo:font-size="30pt" style:font-size-asian="30pt" style:font-size-complex="30pt"/>
    </style:style>
    <style:style style:name="P20" style:parent-style-name="Normal" style:family="paragraph">
      <style:paragraph-properties fo:text-align="justify"/>
      <style:text-properties style:font-name="Arial" style:font-name-complex="Arial" fo:font-weight="bold" style:font-weight-asian="bold" fo:font-size="30pt" style:font-size-asian="30pt" style:font-size-complex="30pt"/>
    </style:style>
    <style:style style:name="P21" style:parent-style-name="Normal" style:family="paragraph">
      <style:paragraph-properties fo:text-align="center"/>
      <style:text-properties style:font-name="Arial" style:font-name-complex="Arial" fo:font-weight="bold" style:font-weight-asian="bold" fo:font-size="30pt" style:font-size-asian="30pt" style:font-size-complex="30pt"/>
    </style:style>
    <style:style style:name="P22" style:parent-style-name="Normal" style:family="paragraph">
      <style:paragraph-properties fo:text-align="justify"/>
      <style:text-properties style:font-name="Arial" style:font-name-complex="Arial" fo:font-weight="bold" style:font-weight-asian="bold" fo:font-size="30pt" style:font-size-asian="30pt" style:font-size-complex="30pt"/>
    </style:style>
    <style:style style:name="P23" style:parent-style-name="Normal" style:family="paragraph">
      <style:paragraph-properties fo:text-align="center"/>
      <style:text-properties style:font-name="Arial" style:font-name-complex="Arial" fo:font-weight="bold" style:font-weight-asian="bold" fo:font-size="30pt" style:font-size-asian="30pt" style:font-size-complex="30pt"/>
    </style:style>
    <style:style style:name="P24" style:parent-style-name="Normal" style:family="paragraph">
      <style:paragraph-properties fo:text-align="center"/>
    </style:style>
    <style:style style:name="T25" style:parent-style-name="Fonteparág.padrão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26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7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8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0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1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5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37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38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39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40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41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42" style:parent-style-name="Normal" style:family="paragraph">
      <style:paragraph-properties fo:text-align="end"/>
      <style:text-properties style:font-name="Arial" style:font-name-complex="Arial" fo:font-weight="bold" style:font-weight-asian="bold" fo:font-size="14pt" style:font-size-asian="14pt" style:font-size-complex="14pt"/>
    </style:style>
    <style:style style:name="P43" style:parent-style-name="Normal" style:master-page-name="MP1" style:family="paragraph">
      <style:paragraph-properties fo:break-before="page" fo:text-align="justify" style:page-number="1"/>
    </style:style>
    <style:style style:name="T6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6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62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4" style:parent-style-name="Normal" style:family="paragraph">
      <style:paragraph-properties fo:text-align="justify"/>
    </style:style>
    <style:style style:name="T6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70" style:family="table-column">
      <style:table-column-properties style:column-width="3.0486in"/>
    </style:style>
    <style:style style:name="TableColumn71" style:family="table-column">
      <style:table-column-properties style:column-width="3.1416in"/>
    </style:style>
    <style:style style:name="Table69" style:family="table">
      <style:table-properties style:width="6.1902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text-align="justify"/>
    </style:style>
    <style:style style:name="T8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1" style:parent-style-name="Fonteparág.padrão" style:family="text">
      <style:text-properties style:font-name="Arial" style:font-name-complex="Arial" fo:font-size="11pt" style:font-size-asian="11pt" style:font-size-complex="11pt" fo:language="en" fo:country="US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9" style:parent-style-name="Normal" style:family="paragraph">
      <style:paragraph-properties fo:text-align="justify"/>
    </style:style>
    <style:style style:name="T11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1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15" style:parent-style-name="Normal" style:family="paragraph">
      <style:paragraph-properties fo:text-align="justify"/>
    </style:style>
    <style:style style:name="T116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1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121" style:family="table-column">
      <style:table-column-properties style:column-width="3.0486in"/>
    </style:style>
    <style:style style:name="TableColumn122" style:family="table-column">
      <style:table-column-properties style:column-width="3.1416in"/>
    </style:style>
    <style:style style:name="Table120" style:family="table">
      <style:table-properties style:width="6.1902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5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5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8" style:parent-style-name="Normal" style:family="paragraph">
      <style:paragraph-properties fo:text-align="justify"/>
    </style:style>
    <style:style style:name="T15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6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64" style:parent-style-name="Normal" style:family="paragraph">
      <style:paragraph-properties fo:text-align="justify"/>
    </style:style>
    <style:style style:name="T16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170" style:family="table-column">
      <style:table-column-properties style:column-width="3.0486in"/>
    </style:style>
    <style:style style:name="TableColumn171" style:family="table-column">
      <style:table-column-properties style:column-width="3.1416in"/>
    </style:style>
    <style:style style:name="Table169" style:family="table">
      <style:table-properties style:width="6.1902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20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0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0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7" style:parent-style-name="Normal" style:family="paragraph">
      <style:paragraph-properties fo:text-align="justify"/>
    </style:style>
    <style:style style:name="T20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20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1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13" style:parent-style-name="Normal" style:family="paragraph">
      <style:paragraph-properties fo:text-align="justify"/>
    </style:style>
    <style:style style:name="T21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1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1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219" style:family="table-column">
      <style:table-column-properties style:column-width="3.0486in"/>
    </style:style>
    <style:style style:name="TableColumn220" style:family="table-column">
      <style:table-column-properties style:column-width="3.1416in"/>
    </style:style>
    <style:style style:name="Table218" style:family="table">
      <style:table-properties style:width="6.1902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25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5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6" style:parent-style-name="Normal" style:family="paragraph">
      <style:paragraph-properties fo:text-align="justify"/>
    </style:style>
    <style:style style:name="T25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25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5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6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2" style:parent-style-name="Normal" style:family="paragraph">
      <style:paragraph-properties fo:text-align="justify"/>
    </style:style>
    <style:style style:name="T263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6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6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268" style:family="table-column">
      <style:table-column-properties style:column-width="3.0486in"/>
    </style:style>
    <style:style style:name="TableColumn269" style:family="table-column">
      <style:table-column-properties style:column-width="3.1416in"/>
    </style:style>
    <style:style style:name="Table267" style:family="table">
      <style:table-properties style:width="6.1902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30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0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0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0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05" style:parent-style-name="Normal" style:family="paragraph">
      <style:paragraph-properties fo:text-align="justify"/>
    </style:style>
    <style:style style:name="T30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0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0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0" style:parent-style-name="Normal" style:family="paragraph">
      <style:paragraph-properties fo:text-align="justify" fo:text-indent="0.5in"/>
      <style:text-properties style:font-name="Arial" style:font-name-complex="Arial" fo:font-weight="bold" style:font-weight-asian="bold" fo:font-size="11pt" style:font-size-asian="11pt" style:font-size-complex="11pt"/>
    </style:style>
    <style:style style:name="P311" style:parent-style-name="Normal" style:family="paragraph">
      <style:paragraph-properties fo:text-align="justify"/>
    </style:style>
    <style:style style:name="T312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1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17" style:family="table-column">
      <style:table-column-properties style:column-width="3.0486in"/>
    </style:style>
    <style:style style:name="TableColumn318" style:family="table-column">
      <style:table-column-properties style:column-width="3.1416in"/>
    </style:style>
    <style:style style:name="Table316" style:family="table">
      <style:table-properties style:width="6.1902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3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5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53" style:parent-style-name="Normal" style:family="paragraph">
      <style:paragraph-properties fo:text-align="justify"/>
    </style:style>
    <style:style style:name="T35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5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5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5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5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59" style:parent-style-name="Normal" style:family="paragraph">
      <style:paragraph-properties fo:text-align="justify"/>
    </style:style>
    <style:style style:name="T360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6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65" style:family="table-column">
      <style:table-column-properties style:column-width="3.0486in"/>
    </style:style>
    <style:style style:name="TableColumn366" style:family="table-column">
      <style:table-column-properties style:column-width="3.1416in"/>
    </style:style>
    <style:style style:name="Table364" style:family="table">
      <style:table-properties style:width="6.1902in" fo:margin-left="0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39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9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2" style:parent-style-name="Normal" style:family="paragraph">
      <style:paragraph-properties fo:text-align="justify"/>
    </style:style>
    <style:style style:name="T40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40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0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8" style:parent-style-name="Normal" style:family="paragraph">
      <style:paragraph-properties fo:text-align="justify"/>
    </style:style>
    <style:style style:name="T409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1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14" style:family="table-column">
      <style:table-column-properties style:column-width="3.0486in"/>
    </style:style>
    <style:style style:name="TableColumn415" style:family="table-column">
      <style:table-column-properties style:column-width="3.1416in"/>
    </style:style>
    <style:style style:name="Table413" style:family="table">
      <style:table-properties style:width="6.1902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44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4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1" style:parent-style-name="Normal" style:family="paragraph">
      <style:paragraph-properties fo:text-align="justify"/>
    </style:style>
    <style:style style:name="T45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45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5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7" style:parent-style-name="Normal" style:family="paragraph">
      <style:paragraph-properties fo:text-align="justify"/>
    </style:style>
    <style:style style:name="T45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5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6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63" style:family="table-column">
      <style:table-column-properties style:column-width="3.0486in"/>
    </style:style>
    <style:style style:name="TableColumn464" style:family="table-column">
      <style:table-column-properties style:column-width="3.1416in"/>
    </style:style>
    <style:style style:name="Table462" style:family="table">
      <style:table-properties style:width="6.1902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49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9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00" style:parent-style-name="Normal" style:family="paragraph">
      <style:paragraph-properties fo:text-align="justify"/>
    </style:style>
    <style:style style:name="T50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0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0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06" style:parent-style-name="Normal" style:family="paragraph">
      <style:paragraph-properties fo:text-align="justify"/>
    </style:style>
    <style:style style:name="T507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50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512" style:family="table-column">
      <style:table-column-properties style:column-width="3.0486in"/>
    </style:style>
    <style:style style:name="TableColumn513" style:family="table-column">
      <style:table-column-properties style:column-width="3.1416in"/>
    </style:style>
    <style:style style:name="Table511" style:family="table">
      <style:table-properties style:width="6.1902in" fo:margin-left="0in" table:align="lef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54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4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4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4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49" style:parent-style-name="Normal" style:family="paragraph">
      <style:paragraph-properties fo:text-align="justify"/>
    </style:style>
    <style:style style:name="T55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55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55" style:parent-style-name="Normal" style:family="paragraph">
      <style:paragraph-properties fo:text-align="justify"/>
    </style:style>
    <style:style style:name="T556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55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55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5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561" style:family="table-column">
      <style:table-column-properties style:column-width="3.0486in"/>
    </style:style>
    <style:style style:name="TableColumn562" style:family="table-column">
      <style:table-column-properties style:column-width="3.1416in"/>
    </style:style>
    <style:style style:name="Table560" style:family="table">
      <style:table-properties style:width="6.1902in" fo:margin-left="0in" table:align="lef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71" style:family="table-cell">
      <style:table-cell-properties fo:border="0.0069in solid #000000" fo:padding-top="0in" fo:padding-left="0.075in" fo:padding-bottom="0in" fo:padding-right="0.075in"/>
    </style:style>
    <style:style style:name="P5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59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9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9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9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98" style:parent-style-name="Normal" style:family="paragraph">
      <style:paragraph-properties fo:text-align="justify"/>
    </style:style>
    <style:style style:name="T59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0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0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0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0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04" style:parent-style-name="Normal" style:family="paragraph">
      <style:paragraph-properties fo:text-align="justify"/>
    </style:style>
    <style:style style:name="T60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0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0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610" style:family="table-column">
      <style:table-column-properties style:column-width="3.0486in"/>
    </style:style>
    <style:style style:name="TableColumn611" style:family="table-column">
      <style:table-column-properties style:column-width="3.1416in"/>
    </style:style>
    <style:style style:name="Table609" style:family="table">
      <style:table-properties style:width="6.1902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64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4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4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47" style:parent-style-name="Normal" style:family="paragraph">
      <style:paragraph-properties fo:text-align="justify"/>
    </style:style>
    <style:style style:name="T64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4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5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53" style:parent-style-name="Normal" style:family="paragraph">
      <style:paragraph-properties fo:text-align="justify"/>
    </style:style>
    <style:style style:name="T65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5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5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5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659" style:family="table-column">
      <style:table-column-properties style:column-width="3.0486in"/>
    </style:style>
    <style:style style:name="TableColumn660" style:family="table-column">
      <style:table-column-properties style:column-width="3.1416in"/>
    </style:style>
    <style:style style:name="Table658" style:family="table">
      <style:table-properties style:width="6.1902in" fo:margin-left="0in" table:align="left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69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9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9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69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696" style:parent-style-name="Normal" style:family="paragraph">
      <style:paragraph-properties fo:text-align="justify"/>
    </style:style>
    <style:style style:name="T69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69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6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0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02" style:parent-style-name="Normal" style:family="paragraph">
      <style:paragraph-properties fo:text-align="justify"/>
    </style:style>
    <style:style style:name="T703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 fo:language="en" fo:country="US"/>
    </style:style>
    <style:style style:name="T704" style:parent-style-name="Fonteparág.padrão" style:family="text">
      <style:text-properties style:font-name="Arial" style:font-name-complex="Arial" fo:font-size="11pt" style:font-size-asian="11pt" style:font-size-complex="11pt" fo:language="en" fo:country="US"/>
    </style:style>
    <style:style style:name="P70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0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708" style:family="table-column">
      <style:table-column-properties style:column-width="3.0486in"/>
    </style:style>
    <style:style style:name="TableColumn709" style:family="table-column">
      <style:table-column-properties style:column-width="3.1416in"/>
    </style:style>
    <style:style style:name="Table707" style:family="table">
      <style:table-properties style:width="6.1902in" fo:margin-left="0in" table:align="lef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74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4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4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45" style:parent-style-name="Normal" style:family="paragraph">
      <style:paragraph-properties fo:text-align="justify"/>
    </style:style>
    <style:style style:name="T74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4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4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51" style:parent-style-name="Normal" style:family="paragraph">
      <style:paragraph-properties fo:text-align="justify"/>
    </style:style>
    <style:style style:name="T752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5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5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5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757" style:family="table-column">
      <style:table-column-properties style:column-width="3.0486in"/>
    </style:style>
    <style:style style:name="TableColumn758" style:family="table-column">
      <style:table-column-properties style:column-width="3.1416in"/>
    </style:style>
    <style:style style:name="Table756" style:family="table">
      <style:table-properties style:width="6.1902in" fo:margin-left="0in" table:align="left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787" style:family="table-cell">
      <style:table-cell-properties fo:border="0.0069in solid #000000" fo:padding-top="0in" fo:padding-left="0.075in" fo:padding-bottom="0in" fo:padding-right="0.075in"/>
    </style:style>
    <style:style style:name="P78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78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9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9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794" style:parent-style-name="Normal" style:family="paragraph">
      <style:paragraph-properties fo:text-align="justify"/>
    </style:style>
    <style:style style:name="T79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79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7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9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7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00" style:parent-style-name="Normal" style:family="paragraph">
      <style:paragraph-properties fo:text-align="justify"/>
    </style:style>
    <style:style style:name="T801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80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0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0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806" style:family="table-column">
      <style:table-column-properties style:column-width="3.0486in"/>
    </style:style>
    <style:style style:name="TableColumn807" style:family="table-column">
      <style:table-column-properties style:column-width="3.1416in"/>
    </style:style>
    <style:style style:name="Table805" style:family="table">
      <style:table-properties style:width="6.1902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P8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36" style:family="table-cell">
      <style:table-cell-properties fo:border="0.0069in solid #000000" fo:padding-top="0in" fo:padding-left="0.075in" fo:padding-bottom="0in" fo:padding-right="0.075in"/>
    </style:style>
    <style:style style:name="P83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83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3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43" style:parent-style-name="Normal" style:family="paragraph">
      <style:paragraph-properties fo:text-align="justify"/>
    </style:style>
    <style:style style:name="T84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4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4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49" style:parent-style-name="Normal" style:family="paragraph">
      <style:paragraph-properties fo:text-align="justify"/>
    </style:style>
    <style:style style:name="T850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85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5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855" style:family="table-column">
      <style:table-column-properties style:column-width="3.0486in"/>
    </style:style>
    <style:style style:name="TableColumn856" style:family="table-column">
      <style:table-column-properties style:column-width="3.1416in"/>
    </style:style>
    <style:style style:name="Table854" style:family="table">
      <style:table-properties style:width="6.1902in" fo:margin-left="0in" table:align="lef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88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8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9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9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892" style:parent-style-name="Normal" style:family="paragraph">
      <style:paragraph-properties fo:text-align="justify"/>
    </style:style>
    <style:style style:name="T89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89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9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97" style:parent-style-name="Normal" style:family="paragraph">
      <style:paragraph-properties fo:text-align="justify"/>
    </style:style>
    <style:style style:name="T89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8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0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01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903" style:family="table-column">
      <style:table-column-properties style:column-width="3.4201in"/>
    </style:style>
    <style:style style:name="TableColumn904" style:family="table-column">
      <style:table-column-properties style:column-width="2.7583in"/>
    </style:style>
    <style:style style:name="Table902" style:family="table">
      <style:table-properties style:width="6.1784in" fo:margin-left="0in" table:align="left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fo:padding-top="0in" fo:padding-left="0.075in" fo:padding-bottom="0in" fo:padding-right="0.075in"/>
    </style:style>
    <style:style style:name="P91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fo:padding-top="0in" fo:padding-left="0.075in" fo:padding-bottom="0in" fo:padding-right="0.075in"/>
    </style:style>
    <style:style style:name="P9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23" style:family="table-cell">
      <style:table-cell-properties fo:border="0.0069in solid #000000" fo:padding-top="0in" fo:padding-left="0.075in" fo:padding-bottom="0in" fo:padding-right="0.075in"/>
    </style:style>
    <style:style style:name="P9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33" style:family="table-cell">
      <style:table-cell-properties fo:border="0.0069in solid #000000" fo:padding-top="0in" fo:padding-left="0.075in" fo:padding-bottom="0in" fo:padding-right="0.075in"/>
    </style:style>
    <style:style style:name="P9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3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3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3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3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4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4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46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948" style:family="table-column">
      <style:table-column-properties style:column-width="3.4201in"/>
    </style:style>
    <style:style style:name="TableColumn949" style:family="table-column">
      <style:table-column-properties style:column-width="2.7583in"/>
    </style:style>
    <style:style style:name="Table947" style:family="table">
      <style:table-properties style:width="6.1784in" fo:margin-left="0in" table:align="left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fo:padding-top="0in" fo:padding-left="0.075in" fo:padding-bottom="0in" fo:padding-right="0.075in"/>
    </style:style>
    <style:style style:name="P95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58" style:family="table-cell">
      <style:table-cell-properties fo:border="0.0069in solid #000000" fo:padding-top="0in" fo:padding-left="0.075in" fo:padding-bottom="0in" fo:padding-right="0.075in"/>
    </style:style>
    <style:style style:name="P95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fo:padding-top="0in" fo:padding-left="0.075in" fo:padding-bottom="0in" fo:padding-right="0.075in"/>
    </style:style>
    <style:style style:name="P9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9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8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8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86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98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988" style:parent-style-name="Normal" style:family="paragraph">
      <style:paragraph-properties fo:text-align="justify"/>
    </style:style>
    <style:style style:name="T989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990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9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993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995" style:family="table-column">
      <style:table-column-properties style:column-width="3.4201in"/>
    </style:style>
    <style:style style:name="TableColumn996" style:family="table-column">
      <style:table-column-properties style:column-width="2.7583in"/>
    </style:style>
    <style:style style:name="Table994" style:family="table">
      <style:table-properties style:width="6.1784in" fo:margin-left="0in" table:align="lef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22" style:family="table-row">
      <style:table-row-properties/>
    </style:style>
    <style:style style:name="TableCell1023" style:family="table-cell">
      <style:table-cell-properties fo:border="0.0069in solid #000000" fo:padding-top="0in" fo:padding-left="0.075in" fo:padding-bottom="0in" fo:padding-right="0.075in"/>
    </style:style>
    <style:style style:name="P10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0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2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3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33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10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35" style:parent-style-name="Normal" style:family="paragraph">
      <style:paragraph-properties fo:text-align="justify"/>
    </style:style>
    <style:style style:name="T1036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37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0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3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1041" style:family="table-column">
      <style:table-column-properties style:column-width="3.4201in"/>
    </style:style>
    <style:style style:name="TableColumn1042" style:family="table-column">
      <style:table-column-properties style:column-width="2.7583in"/>
    </style:style>
    <style:style style:name="Table1040" style:family="table">
      <style:table-properties style:width="6.1784in" fo:margin-left="0in" table:align="left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Normal" style:family="paragraph">
      <style:paragraph-properties fo:text-align="justify"/>
    </style:style>
    <style:style style:name="T104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047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050" style:family="table-row">
      <style:table-row-properties/>
    </style:style>
    <style:style style:name="TableCell1051" style:family="table-cell">
      <style:table-cell-properties fo:border="0.0069in solid #000000" fo:padding-top="0in" fo:padding-left="0.075in" fo:padding-bottom="0in" fo:padding-right="0.075in"/>
    </style:style>
    <style:style style:name="P10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55" style:family="table-row">
      <style:table-row-properties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fo:padding-top="0in" fo:padding-left="0.075in" fo:padding-bottom="0in" fo:padding-right="0.075in"/>
    </style:style>
    <style:style style:name="P10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63" style:family="table-cell">
      <style:table-cell-properties fo:border="0.0069in solid #000000" fo:padding-top="0in" fo:padding-left="0.075in" fo:padding-bottom="0in" fo:padding-right="0.075in"/>
    </style:style>
    <style:style style:name="P10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65" style:family="table-row">
      <style:table-row-properties/>
    </style:style>
    <style:style style:name="TableCell1066" style:family="table-cell">
      <style:table-cell-properties fo:border="0.0069in solid #000000" fo:padding-top="0in" fo:padding-left="0.075in" fo:padding-bottom="0in" fo:padding-right="0.075in"/>
    </style:style>
    <style:style style:name="P10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68" style:family="table-cell">
      <style:table-cell-properties fo:border="0.0069in solid #000000" fo:padding-top="0in" fo:padding-left="0.075in" fo:padding-bottom="0in" fo:padding-right="0.075in"/>
    </style:style>
    <style:style style:name="P10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070" style:family="table-row">
      <style:table-row-properties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0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7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7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7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0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81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10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83" style:parent-style-name="Normal" style:family="paragraph">
      <style:paragraph-properties fo:text-align="justify"/>
    </style:style>
    <style:style style:name="T108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8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0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88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1090" style:family="table-column">
      <style:table-column-properties style:column-width="3.4201in"/>
    </style:style>
    <style:style style:name="TableColumn1091" style:family="table-column">
      <style:table-column-properties style:column-width="2.7583in"/>
    </style:style>
    <style:style style:name="Table1089" style:family="table">
      <style:table-properties style:width="6.1784in" fo:margin-left="0in" table:align="lef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05" style:family="table-cell">
      <style:table-cell-properties fo:border="0.0069in solid #000000" fo:padding-top="0in" fo:padding-left="0.075in" fo:padding-bottom="0in" fo:padding-right="0.075in"/>
    </style:style>
    <style:style style:name="P110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fo:padding-top="0in" fo:padding-left="0.075in" fo:padding-bottom="0in" fo:padding-right="0.075in"/>
    </style:style>
    <style:style style:name="P11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10" style:family="table-cell">
      <style:table-cell-properties fo:border="0.0069in solid #000000" fo:padding-top="0in" fo:padding-left="0.075in" fo:padding-bottom="0in" fo:padding-right="0.075in"/>
    </style:style>
    <style:style style:name="P11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17" style:family="table-row">
      <style:table-row-properties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20" style:family="table-cell">
      <style:table-cell-properties fo:border="0.0069in solid #000000" fo:padding-top="0in" fo:padding-left="0.075in" fo:padding-bottom="0in" fo:padding-right="0.075in"/>
    </style:style>
    <style:style style:name="P11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1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1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1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30" style:parent-style-name="Normal" style:family="paragraph">
      <style:paragraph-properties fo:text-align="justify"/>
    </style:style>
    <style:style style:name="T1131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132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1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35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1137" style:family="table-column">
      <style:table-column-properties style:column-width="3.4201in"/>
    </style:style>
    <style:style style:name="TableColumn1138" style:family="table-column">
      <style:table-column-properties style:column-width="2.7583in"/>
    </style:style>
    <style:style style:name="Table1136" style:family="table">
      <style:table-properties style:width="6.1784in" fo:margin-left="0in" table:align="left"/>
    </style:style>
    <style:style style:name="TableRow1139" style:family="table-row">
      <style:table-row-properties/>
    </style:style>
    <style:style style:name="TableCell1140" style:family="table-cell">
      <style:table-cell-properties fo:border="0.0069in solid #000000" fo:padding-top="0in" fo:padding-left="0.075in" fo:padding-bottom="0in" fo:padding-right="0.075in"/>
    </style:style>
    <style:style style:name="P114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144" style:family="table-row">
      <style:table-row-properties/>
    </style:style>
    <style:style style:name="TableCell1145" style:family="table-cell">
      <style:table-cell-properties fo:border="0.0069in solid #000000" fo:padding-top="0in" fo:padding-left="0.075in" fo:padding-bottom="0in" fo:padding-right="0.075in"/>
    </style:style>
    <style:style style:name="P114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47" style:family="table-cell">
      <style:table-cell-properties fo:border="0.0069in solid #000000" fo:padding-top="0in" fo:padding-left="0.075in" fo:padding-bottom="0in" fo:padding-right="0.075in"/>
    </style:style>
    <style:style style:name="P11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54" style:family="table-row">
      <style:table-row-properties/>
    </style:style>
    <style:style style:name="TableCell1155" style:family="table-cell">
      <style:table-cell-properties fo:border="0.0069in solid #000000" fo:padding-top="0in" fo:padding-left="0.075in" fo:padding-bottom="0in" fo:padding-right="0.075in"/>
    </style:style>
    <style:style style:name="P115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57" style:family="table-cell">
      <style:table-cell-properties fo:border="0.0069in solid #000000" fo:padding-top="0in" fo:padding-left="0.075in" fo:padding-bottom="0in" fo:padding-right="0.075in"/>
    </style:style>
    <style:style style:name="P115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59" style:family="table-row">
      <style:table-row-properties/>
    </style:style>
    <style:style style:name="TableCell1160" style:family="table-cell">
      <style:table-cell-properties fo:border="0.0069in solid #000000" fo:padding-top="0in" fo:padding-left="0.075in" fo:padding-bottom="0in" fo:padding-right="0.075in"/>
    </style:style>
    <style:style style:name="P11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P116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64" style:family="table-row">
      <style:table-row-properties/>
    </style:style>
    <style:style style:name="TableCell1165" style:family="table-cell">
      <style:table-cell-properties fo:border="0.0069in solid #000000" fo:padding-top="0in" fo:padding-left="0.075in" fo:padding-bottom="0in" fo:padding-right="0.075in"/>
    </style:style>
    <style:style style:name="P11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67" style:family="table-cell">
      <style:table-cell-properties fo:border="0.0069in solid #000000" fo:padding-top="0in" fo:padding-left="0.075in" fo:padding-bottom="0in" fo:padding-right="0.075in"/>
    </style:style>
    <style:style style:name="P11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1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1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1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77" style:parent-style-name="Normal" style:family="paragraph">
      <style:paragraph-properties fo:text-align="justify"/>
    </style:style>
    <style:style style:name="T117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17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81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1183" style:family="table-column">
      <style:table-column-properties style:column-width="3.4201in"/>
    </style:style>
    <style:style style:name="TableColumn1184" style:family="table-column">
      <style:table-column-properties style:column-width="2.7583in"/>
    </style:style>
    <style:style style:name="Table1182" style:family="table">
      <style:table-properties style:width="6.1784in" fo:margin-left="0in" table:align="left"/>
    </style:style>
    <style:style style:name="TableRow1185" style:family="table-row">
      <style:table-row-properties/>
    </style:style>
    <style:style style:name="TableCell1186" style:family="table-cell">
      <style:table-cell-properties fo:border="0.0069in solid #000000" fo:padding-top="0in" fo:padding-left="0.075in" fo:padding-bottom="0in" fo:padding-right="0.075in"/>
    </style:style>
    <style:style style:name="P118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188" style:family="table-cell">
      <style:table-cell-properties fo:border="0.0069in solid #000000" fo:padding-top="0in" fo:padding-left="0.075in" fo:padding-bottom="0in" fo:padding-right="0.075in"/>
    </style:style>
    <style:style style:name="P118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190" style:family="table-row">
      <style:table-row-properties/>
    </style:style>
    <style:style style:name="TableCell1191" style:family="table-cell">
      <style:table-cell-properties fo:border="0.0069in solid #000000" fo:padding-top="0in" fo:padding-left="0.075in" fo:padding-bottom="0in" fo:padding-right="0.075in"/>
    </style:style>
    <style:style style:name="P11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fo:padding-top="0in" fo:padding-left="0.075in" fo:padding-bottom="0in" fo:padding-right="0.075in"/>
    </style:style>
    <style:style style:name="P11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198" style:family="table-cell">
      <style:table-cell-properties fo:border="0.0069in solid #000000" fo:padding-top="0in" fo:padding-left="0.075in" fo:padding-bottom="0in" fo:padding-right="0.075in"/>
    </style:style>
    <style:style style:name="P11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fo:padding-top="0in" fo:padding-left="0.075in" fo:padding-bottom="0in" fo:padding-right="0.075in"/>
    </style:style>
    <style:style style:name="P120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03" style:family="table-cell">
      <style:table-cell-properties fo:border="0.0069in solid #000000" fo:padding-top="0in" fo:padding-left="0.075in" fo:padding-bottom="0in" fo:padding-right="0.075in"/>
    </style:style>
    <style:style style:name="P12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05" style:family="table-row">
      <style:table-row-properties/>
    </style:style>
    <style:style style:name="TableCell1206" style:family="table-cell">
      <style:table-cell-properties fo:border="0.0069in solid #000000" fo:padding-top="0in" fo:padding-left="0.075in" fo:padding-bottom="0in" fo:padding-right="0.075in"/>
    </style:style>
    <style:style style:name="P12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000000" fo:padding-top="0in" fo:padding-left="0.075in" fo:padding-bottom="0in" fo:padding-right="0.075in"/>
    </style:style>
    <style:style style:name="P121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P121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21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1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1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1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2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2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23" style:parent-style-name="Normal" style:family="paragraph">
      <style:paragraph-properties fo:text-align="justify"/>
    </style:style>
    <style:style style:name="T122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25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2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27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1229" style:family="table-column">
      <style:table-column-properties style:column-width="3.4201in"/>
    </style:style>
    <style:style style:name="TableColumn1230" style:family="table-column">
      <style:table-column-properties style:column-width="2.7583in"/>
    </style:style>
    <style:style style:name="Table1228" style:family="table">
      <style:table-properties style:width="6.1784in" fo:margin-left="0in" table:align="left"/>
    </style:style>
    <style:style style:name="TableRow1231" style:family="table-row">
      <style:table-row-properties/>
    </style:style>
    <style:style style:name="TableCell1232" style:family="table-cell">
      <style:table-cell-properties fo:border="0.0069in solid #000000" fo:padding-top="0in" fo:padding-left="0.075in" fo:padding-bottom="0in" fo:padding-right="0.075in"/>
    </style:style>
    <style:style style:name="P123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236" style:family="table-row">
      <style:table-row-properties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41" style:family="table-row">
      <style:table-row-properties/>
    </style:style>
    <style:style style:name="TableCell1242" style:family="table-cell">
      <style:table-cell-properties fo:border="0.0069in solid #000000" fo:padding-top="0in" fo:padding-left="0.075in" fo:padding-bottom="0in" fo:padding-right="0.075in"/>
    </style:style>
    <style:style style:name="P12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44" style:family="table-cell">
      <style:table-cell-properties fo:border="0.0069in solid #000000" fo:padding-top="0in" fo:padding-left="0.075in" fo:padding-bottom="0in" fo:padding-right="0.075in"/>
    </style:style>
    <style:style style:name="P12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fo:padding-top="0in" fo:padding-left="0.075in" fo:padding-bottom="0in" fo:padding-right="0.075in"/>
    </style:style>
    <style:style style:name="P12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54" style:family="table-cell">
      <style:table-cell-properties fo:border="0.0069in solid #000000" fo:padding-top="0in" fo:padding-left="0.075in" fo:padding-bottom="0in" fo:padding-right="0.075in"/>
    </style:style>
    <style:style style:name="P125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56" style:family="table-row">
      <style:table-row-properties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59" style:family="table-cell">
      <style:table-cell-properties fo:border="0.0069in solid #000000" fo:padding-top="0in" fo:padding-left="0.075in" fo:padding-bottom="0in" fo:padding-right="0.075in"/>
    </style:style>
    <style:style style:name="P126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2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6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6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6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66" style:parent-style-name="Normal" style:family="paragraph">
      <style:paragraph-properties fo:text-align="justify"/>
    </style:style>
    <style:style style:name="T126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26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2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7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272" style:parent-style-name="Normal" style:family="paragraph">
      <style:paragraph-properties fo:text-align="justify"/>
    </style:style>
    <style:style style:name="T1273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7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12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276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TableColumn1278" style:family="table-column">
      <style:table-column-properties style:column-width="3.4201in"/>
    </style:style>
    <style:style style:name="TableColumn1279" style:family="table-column">
      <style:table-column-properties style:column-width="2.7583in"/>
    </style:style>
    <style:style style:name="Table1277" style:family="table">
      <style:table-properties style:width="6.1784in" fo:margin-left="0in" table:align="left"/>
    </style:style>
    <style:style style:name="TableRow1280" style:family="table-row">
      <style:table-row-properties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283" style:family="table-cell">
      <style:table-cell-properties fo:border="0.0069in solid #000000" fo:padding-top="0in" fo:padding-left="0.075in" fo:padding-bottom="0in" fo:padding-right="0.075in"/>
    </style:style>
    <style:style style:name="P128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Row1285" style:family="table-row">
      <style:table-row-properties/>
    </style:style>
    <style:style style:name="TableCell1286" style:family="table-cell">
      <style:table-cell-properties fo:border="0.0069in solid #000000" fo:padding-top="0in" fo:padding-left="0.075in" fo:padding-bottom="0in" fo:padding-right="0.075in"/>
    </style:style>
    <style:style style:name="P12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88" style:family="table-cell">
      <style:table-cell-properties fo:border="0.0069in solid #000000" fo:padding-top="0in" fo:padding-left="0.075in" fo:padding-bottom="0in" fo:padding-right="0.075in"/>
    </style:style>
    <style:style style:name="P128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fo:padding-top="0in" fo:padding-left="0.075in" fo:padding-bottom="0in" fo:padding-right="0.075in"/>
    </style:style>
    <style:style style:name="P12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93" style:family="table-cell">
      <style:table-cell-properties fo:border="0.0069in solid #000000" fo:padding-top="0in" fo:padding-left="0.075in" fo:padding-bottom="0in" fo:padding-right="0.075in"/>
    </style:style>
    <style:style style:name="P12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295" style:family="table-row">
      <style:table-row-properties/>
    </style:style>
    <style:style style:name="TableCell1296" style:family="table-cell">
      <style:table-cell-properties fo:border="0.0069in solid #000000" fo:padding-top="0in" fo:padding-left="0.075in" fo:padding-bottom="0in" fo:padding-right="0.075in"/>
    </style:style>
    <style:style style:name="P12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298" style:family="table-cell">
      <style:table-cell-properties fo:border="0.0069in solid #000000" fo:padding-top="0in" fo:padding-left="0.075in" fo:padding-bottom="0in" fo:padding-right="0.075in"/>
    </style:style>
    <style:style style:name="P129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300" style:family="table-row">
      <style:table-row-properties/>
    </style:style>
    <style:style style:name="TableCell1301" style:family="table-cell">
      <style:table-cell-properties fo:border="0.0069in solid #000000" fo:padding-top="0in" fo:padding-left="0.075in" fo:padding-bottom="0in" fo:padding-right="0.075in"/>
    </style:style>
    <style:style style:name="P130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303" style:family="table-cell">
      <style:table-cell-properties fo:border="0.0069in solid #000000" fo:padding-top="0in" fo:padding-left="0.075in" fo:padding-bottom="0in" fo:padding-right="0.075in"/>
    </style:style>
    <style:style style:name="P13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Row1305" style:family="table-row">
      <style:table-row-properties/>
    </style:style>
    <style:style style:name="TableCell1306" style:family="table-cell">
      <style:table-cell-properties fo:border="0.0069in solid #000000" fo:padding-top="0in" fo:padding-left="0.075in" fo:padding-bottom="0in" fo:padding-right="0.075in"/>
    </style:style>
    <style:style style:name="P13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TableCell1308" style:family="table-cell">
      <style:table-cell-properties fo:border="0.0069in solid #000000" fo:padding-top="0in" fo:padding-left="0.075in" fo:padding-bottom="0in" fo:padding-right="0.075in"/>
    </style:style>
    <style:style style:name="P13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 fo:language="en" fo:country="US"/>
    </style:style>
    <style:style style:name="P1310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1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31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1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315" style:parent-style-name="Normal" style:family="paragraph">
      <style:paragraph-properties fo:text-align="justify"/>
    </style:style>
    <style:style style:name="T131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31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3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1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2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21" style:parent-style-name="Normal" style:family="paragraph">
      <style:paragraph-properties fo:text-align="justify"/>
    </style:style>
    <style:style style:name="T132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132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1324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T1325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13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2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328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329" style:parent-style-name="Título1" style:family="paragraph">
      <style:paragraph-properties fo:text-align="justify" fo:margin-left="0.25in">
        <style:tab-stops/>
      </style:paragraph-properties>
      <style:text-properties style:font-name="Arial" style:font-name-complex="Arial" style:font-weight-complex="normal" fo:font-size="11pt" style:font-size-asian="11pt" style:font-size-complex="11pt" fo:language="pt" fo:country="BR"/>
    </style:style>
    <style:style style:name="P13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331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1333" style:family="table-column">
      <style:table-column-properties style:column-width="0.9791in" style:use-optimal-column-width="false"/>
    </style:style>
    <style:style style:name="TableColumn1334" style:family="table-column">
      <style:table-column-properties style:column-width="0.8541in" style:use-optimal-column-width="false"/>
    </style:style>
    <style:style style:name="TableColumn1335" style:family="table-column">
      <style:table-column-properties style:column-width="3.25in" style:use-optimal-column-width="false"/>
    </style:style>
    <style:style style:name="TableColumn1336" style:family="table-column">
      <style:table-column-properties style:column-width="1.1618in" style:use-optimal-column-width="false"/>
    </style:style>
    <style:style style:name="Table1332" style:family="table">
      <style:table-properties style:width="6.2451in" fo:margin-left="0.0256in" table:align="left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33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34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34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44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134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34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3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35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35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35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35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35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1355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56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357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5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59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360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361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362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363" style:parent-style-name="Textbody" style:family="paragraph">
      <style:paragraph-properties fo:text-align="justify" fo:margin-top="0in"/>
      <style:text-properties style:font-name="Arial" style:font-name-complex="Arial"/>
    </style:style>
    <style:style style:name="P1364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365" style:parent-style-name="Textbody" style:family="paragraph">
      <style:paragraph-properties fo:text-align="justify" fo:margin-top="0in"/>
      <style:text-properties style:font-name="Arial" style:font-name-complex="Arial"/>
    </style:style>
    <style:style style:name="P1366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367" style:parent-style-name="Heading2" style:list-style-name="WW_OutlineListStyle" style:family="paragraph">
      <style:paragraph-properties fo:text-align="justify" fo:margin-bottom="0in" fo:text-indent="0.4923in"/>
      <style:text-properties style:font-name="Arial" style:font-name-complex="Arial"/>
    </style:style>
    <style:style style:name="P136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69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0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1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2" style:parent-style-name="Heading2" style:list-style-name="WW_OutlineListStyle" style:family="paragraph">
      <style:paragraph-properties fo:text-align="justify" fo:margin-bottom="0in" fo:text-indent="0.4923in"/>
      <style:text-properties style:font-name="Arial" style:font-name-complex="Arial"/>
    </style:style>
    <style:style style:name="P1373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374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37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6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7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79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0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1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 fo:language="pt" fo:country="BR"/>
    </style:style>
    <style:style style:name="P1382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3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4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6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7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89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0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 fo:language="pt" fo:country="BR"/>
    </style:style>
    <style:style style:name="P1391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2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3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4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6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7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399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0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 fo:language="pt" fo:country="BR"/>
    </style:style>
    <style:style style:name="P1401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2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3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4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6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7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8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09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0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 fo:language="pt" fo:country="BR"/>
    </style:style>
    <style:style style:name="P1411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2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3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4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6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417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418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19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20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421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22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23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424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25" style:parent-style-name="Standard0" style:family="paragraph">
      <style:paragraph-properties fo:text-align="justify"/>
      <style:text-properties fo:language="en" fo:country="US"/>
    </style:style>
    <style:style style:name="P1426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427" style:parent-style-name="Textbody" style:family="paragraph">
      <style:paragraph-properties fo:text-align="justify" fo:margin-top="0in" fo:margin-bottom="0in"/>
      <style:text-properties style:font-name="Arial" style:font-name-complex="Arial"/>
    </style:style>
    <style:style style:name="P142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2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30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1432" style:family="table-column">
      <style:table-column-properties style:column-width="3.075in" style:use-optimal-column-width="false"/>
    </style:style>
    <style:style style:name="TableColumn1433" style:family="table-column">
      <style:table-column-properties style:column-width="3.075in" style:use-optimal-column-width="false"/>
    </style:style>
    <style:style style:name="Table1431" style:family="table">
      <style:table-properties style:width="6.15in" fo:margin-left="0in" table:align="left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P14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P143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="0.0069in solid #000000" fo:padding-top="0in" fo:padding-left="0.075in" fo:padding-bottom="0in" fo:padding-right="0.075in"/>
    </style:style>
    <style:style style:name="P14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="0.0069in solid #000000" fo:padding-top="0in" fo:padding-left="0.075in" fo:padding-bottom="0in" fo:padding-right="0.075in"/>
    </style:style>
    <style:style style:name="P14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47" style:family="table-cell">
      <style:table-cell-properties fo:border="0.0069in solid #000000" fo:padding-top="0in" fo:padding-left="0.075in" fo:padding-bottom="0in" fo:padding-right="0.075in"/>
    </style:style>
    <style:style style:name="P14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454" style:parent-style-name="Normal" style:family="paragraph">
      <style:paragraph-properties fo:text-align="justify"/>
      <style:text-properties style:font-name="Arial" style:font-name-complex="Arial"/>
    </style:style>
    <style:style style:name="P145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457" style:parent-style-name="Normal" style:family="paragraph">
      <style:paragraph-properties fo:text-align="justify"/>
      <style:text-properties style:font-name="Arial" style:font-name-complex="Arial"/>
    </style:style>
    <style:style style:name="P14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4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461" style:parent-style-name="Normal" style:family="paragraph">
      <style:paragraph-properties fo:text-align="justify"/>
      <style:text-properties style:font-name="Arial" style:font-name-complex="Arial"/>
    </style:style>
    <style:style style:name="P14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63" style:parent-style-name="Textbody" style:family="paragraph">
      <style:paragraph-properties fo:text-align="justify" fo:margin-top="0in" fo:margin-bottom="0in" fo:text-indent="0in"/>
      <style:text-properties style:font-name="Arial" style:font-name-complex="Arial"/>
    </style:style>
    <style:style style:name="P146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6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6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6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469" style:family="table-column">
      <style:table-column-properties style:column-width="3.075in" style:use-optimal-column-width="false"/>
    </style:style>
    <style:style style:name="TableColumn1470" style:family="table-column">
      <style:table-column-properties style:column-width="3.075in" style:use-optimal-column-width="false"/>
    </style:style>
    <style:style style:name="Table1468" style:family="table">
      <style:table-properties style:width="6.15in" fo:margin-left="0in" table:align="left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="0.0069in solid #000000" fo:padding-top="0in" fo:padding-left="0.075in" fo:padding-bottom="0in" fo:padding-right="0.075in"/>
    </style:style>
    <style:style style:name="P147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474" style:family="table-cell">
      <style:table-cell-properties fo:border="0.0069in solid #000000" fo:padding-top="0in" fo:padding-left="0.075in" fo:padding-bottom="0in" fo:padding-right="0.075in"/>
    </style:style>
    <style:style style:name="P14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481" style:family="table-row">
      <style:table-row-properties style:use-optimal-row-height="false"/>
    </style:style>
    <style:style style:name="TableCell1482" style:family="table-cell">
      <style:table-cell-properties fo:border="0.0069in solid #000000" fo:padding-top="0in" fo:padding-left="0.075in" fo:padding-bottom="0in" fo:padding-right="0.075in"/>
    </style:style>
    <style:style style:name="P14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84" style:family="table-cell">
      <style:table-cell-properties fo:border="0.0069in solid #000000" fo:padding-top="0in" fo:padding-left="0.075in" fo:padding-bottom="0in" fo:padding-right="0.075in"/>
    </style:style>
    <style:style style:name="P14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="0.0069in solid #000000" fo:padding-top="0in" fo:padding-left="0.075in" fo:padding-bottom="0in" fo:padding-right="0.075in"/>
    </style:style>
    <style:style style:name="P14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489" style:family="table-cell">
      <style:table-cell-properties fo:border="0.0069in solid #000000" fo:padding-top="0in" fo:padding-left="0.075in" fo:padding-bottom="0in" fo:padding-right="0.075in"/>
    </style:style>
    <style:style style:name="P14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49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9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9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49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496" style:family="table-column">
      <style:table-column-properties style:column-width="3.075in" style:use-optimal-column-width="false"/>
    </style:style>
    <style:style style:name="TableColumn1497" style:family="table-column">
      <style:table-column-properties style:column-width="3.075in" style:use-optimal-column-width="false"/>
    </style:style>
    <style:style style:name="Table1495" style:family="table">
      <style:table-properties style:width="6.15in" fo:margin-left="0in" table:align="left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="0.0069in solid #000000" fo:padding-top="0in" fo:padding-left="0.075in" fo:padding-bottom="0in" fo:padding-right="0.075in"/>
    </style:style>
    <style:style style:name="P150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01" style:family="table-cell">
      <style:table-cell-properties fo:border="0.0069in solid #000000" fo:padding-top="0in" fo:padding-left="0.075in" fo:padding-bottom="0in" fo:padding-right="0.075in"/>
    </style:style>
    <style:style style:name="P15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="0.0069in solid #000000" fo:padding-top="0in" fo:padding-left="0.075in" fo:padding-bottom="0in" fo:padding-right="0.075in"/>
    </style:style>
    <style:style style:name="P15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06" style:family="table-cell">
      <style:table-cell-properties fo:border="0.0069in solid #000000" fo:padding-top="0in" fo:padding-left="0.075in" fo:padding-bottom="0in" fo:padding-right="0.075in"/>
    </style:style>
    <style:style style:name="P15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08" style:family="table-row">
      <style:table-row-properties style:use-optimal-row-height="false"/>
    </style:style>
    <style:style style:name="TableCell1509" style:family="table-cell">
      <style:table-cell-properties fo:border="0.0069in solid #000000" fo:padding-top="0in" fo:padding-left="0.075in" fo:padding-bottom="0in" fo:padding-right="0.075in"/>
    </style:style>
    <style:style style:name="P15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11" style:family="table-cell">
      <style:table-cell-properties fo:border="0.0069in solid #000000" fo:padding-top="0in" fo:padding-left="0.075in" fo:padding-bottom="0in" fo:padding-right="0.075in"/>
    </style:style>
    <style:style style:name="P15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51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1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2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523" style:family="table-column">
      <style:table-column-properties style:column-width="3.075in" style:use-optimal-column-width="false"/>
    </style:style>
    <style:style style:name="TableColumn1524" style:family="table-column">
      <style:table-column-properties style:column-width="3.075in" style:use-optimal-column-width="false"/>
    </style:style>
    <style:style style:name="Table1522" style:family="table">
      <style:table-properties style:width="6.15in" fo:margin-left="0in" table:align="lef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0.0069in solid #000000" fo:padding-top="0in" fo:padding-left="0.075in" fo:padding-bottom="0in" fo:padding-right="0.075in"/>
    </style:style>
    <style:style style:name="P152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28" style:family="table-cell">
      <style:table-cell-properties fo:border="0.0069in solid #000000" fo:padding-top="0in" fo:padding-left="0.075in" fo:padding-bottom="0in" fo:padding-right="0.075in"/>
    </style:style>
    <style:style style:name="P152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33" style:family="table-cell">
      <style:table-cell-properties fo:border="0.0069in solid #000000" fo:padding-top="0in" fo:padding-left="0.075in" fo:padding-bottom="0in" fo:padding-right="0.075in"/>
    </style:style>
    <style:style style:name="P15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="0.0069in solid #000000" fo:padding-top="0in" fo:padding-left="0.075in" fo:padding-bottom="0in" fo:padding-right="0.075in"/>
    </style:style>
    <style:style style:name="P15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38" style:family="table-cell">
      <style:table-cell-properties fo:border="0.0069in solid #000000" fo:padding-top="0in" fo:padding-left="0.075in" fo:padding-bottom="0in" fo:padding-right="0.075in"/>
    </style:style>
    <style:style style:name="P15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="0.0069in solid #000000" fo:padding-top="0in" fo:padding-left="0.075in" fo:padding-bottom="0in" fo:padding-right="0.075in"/>
    </style:style>
    <style:style style:name="P15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54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4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4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550" style:family="table-column">
      <style:table-column-properties style:column-width="3.075in" style:use-optimal-column-width="false"/>
    </style:style>
    <style:style style:name="TableColumn1551" style:family="table-column">
      <style:table-column-properties style:column-width="3.075in" style:use-optimal-column-width="false"/>
    </style:style>
    <style:style style:name="Table1549" style:family="table">
      <style:table-properties style:width="6.15in" fo:margin-left="0in" table:align="left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069in solid #000000" fo:padding-top="0in" fo:padding-left="0.075in" fo:padding-bottom="0in" fo:padding-right="0.075in"/>
    </style:style>
    <style:style style:name="P155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55" style:family="table-cell">
      <style:table-cell-properties fo:border="0.0069in solid #000000" fo:padding-top="0in" fo:padding-left="0.075in" fo:padding-bottom="0in" fo:padding-right="0.075in"/>
    </style:style>
    <style:style style:name="P155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="0.0069in solid #000000" fo:padding-top="0in" fo:padding-left="0.075in" fo:padding-bottom="0in" fo:padding-right="0.075in"/>
    </style:style>
    <style:style style:name="P15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60" style:family="table-cell">
      <style:table-cell-properties fo:border="0.0069in solid #000000" fo:padding-top="0in" fo:padding-left="0.075in" fo:padding-bottom="0in" fo:padding-right="0.075in"/>
    </style:style>
    <style:style style:name="P15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="0.0069in solid #000000" fo:padding-top="0in" fo:padding-left="0.075in" fo:padding-bottom="0in" fo:padding-right="0.075in"/>
    </style:style>
    <style:style style:name="P15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65" style:family="table-cell">
      <style:table-cell-properties fo:border="0.0069in solid #000000" fo:padding-top="0in" fo:padding-left="0.075in" fo:padding-bottom="0in" fo:padding-right="0.075in"/>
    </style:style>
    <style:style style:name="P15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="0.0069in solid #000000" fo:padding-top="0in" fo:padding-left="0.075in" fo:padding-bottom="0in" fo:padding-right="0.075in"/>
    </style:style>
    <style:style style:name="P156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70" style:family="table-cell">
      <style:table-cell-properties fo:border="0.0069in solid #000000" fo:padding-top="0in" fo:padding-left="0.075in" fo:padding-bottom="0in" fo:padding-right="0.075in"/>
    </style:style>
    <style:style style:name="P15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57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7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7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57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577" style:family="table-column">
      <style:table-column-properties style:column-width="3.075in" style:use-optimal-column-width="false"/>
    </style:style>
    <style:style style:name="TableColumn1578" style:family="table-column">
      <style:table-column-properties style:column-width="3.075in" style:use-optimal-column-width="false"/>
    </style:style>
    <style:style style:name="Table1576" style:family="table">
      <style:table-properties style:width="6.15in" fo:margin-left="0in" table:align="left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fo:padding-top="0in" fo:padding-left="0.075in" fo:padding-bottom="0in" fo:padding-right="0.075in"/>
    </style:style>
    <style:style style:name="P158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82" style:family="table-cell">
      <style:table-cell-properties fo:border="0.0069in solid #000000" fo:padding-top="0in" fo:padding-left="0.075in" fo:padding-bottom="0in" fo:padding-right="0.075in"/>
    </style:style>
    <style:style style:name="P158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0.0069in solid #000000" fo:padding-top="0in" fo:padding-left="0.075in" fo:padding-bottom="0in" fo:padding-right="0.075in"/>
    </style:style>
    <style:style style:name="P158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="0.0069in solid #000000" fo:padding-top="0in" fo:padding-left="0.075in" fo:padding-bottom="0in" fo:padding-right="0.075in"/>
    </style:style>
    <style:style style:name="P15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92" style:family="table-cell">
      <style:table-cell-properties fo:border="0.0069in solid #000000" fo:padding-top="0in" fo:padding-left="0.075in" fo:padding-bottom="0in" fo:padding-right="0.075in"/>
    </style:style>
    <style:style style:name="P15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597" style:family="table-cell">
      <style:table-cell-properties fo:border="0.0069in solid #000000" fo:padding-top="0in" fo:padding-left="0.075in" fo:padding-bottom="0in" fo:padding-right="0.075in"/>
    </style:style>
    <style:style style:name="P15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5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60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6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602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03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605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1607" style:family="table-column">
      <style:table-column-properties style:column-width="0.9791in" style:use-optimal-column-width="false"/>
    </style:style>
    <style:style style:name="TableColumn1608" style:family="table-column">
      <style:table-column-properties style:column-width="0.8541in" style:use-optimal-column-width="false"/>
    </style:style>
    <style:style style:name="TableColumn1609" style:family="table-column">
      <style:table-column-properties style:column-width="3.25in" style:use-optimal-column-width="false"/>
    </style:style>
    <style:style style:name="TableColumn1610" style:family="table-column">
      <style:table-column-properties style:column-width="1.1618in" style:use-optimal-column-width="false"/>
    </style:style>
    <style:style style:name="Table1606" style:family="table">
      <style:table-properties style:width="6.2451in" fo:margin-left="0.0256in" table:align="left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61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61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61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618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161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62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62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62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62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626" style:parent-style-name="Standard0" style:family="paragraph">
      <style:paragraph-properties fo:widows="0" fo:orphans="0" style:snap-to-layout-grid="false" fo:text-align="justify" fo:margin-left="0.25in">
        <style:tab-stops/>
      </style:paragraph-properties>
    </style:style>
    <style:style style:name="T1627" style:parent-style-name="Fonteparág.padrão" style:family="text">
      <style:text-properties style:font-name="Arial" style:font-name-complex="Arial" fo:font-size="10pt" style:font-size-asian="10pt" style:font-size-complex="10pt" fo:language="es" fo:country="ES"/>
    </style:style>
    <style:style style:name="T16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29" style:parent-style-name="Fonteparág.padrão" style:family="text">
      <style:text-properties style:font-name="Arial" style:font-name-complex="Arial" fo:font-size="10pt" style:font-size-asian="10pt" style:font-size-complex="10pt" fo:language="es" fo:country="ES"/>
    </style:style>
    <style:style style:name="TableCell1630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163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1632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33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34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635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636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37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38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39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40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41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42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43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44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45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46" style:parent-style-name="Heading2" style:list-style-name="WW_OutlineListStyle" style:family="paragraph">
      <style:paragraph-properties fo:text-align="justify" fo:margin-bottom="0in" fo:text-indent="0.4923in"/>
      <style:text-properties style:font-name="Arial" style:font-name-complex="Arial"/>
    </style:style>
    <style:style style:name="P1647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48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49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0" style:parent-style-name="Heading2" style:list-style-name="WW_OutlineListStyle" style:family="paragraph">
      <style:paragraph-properties fo:text-align="justify" fo:text-indent="0.4923in"/>
      <style:text-properties style:font-name="Arial" style:font-name-complex="Arial"/>
    </style:style>
    <style:style style:name="P1651" style:parent-style-name="Textbody" style:family="paragraph">
      <style:paragraph-properties fo:text-align="justify" fo:margin-top="0in" fo:margin-bottom="0in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652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3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4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5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6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7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8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59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0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1661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2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3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4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5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6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7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8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69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/>
    </style:style>
    <style:style style:name="P1670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71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72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73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74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style:language-asian="en" style:country-asian="US"/>
    </style:style>
    <style:style style:name="P1675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76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77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78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79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80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81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82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83" style:parent-style-name="Standard0" style:family="paragraph">
      <style:paragraph-properties fo:text-align="justify" fo:text-indent="0.5in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684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6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6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68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88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1690" style:family="table-column">
      <style:table-column-properties style:column-width="3.075in" style:use-optimal-column-width="false"/>
    </style:style>
    <style:style style:name="TableColumn1691" style:family="table-column">
      <style:table-column-properties style:column-width="3.075in" style:use-optimal-column-width="false"/>
    </style:style>
    <style:style style:name="Table1689" style:family="table">
      <style:table-properties style:width="6.15in" fo:margin-left="0in" table:align="left"/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="0.0069in solid #000000" fo:padding-top="0in" fo:padding-left="0.075in" fo:padding-bottom="0in" fo:padding-right="0.075in"/>
    </style:style>
    <style:style style:name="P16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97" style:family="table-row">
      <style:table-row-properties style:use-optimal-row-height="false"/>
    </style:style>
    <style:style style:name="TableCell1698" style:family="table-cell">
      <style:table-cell-properties fo:border="0.0069in solid #000000" fo:padding-top="0in" fo:padding-left="0.075in" fo:padding-bottom="0in" fo:padding-right="0.075in"/>
    </style:style>
    <style:style style:name="P16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00" style:family="table-cell">
      <style:table-cell-properties fo:border="0.0069in solid #000000" fo:padding-top="0in" fo:padding-left="0.075in" fo:padding-bottom="0in" fo:padding-right="0.075in"/>
    </style:style>
    <style:style style:name="P17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="0.0069in solid #000000" fo:padding-top="0in" fo:padding-left="0.075in" fo:padding-bottom="0in" fo:padding-right="0.075in"/>
    </style:style>
    <style:style style:name="P17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07" style:family="table-row">
      <style:table-row-properties style:use-optimal-row-height="false"/>
    </style:style>
    <style:style style:name="TableCell1708" style:family="table-cell">
      <style:table-cell-properties fo:border="0.0069in solid #000000" fo:padding-top="0in" fo:padding-left="0.075in" fo:padding-bottom="0in" fo:padding-right="0.075in"/>
    </style:style>
    <style:style style:name="P17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10" style:family="table-cell">
      <style:table-cell-properties fo:border="0.0069in solid #000000" fo:padding-top="0in" fo:padding-left="0.075in" fo:padding-bottom="0in" fo:padding-right="0.075in"/>
    </style:style>
    <style:style style:name="P17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712" style:parent-style-name="Normal" style:family="paragraph">
      <style:paragraph-properties fo:text-align="justify"/>
      <style:text-properties style:font-name="Arial" style:font-name-complex="Arial"/>
    </style:style>
    <style:style style:name="P17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715" style:parent-style-name="Normal" style:family="paragraph">
      <style:paragraph-properties fo:text-align="justify"/>
      <style:text-properties style:font-name="Arial" style:font-name-complex="Arial"/>
    </style:style>
    <style:style style:name="P17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17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718" style:parent-style-name="Normal" style:family="paragraph">
      <style:paragraph-properties fo:text-align="justify"/>
      <style:text-properties style:font-name="Arial" style:font-name-complex="Arial"/>
    </style:style>
    <style:style style:name="P17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20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7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2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2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2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727" style:family="table-column">
      <style:table-column-properties style:column-width="3.075in" style:use-optimal-column-width="false"/>
    </style:style>
    <style:style style:name="TableColumn1728" style:family="table-column">
      <style:table-column-properties style:column-width="3.075in" style:use-optimal-column-width="false"/>
    </style:style>
    <style:style style:name="Table1726" style:family="table">
      <style:table-properties style:width="6.15in" fo:margin-left="0in" table:align="left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="0.0069in solid #000000" fo:padding-top="0in" fo:padding-left="0.075in" fo:padding-bottom="0in" fo:padding-right="0.075in"/>
    </style:style>
    <style:style style:name="P173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P17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34" style:family="table-row">
      <style:table-row-properties style:use-optimal-row-height="false"/>
    </style:style>
    <style:style style:name="TableCell1735" style:family="table-cell">
      <style:table-cell-properties fo:border="0.0069in solid #000000" fo:padding-top="0in" fo:padding-left="0.075in" fo:padding-bottom="0in" fo:padding-right="0.075in"/>
    </style:style>
    <style:style style:name="P17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37" style:family="table-cell">
      <style:table-cell-properties fo:border="0.0069in solid #000000" fo:padding-top="0in" fo:padding-left="0.075in" fo:padding-bottom="0in" fo:padding-right="0.075in"/>
    </style:style>
    <style:style style:name="P17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39" style:family="table-row">
      <style:table-row-properties style:use-optimal-row-height="false"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44" style:family="table-row">
      <style:table-row-properties style:use-optimal-row-height="false"/>
    </style:style>
    <style:style style:name="TableCell1745" style:family="table-cell">
      <style:table-cell-properties fo:border="0.0069in solid #000000" fo:padding-top="0in" fo:padding-left="0.075in" fo:padding-bottom="0in" fo:padding-right="0.075in"/>
    </style:style>
    <style:style style:name="P17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47" style:family="table-cell">
      <style:table-cell-properties fo:border="0.0069in solid #000000" fo:padding-top="0in" fo:padding-left="0.075in" fo:padding-bottom="0in" fo:padding-right="0.075in"/>
    </style:style>
    <style:style style:name="P17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7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5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754" style:family="table-column">
      <style:table-column-properties style:column-width="3.075in" style:use-optimal-column-width="false"/>
    </style:style>
    <style:style style:name="TableColumn1755" style:family="table-column">
      <style:table-column-properties style:column-width="3.075in" style:use-optimal-column-width="false"/>
    </style:style>
    <style:style style:name="Table1753" style:family="table">
      <style:table-properties style:width="6.15in" fo:margin-left="0in" table:align="left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="0.0069in solid #000000" fo:padding-top="0in" fo:padding-left="0.075in" fo:padding-bottom="0in" fo:padding-right="0.075in"/>
    </style:style>
    <style:style style:name="P175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59" style:family="table-cell">
      <style:table-cell-properties fo:border="0.0069in solid #000000" fo:padding-top="0in" fo:padding-left="0.075in" fo:padding-bottom="0in" fo:padding-right="0.075in"/>
    </style:style>
    <style:style style:name="P176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="0.0069in solid #000000" fo:padding-top="0in" fo:padding-left="0.075in" fo:padding-bottom="0in" fo:padding-right="0.075in"/>
    </style:style>
    <style:style style:name="P176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64" style:family="table-cell">
      <style:table-cell-properties fo:border="0.0069in solid #000000" fo:padding-top="0in" fo:padding-left="0.075in" fo:padding-bottom="0in" fo:padding-right="0.075in"/>
    </style:style>
    <style:style style:name="P17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66" style:family="table-row">
      <style:table-row-properties style:use-optimal-row-height="false"/>
    </style:style>
    <style:style style:name="TableCell1767" style:family="table-cell">
      <style:table-cell-properties fo:border="0.0069in solid #000000" fo:padding-top="0in" fo:padding-left="0.075in" fo:padding-bottom="0in" fo:padding-right="0.075in"/>
    </style:style>
    <style:style style:name="P17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69" style:family="table-cell">
      <style:table-cell-properties fo:border="0.0069in solid #000000" fo:padding-top="0in" fo:padding-left="0.075in" fo:padding-bottom="0in" fo:padding-right="0.075in"/>
    </style:style>
    <style:style style:name="P17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71" style:family="table-row">
      <style:table-row-properties style:use-optimal-row-height="false"/>
    </style:style>
    <style:style style:name="TableCell1772" style:family="table-cell">
      <style:table-cell-properties fo:border="0.0069in solid #000000" fo:padding-top="0in" fo:padding-left="0.075in" fo:padding-bottom="0in" fo:padding-right="0.075in"/>
    </style:style>
    <style:style style:name="P17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74" style:family="table-cell">
      <style:table-cell-properties fo:border="0.0069in solid #000000" fo:padding-top="0in" fo:padding-left="0.075in" fo:padding-bottom="0in" fo:padding-right="0.075in"/>
    </style:style>
    <style:style style:name="P17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77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7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7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77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781" style:family="table-column">
      <style:table-column-properties style:column-width="3.075in" style:use-optimal-column-width="false"/>
    </style:style>
    <style:style style:name="TableColumn1782" style:family="table-column">
      <style:table-column-properties style:column-width="3.075in" style:use-optimal-column-width="false"/>
    </style:style>
    <style:style style:name="Table1780" style:family="table">
      <style:table-properties style:width="6.15in" fo:margin-left="0in" table:align="left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="0.0069in solid #000000" fo:padding-top="0in" fo:padding-left="0.075in" fo:padding-bottom="0in" fo:padding-right="0.075in"/>
    </style:style>
    <style:style style:name="P17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86" style:family="table-cell">
      <style:table-cell-properties fo:border="0.0069in solid #000000" fo:padding-top="0in" fo:padding-left="0.075in" fo:padding-bottom="0in" fo:padding-right="0.075in"/>
    </style:style>
    <style:style style:name="P178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88" style:family="table-row">
      <style:table-row-properties style:use-optimal-row-height="false"/>
    </style:style>
    <style:style style:name="TableCell1789" style:family="table-cell">
      <style:table-cell-properties fo:border="0.0069in solid #000000" fo:padding-top="0in" fo:padding-left="0.075in" fo:padding-bottom="0in" fo:padding-right="0.075in"/>
    </style:style>
    <style:style style:name="P17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91" style:family="table-cell">
      <style:table-cell-properties fo:border="0.0069in solid #000000" fo:padding-top="0in" fo:padding-left="0.075in" fo:padding-bottom="0in" fo:padding-right="0.075in"/>
    </style:style>
    <style:style style:name="P17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="0.0069in solid #000000" fo:padding-top="0in" fo:padding-left="0.075in" fo:padding-bottom="0in" fo:padding-right="0.075in"/>
    </style:style>
    <style:style style:name="P17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796" style:family="table-cell">
      <style:table-cell-properties fo:border="0.0069in solid #000000" fo:padding-top="0in" fo:padding-left="0.075in" fo:padding-bottom="0in" fo:padding-right="0.075in"/>
    </style:style>
    <style:style style:name="P17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798" style:family="table-row">
      <style:table-row-properties style:use-optimal-row-height="false"/>
    </style:style>
    <style:style style:name="TableCell1799" style:family="table-cell">
      <style:table-cell-properties fo:border="0.0069in solid #000000" fo:padding-top="0in" fo:padding-left="0.075in" fo:padding-bottom="0in" fo:padding-right="0.075in"/>
    </style:style>
    <style:style style:name="P18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801" style:family="table-cell">
      <style:table-cell-properties fo:border="0.0069in solid #000000" fo:padding-top="0in" fo:padding-left="0.075in" fo:padding-bottom="0in" fo:padding-right="0.075in"/>
    </style:style>
    <style:style style:name="P18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803" style:parent-style-name="Standard0" style:family="paragraph">
      <style:paragraph-properties fo:text-align="justify"/>
      <style:text-properties style:font-name="Arial" style:font-name-complex="Arial" fo:color="#000000" style:letter-kerning="false" fo:font-size="10pt" style:font-size-asian="10pt" style:font-size-complex="10pt" fo:language="en" fo:country="US" style:language-asian="en" style:country-asian="US"/>
    </style:style>
    <style:style style:name="P180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80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806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8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80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809" style:parent-style-name="Standard0" style:family="paragraph">
      <style:paragraph-properties fo:text-align="justify"/>
      <style:text-properties style:font-name="Tahoma" style:font-name-complex="Arial"/>
    </style:style>
    <style:style style:name="TableColumn1811" style:family="table-column">
      <style:table-column-properties style:column-width="0.9784in" style:use-optimal-column-width="false"/>
    </style:style>
    <style:style style:name="TableColumn1812" style:family="table-column">
      <style:table-column-properties style:column-width="0.8541in" style:use-optimal-column-width="false"/>
    </style:style>
    <style:style style:name="TableColumn1813" style:family="table-column">
      <style:table-column-properties style:column-width="3.25in" style:use-optimal-column-width="false"/>
    </style:style>
    <style:style style:name="TableColumn1814" style:family="table-column">
      <style:table-column-properties style:column-width="1.1694in" style:use-optimal-column-width="false"/>
    </style:style>
    <style:style style:name="Table1810" style:family="table">
      <style:table-properties style:width="6.252in" fo:margin-left="0.0222in" table:align="left"/>
    </style:style>
    <style:style style:name="TableRow1815" style:family="table-row">
      <style:table-row-properties style:use-optimal-row-height="false"/>
    </style:style>
    <style:style style:name="TableCell181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81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1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81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2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182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822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182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82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827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82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829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183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1831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183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1833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834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8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37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8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0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8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3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8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6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847" style:parent-style-name="Heading2" style:list-style-name="WW_OutlineListStyle" style:family="paragraph">
      <style:paragraph-properties fo:text-align="justify" fo:margin-bottom="0in" fo:text-indent="0.4923in"/>
      <style:text-properties style:font-name="Arial" style:font-name-complex="Arial"/>
    </style:style>
    <style:style style:name="P18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1" style:parent-style-name="Heading2" style:list-style-name="WW_OutlineListStyle" style:family="paragraph">
      <style:paragraph-properties fo:text-align="justify" fo:margin-bottom="0in" fo:text-indent="0.4923in"/>
    </style:style>
    <style:style style:name="T1852" style:parent-style-name="Fonteparág.padrão" style:family="text">
      <style:text-properties style:font-name="Arial" style:font-name-complex="Arial"/>
    </style:style>
    <style:style style:name="P18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8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8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6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87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7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0" style:parent-style-name="Standard0" style:family="paragraph">
      <style:paragraph-properties fo:text-align="justify" fo:text-indent="0.5in">
        <style:tab-stops>
          <style:tab-stop style:type="left" style:position="0.689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88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88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8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8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0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1902" style:parent-style-name="Textbody" style:family="paragraph">
      <style:paragraph-properties fo:text-align="justify" fo:margin-top="0in" fo:margin-bottom="0in"/>
      <style:text-properties style:font-name="Arial" style:font-name-complex="Arial" fo:language="pt" fo:country="BR"/>
    </style:style>
    <style:style style:name="P1903" style:parent-style-name="Standard0" style:list-style-name="LFO15" style:family="paragraph">
      <style:paragraph-properties fo:text-align="justify" fo:margin-left="0.6895in" fo:text-indent="-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04" style:parent-style-name="Standard0" style:list-style-name="LFO15" style:family="paragraph">
      <style:paragraph-properties fo:text-align="justify" fo:margin-left="0.6895in" fo:text-indent="-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05" style:parent-style-name="Standard0" style:list-style-name="LFO15" style:family="paragraph">
      <style:paragraph-properties fo:text-align="justify" fo:margin-left="0.6895in" fo:text-indent="-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0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07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908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90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1" style:parent-style-name="Heading1" style:list-style-name="WW_OutlineListStyle" style:family="paragraph">
      <style:paragraph-properties fo:text-align="justify" fo:margin-top="0in" fo:margin-bottom="0in" fo:text-indent="0.1972in"/>
      <style:text-properties style:font-name="Arial" style:font-name-complex="Arial"/>
    </style:style>
    <style:style style:name="P191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3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9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6" style:parent-style-name="Heading1" style:list-style-name="WW_OutlineListStyle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19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1918" style:parent-style-name="Standard0" style:family="paragraph">
      <style:paragraph-properties fo:text-align="justify"/>
      <style:text-properties style:font-name="Tahoma" style:font-name-complex="Arial"/>
    </style:style>
    <style:style style:name="P19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20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1922" style:family="table-column">
      <style:table-column-properties style:column-width="3.075in" style:use-optimal-column-width="false"/>
    </style:style>
    <style:style style:name="TableColumn1923" style:family="table-column">
      <style:table-column-properties style:column-width="3.075in" style:use-optimal-column-width="false"/>
    </style:style>
    <style:style style:name="Table1921" style:family="table">
      <style:table-properties style:width="6.15in" fo:margin-left="0in" table:align="left"/>
    </style:style>
    <style:style style:name="TableRow1924" style:family="table-row">
      <style:table-row-properties style:use-optimal-row-height="false"/>
    </style:style>
    <style:style style:name="TableCell1925" style:family="table-cell">
      <style:table-cell-properties fo:border="0.0069in solid #000000" fo:padding-top="0in" fo:padding-left="0.075in" fo:padding-bottom="0in" fo:padding-right="0.075in"/>
    </style:style>
    <style:style style:name="P192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27" style:family="table-cell">
      <style:table-cell-properties fo:border="0.0069in solid #000000" fo:padding-top="0in" fo:padding-left="0.075in" fo:padding-bottom="0in" fo:padding-right="0.075in"/>
    </style:style>
    <style:style style:name="P192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29" style:family="table-row">
      <style:table-row-properties style:use-optimal-row-height="false"/>
    </style:style>
    <style:style style:name="TableCell1930" style:family="table-cell">
      <style:table-cell-properties fo:border="0.0069in solid #000000" fo:padding-top="0in" fo:padding-left="0.075in" fo:padding-bottom="0in" fo:padding-right="0.075in"/>
    </style:style>
    <style:style style:name="P19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32" style:family="table-cell">
      <style:table-cell-properties fo:border="0.0069in solid #000000" fo:padding-top="0in" fo:padding-left="0.075in" fo:padding-bottom="0in" fo:padding-right="0.075in"/>
    </style:style>
    <style:style style:name="P19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="0.0069in solid #000000" fo:padding-top="0in" fo:padding-left="0.075in" fo:padding-bottom="0in" fo:padding-right="0.075in"/>
    </style:style>
    <style:style style:name="P19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37" style:family="table-cell">
      <style:table-cell-properties fo:border="0.0069in solid #000000" fo:padding-top="0in" fo:padding-left="0.075in" fo:padding-bottom="0in" fo:padding-right="0.075in"/>
    </style:style>
    <style:style style:name="P19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939" style:family="table-row">
      <style:table-row-properties style:use-optimal-row-height="false"/>
    </style:style>
    <style:style style:name="TableCell1940" style:family="table-cell">
      <style:table-cell-properties fo:border="0.0069in solid #000000" fo:padding-top="0in" fo:padding-left="0.075in" fo:padding-bottom="0in" fo:padding-right="0.075in"/>
    </style:style>
    <style:style style:name="P19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42" style:family="table-cell">
      <style:table-cell-properties fo:border="0.0069in solid #000000" fo:padding-top="0in" fo:padding-left="0.075in" fo:padding-bottom="0in" fo:padding-right="0.075in"/>
    </style:style>
    <style:style style:name="P19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944" style:parent-style-name="Normal" style:family="paragraph">
      <style:paragraph-properties fo:text-align="justify"/>
      <style:text-properties style:font-name="Arial" style:font-name-complex="Arial"/>
    </style:style>
    <style:style style:name="P19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947" style:parent-style-name="Normal" style:family="paragraph">
      <style:paragraph-properties fo:text-align="justify"/>
      <style:text-properties style:font-name="Arial" style:font-name-complex="Arial"/>
    </style:style>
    <style:style style:name="P194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49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950" style:parent-style-name="Normal" style:family="paragraph">
      <style:paragraph-properties fo:text-align="justify"/>
      <style:text-properties style:font-name="Arial" style:font-name-complex="Arial"/>
    </style:style>
    <style:style style:name="P195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52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195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5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958" style:family="table-column">
      <style:table-column-properties style:column-width="3.075in" style:use-optimal-column-width="false"/>
    </style:style>
    <style:style style:name="TableColumn1959" style:family="table-column">
      <style:table-column-properties style:column-width="3.075in" style:use-optimal-column-width="false"/>
    </style:style>
    <style:style style:name="Table1957" style:family="table">
      <style:table-properties style:width="6.15in" fo:margin-left="0in" table:align="left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="0.0069in solid #000000" fo:padding-top="0in" fo:padding-left="0.075in" fo:padding-bottom="0in" fo:padding-right="0.075in"/>
    </style:style>
    <style:style style:name="P196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63" style:family="table-cell">
      <style:table-cell-properties fo:border="0.0069in solid #000000" fo:padding-top="0in" fo:padding-left="0.075in" fo:padding-bottom="0in" fo:padding-right="0.075in"/>
    </style:style>
    <style:style style:name="P196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65" style:family="table-row">
      <style:table-row-properties style:use-optimal-row-height="false"/>
    </style:style>
    <style:style style:name="TableCell1966" style:family="table-cell">
      <style:table-cell-properties fo:border="0.0069in solid #000000" fo:padding-top="0in" fo:padding-left="0.075in" fo:padding-bottom="0in" fo:padding-right="0.075in"/>
    </style:style>
    <style:style style:name="P19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68" style:family="table-cell">
      <style:table-cell-properties fo:border="0.0069in solid #000000" fo:padding-top="0in" fo:padding-left="0.075in" fo:padding-bottom="0in" fo:padding-right="0.075in"/>
    </style:style>
    <style:style style:name="P196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="0.0069in solid #000000" fo:padding-top="0in" fo:padding-left="0.075in" fo:padding-bottom="0in" fo:padding-right="0.075in"/>
    </style:style>
    <style:style style:name="P19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73" style:family="table-cell">
      <style:table-cell-properties fo:border="0.0069in solid #000000" fo:padding-top="0in" fo:padding-left="0.075in" fo:padding-bottom="0in" fo:padding-right="0.075in"/>
    </style:style>
    <style:style style:name="P19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="0.0069in solid #000000" fo:padding-top="0in" fo:padding-left="0.075in" fo:padding-bottom="0in" fo:padding-right="0.075in"/>
    </style:style>
    <style:style style:name="P19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78" style:family="table-cell">
      <style:table-cell-properties fo:border="0.0069in solid #000000" fo:padding-top="0in" fo:padding-left="0.075in" fo:padding-bottom="0in" fo:padding-right="0.075in"/>
    </style:style>
    <style:style style:name="P19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98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8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8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198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1985" style:family="table-column">
      <style:table-column-properties style:column-width="3.075in" style:use-optimal-column-width="false"/>
    </style:style>
    <style:style style:name="TableColumn1986" style:family="table-column">
      <style:table-column-properties style:column-width="3.075in" style:use-optimal-column-width="false"/>
    </style:style>
    <style:style style:name="Table1984" style:family="table">
      <style:table-properties style:width="6.15in" fo:margin-left="0in" table:align="left"/>
    </style:style>
    <style:style style:name="TableRow1987" style:family="table-row">
      <style:table-row-properties style:use-optimal-row-height="false"/>
    </style:style>
    <style:style style:name="TableCell1988" style:family="table-cell">
      <style:table-cell-properties fo:border="0.0069in solid #000000" fo:padding-top="0in" fo:padding-left="0.075in" fo:padding-bottom="0in" fo:padding-right="0.075in"/>
    </style:style>
    <style:style style:name="P198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90" style:family="table-cell">
      <style:table-cell-properties fo:border="0.0069in solid #000000" fo:padding-top="0in" fo:padding-left="0.075in" fo:padding-bottom="0in" fo:padding-right="0.075in"/>
    </style:style>
    <style:style style:name="P199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="0.0069in solid #000000" fo:padding-top="0in" fo:padding-left="0.075in" fo:padding-bottom="0in" fo:padding-right="0.075in"/>
    </style:style>
    <style:style style:name="P199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1995" style:family="table-cell">
      <style:table-cell-properties fo:border="0.0069in solid #000000" fo:padding-top="0in" fo:padding-left="0.075in" fo:padding-bottom="0in" fo:padding-right="0.075in"/>
    </style:style>
    <style:style style:name="P19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="0.0069in solid #000000" fo:padding-top="0in" fo:padding-left="0.075in" fo:padding-bottom="0in" fo:padding-right="0.075in"/>
    </style:style>
    <style:style style:name="P19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00" style:family="table-cell">
      <style:table-cell-properties fo:border="0.0069in solid #000000" fo:padding-top="0in" fo:padding-left="0.075in" fo:padding-bottom="0in" fo:padding-right="0.075in"/>
    </style:style>
    <style:style style:name="P20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02" style:family="table-row">
      <style:table-row-properties style:use-optimal-row-height="false"/>
    </style:style>
    <style:style style:name="TableCell2003" style:family="table-cell">
      <style:table-cell-properties fo:border="0.0069in solid #000000" fo:padding-top="0in" fo:padding-left="0.075in" fo:padding-bottom="0in" fo:padding-right="0.075in"/>
    </style:style>
    <style:style style:name="P20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05" style:family="table-cell">
      <style:table-cell-properties fo:border="0.0069in solid #000000" fo:padding-top="0in" fo:padding-left="0.075in" fo:padding-bottom="0in" fo:padding-right="0.075in"/>
    </style:style>
    <style:style style:name="P20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00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0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0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1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012" style:family="table-column">
      <style:table-column-properties style:column-width="3.075in" style:use-optimal-column-width="false"/>
    </style:style>
    <style:style style:name="TableColumn2013" style:family="table-column">
      <style:table-column-properties style:column-width="3.075in" style:use-optimal-column-width="false"/>
    </style:style>
    <style:style style:name="Table2011" style:family="table">
      <style:table-properties style:width="6.15in" fo:margin-left="0in" table:align="left"/>
    </style:style>
    <style:style style:name="TableRow2014" style:family="table-row">
      <style:table-row-properties style:use-optimal-row-height="false"/>
    </style:style>
    <style:style style:name="TableCell2015" style:family="table-cell">
      <style:table-cell-properties fo:border="0.0069in solid #000000" fo:padding-top="0in" fo:padding-left="0.075in" fo:padding-bottom="0in" fo:padding-right="0.075in"/>
    </style:style>
    <style:style style:name="P201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17" style:family="table-cell">
      <style:table-cell-properties fo:border="0.0069in solid #000000" fo:padding-top="0in" fo:padding-left="0.075in" fo:padding-bottom="0in" fo:padding-right="0.075in"/>
    </style:style>
    <style:style style:name="P201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019" style:family="table-row">
      <style:table-row-properties style:use-optimal-row-height="false"/>
    </style:style>
    <style:style style:name="TableCell2020" style:family="table-cell">
      <style:table-cell-properties fo:border="0.0069in solid #000000" fo:padding-top="0in" fo:padding-left="0.075in" fo:padding-bottom="0in" fo:padding-right="0.075in"/>
    </style:style>
    <style:style style:name="P20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22" style:family="table-cell">
      <style:table-cell-properties fo:border="0.0069in solid #000000" fo:padding-top="0in" fo:padding-left="0.075in" fo:padding-bottom="0in" fo:padding-right="0.075in"/>
    </style:style>
    <style:style style:name="P20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="0.0069in solid #000000" fo:padding-top="0in" fo:padding-left="0.075in" fo:padding-bottom="0in" fo:padding-right="0.075in"/>
    </style:style>
    <style:style style:name="P20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27" style:family="table-cell">
      <style:table-cell-properties fo:border="0.0069in solid #000000" fo:padding-top="0in" fo:padding-left="0.075in" fo:padding-bottom="0in" fo:padding-right="0.075in"/>
    </style:style>
    <style:style style:name="P20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="0.0069in solid #000000" fo:padding-top="0in" fo:padding-left="0.075in" fo:padding-bottom="0in" fo:padding-right="0.075in"/>
    </style:style>
    <style:style style:name="P20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32" style:family="table-cell">
      <style:table-cell-properties fo:border="0.0069in solid #000000" fo:padding-top="0in" fo:padding-left="0.075in" fo:padding-bottom="0in" fo:padding-right="0.075in"/>
    </style:style>
    <style:style style:name="P20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03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3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3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3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039" style:family="table-column">
      <style:table-column-properties style:column-width="3.075in" style:use-optimal-column-width="false"/>
    </style:style>
    <style:style style:name="TableColumn2040" style:family="table-column">
      <style:table-column-properties style:column-width="3.075in" style:use-optimal-column-width="false"/>
    </style:style>
    <style:style style:name="Table2038" style:family="table">
      <style:table-properties style:width="6.15in" fo:margin-left="0in" table:align="left"/>
    </style:style>
    <style:style style:name="TableRow2041" style:family="table-row">
      <style:table-row-properties style:use-optimal-row-height="false"/>
    </style:style>
    <style:style style:name="TableCell2042" style:family="table-cell">
      <style:table-cell-properties fo:border="0.0069in solid #000000" fo:padding-top="0in" fo:padding-left="0.075in" fo:padding-bottom="0in" fo:padding-right="0.075in"/>
    </style:style>
    <style:style style:name="P204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44" style:family="table-cell">
      <style:table-cell-properties fo:border="0.0069in solid #000000" fo:padding-top="0in" fo:padding-left="0.075in" fo:padding-bottom="0in" fo:padding-right="0.075in"/>
    </style:style>
    <style:style style:name="P204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="0.0069in solid #000000" fo:padding-top="0in" fo:padding-left="0.075in" fo:padding-bottom="0in" fo:padding-right="0.075in"/>
    </style:style>
    <style:style style:name="P20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49" style:family="table-cell">
      <style:table-cell-properties fo:border="0.0069in solid #000000" fo:padding-top="0in" fo:padding-left="0.075in" fo:padding-bottom="0in" fo:padding-right="0.075in"/>
    </style:style>
    <style:style style:name="P20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="0.0069in solid #000000" fo:padding-top="0in" fo:padding-left="0.075in" fo:padding-bottom="0in" fo:padding-right="0.075in"/>
    </style:style>
    <style:style style:name="P20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54" style:family="table-cell">
      <style:table-cell-properties fo:border="0.0069in solid #000000" fo:padding-top="0in" fo:padding-left="0.075in" fo:padding-bottom="0in" fo:padding-right="0.075in"/>
    </style:style>
    <style:style style:name="P20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56" style:family="table-row">
      <style:table-row-properties style:use-optimal-row-height="false"/>
    </style:style>
    <style:style style:name="TableCell2057" style:family="table-cell">
      <style:table-cell-properties fo:border="0.0069in solid #000000" fo:padding-top="0in" fo:padding-left="0.075in" fo:padding-bottom="0in" fo:padding-right="0.075in"/>
    </style:style>
    <style:style style:name="P205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59" style:family="table-cell">
      <style:table-cell-properties fo:border="0.0069in solid #000000" fo:padding-top="0in" fo:padding-left="0.075in" fo:padding-bottom="0in" fo:padding-right="0.075in"/>
    </style:style>
    <style:style style:name="P20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0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6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6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066" style:family="table-column">
      <style:table-column-properties style:column-width="3.075in" style:use-optimal-column-width="false"/>
    </style:style>
    <style:style style:name="TableColumn2067" style:family="table-column">
      <style:table-column-properties style:column-width="3.075in" style:use-optimal-column-width="false"/>
    </style:style>
    <style:style style:name="Table2065" style:family="table">
      <style:table-properties style:width="6.15in" fo:margin-left="0in" table:align="left"/>
    </style:style>
    <style:style style:name="TableRow2068" style:family="table-row">
      <style:table-row-properties style:use-optimal-row-height="false"/>
    </style:style>
    <style:style style:name="TableCell2069" style:family="table-cell">
      <style:table-cell-properties fo:border="0.0069in solid #000000" fo:padding-top="0in" fo:padding-left="0.075in" fo:padding-bottom="0in" fo:padding-right="0.075in"/>
    </style:style>
    <style:style style:name="P207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71" style:family="table-cell">
      <style:table-cell-properties fo:border="0.0069in solid #000000" fo:padding-top="0in" fo:padding-left="0.075in" fo:padding-bottom="0in" fo:padding-right="0.075in"/>
    </style:style>
    <style:style style:name="P207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073" style:family="table-row">
      <style:table-row-properties style:use-optimal-row-height="false"/>
    </style:style>
    <style:style style:name="TableCell2074" style:family="table-cell">
      <style:table-cell-properties fo:border="0.0069in solid #000000" fo:padding-top="0in" fo:padding-left="0.075in" fo:padding-bottom="0in" fo:padding-right="0.075in"/>
    </style:style>
    <style:style style:name="P20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76" style:family="table-cell">
      <style:table-cell-properties fo:border="0.0069in solid #000000" fo:padding-top="0in" fo:padding-left="0.075in" fo:padding-bottom="0in" fo:padding-right="0.075in"/>
    </style:style>
    <style:style style:name="P20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78" style:family="table-row">
      <style:table-row-properties style:use-optimal-row-height="false"/>
    </style:style>
    <style:style style:name="TableCell2079" style:family="table-cell">
      <style:table-cell-properties fo:border="0.0069in solid #000000" fo:padding-top="0in" fo:padding-left="0.075in" fo:padding-bottom="0in" fo:padding-right="0.075in"/>
    </style:style>
    <style:style style:name="P20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81" style:family="table-cell">
      <style:table-cell-properties fo:border="0.0069in solid #000000" fo:padding-top="0in" fo:padding-left="0.075in" fo:padding-bottom="0in" fo:padding-right="0.075in"/>
    </style:style>
    <style:style style:name="P20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="0.0069in solid #000000" fo:padding-top="0in" fo:padding-left="0.075in" fo:padding-bottom="0in" fo:padding-right="0.075in"/>
    </style:style>
    <style:style style:name="P20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086" style:family="table-cell">
      <style:table-cell-properties fo:border="0.0069in solid #000000" fo:padding-top="0in" fo:padding-left="0.075in" fo:padding-bottom="0in" fo:padding-right="0.075in"/>
    </style:style>
    <style:style style:name="P20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088" style:parent-style-name="Standard0" style:family="paragraph">
      <style:paragraph-properties fo:text-align="justify"/>
      <style:text-properties style:font-name="Tahoma" style:font-name-complex="Arial"/>
    </style:style>
    <style:style style:name="P2089" style:parent-style-name="Standard0" style:family="paragraph">
      <style:paragraph-properties fo:text-align="justify"/>
      <style:text-properties style:font-name="Tahoma" style:font-name-complex="Arial"/>
    </style:style>
    <style:style style:name="P209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091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2092" style:parent-style-name="Standard0" style:family="paragraph">
      <style:paragraph-properties fo:text-align="justify"/>
      <style:text-properties style:font-name="Tahoma" style:font-name-complex="Arial"/>
    </style:style>
    <style:style style:name="P209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094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096" style:family="table-column">
      <style:table-column-properties style:column-width="0.9791in" style:use-optimal-column-width="false"/>
    </style:style>
    <style:style style:name="TableColumn2097" style:family="table-column">
      <style:table-column-properties style:column-width="0.8541in" style:use-optimal-column-width="false"/>
    </style:style>
    <style:style style:name="TableColumn2098" style:family="table-column">
      <style:table-column-properties style:column-width="3.25in" style:use-optimal-column-width="false"/>
    </style:style>
    <style:style style:name="TableColumn2099" style:family="table-column">
      <style:table-column-properties style:column-width="1.1618in" style:use-optimal-column-width="false"/>
    </style:style>
    <style:style style:name="Table2095" style:family="table">
      <style:table-properties style:width="6.2451in" fo:margin-left="0.0256in" table:align="left"/>
    </style:style>
    <style:style style:name="TableRow2100" style:family="table-row">
      <style:table-row-properties style:use-optimal-row-height="false"/>
    </style:style>
    <style:style style:name="TableCell210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102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104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106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10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108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109" style:family="table-row">
      <style:table-row-properties style:use-optimal-row-height="false"/>
    </style:style>
    <style:style style:name="TableCell211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11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11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11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11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11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11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11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2118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19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2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5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2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28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1" style:parent-style-name="Heading1" style:list-style-name="WW8Num12" style:family="paragraph">
      <style:paragraph-properties fo:text-align="justify" fo:margin-top="0in" fo:margin-bottom="0in" fo:text-indent="0.1965in"/>
    </style:style>
    <style:style style:name="P2132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21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6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21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1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1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1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1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6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17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7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0" style:parent-style-name="Heading1" style:list-style-name="WW8Num12" style:family="paragraph">
      <style:paragraph-properties fo:text-align="justify" fo:margin-top="0in" fo:margin-bottom="0in" fo:text-indent="0.1965in"/>
    </style:style>
    <style:style style:name="T2181" style:parent-style-name="Fonteparág.padrão" style:family="text">
      <style:text-properties style:font-name="Arial" style:font-name-complex="Arial"/>
    </style:style>
    <style:style style:name="P218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4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7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8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8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90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19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1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94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2196" style:family="table-column">
      <style:table-column-properties style:column-width="3.075in" style:use-optimal-column-width="false"/>
    </style:style>
    <style:style style:name="TableColumn2197" style:family="table-column">
      <style:table-column-properties style:column-width="3.075in" style:use-optimal-column-width="false"/>
    </style:style>
    <style:style style:name="Table2195" style:family="table">
      <style:table-properties style:width="6.15in" fo:margin-left="0in" table:align="left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="0.0069in solid #000000" fo:padding-top="0in" fo:padding-left="0.075in" fo:padding-bottom="0in" fo:padding-right="0.075in"/>
    </style:style>
    <style:style style:name="P220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201" style:family="table-cell">
      <style:table-cell-properties fo:border="0.0069in solid #000000" fo:padding-top="0in" fo:padding-left="0.075in" fo:padding-bottom="0in" fo:padding-right="0.075in"/>
    </style:style>
    <style:style style:name="P22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03" style:family="table-row">
      <style:table-row-properties style:use-optimal-row-height="false"/>
    </style:style>
    <style:style style:name="TableCell2204" style:family="table-cell">
      <style:table-cell-properties fo:border="0.0069in solid #000000" fo:padding-top="0in" fo:padding-left="0.075in" fo:padding-bottom="0in" fo:padding-right="0.075in"/>
    </style:style>
    <style:style style:name="P22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06" style:family="table-cell">
      <style:table-cell-properties fo:border="0.0069in solid #000000" fo:padding-top="0in" fo:padding-left="0.075in" fo:padding-bottom="0in" fo:padding-right="0.075in"/>
    </style:style>
    <style:style style:name="P22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08" style:family="table-row">
      <style:table-row-properties style:use-optimal-row-height="false"/>
    </style:style>
    <style:style style:name="TableCell2209" style:family="table-cell">
      <style:table-cell-properties fo:border="0.0069in solid #000000" fo:padding-top="0in" fo:padding-left="0.075in" fo:padding-bottom="0in" fo:padding-right="0.075in"/>
    </style:style>
    <style:style style:name="P22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11" style:family="table-cell">
      <style:table-cell-properties fo:border="0.0069in solid #000000" fo:padding-top="0in" fo:padding-left="0.075in" fo:padding-bottom="0in" fo:padding-right="0.075in"/>
    </style:style>
    <style:style style:name="P22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13" style:family="table-row">
      <style:table-row-properties style:use-optimal-row-height="false"/>
    </style:style>
    <style:style style:name="TableCell2214" style:family="table-cell">
      <style:table-cell-properties fo:border="0.0069in solid #000000" fo:padding-top="0in" fo:padding-left="0.075in" fo:padding-bottom="0in" fo:padding-right="0.075in"/>
    </style:style>
    <style:style style:name="P22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16" style:family="table-cell">
      <style:table-cell-properties fo:border="0.0069in solid #000000" fo:padding-top="0in" fo:padding-left="0.075in" fo:padding-bottom="0in" fo:padding-right="0.075in"/>
    </style:style>
    <style:style style:name="P22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218" style:parent-style-name="Normal" style:family="paragraph">
      <style:paragraph-properties fo:text-align="justify"/>
      <style:text-properties style:font-name="Arial" style:font-name-complex="Arial"/>
    </style:style>
    <style:style style:name="P22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221" style:parent-style-name="Normal" style:family="paragraph">
      <style:paragraph-properties fo:text-align="justify"/>
      <style:text-properties style:font-name="Arial" style:font-name-complex="Arial"/>
    </style:style>
    <style:style style:name="P222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23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2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225" style:parent-style-name="Normal" style:family="paragraph">
      <style:paragraph-properties fo:text-align="justify"/>
      <style:text-properties style:font-name="Arial" style:font-name-complex="Arial"/>
    </style:style>
    <style:style style:name="P222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27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22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2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3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3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233" style:family="table-column">
      <style:table-column-properties style:column-width="3.075in" style:use-optimal-column-width="false"/>
    </style:style>
    <style:style style:name="TableColumn2234" style:family="table-column">
      <style:table-column-properties style:column-width="3.075in" style:use-optimal-column-width="false"/>
    </style:style>
    <style:style style:name="Table2232" style:family="table">
      <style:table-properties style:width="6.15in" fo:margin-left="0in" table:align="left"/>
    </style:style>
    <style:style style:name="TableRow2235" style:family="table-row">
      <style:table-row-properties style:use-optimal-row-height="false"/>
    </style:style>
    <style:style style:name="TableCell2236" style:family="table-cell">
      <style:table-cell-properties fo:border="0.0069in solid #000000" fo:padding-top="0in" fo:padding-left="0.075in" fo:padding-bottom="0in" fo:padding-right="0.075in"/>
    </style:style>
    <style:style style:name="P223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238" style:family="table-cell">
      <style:table-cell-properties fo:border="0.0069in solid #000000" fo:padding-top="0in" fo:padding-left="0.075in" fo:padding-bottom="0in" fo:padding-right="0.075in"/>
    </style:style>
    <style:style style:name="P223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40" style:family="table-row">
      <style:table-row-properties style:use-optimal-row-height="false"/>
    </style:style>
    <style:style style:name="TableCell2241" style:family="table-cell">
      <style:table-cell-properties fo:border="0.0069in solid #000000" fo:padding-top="0in" fo:padding-left="0.075in" fo:padding-bottom="0in" fo:padding-right="0.075in"/>
    </style:style>
    <style:style style:name="P22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43" style:family="table-cell">
      <style:table-cell-properties fo:border="0.0069in solid #000000" fo:padding-top="0in" fo:padding-left="0.075in" fo:padding-bottom="0in" fo:padding-right="0.075in"/>
    </style:style>
    <style:style style:name="P22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45" style:family="table-row">
      <style:table-row-properties style:use-optimal-row-height="false"/>
    </style:style>
    <style:style style:name="TableCell2246" style:family="table-cell">
      <style:table-cell-properties fo:border="0.0069in solid #000000" fo:padding-top="0in" fo:padding-left="0.075in" fo:padding-bottom="0in" fo:padding-right="0.075in"/>
    </style:style>
    <style:style style:name="P22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48" style:family="table-cell">
      <style:table-cell-properties fo:border="0.0069in solid #000000" fo:padding-top="0in" fo:padding-left="0.075in" fo:padding-bottom="0in" fo:padding-right="0.075in"/>
    </style:style>
    <style:style style:name="P22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50" style:family="table-row">
      <style:table-row-properties style:use-optimal-row-height="false"/>
    </style:style>
    <style:style style:name="TableCell2251" style:family="table-cell">
      <style:table-cell-properties fo:border="0.0069in solid #000000" fo:padding-top="0in" fo:padding-left="0.075in" fo:padding-bottom="0in" fo:padding-right="0.075in"/>
    </style:style>
    <style:style style:name="P225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53" style:family="table-cell">
      <style:table-cell-properties fo:border="0.0069in solid #000000" fo:padding-top="0in" fo:padding-left="0.075in" fo:padding-bottom="0in" fo:padding-right="0.075in"/>
    </style:style>
    <style:style style:name="P22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2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5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5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5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260" style:family="table-column">
      <style:table-column-properties style:column-width="3.075in" style:use-optimal-column-width="false"/>
    </style:style>
    <style:style style:name="TableColumn2261" style:family="table-column">
      <style:table-column-properties style:column-width="3.075in" style:use-optimal-column-width="false"/>
    </style:style>
    <style:style style:name="Table2259" style:family="table">
      <style:table-properties style:width="6.15in" fo:margin-left="0in" table:align="left"/>
    </style:style>
    <style:style style:name="TableRow2262" style:family="table-row">
      <style:table-row-properties style:use-optimal-row-height="false"/>
    </style:style>
    <style:style style:name="TableCell2263" style:family="table-cell">
      <style:table-cell-properties fo:border="0.0069in solid #000000" fo:padding-top="0in" fo:padding-left="0.075in" fo:padding-bottom="0in" fo:padding-right="0.075in"/>
    </style:style>
    <style:style style:name="P226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265" style:family="table-cell">
      <style:table-cell-properties fo:border="0.0069in solid #000000" fo:padding-top="0in" fo:padding-left="0.075in" fo:padding-bottom="0in" fo:padding-right="0.075in"/>
    </style:style>
    <style:style style:name="P226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67" style:family="table-row">
      <style:table-row-properties style:use-optimal-row-height="false"/>
    </style:style>
    <style:style style:name="TableCell2268" style:family="table-cell">
      <style:table-cell-properties fo:border="0.0069in solid #000000" fo:padding-top="0in" fo:padding-left="0.075in" fo:padding-bottom="0in" fo:padding-right="0.075in"/>
    </style:style>
    <style:style style:name="P226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70" style:family="table-cell">
      <style:table-cell-properties fo:border="0.0069in solid #000000" fo:padding-top="0in" fo:padding-left="0.075in" fo:padding-bottom="0in" fo:padding-right="0.075in"/>
    </style:style>
    <style:style style:name="P22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72" style:family="table-row">
      <style:table-row-properties style:use-optimal-row-height="false"/>
    </style:style>
    <style:style style:name="TableCell2273" style:family="table-cell">
      <style:table-cell-properties fo:border="0.0069in solid #000000" fo:padding-top="0in" fo:padding-left="0.075in" fo:padding-bottom="0in" fo:padding-right="0.075in"/>
    </style:style>
    <style:style style:name="P22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75" style:family="table-cell">
      <style:table-cell-properties fo:border="0.0069in solid #000000" fo:padding-top="0in" fo:padding-left="0.075in" fo:padding-bottom="0in" fo:padding-right="0.075in"/>
    </style:style>
    <style:style style:name="P22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77" style:family="table-row">
      <style:table-row-properties style:use-optimal-row-height="false"/>
    </style:style>
    <style:style style:name="TableCell2278" style:family="table-cell">
      <style:table-cell-properties fo:border="0.0069in solid #000000" fo:padding-top="0in" fo:padding-left="0.075in" fo:padding-bottom="0in" fo:padding-right="0.075in"/>
    </style:style>
    <style:style style:name="P22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80" style:family="table-cell">
      <style:table-cell-properties fo:border="0.0069in solid #000000" fo:padding-top="0in" fo:padding-left="0.075in" fo:padding-bottom="0in" fo:padding-right="0.075in"/>
    </style:style>
    <style:style style:name="P22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28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8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8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28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287" style:family="table-column">
      <style:table-column-properties style:column-width="3.075in" style:use-optimal-column-width="false"/>
    </style:style>
    <style:style style:name="TableColumn2288" style:family="table-column">
      <style:table-column-properties style:column-width="3.075in" style:use-optimal-column-width="false"/>
    </style:style>
    <style:style style:name="Table2286" style:family="table">
      <style:table-properties style:width="6.15in" fo:margin-left="0in" table:align="left"/>
    </style:style>
    <style:style style:name="TableRow2289" style:family="table-row">
      <style:table-row-properties style:use-optimal-row-height="false"/>
    </style:style>
    <style:style style:name="TableCell2290" style:family="table-cell">
      <style:table-cell-properties fo:border="0.0069in solid #000000" fo:padding-top="0in" fo:padding-left="0.075in" fo:padding-bottom="0in" fo:padding-right="0.075in"/>
    </style:style>
    <style:style style:name="P229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292" style:family="table-cell">
      <style:table-cell-properties fo:border="0.0069in solid #000000" fo:padding-top="0in" fo:padding-left="0.075in" fo:padding-bottom="0in" fo:padding-right="0.075in"/>
    </style:style>
    <style:style style:name="P229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294" style:family="table-row">
      <style:table-row-properties style:use-optimal-row-height="false"/>
    </style:style>
    <style:style style:name="TableCell2295" style:family="table-cell">
      <style:table-cell-properties fo:border="0.0069in solid #000000" fo:padding-top="0in" fo:padding-left="0.075in" fo:padding-bottom="0in" fo:padding-right="0.075in"/>
    </style:style>
    <style:style style:name="P22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297" style:family="table-cell">
      <style:table-cell-properties fo:border="0.0069in solid #000000" fo:padding-top="0in" fo:padding-left="0.075in" fo:padding-bottom="0in" fo:padding-right="0.075in"/>
    </style:style>
    <style:style style:name="P22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299" style:family="table-row">
      <style:table-row-properties style:use-optimal-row-height="false"/>
    </style:style>
    <style:style style:name="TableCell2300" style:family="table-cell">
      <style:table-cell-properties fo:border="0.0069in solid #000000" fo:padding-top="0in" fo:padding-left="0.075in" fo:padding-bottom="0in" fo:padding-right="0.075in"/>
    </style:style>
    <style:style style:name="P23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02" style:family="table-cell">
      <style:table-cell-properties fo:border="0.0069in solid #000000" fo:padding-top="0in" fo:padding-left="0.075in" fo:padding-bottom="0in" fo:padding-right="0.075in"/>
    </style:style>
    <style:style style:name="P23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304" style:family="table-row">
      <style:table-row-properties style:use-optimal-row-height="false"/>
    </style:style>
    <style:style style:name="TableCell2305" style:family="table-cell">
      <style:table-cell-properties fo:border="0.0069in solid #000000" fo:padding-top="0in" fo:padding-left="0.075in" fo:padding-bottom="0in" fo:padding-right="0.075in"/>
    </style:style>
    <style:style style:name="P23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07" style:family="table-cell">
      <style:table-cell-properties fo:border="0.0069in solid #000000" fo:padding-top="0in" fo:padding-left="0.075in" fo:padding-bottom="0in" fo:padding-right="0.075in"/>
    </style:style>
    <style:style style:name="P230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30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1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1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314" style:family="table-column">
      <style:table-column-properties style:column-width="3.075in" style:use-optimal-column-width="false"/>
    </style:style>
    <style:style style:name="TableColumn2315" style:family="table-column">
      <style:table-column-properties style:column-width="3.075in" style:use-optimal-column-width="false"/>
    </style:style>
    <style:style style:name="Table2313" style:family="table">
      <style:table-properties style:width="6.15in" fo:margin-left="0in" table:align="left"/>
    </style:style>
    <style:style style:name="TableRow2316" style:family="table-row">
      <style:table-row-properties style:use-optimal-row-height="false"/>
    </style:style>
    <style:style style:name="TableCell2317" style:family="table-cell">
      <style:table-cell-properties fo:border="0.0069in solid #000000" fo:padding-top="0in" fo:padding-left="0.075in" fo:padding-bottom="0in" fo:padding-right="0.075in"/>
    </style:style>
    <style:style style:name="P231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319" style:family="table-cell">
      <style:table-cell-properties fo:border="0.0069in solid #000000" fo:padding-top="0in" fo:padding-left="0.075in" fo:padding-bottom="0in" fo:padding-right="0.075in"/>
    </style:style>
    <style:style style:name="P232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321" style:family="table-row">
      <style:table-row-properties style:use-optimal-row-height="false"/>
    </style:style>
    <style:style style:name="TableCell2322" style:family="table-cell">
      <style:table-cell-properties fo:border="0.0069in solid #000000" fo:padding-top="0in" fo:padding-left="0.075in" fo:padding-bottom="0in" fo:padding-right="0.075in"/>
    </style:style>
    <style:style style:name="P23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24" style:family="table-cell">
      <style:table-cell-properties fo:border="0.0069in solid #000000" fo:padding-top="0in" fo:padding-left="0.075in" fo:padding-bottom="0in" fo:padding-right="0.075in"/>
    </style:style>
    <style:style style:name="P232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326" style:family="table-row">
      <style:table-row-properties style:use-optimal-row-height="false"/>
    </style:style>
    <style:style style:name="TableCell2327" style:family="table-cell">
      <style:table-cell-properties fo:border="0.0069in solid #000000" fo:padding-top="0in" fo:padding-left="0.075in" fo:padding-bottom="0in" fo:padding-right="0.075in"/>
    </style:style>
    <style:style style:name="P23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29" style:family="table-cell">
      <style:table-cell-properties fo:border="0.0069in solid #000000" fo:padding-top="0in" fo:padding-left="0.075in" fo:padding-bottom="0in" fo:padding-right="0.075in"/>
    </style:style>
    <style:style style:name="P233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331" style:family="table-row">
      <style:table-row-properties style:use-optimal-row-height="false"/>
    </style:style>
    <style:style style:name="TableCell2332" style:family="table-cell">
      <style:table-cell-properties fo:border="0.0069in solid #000000" fo:padding-top="0in" fo:padding-left="0.075in" fo:padding-bottom="0in" fo:padding-right="0.075in"/>
    </style:style>
    <style:style style:name="P23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34" style:family="table-cell">
      <style:table-cell-properties fo:border="0.0069in solid #000000" fo:padding-top="0in" fo:padding-left="0.075in" fo:padding-bottom="0in" fo:padding-right="0.075in"/>
    </style:style>
    <style:style style:name="P23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33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3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3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3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341" style:family="table-column">
      <style:table-column-properties style:column-width="3.075in" style:use-optimal-column-width="false"/>
    </style:style>
    <style:style style:name="TableColumn2342" style:family="table-column">
      <style:table-column-properties style:column-width="3.075in" style:use-optimal-column-width="false"/>
    </style:style>
    <style:style style:name="Table2340" style:family="table">
      <style:table-properties style:width="6.15in" fo:margin-left="0in" table:align="left"/>
    </style:style>
    <style:style style:name="TableRow2343" style:family="table-row">
      <style:table-row-properties style:use-optimal-row-height="false"/>
    </style:style>
    <style:style style:name="TableCell2344" style:family="table-cell">
      <style:table-cell-properties fo:border="0.0069in solid #000000" fo:padding-top="0in" fo:padding-left="0.075in" fo:padding-bottom="0in" fo:padding-right="0.075in"/>
    </style:style>
    <style:style style:name="P234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346" style:family="table-cell">
      <style:table-cell-properties fo:border="0.0069in solid #000000" fo:padding-top="0in" fo:padding-left="0.075in" fo:padding-bottom="0in" fo:padding-right="0.075in"/>
    </style:style>
    <style:style style:name="P234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348" style:family="table-row">
      <style:table-row-properties style:use-optimal-row-height="false"/>
    </style:style>
    <style:style style:name="TableCell2349" style:family="table-cell">
      <style:table-cell-properties fo:border="0.0069in solid #000000" fo:padding-top="0in" fo:padding-left="0.075in" fo:padding-bottom="0in" fo:padding-right="0.075in"/>
    </style:style>
    <style:style style:name="P23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51" style:family="table-cell">
      <style:table-cell-properties fo:border="0.0069in solid #000000" fo:padding-top="0in" fo:padding-left="0.075in" fo:padding-bottom="0in" fo:padding-right="0.075in"/>
    </style:style>
    <style:style style:name="P235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353" style:family="table-row">
      <style:table-row-properties style:use-optimal-row-height="false"/>
    </style:style>
    <style:style style:name="TableCell2354" style:family="table-cell">
      <style:table-cell-properties fo:border="0.0069in solid #000000" fo:padding-top="0in" fo:padding-left="0.075in" fo:padding-bottom="0in" fo:padding-right="0.075in"/>
    </style:style>
    <style:style style:name="P23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56" style:family="table-cell">
      <style:table-cell-properties fo:border="0.0069in solid #000000" fo:padding-top="0in" fo:padding-left="0.075in" fo:padding-bottom="0in" fo:padding-right="0.075in"/>
    </style:style>
    <style:style style:name="P235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358" style:family="table-row">
      <style:table-row-properties style:use-optimal-row-height="false"/>
    </style:style>
    <style:style style:name="TableCell2359" style:family="table-cell">
      <style:table-cell-properties fo:border="0.0069in solid #000000" fo:padding-top="0in" fo:padding-left="0.075in" fo:padding-bottom="0in" fo:padding-right="0.075in"/>
    </style:style>
    <style:style style:name="P23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361" style:family="table-cell">
      <style:table-cell-properties fo:border="0.0069in solid #000000" fo:padding-top="0in" fo:padding-left="0.075in" fo:padding-bottom="0in" fo:padding-right="0.075in"/>
    </style:style>
    <style:style style:name="P23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36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6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6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366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67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3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369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371" style:family="table-column">
      <style:table-column-properties style:column-width="0.9791in" style:use-optimal-column-width="false"/>
    </style:style>
    <style:style style:name="TableColumn2372" style:family="table-column">
      <style:table-column-properties style:column-width="0.8541in" style:use-optimal-column-width="false"/>
    </style:style>
    <style:style style:name="TableColumn2373" style:family="table-column">
      <style:table-column-properties style:column-width="3.25in" style:use-optimal-column-width="false"/>
    </style:style>
    <style:style style:name="TableColumn2374" style:family="table-column">
      <style:table-column-properties style:column-width="1.1618in" style:use-optimal-column-width="false"/>
    </style:style>
    <style:style style:name="Table2370" style:family="table">
      <style:table-properties style:width="6.2451in" fo:margin-left="0.0256in" table:align="left"/>
    </style:style>
    <style:style style:name="TableRow2375" style:family="table-row">
      <style:table-row-properties style:use-optimal-row-height="false"/>
    </style:style>
    <style:style style:name="TableCell237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37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7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37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8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38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382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38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384" style:family="table-row">
      <style:table-row-properties style:use-optimal-row-height="false"/>
    </style:style>
    <style:style style:name="TableCell238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38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38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38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38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39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39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39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2393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94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39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3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397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39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3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00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0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0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03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06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07" style:parent-style-name="Heading2" style:family="paragraph">
      <style:paragraph-properties fo:text-align="justify" fo:margin-bottom="0in" fo:text-indent="0.5in"/>
    </style:style>
    <style:style style:name="T2408" style:parent-style-name="Fonteparág.padrão" style:family="text">
      <style:text-properties style:font-name="Arial" style:font-name-complex="Arial"/>
    </style:style>
    <style:style style:name="T2409" style:parent-style-name="Fonteparág.padrão" style:family="text">
      <style:text-properties style:font-name="Arial" style:font-name-complex="Arial" style:font-weight-complex="bold" style:font-size-complex="14pt" fo:language="en" fo:country="US"/>
    </style:style>
    <style:style style:name="T2410" style:parent-style-name="Fonteparág.padrão" style:family="text">
      <style:text-properties style:font-name="Arial" style:font-name-complex="Arial" style:font-weight-complex="bold" style:font-size-complex="14pt" fo:language="en" fo:country="US"/>
    </style:style>
    <style:style style:name="P24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5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241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1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4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5" style:parent-style-name="Standard0" style:family="paragraph">
      <style:paragraph-properties fo:text-align="justify" fo:text-indent="0.5in"/>
      <style:text-properties style:font-name-complex="Arial"/>
    </style:style>
    <style:style style:name="P2466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69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2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5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247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47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79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2481" style:family="table-column">
      <style:table-column-properties style:column-width="3.075in" style:use-optimal-column-width="false"/>
    </style:style>
    <style:style style:name="TableColumn2482" style:family="table-column">
      <style:table-column-properties style:column-width="3.075in" style:use-optimal-column-width="false"/>
    </style:style>
    <style:style style:name="Table2480" style:family="table">
      <style:table-properties style:width="6.15in" fo:margin-left="0in" table:align="left"/>
    </style:style>
    <style:style style:name="TableRow2483" style:family="table-row">
      <style:table-row-properties style:use-optimal-row-height="false"/>
    </style:style>
    <style:style style:name="TableCell2484" style:family="table-cell">
      <style:table-cell-properties fo:border="0.0069in solid #000000" fo:padding-top="0in" fo:padding-left="0.075in" fo:padding-bottom="0in" fo:padding-right="0.075in"/>
    </style:style>
    <style:style style:name="P24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6" style:family="table-cell">
      <style:table-cell-properties fo:border="0.0069in solid #000000" fo:padding-top="0in" fo:padding-left="0.075in" fo:padding-bottom="0in" fo:padding-right="0.075in"/>
    </style:style>
    <style:style style:name="P248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488" style:family="table-row">
      <style:table-row-properties style:use-optimal-row-height="false"/>
    </style:style>
    <style:style style:name="TableCell2489" style:family="table-cell">
      <style:table-cell-properties fo:border="0.0069in solid #000000" fo:padding-top="0in" fo:padding-left="0.075in" fo:padding-bottom="0in" fo:padding-right="0.075in"/>
    </style:style>
    <style:style style:name="P24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491" style:family="table-cell">
      <style:table-cell-properties fo:border="0.0069in solid #000000" fo:padding-top="0in" fo:padding-left="0.075in" fo:padding-bottom="0in" fo:padding-right="0.075in"/>
    </style:style>
    <style:style style:name="P24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493" style:family="table-row">
      <style:table-row-properties style:use-optimal-row-height="false"/>
    </style:style>
    <style:style style:name="TableCell2494" style:family="table-cell">
      <style:table-cell-properties fo:border="0.0069in solid #000000" fo:padding-top="0in" fo:padding-left="0.075in" fo:padding-bottom="0in" fo:padding-right="0.075in"/>
    </style:style>
    <style:style style:name="P24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496" style:family="table-cell">
      <style:table-cell-properties fo:border="0.0069in solid #000000" fo:padding-top="0in" fo:padding-left="0.075in" fo:padding-bottom="0in" fo:padding-right="0.075in"/>
    </style:style>
    <style:style style:name="P24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498" style:family="table-row">
      <style:table-row-properties style:use-optimal-row-height="false"/>
    </style:style>
    <style:style style:name="TableCell2499" style:family="table-cell">
      <style:table-cell-properties fo:border="0.0069in solid #000000" fo:padding-top="0in" fo:padding-left="0.075in" fo:padding-bottom="0in" fo:padding-right="0.075in"/>
    </style:style>
    <style:style style:name="P25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01" style:family="table-cell">
      <style:table-cell-properties fo:border="0.0069in solid #000000" fo:padding-top="0in" fo:padding-left="0.075in" fo:padding-bottom="0in" fo:padding-right="0.075in"/>
    </style:style>
    <style:style style:name="P25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503" style:parent-style-name="Normal" style:family="paragraph">
      <style:paragraph-properties fo:text-align="justify"/>
      <style:text-properties style:font-name="Arial" style:font-name-complex="Arial"/>
    </style:style>
    <style:style style:name="P25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506" style:parent-style-name="Normal" style:family="paragraph">
      <style:paragraph-properties fo:text-align="justify"/>
      <style:text-properties style:font-name="Arial" style:font-name-complex="Arial"/>
    </style:style>
    <style:style style:name="P25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08" style:parent-style-name="Normal" style:family="paragraph">
      <style:paragraph-properties fo:text-align="justify"/>
    </style:style>
    <style:style style:name="T25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510" style:parent-style-name="Normal" style:family="paragraph">
      <style:paragraph-properties fo:text-align="justify"/>
      <style:text-properties style:font-name="Arial" style:font-name-complex="Arial"/>
    </style:style>
    <style:style style:name="P25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12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51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1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1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518" style:family="table-column">
      <style:table-column-properties style:column-width="3.075in" style:use-optimal-column-width="false"/>
    </style:style>
    <style:style style:name="TableColumn2519" style:family="table-column">
      <style:table-column-properties style:column-width="3.075in" style:use-optimal-column-width="false"/>
    </style:style>
    <style:style style:name="Table2517" style:family="table">
      <style:table-properties style:width="6.15in" fo:margin-left="0in" table:align="left"/>
    </style:style>
    <style:style style:name="TableRow2520" style:family="table-row">
      <style:table-row-properties style:use-optimal-row-height="false"/>
    </style:style>
    <style:style style:name="TableCell2521" style:family="table-cell">
      <style:table-cell-properties fo:border="0.0069in solid #000000" fo:padding-top="0in" fo:padding-left="0.075in" fo:padding-bottom="0in" fo:padding-right="0.075in"/>
    </style:style>
    <style:style style:name="P252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3" style:family="table-cell">
      <style:table-cell-properties fo:border="0.0069in solid #000000" fo:padding-top="0in" fo:padding-left="0.075in" fo:padding-bottom="0in" fo:padding-right="0.075in"/>
    </style:style>
    <style:style style:name="P252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25" style:family="table-row">
      <style:table-row-properties style:use-optimal-row-height="false"/>
    </style:style>
    <style:style style:name="TableCell2526" style:family="table-cell">
      <style:table-cell-properties fo:border="0.0069in solid #000000" fo:padding-top="0in" fo:padding-left="0.075in" fo:padding-bottom="0in" fo:padding-right="0.075in"/>
    </style:style>
    <style:style style:name="P252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28" style:family="table-cell">
      <style:table-cell-properties fo:border="0.0069in solid #000000" fo:padding-top="0in" fo:padding-left="0.075in" fo:padding-bottom="0in" fo:padding-right="0.075in"/>
    </style:style>
    <style:style style:name="P252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30" style:family="table-row">
      <style:table-row-properties style:use-optimal-row-height="false"/>
    </style:style>
    <style:style style:name="TableCell2531" style:family="table-cell">
      <style:table-cell-properties fo:border="0.0069in solid #000000" fo:padding-top="0in" fo:padding-left="0.075in" fo:padding-bottom="0in" fo:padding-right="0.075in"/>
    </style:style>
    <style:style style:name="P253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33" style:family="table-cell">
      <style:table-cell-properties fo:border="0.0069in solid #000000" fo:padding-top="0in" fo:padding-left="0.075in" fo:padding-bottom="0in" fo:padding-right="0.075in"/>
    </style:style>
    <style:style style:name="P25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35" style:family="table-row">
      <style:table-row-properties style:use-optimal-row-height="false"/>
    </style:style>
    <style:style style:name="TableCell2536" style:family="table-cell">
      <style:table-cell-properties fo:border="0.0069in solid #000000" fo:padding-top="0in" fo:padding-left="0.075in" fo:padding-bottom="0in" fo:padding-right="0.075in"/>
    </style:style>
    <style:style style:name="P25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38" style:family="table-cell">
      <style:table-cell-properties fo:border="0.0069in solid #000000" fo:padding-top="0in" fo:padding-left="0.075in" fo:padding-bottom="0in" fo:padding-right="0.075in"/>
    </style:style>
    <style:style style:name="P25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54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4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4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4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545" style:family="table-column">
      <style:table-column-properties style:column-width="3.075in" style:use-optimal-column-width="false"/>
    </style:style>
    <style:style style:name="TableColumn2546" style:family="table-column">
      <style:table-column-properties style:column-width="3.075in" style:use-optimal-column-width="false"/>
    </style:style>
    <style:style style:name="Table2544" style:family="table">
      <style:table-properties style:width="6.15in" fo:margin-left="0in" table:align="left"/>
    </style:style>
    <style:style style:name="TableRow2547" style:family="table-row">
      <style:table-row-properties style:use-optimal-row-height="false"/>
    </style:style>
    <style:style style:name="TableCell2548" style:family="table-cell">
      <style:table-cell-properties fo:border="0.0069in solid #000000" fo:padding-top="0in" fo:padding-left="0.075in" fo:padding-bottom="0in" fo:padding-right="0.075in"/>
    </style:style>
    <style:style style:name="P254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50" style:family="table-cell">
      <style:table-cell-properties fo:border="0.0069in solid #000000" fo:padding-top="0in" fo:padding-left="0.075in" fo:padding-bottom="0in" fo:padding-right="0.075in"/>
    </style:style>
    <style:style style:name="P255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52" style:family="table-row">
      <style:table-row-properties style:use-optimal-row-height="false"/>
    </style:style>
    <style:style style:name="TableCell2553" style:family="table-cell">
      <style:table-cell-properties fo:border="0.0069in solid #000000" fo:padding-top="0in" fo:padding-left="0.075in" fo:padding-bottom="0in" fo:padding-right="0.075in"/>
    </style:style>
    <style:style style:name="P25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55" style:family="table-cell">
      <style:table-cell-properties fo:border="0.0069in solid #000000" fo:padding-top="0in" fo:padding-left="0.075in" fo:padding-bottom="0in" fo:padding-right="0.075in"/>
    </style:style>
    <style:style style:name="P25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57" style:family="table-row">
      <style:table-row-properties style:use-optimal-row-height="false"/>
    </style:style>
    <style:style style:name="TableCell2558" style:family="table-cell">
      <style:table-cell-properties fo:border="0.0069in solid #000000" fo:padding-top="0in" fo:padding-left="0.075in" fo:padding-bottom="0in" fo:padding-right="0.075in"/>
    </style:style>
    <style:style style:name="P25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60" style:family="table-cell">
      <style:table-cell-properties fo:border="0.0069in solid #000000" fo:padding-top="0in" fo:padding-left="0.075in" fo:padding-bottom="0in" fo:padding-right="0.075in"/>
    </style:style>
    <style:style style:name="P25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62" style:family="table-row">
      <style:table-row-properties style:use-optimal-row-height="false"/>
    </style:style>
    <style:style style:name="TableCell2563" style:family="table-cell">
      <style:table-cell-properties fo:border="0.0069in solid #000000" fo:padding-top="0in" fo:padding-left="0.075in" fo:padding-bottom="0in" fo:padding-right="0.075in"/>
    </style:style>
    <style:style style:name="P25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65" style:family="table-cell">
      <style:table-cell-properties fo:border="0.0069in solid #000000" fo:padding-top="0in" fo:padding-left="0.075in" fo:padding-bottom="0in" fo:padding-right="0.075in"/>
    </style:style>
    <style:style style:name="P25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56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6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6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7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572" style:family="table-column">
      <style:table-column-properties style:column-width="3.075in" style:use-optimal-column-width="false"/>
    </style:style>
    <style:style style:name="TableColumn2573" style:family="table-column">
      <style:table-column-properties style:column-width="3.075in" style:use-optimal-column-width="false"/>
    </style:style>
    <style:style style:name="Table2571" style:family="table">
      <style:table-properties style:width="6.15in" fo:margin-left="0in" table:align="left"/>
    </style:style>
    <style:style style:name="TableRow2574" style:family="table-row">
      <style:table-row-properties style:use-optimal-row-height="false"/>
    </style:style>
    <style:style style:name="TableCell2575" style:family="table-cell">
      <style:table-cell-properties fo:border="0.0069in solid #000000" fo:padding-top="0in" fo:padding-left="0.075in" fo:padding-bottom="0in" fo:padding-right="0.075in"/>
    </style:style>
    <style:style style:name="P257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77" style:family="table-cell">
      <style:table-cell-properties fo:border="0.0069in solid #000000" fo:padding-top="0in" fo:padding-left="0.075in" fo:padding-bottom="0in" fo:padding-right="0.075in"/>
    </style:style>
    <style:style style:name="P257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79" style:family="table-row">
      <style:table-row-properties style:use-optimal-row-height="false"/>
    </style:style>
    <style:style style:name="TableCell2580" style:family="table-cell">
      <style:table-cell-properties fo:border="0.0069in solid #000000" fo:padding-top="0in" fo:padding-left="0.075in" fo:padding-bottom="0in" fo:padding-right="0.075in"/>
    </style:style>
    <style:style style:name="P25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82" style:family="table-cell">
      <style:table-cell-properties fo:border="0.0069in solid #000000" fo:padding-top="0in" fo:padding-left="0.075in" fo:padding-bottom="0in" fo:padding-right="0.075in"/>
    </style:style>
    <style:style style:name="P25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84" style:family="table-row">
      <style:table-row-properties style:use-optimal-row-height="false"/>
    </style:style>
    <style:style style:name="TableCell2585" style:family="table-cell">
      <style:table-cell-properties fo:border="0.0069in solid #000000" fo:padding-top="0in" fo:padding-left="0.075in" fo:padding-bottom="0in" fo:padding-right="0.075in"/>
    </style:style>
    <style:style style:name="P258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87" style:family="table-cell">
      <style:table-cell-properties fo:border="0.0069in solid #000000" fo:padding-top="0in" fo:padding-left="0.075in" fo:padding-bottom="0in" fo:padding-right="0.075in"/>
    </style:style>
    <style:style style:name="P25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589" style:family="table-row">
      <style:table-row-properties style:use-optimal-row-height="false"/>
    </style:style>
    <style:style style:name="TableCell2590" style:family="table-cell">
      <style:table-cell-properties fo:border="0.0069in solid #000000" fo:padding-top="0in" fo:padding-left="0.075in" fo:padding-bottom="0in" fo:padding-right="0.075in"/>
    </style:style>
    <style:style style:name="P25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592" style:family="table-cell">
      <style:table-cell-properties fo:border="0.0069in solid #000000" fo:padding-top="0in" fo:padding-left="0.075in" fo:padding-bottom="0in" fo:padding-right="0.075in"/>
    </style:style>
    <style:style style:name="P25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59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9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9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59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599" style:family="table-column">
      <style:table-column-properties style:column-width="3.075in" style:use-optimal-column-width="false"/>
    </style:style>
    <style:style style:name="TableColumn2600" style:family="table-column">
      <style:table-column-properties style:column-width="3.075in" style:use-optimal-column-width="false"/>
    </style:style>
    <style:style style:name="Table2598" style:family="table">
      <style:table-properties style:width="6.15in" fo:margin-left="0in" table:align="left"/>
    </style:style>
    <style:style style:name="TableRow2601" style:family="table-row">
      <style:table-row-properties style:use-optimal-row-height="false"/>
    </style:style>
    <style:style style:name="TableCell2602" style:family="table-cell">
      <style:table-cell-properties fo:border="0.0069in solid #000000" fo:padding-top="0in" fo:padding-left="0.075in" fo:padding-bottom="0in" fo:padding-right="0.075in"/>
    </style:style>
    <style:style style:name="P260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04" style:family="table-cell">
      <style:table-cell-properties fo:border="0.0069in solid #000000" fo:padding-top="0in" fo:padding-left="0.075in" fo:padding-bottom="0in" fo:padding-right="0.075in"/>
    </style:style>
    <style:style style:name="P26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606" style:family="table-row">
      <style:table-row-properties style:use-optimal-row-height="false"/>
    </style:style>
    <style:style style:name="TableCell2607" style:family="table-cell">
      <style:table-cell-properties fo:border="0.0069in solid #000000" fo:padding-top="0in" fo:padding-left="0.075in" fo:padding-bottom="0in" fo:padding-right="0.075in"/>
    </style:style>
    <style:style style:name="P260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09" style:family="table-cell">
      <style:table-cell-properties fo:border="0.0069in solid #000000" fo:padding-top="0in" fo:padding-left="0.075in" fo:padding-bottom="0in" fo:padding-right="0.075in"/>
    </style:style>
    <style:style style:name="P26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611" style:family="table-row">
      <style:table-row-properties style:use-optimal-row-height="false"/>
    </style:style>
    <style:style style:name="TableCell2612" style:family="table-cell">
      <style:table-cell-properties fo:border="0.0069in solid #000000" fo:padding-top="0in" fo:padding-left="0.075in" fo:padding-bottom="0in" fo:padding-right="0.075in"/>
    </style:style>
    <style:style style:name="P26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14" style:family="table-cell">
      <style:table-cell-properties fo:border="0.0069in solid #000000" fo:padding-top="0in" fo:padding-left="0.075in" fo:padding-bottom="0in" fo:padding-right="0.075in"/>
    </style:style>
    <style:style style:name="P26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616" style:family="table-row">
      <style:table-row-properties style:use-optimal-row-height="false"/>
    </style:style>
    <style:style style:name="TableCell2617" style:family="table-cell">
      <style:table-cell-properties fo:border="0.0069in solid #000000" fo:padding-top="0in" fo:padding-left="0.075in" fo:padding-bottom="0in" fo:padding-right="0.075in"/>
    </style:style>
    <style:style style:name="P261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19" style:family="table-cell">
      <style:table-cell-properties fo:border="0.0069in solid #000000" fo:padding-top="0in" fo:padding-left="0.075in" fo:padding-bottom="0in" fo:padding-right="0.075in"/>
    </style:style>
    <style:style style:name="P26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6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2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2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626" style:family="table-column">
      <style:table-column-properties style:column-width="3.075in" style:use-optimal-column-width="false"/>
    </style:style>
    <style:style style:name="TableColumn2627" style:family="table-column">
      <style:table-column-properties style:column-width="3.075in" style:use-optimal-column-width="false"/>
    </style:style>
    <style:style style:name="Table2625" style:family="table">
      <style:table-properties style:width="6.15in" fo:margin-left="0in" table:align="left"/>
    </style:style>
    <style:style style:name="TableRow2628" style:family="table-row">
      <style:table-row-properties style:use-optimal-row-height="false"/>
    </style:style>
    <style:style style:name="TableCell2629" style:family="table-cell">
      <style:table-cell-properties fo:border="0.0069in solid #000000" fo:padding-top="0in" fo:padding-left="0.075in" fo:padding-bottom="0in" fo:padding-right="0.075in"/>
    </style:style>
    <style:style style:name="P263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31" style:family="table-cell">
      <style:table-cell-properties fo:border="0.0069in solid #000000" fo:padding-top="0in" fo:padding-left="0.075in" fo:padding-bottom="0in" fo:padding-right="0.075in"/>
    </style:style>
    <style:style style:name="P263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633" style:family="table-row">
      <style:table-row-properties style:use-optimal-row-height="false"/>
    </style:style>
    <style:style style:name="TableCell2634" style:family="table-cell">
      <style:table-cell-properties fo:border="0.0069in solid #000000" fo:padding-top="0in" fo:padding-left="0.075in" fo:padding-bottom="0in" fo:padding-right="0.075in"/>
    </style:style>
    <style:style style:name="P26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36" style:family="table-cell">
      <style:table-cell-properties fo:border="0.0069in solid #000000" fo:padding-top="0in" fo:padding-left="0.075in" fo:padding-bottom="0in" fo:padding-right="0.075in"/>
    </style:style>
    <style:style style:name="P26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638" style:family="table-row">
      <style:table-row-properties style:use-optimal-row-height="false"/>
    </style:style>
    <style:style style:name="TableCell2639" style:family="table-cell">
      <style:table-cell-properties fo:border="0.0069in solid #000000" fo:padding-top="0in" fo:padding-left="0.075in" fo:padding-bottom="0in" fo:padding-right="0.075in"/>
    </style:style>
    <style:style style:name="P26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41" style:family="table-cell">
      <style:table-cell-properties fo:border="0.0069in solid #000000" fo:padding-top="0in" fo:padding-left="0.075in" fo:padding-bottom="0in" fo:padding-right="0.075in"/>
    </style:style>
    <style:style style:name="P26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643" style:family="table-row">
      <style:table-row-properties style:use-optimal-row-height="false"/>
    </style:style>
    <style:style style:name="TableCell2644" style:family="table-cell">
      <style:table-cell-properties fo:border="0.0069in solid #000000" fo:padding-top="0in" fo:padding-left="0.075in" fo:padding-bottom="0in" fo:padding-right="0.075in"/>
    </style:style>
    <style:style style:name="P26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646" style:family="table-cell">
      <style:table-cell-properties fo:border="0.0069in solid #000000" fo:padding-top="0in" fo:padding-left="0.075in" fo:padding-bottom="0in" fo:padding-right="0.075in"/>
    </style:style>
    <style:style style:name="P26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6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651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65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6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654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656" style:family="table-column">
      <style:table-column-properties style:column-width="0.9791in" style:use-optimal-column-width="false"/>
    </style:style>
    <style:style style:name="TableColumn2657" style:family="table-column">
      <style:table-column-properties style:column-width="0.8541in" style:use-optimal-column-width="false"/>
    </style:style>
    <style:style style:name="TableColumn2658" style:family="table-column">
      <style:table-column-properties style:column-width="3.25in" style:use-optimal-column-width="false"/>
    </style:style>
    <style:style style:name="TableColumn2659" style:family="table-column">
      <style:table-column-properties style:column-width="1.1618in" style:use-optimal-column-width="false"/>
    </style:style>
    <style:style style:name="Table2655" style:family="table">
      <style:table-properties style:width="6.2451in" fo:margin-left="0.0256in" table:align="left"/>
    </style:style>
    <style:style style:name="TableRow2660" style:family="table-row">
      <style:table-row-properties style:use-optimal-row-height="false"/>
    </style:style>
    <style:style style:name="TableCell266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62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64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66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66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668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669" style:family="table-row">
      <style:table-row-properties style:use-optimal-row-height="false"/>
    </style:style>
    <style:style style:name="TableCell267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7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7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7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7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7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7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67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Row2678" style:family="table-row">
      <style:table-row-properties style:use-optimal-row-height="false"/>
    </style:style>
    <style:style style:name="TableCell267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8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8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8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8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68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68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68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268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688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68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1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69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4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69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7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69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6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1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702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270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6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270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0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3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27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1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7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5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7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58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7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61" style:parent-style-name="Heading1" style:list-style-name="WW8Num12" style:family="paragraph">
      <style:paragraph-properties fo:text-align="justify" fo:margin-top="0in" fo:margin-bottom="0in" fo:text-indent="0.25in"/>
      <style:text-properties style:font-name="Arial" style:font-name-complex="Arial" fo:language="pt" fo:country="BR"/>
    </style:style>
    <style:style style:name="P27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276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6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65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2767" style:family="table-column">
      <style:table-column-properties style:column-width="3.075in" style:use-optimal-column-width="false"/>
    </style:style>
    <style:style style:name="TableColumn2768" style:family="table-column">
      <style:table-column-properties style:column-width="3.075in" style:use-optimal-column-width="false"/>
    </style:style>
    <style:style style:name="Table2766" style:family="table">
      <style:table-properties style:width="6.15in" fo:margin-left="0in" table:align="left"/>
    </style:style>
    <style:style style:name="TableRow2769" style:family="table-row">
      <style:table-row-properties style:use-optimal-row-height="false"/>
    </style:style>
    <style:style style:name="TableCell2770" style:family="table-cell">
      <style:table-cell-properties fo:border="0.0069in solid #000000" fo:padding-top="0in" fo:padding-left="0.075in" fo:padding-bottom="0in" fo:padding-right="0.075in"/>
    </style:style>
    <style:style style:name="P277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72" style:family="table-cell">
      <style:table-cell-properties fo:border="0.0069in solid #000000" fo:padding-top="0in" fo:padding-left="0.075in" fo:padding-bottom="0in" fo:padding-right="0.075in"/>
    </style:style>
    <style:style style:name="P277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774" style:family="table-row">
      <style:table-row-properties style:use-optimal-row-height="false"/>
    </style:style>
    <style:style style:name="TableCell2775" style:family="table-cell">
      <style:table-cell-properties fo:border="0.0069in solid #000000" fo:padding-top="0in" fo:padding-left="0.075in" fo:padding-bottom="0in" fo:padding-right="0.075in"/>
    </style:style>
    <style:style style:name="P27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777" style:family="table-cell">
      <style:table-cell-properties fo:border="0.0069in solid #000000" fo:padding-top="0in" fo:padding-left="0.075in" fo:padding-bottom="0in" fo:padding-right="0.075in"/>
    </style:style>
    <style:style style:name="P27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779" style:family="table-row">
      <style:table-row-properties style:use-optimal-row-height="false"/>
    </style:style>
    <style:style style:name="TableCell2780" style:family="table-cell">
      <style:table-cell-properties fo:border="0.0069in solid #000000" fo:padding-top="0in" fo:padding-left="0.075in" fo:padding-bottom="0in" fo:padding-right="0.075in"/>
    </style:style>
    <style:style style:name="P27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782" style:family="table-cell">
      <style:table-cell-properties fo:border="0.0069in solid #000000" fo:padding-top="0in" fo:padding-left="0.075in" fo:padding-bottom="0in" fo:padding-right="0.075in"/>
    </style:style>
    <style:style style:name="P27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784" style:family="table-row">
      <style:table-row-properties style:use-optimal-row-height="false"/>
    </style:style>
    <style:style style:name="TableCell2785" style:family="table-cell">
      <style:table-cell-properties fo:border="0.0069in solid #000000" fo:padding-top="0in" fo:padding-left="0.075in" fo:padding-bottom="0in" fo:padding-right="0.075in"/>
    </style:style>
    <style:style style:name="P278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787" style:family="table-cell">
      <style:table-cell-properties fo:border="0.0069in solid #000000" fo:padding-top="0in" fo:padding-left="0.075in" fo:padding-bottom="0in" fo:padding-right="0.075in"/>
    </style:style>
    <style:style style:name="P27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789" style:parent-style-name="Normal" style:family="paragraph">
      <style:paragraph-properties fo:text-align="justify"/>
      <style:text-properties style:font-name="Arial" style:font-name-complex="Arial"/>
    </style:style>
    <style:style style:name="P279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792" style:parent-style-name="Normal" style:family="paragraph">
      <style:paragraph-properties fo:text-align="justify"/>
      <style:text-properties style:font-name="Arial" style:font-name-complex="Arial"/>
    </style:style>
    <style:style style:name="P27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94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795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796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797" style:parent-style-name="Normal" style:family="paragraph">
      <style:paragraph-properties fo:text-align="justify"/>
      <style:text-properties style:font-name="Arial" style:font-name-complex="Arial"/>
    </style:style>
    <style:style style:name="P279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99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0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0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0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805" style:family="table-column">
      <style:table-column-properties style:column-width="3.075in" style:use-optimal-column-width="false"/>
    </style:style>
    <style:style style:name="TableColumn2806" style:family="table-column">
      <style:table-column-properties style:column-width="3.075in" style:use-optimal-column-width="false"/>
    </style:style>
    <style:style style:name="Table2804" style:family="table">
      <style:table-properties style:width="6.15in" fo:margin-left="0in" table:align="left"/>
    </style:style>
    <style:style style:name="TableRow2807" style:family="table-row">
      <style:table-row-properties style:use-optimal-row-height="false"/>
    </style:style>
    <style:style style:name="TableCell2808" style:family="table-cell">
      <style:table-cell-properties fo:border="0.0069in solid #000000" fo:padding-top="0in" fo:padding-left="0.075in" fo:padding-bottom="0in" fo:padding-right="0.075in"/>
    </style:style>
    <style:style style:name="P28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10" style:family="table-cell">
      <style:table-cell-properties fo:border="0.0069in solid #000000" fo:padding-top="0in" fo:padding-left="0.075in" fo:padding-bottom="0in" fo:padding-right="0.075in"/>
    </style:style>
    <style:style style:name="P281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12" style:family="table-row">
      <style:table-row-properties style:use-optimal-row-height="false"/>
    </style:style>
    <style:style style:name="TableCell2813" style:family="table-cell">
      <style:table-cell-properties fo:border="0.0069in solid #000000" fo:padding-top="0in" fo:padding-left="0.075in" fo:padding-bottom="0in" fo:padding-right="0.075in"/>
    </style:style>
    <style:style style:name="P28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15" style:family="table-cell">
      <style:table-cell-properties fo:border="0.0069in solid #000000" fo:padding-top="0in" fo:padding-left="0.075in" fo:padding-bottom="0in" fo:padding-right="0.075in"/>
    </style:style>
    <style:style style:name="P28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17" style:family="table-row">
      <style:table-row-properties style:use-optimal-row-height="false"/>
    </style:style>
    <style:style style:name="TableCell2818" style:family="table-cell">
      <style:table-cell-properties fo:border="0.0069in solid #000000" fo:padding-top="0in" fo:padding-left="0.075in" fo:padding-bottom="0in" fo:padding-right="0.075in"/>
    </style:style>
    <style:style style:name="P28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20" style:family="table-cell">
      <style:table-cell-properties fo:border="0.0069in solid #000000" fo:padding-top="0in" fo:padding-left="0.075in" fo:padding-bottom="0in" fo:padding-right="0.075in"/>
    </style:style>
    <style:style style:name="P28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22" style:family="table-row">
      <style:table-row-properties style:use-optimal-row-height="false"/>
    </style:style>
    <style:style style:name="TableCell2823" style:family="table-cell">
      <style:table-cell-properties fo:border="0.0069in solid #000000" fo:padding-top="0in" fo:padding-left="0.075in" fo:padding-bottom="0in" fo:padding-right="0.075in"/>
    </style:style>
    <style:style style:name="P28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25" style:family="table-cell">
      <style:table-cell-properties fo:border="0.0069in solid #000000" fo:padding-top="0in" fo:padding-left="0.075in" fo:padding-bottom="0in" fo:padding-right="0.075in"/>
    </style:style>
    <style:style style:name="P28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82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2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2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3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832" style:family="table-column">
      <style:table-column-properties style:column-width="3.075in" style:use-optimal-column-width="false"/>
    </style:style>
    <style:style style:name="TableColumn2833" style:family="table-column">
      <style:table-column-properties style:column-width="3.075in" style:use-optimal-column-width="false"/>
    </style:style>
    <style:style style:name="Table2831" style:family="table">
      <style:table-properties style:width="6.15in" fo:margin-left="0in" table:align="left"/>
    </style:style>
    <style:style style:name="TableRow2834" style:family="table-row">
      <style:table-row-properties style:use-optimal-row-height="false"/>
    </style:style>
    <style:style style:name="TableCell2835" style:family="table-cell">
      <style:table-cell-properties fo:border="0.0069in solid #000000" fo:padding-top="0in" fo:padding-left="0.075in" fo:padding-bottom="0in" fo:padding-right="0.075in"/>
    </style:style>
    <style:style style:name="P28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37" style:family="table-cell">
      <style:table-cell-properties fo:border="0.0069in solid #000000" fo:padding-top="0in" fo:padding-left="0.075in" fo:padding-bottom="0in" fo:padding-right="0.075in"/>
    </style:style>
    <style:style style:name="P283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39" style:family="table-row">
      <style:table-row-properties style:use-optimal-row-height="false"/>
    </style:style>
    <style:style style:name="TableCell2840" style:family="table-cell">
      <style:table-cell-properties fo:border="0.0069in solid #000000" fo:padding-top="0in" fo:padding-left="0.075in" fo:padding-bottom="0in" fo:padding-right="0.075in"/>
    </style:style>
    <style:style style:name="P28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42" style:family="table-cell">
      <style:table-cell-properties fo:border="0.0069in solid #000000" fo:padding-top="0in" fo:padding-left="0.075in" fo:padding-bottom="0in" fo:padding-right="0.075in"/>
    </style:style>
    <style:style style:name="P28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44" style:family="table-row">
      <style:table-row-properties style:use-optimal-row-height="false"/>
    </style:style>
    <style:style style:name="TableCell2845" style:family="table-cell">
      <style:table-cell-properties fo:border="0.0069in solid #000000" fo:padding-top="0in" fo:padding-left="0.075in" fo:padding-bottom="0in" fo:padding-right="0.075in"/>
    </style:style>
    <style:style style:name="P28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47" style:family="table-cell">
      <style:table-cell-properties fo:border="0.0069in solid #000000" fo:padding-top="0in" fo:padding-left="0.075in" fo:padding-bottom="0in" fo:padding-right="0.075in"/>
    </style:style>
    <style:style style:name="P28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="0.0069in solid #000000" fo:padding-top="0in" fo:padding-left="0.075in" fo:padding-bottom="0in" fo:padding-right="0.075in"/>
    </style:style>
    <style:style style:name="P28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52" style:family="table-cell">
      <style:table-cell-properties fo:border="0.0069in solid #000000" fo:padding-top="0in" fo:padding-left="0.075in" fo:padding-bottom="0in" fo:padding-right="0.075in"/>
    </style:style>
    <style:style style:name="P28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8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5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5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859" style:family="table-column">
      <style:table-column-properties style:column-width="3.075in" style:use-optimal-column-width="false"/>
    </style:style>
    <style:style style:name="TableColumn2860" style:family="table-column">
      <style:table-column-properties style:column-width="3.075in" style:use-optimal-column-width="false"/>
    </style:style>
    <style:style style:name="Table2858" style:family="table">
      <style:table-properties style:width="6.15in" fo:margin-left="0in" table:align="left"/>
    </style:style>
    <style:style style:name="TableRow2861" style:family="table-row">
      <style:table-row-properties style:use-optimal-row-height="false"/>
    </style:style>
    <style:style style:name="TableCell2862" style:family="table-cell">
      <style:table-cell-properties fo:border="0.0069in solid #000000" fo:padding-top="0in" fo:padding-left="0.075in" fo:padding-bottom="0in" fo:padding-right="0.075in"/>
    </style:style>
    <style:style style:name="P28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64" style:family="table-cell">
      <style:table-cell-properties fo:border="0.0069in solid #000000" fo:padding-top="0in" fo:padding-left="0.075in" fo:padding-bottom="0in" fo:padding-right="0.075in"/>
    </style:style>
    <style:style style:name="P286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66" style:family="table-row">
      <style:table-row-properties style:use-optimal-row-height="false"/>
    </style:style>
    <style:style style:name="TableCell2867" style:family="table-cell">
      <style:table-cell-properties fo:border="0.0069in solid #000000" fo:padding-top="0in" fo:padding-left="0.075in" fo:padding-bottom="0in" fo:padding-right="0.075in"/>
    </style:style>
    <style:style style:name="P28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69" style:family="table-cell">
      <style:table-cell-properties fo:border="0.0069in solid #000000" fo:padding-top="0in" fo:padding-left="0.075in" fo:padding-bottom="0in" fo:padding-right="0.075in"/>
    </style:style>
    <style:style style:name="P28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71" style:family="table-row">
      <style:table-row-properties style:use-optimal-row-height="false"/>
    </style:style>
    <style:style style:name="TableCell2872" style:family="table-cell">
      <style:table-cell-properties fo:border="0.0069in solid #000000" fo:padding-top="0in" fo:padding-left="0.075in" fo:padding-bottom="0in" fo:padding-right="0.075in"/>
    </style:style>
    <style:style style:name="P28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74" style:family="table-cell">
      <style:table-cell-properties fo:border="0.0069in solid #000000" fo:padding-top="0in" fo:padding-left="0.075in" fo:padding-bottom="0in" fo:padding-right="0.075in"/>
    </style:style>
    <style:style style:name="P28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76" style:family="table-row">
      <style:table-row-properties style:use-optimal-row-height="false"/>
    </style:style>
    <style:style style:name="TableCell2877" style:family="table-cell">
      <style:table-cell-properties fo:border="0.0069in solid #000000" fo:padding-top="0in" fo:padding-left="0.075in" fo:padding-bottom="0in" fo:padding-right="0.075in"/>
    </style:style>
    <style:style style:name="P28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79" style:family="table-cell">
      <style:table-cell-properties fo:border="0.0069in solid #000000" fo:padding-top="0in" fo:padding-left="0.075in" fo:padding-bottom="0in" fo:padding-right="0.075in"/>
    </style:style>
    <style:style style:name="P28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88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8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8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88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886" style:family="table-column">
      <style:table-column-properties style:column-width="3.075in" style:use-optimal-column-width="false"/>
    </style:style>
    <style:style style:name="TableColumn2887" style:family="table-column">
      <style:table-column-properties style:column-width="3.075in" style:use-optimal-column-width="false"/>
    </style:style>
    <style:style style:name="Table2885" style:family="table">
      <style:table-properties style:width="6.15in" fo:margin-left="0in" table:align="left"/>
    </style:style>
    <style:style style:name="TableRow2888" style:family="table-row">
      <style:table-row-properties style:use-optimal-row-height="false"/>
    </style:style>
    <style:style style:name="TableCell2889" style:family="table-cell">
      <style:table-cell-properties fo:border="0.0069in solid #000000" fo:padding-top="0in" fo:padding-left="0.075in" fo:padding-bottom="0in" fo:padding-right="0.075in"/>
    </style:style>
    <style:style style:name="P289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91" style:family="table-cell">
      <style:table-cell-properties fo:border="0.0069in solid #000000" fo:padding-top="0in" fo:padding-left="0.075in" fo:padding-bottom="0in" fo:padding-right="0.075in"/>
    </style:style>
    <style:style style:name="P28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93" style:family="table-row">
      <style:table-row-properties style:use-optimal-row-height="false"/>
    </style:style>
    <style:style style:name="TableCell2894" style:family="table-cell">
      <style:table-cell-properties fo:border="0.0069in solid #000000" fo:padding-top="0in" fo:padding-left="0.075in" fo:padding-bottom="0in" fo:padding-right="0.075in"/>
    </style:style>
    <style:style style:name="P28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896" style:family="table-cell">
      <style:table-cell-properties fo:border="0.0069in solid #000000" fo:padding-top="0in" fo:padding-left="0.075in" fo:padding-bottom="0in" fo:padding-right="0.075in"/>
    </style:style>
    <style:style style:name="P28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898" style:family="table-row">
      <style:table-row-properties style:use-optimal-row-height="false"/>
    </style:style>
    <style:style style:name="TableCell2899" style:family="table-cell">
      <style:table-cell-properties fo:border="0.0069in solid #000000" fo:padding-top="0in" fo:padding-left="0.075in" fo:padding-bottom="0in" fo:padding-right="0.075in"/>
    </style:style>
    <style:style style:name="P29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01" style:family="table-cell">
      <style:table-cell-properties fo:border="0.0069in solid #000000" fo:padding-top="0in" fo:padding-left="0.075in" fo:padding-bottom="0in" fo:padding-right="0.075in"/>
    </style:style>
    <style:style style:name="P29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903" style:family="table-row">
      <style:table-row-properties style:use-optimal-row-height="false"/>
    </style:style>
    <style:style style:name="TableCell2904" style:family="table-cell">
      <style:table-cell-properties fo:border="0.0069in solid #000000" fo:padding-top="0in" fo:padding-left="0.075in" fo:padding-bottom="0in" fo:padding-right="0.075in"/>
    </style:style>
    <style:style style:name="P29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06" style:family="table-cell">
      <style:table-cell-properties fo:border="0.0069in solid #000000" fo:padding-top="0in" fo:padding-left="0.075in" fo:padding-bottom="0in" fo:padding-right="0.075in"/>
    </style:style>
    <style:style style:name="P29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90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0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1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1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913" style:family="table-column">
      <style:table-column-properties style:column-width="3.075in" style:use-optimal-column-width="false"/>
    </style:style>
    <style:style style:name="TableColumn2914" style:family="table-column">
      <style:table-column-properties style:column-width="3.075in" style:use-optimal-column-width="false"/>
    </style:style>
    <style:style style:name="Table2912" style:family="table">
      <style:table-properties style:width="6.15in" fo:margin-left="0in" table:align="left"/>
    </style:style>
    <style:style style:name="TableRow2915" style:family="table-row">
      <style:table-row-properties style:use-optimal-row-height="false"/>
    </style:style>
    <style:style style:name="TableCell2916" style:family="table-cell">
      <style:table-cell-properties fo:border="0.0069in solid #000000" fo:padding-top="0in" fo:padding-left="0.075in" fo:padding-bottom="0in" fo:padding-right="0.075in"/>
    </style:style>
    <style:style style:name="P291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18" style:family="table-cell">
      <style:table-cell-properties fo:border="0.0069in solid #000000" fo:padding-top="0in" fo:padding-left="0.075in" fo:padding-bottom="0in" fo:padding-right="0.075in"/>
    </style:style>
    <style:style style:name="P291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20" style:family="table-row">
      <style:table-row-properties style:use-optimal-row-height="false"/>
    </style:style>
    <style:style style:name="TableCell2921" style:family="table-cell">
      <style:table-cell-properties fo:border="0.0069in solid #000000" fo:padding-top="0in" fo:padding-left="0.075in" fo:padding-bottom="0in" fo:padding-right="0.075in"/>
    </style:style>
    <style:style style:name="P29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23" style:family="table-cell">
      <style:table-cell-properties fo:border="0.0069in solid #000000" fo:padding-top="0in" fo:padding-left="0.075in" fo:padding-bottom="0in" fo:padding-right="0.075in"/>
    </style:style>
    <style:style style:name="P29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925" style:family="table-row">
      <style:table-row-properties style:use-optimal-row-height="false"/>
    </style:style>
    <style:style style:name="TableCell2926" style:family="table-cell">
      <style:table-cell-properties fo:border="0.0069in solid #000000" fo:padding-top="0in" fo:padding-left="0.075in" fo:padding-bottom="0in" fo:padding-right="0.075in"/>
    </style:style>
    <style:style style:name="P292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28" style:family="table-cell">
      <style:table-cell-properties fo:border="0.0069in solid #000000" fo:padding-top="0in" fo:padding-left="0.075in" fo:padding-bottom="0in" fo:padding-right="0.075in"/>
    </style:style>
    <style:style style:name="P292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930" style:family="table-row">
      <style:table-row-properties style:use-optimal-row-height="false"/>
    </style:style>
    <style:style style:name="TableCell2931" style:family="table-cell">
      <style:table-cell-properties fo:border="0.0069in solid #000000" fo:padding-top="0in" fo:padding-left="0.075in" fo:padding-bottom="0in" fo:padding-right="0.075in"/>
    </style:style>
    <style:style style:name="P293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33" style:family="table-cell">
      <style:table-cell-properties fo:border="0.0069in solid #000000" fo:padding-top="0in" fo:padding-left="0.075in" fo:padding-bottom="0in" fo:padding-right="0.075in"/>
    </style:style>
    <style:style style:name="P29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93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3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3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3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2940" style:family="table-column">
      <style:table-column-properties style:column-width="3.075in" style:use-optimal-column-width="false"/>
    </style:style>
    <style:style style:name="TableColumn2941" style:family="table-column">
      <style:table-column-properties style:column-width="3.075in" style:use-optimal-column-width="false"/>
    </style:style>
    <style:style style:name="Table2939" style:family="table">
      <style:table-properties style:width="6.15in" fo:margin-left="0in" table:align="left"/>
    </style:style>
    <style:style style:name="TableRow2942" style:family="table-row">
      <style:table-row-properties style:use-optimal-row-height="false"/>
    </style:style>
    <style:style style:name="TableCell2943" style:family="table-cell">
      <style:table-cell-properties fo:border="0.0069in solid #000000" fo:padding-top="0in" fo:padding-left="0.075in" fo:padding-bottom="0in" fo:padding-right="0.075in"/>
    </style:style>
    <style:style style:name="P294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45" style:family="table-cell">
      <style:table-cell-properties fo:border="0.0069in solid #000000" fo:padding-top="0in" fo:padding-left="0.075in" fo:padding-bottom="0in" fo:padding-right="0.075in"/>
    </style:style>
    <style:style style:name="P294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47" style:family="table-row">
      <style:table-row-properties style:use-optimal-row-height="false"/>
    </style:style>
    <style:style style:name="TableCell2948" style:family="table-cell">
      <style:table-cell-properties fo:border="0.0069in solid #000000" fo:padding-top="0in" fo:padding-left="0.075in" fo:padding-bottom="0in" fo:padding-right="0.075in"/>
    </style:style>
    <style:style style:name="P29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50" style:family="table-cell">
      <style:table-cell-properties fo:border="0.0069in solid #000000" fo:padding-top="0in" fo:padding-left="0.075in" fo:padding-bottom="0in" fo:padding-right="0.075in"/>
    </style:style>
    <style:style style:name="P29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952" style:family="table-row">
      <style:table-row-properties style:use-optimal-row-height="false"/>
    </style:style>
    <style:style style:name="TableCell2953" style:family="table-cell">
      <style:table-cell-properties fo:border="0.0069in solid #000000" fo:padding-top="0in" fo:padding-left="0.075in" fo:padding-bottom="0in" fo:padding-right="0.075in"/>
    </style:style>
    <style:style style:name="P29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55" style:family="table-cell">
      <style:table-cell-properties fo:border="0.0069in solid #000000" fo:padding-top="0in" fo:padding-left="0.075in" fo:padding-bottom="0in" fo:padding-right="0.075in"/>
    </style:style>
    <style:style style:name="P29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2957" style:family="table-row">
      <style:table-row-properties style:use-optimal-row-height="false"/>
    </style:style>
    <style:style style:name="TableCell2958" style:family="table-cell">
      <style:table-cell-properties fo:border="0.0069in solid #000000" fo:padding-top="0in" fo:padding-left="0.075in" fo:padding-bottom="0in" fo:padding-right="0.075in"/>
    </style:style>
    <style:style style:name="P29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2960" style:family="table-cell">
      <style:table-cell-properties fo:border="0.0069in solid #000000" fo:padding-top="0in" fo:padding-left="0.075in" fo:padding-bottom="0in" fo:padding-right="0.075in"/>
    </style:style>
    <style:style style:name="P29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296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2963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96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96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966" style:parent-style-name="Standard0" style:family="paragraph">
      <style:paragraph-properties fo:text-align="justify"/>
      <style:text-properties style:font-name="Tahoma" style:font-name-complex="Arial"/>
    </style:style>
    <style:style style:name="TableColumn2968" style:family="table-column">
      <style:table-column-properties style:column-width="0.9791in" style:use-optimal-column-width="false"/>
    </style:style>
    <style:style style:name="TableColumn2969" style:family="table-column">
      <style:table-column-properties style:column-width="0.8541in" style:use-optimal-column-width="false"/>
    </style:style>
    <style:style style:name="TableColumn2970" style:family="table-column">
      <style:table-column-properties style:column-width="3.25in" style:use-optimal-column-width="false"/>
    </style:style>
    <style:style style:name="TableColumn2971" style:family="table-column">
      <style:table-column-properties style:column-width="1.1618in" style:use-optimal-column-width="false"/>
    </style:style>
    <style:style style:name="Table2967" style:family="table">
      <style:table-properties style:width="6.2451in" fo:margin-left="0.0256in" table:align="left"/>
    </style:style>
    <style:style style:name="TableRow2972" style:family="table-row">
      <style:table-row-properties style:use-optimal-row-height="false"/>
    </style:style>
    <style:style style:name="TableCell297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974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976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978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2979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980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2981" style:family="table-row">
      <style:table-row-properties style:use-optimal-row-height="false"/>
    </style:style>
    <style:style style:name="TableCell298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8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8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8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8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8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88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989" style:parent-style-name="Standard0" style:family="paragraph">
      <style:paragraph-properties fo:widows="0" fo:orphans="0" style:snap-to-layout-grid="false" fo:text-align="justify" fo:margin-left="0.25in" fo:text-indent="-0.230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Row2990" style:family="table-row">
      <style:table-row-properties style:use-optimal-row-height="false"/>
    </style:style>
    <style:style style:name="TableCell299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9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9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9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9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299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2997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2998" style:parent-style-name="Standard0" style:family="paragraph">
      <style:paragraph-properties fo:widows="0" fo:orphans="0" style:snap-to-layout-grid="false" fo:text-align="center" fo:margin-left="0.0194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2999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000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0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3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6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0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09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2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13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0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18" style:parent-style-name="Heading2" style:family="paragraph">
      <style:paragraph-properties fo:text-align="justify" fo:text-indent="0.5in"/>
      <style:text-properties style:font-name="Arial" style:font-name-complex="Arial"/>
    </style:style>
    <style:style style:name="P30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0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2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4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7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60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0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06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64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066" style:family="table-column">
      <style:table-column-properties style:column-width="3.075in" style:use-optimal-column-width="false"/>
    </style:style>
    <style:style style:name="TableColumn3067" style:family="table-column">
      <style:table-column-properties style:column-width="3.075in" style:use-optimal-column-width="false"/>
    </style:style>
    <style:style style:name="Table3065" style:family="table">
      <style:table-properties style:width="6.15in" fo:margin-left="0in" table:align="left"/>
    </style:style>
    <style:style style:name="TableRow3068" style:family="table-row">
      <style:table-row-properties style:use-optimal-row-height="false"/>
    </style:style>
    <style:style style:name="TableCell3069" style:family="table-cell">
      <style:table-cell-properties fo:border="0.0069in solid #000000" fo:padding-top="0in" fo:padding-left="0.075in" fo:padding-bottom="0in" fo:padding-right="0.075in"/>
    </style:style>
    <style:style style:name="P307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071" style:family="table-cell">
      <style:table-cell-properties fo:border="0.0069in solid #000000" fo:padding-top="0in" fo:padding-left="0.075in" fo:padding-bottom="0in" fo:padding-right="0.075in"/>
    </style:style>
    <style:style style:name="P307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073" style:family="table-row">
      <style:table-row-properties style:use-optimal-row-height="false"/>
    </style:style>
    <style:style style:name="TableCell3074" style:family="table-cell">
      <style:table-cell-properties fo:border="0.0069in solid #000000" fo:padding-top="0in" fo:padding-left="0.075in" fo:padding-bottom="0in" fo:padding-right="0.075in"/>
    </style:style>
    <style:style style:name="P30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076" style:family="table-cell">
      <style:table-cell-properties fo:border="0.0069in solid #000000" fo:padding-top="0in" fo:padding-left="0.075in" fo:padding-bottom="0in" fo:padding-right="0.075in"/>
    </style:style>
    <style:style style:name="P30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078" style:family="table-row">
      <style:table-row-properties style:use-optimal-row-height="false"/>
    </style:style>
    <style:style style:name="TableCell3079" style:family="table-cell">
      <style:table-cell-properties fo:border="0.0069in solid #000000" fo:padding-top="0in" fo:padding-left="0.075in" fo:padding-bottom="0in" fo:padding-right="0.075in"/>
    </style:style>
    <style:style style:name="P30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081" style:family="table-cell">
      <style:table-cell-properties fo:border="0.0069in solid #000000" fo:padding-top="0in" fo:padding-left="0.075in" fo:padding-bottom="0in" fo:padding-right="0.075in"/>
    </style:style>
    <style:style style:name="P30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083" style:family="table-row">
      <style:table-row-properties style:use-optimal-row-height="false"/>
    </style:style>
    <style:style style:name="TableCell3084" style:family="table-cell">
      <style:table-cell-properties fo:border="0.0069in solid #000000" fo:padding-top="0in" fo:padding-left="0.075in" fo:padding-bottom="0in" fo:padding-right="0.075in"/>
    </style:style>
    <style:style style:name="P30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086" style:family="table-cell">
      <style:table-cell-properties fo:border="0.0069in solid #000000" fo:padding-top="0in" fo:padding-left="0.075in" fo:padding-bottom="0in" fo:padding-right="0.075in"/>
    </style:style>
    <style:style style:name="P30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088" style:parent-style-name="Normal" style:family="paragraph">
      <style:paragraph-properties fo:text-align="justify"/>
      <style:text-properties style:font-name="Arial" style:font-name-complex="Arial"/>
    </style:style>
    <style:style style:name="P308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90" style:parent-style-name="Normal" style:family="paragraph">
      <style:paragraph-properties fo:text-align="justify"/>
    </style:style>
    <style:style style:name="T3091" style:parent-style-name="Fonteparág.padrão" style:family="text">
      <style:text-properties style:font-name="Arial" style:font-name-complex="Arial" style:letter-kerning="true" fo:font-size="10pt" style:font-size-asian="10pt" style:font-size-complex="10pt"/>
    </style:style>
    <style:style style:name="P3092" style:parent-style-name="Normal" style:family="paragraph">
      <style:paragraph-properties fo:text-align="justify"/>
      <style:text-properties style:font-name="Arial" style:font-name-complex="Arial"/>
    </style:style>
    <style:style style:name="P30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94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095" style:parent-style-name="Normal" style:family="paragraph">
      <style:paragraph-properties fo:text-align="justify"/>
      <style:text-properties style:font-name="Arial" style:font-name-complex="Arial"/>
    </style:style>
    <style:style style:name="P309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097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09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0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0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0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103" style:family="table-column">
      <style:table-column-properties style:column-width="3.075in" style:use-optimal-column-width="false"/>
    </style:style>
    <style:style style:name="TableColumn3104" style:family="table-column">
      <style:table-column-properties style:column-width="3.075in" style:use-optimal-column-width="false"/>
    </style:style>
    <style:style style:name="Table3102" style:family="table">
      <style:table-properties style:width="6.15in" fo:margin-left="0in" table:align="left"/>
    </style:style>
    <style:style style:name="TableRow3105" style:family="table-row">
      <style:table-row-properties style:use-optimal-row-height="false"/>
    </style:style>
    <style:style style:name="TableCell3106" style:family="table-cell">
      <style:table-cell-properties fo:border="0.0069in solid #000000" fo:padding-top="0in" fo:padding-left="0.075in" fo:padding-bottom="0in" fo:padding-right="0.075in"/>
    </style:style>
    <style:style style:name="P31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08" style:family="table-cell">
      <style:table-cell-properties fo:border="0.0069in solid #000000" fo:padding-top="0in" fo:padding-left="0.075in" fo:padding-bottom="0in" fo:padding-right="0.075in"/>
    </style:style>
    <style:style style:name="P31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10" style:family="table-row">
      <style:table-row-properties style:use-optimal-row-height="false"/>
    </style:style>
    <style:style style:name="TableCell3111" style:family="table-cell">
      <style:table-cell-properties fo:border="0.0069in solid #000000" fo:padding-top="0in" fo:padding-left="0.075in" fo:padding-bottom="0in" fo:padding-right="0.075in"/>
    </style:style>
    <style:style style:name="P31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13" style:family="table-cell">
      <style:table-cell-properties fo:border="0.0069in solid #000000" fo:padding-top="0in" fo:padding-left="0.075in" fo:padding-bottom="0in" fo:padding-right="0.075in"/>
    </style:style>
    <style:style style:name="P31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15" style:family="table-row">
      <style:table-row-properties style:use-optimal-row-height="false"/>
    </style:style>
    <style:style style:name="TableCell3116" style:family="table-cell">
      <style:table-cell-properties fo:border="0.0069in solid #000000" fo:padding-top="0in" fo:padding-left="0.075in" fo:padding-bottom="0in" fo:padding-right="0.075in"/>
    </style:style>
    <style:style style:name="P31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18" style:family="table-cell">
      <style:table-cell-properties fo:border="0.0069in solid #000000" fo:padding-top="0in" fo:padding-left="0.075in" fo:padding-bottom="0in" fo:padding-right="0.075in"/>
    </style:style>
    <style:style style:name="P31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20" style:family="table-row">
      <style:table-row-properties style:use-optimal-row-height="false"/>
    </style:style>
    <style:style style:name="TableCell3121" style:family="table-cell">
      <style:table-cell-properties fo:border="0.0069in solid #000000" fo:padding-top="0in" fo:padding-left="0.075in" fo:padding-bottom="0in" fo:padding-right="0.075in"/>
    </style:style>
    <style:style style:name="P31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23" style:family="table-cell">
      <style:table-cell-properties fo:border="0.0069in solid #000000" fo:padding-top="0in" fo:padding-left="0.075in" fo:padding-bottom="0in" fo:padding-right="0.075in"/>
    </style:style>
    <style:style style:name="P31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12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2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2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2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130" style:family="table-column">
      <style:table-column-properties style:column-width="3.075in" style:use-optimal-column-width="false"/>
    </style:style>
    <style:style style:name="TableColumn3131" style:family="table-column">
      <style:table-column-properties style:column-width="3.075in" style:use-optimal-column-width="false"/>
    </style:style>
    <style:style style:name="Table3129" style:family="table">
      <style:table-properties style:width="6.15in" fo:margin-left="0in" table:align="left"/>
    </style:style>
    <style:style style:name="TableRow3132" style:family="table-row">
      <style:table-row-properties style:use-optimal-row-height="false"/>
    </style:style>
    <style:style style:name="TableCell3133" style:family="table-cell">
      <style:table-cell-properties fo:border="0.0069in solid #000000" fo:padding-top="0in" fo:padding-left="0.075in" fo:padding-bottom="0in" fo:padding-right="0.075in"/>
    </style:style>
    <style:style style:name="P313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35" style:family="table-cell">
      <style:table-cell-properties fo:border="0.0069in solid #000000" fo:padding-top="0in" fo:padding-left="0.075in" fo:padding-bottom="0in" fo:padding-right="0.075in"/>
    </style:style>
    <style:style style:name="P31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37" style:family="table-row">
      <style:table-row-properties style:use-optimal-row-height="false"/>
    </style:style>
    <style:style style:name="TableCell3138" style:family="table-cell">
      <style:table-cell-properties fo:border="0.0069in solid #000000" fo:padding-top="0in" fo:padding-left="0.075in" fo:padding-bottom="0in" fo:padding-right="0.075in"/>
    </style:style>
    <style:style style:name="P31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40" style:family="table-cell">
      <style:table-cell-properties fo:border="0.0069in solid #000000" fo:padding-top="0in" fo:padding-left="0.075in" fo:padding-bottom="0in" fo:padding-right="0.075in"/>
    </style:style>
    <style:style style:name="P31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42" style:family="table-row">
      <style:table-row-properties style:use-optimal-row-height="false"/>
    </style:style>
    <style:style style:name="TableCell3143" style:family="table-cell">
      <style:table-cell-properties fo:border="0.0069in solid #000000" fo:padding-top="0in" fo:padding-left="0.075in" fo:padding-bottom="0in" fo:padding-right="0.075in"/>
    </style:style>
    <style:style style:name="P31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45" style:family="table-cell">
      <style:table-cell-properties fo:border="0.0069in solid #000000" fo:padding-top="0in" fo:padding-left="0.075in" fo:padding-bottom="0in" fo:padding-right="0.075in"/>
    </style:style>
    <style:style style:name="P31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47" style:family="table-row">
      <style:table-row-properties style:use-optimal-row-height="false"/>
    </style:style>
    <style:style style:name="TableCell3148" style:family="table-cell">
      <style:table-cell-properties fo:border="0.0069in solid #000000" fo:padding-top="0in" fo:padding-left="0.075in" fo:padding-bottom="0in" fo:padding-right="0.075in"/>
    </style:style>
    <style:style style:name="P31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50" style:family="table-cell">
      <style:table-cell-properties fo:border="0.0069in solid #000000" fo:padding-top="0in" fo:padding-left="0.075in" fo:padding-bottom="0in" fo:padding-right="0.075in"/>
    </style:style>
    <style:style style:name="P31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1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5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157" style:family="table-column">
      <style:table-column-properties style:column-width="3.075in" style:use-optimal-column-width="false"/>
    </style:style>
    <style:style style:name="TableColumn3158" style:family="table-column">
      <style:table-column-properties style:column-width="3.075in" style:use-optimal-column-width="false"/>
    </style:style>
    <style:style style:name="Table3156" style:family="table">
      <style:table-properties style:width="6.15in" fo:margin-left="0in" table:align="left"/>
    </style:style>
    <style:style style:name="TableRow3159" style:family="table-row">
      <style:table-row-properties style:use-optimal-row-height="false"/>
    </style:style>
    <style:style style:name="TableCell3160" style:family="table-cell">
      <style:table-cell-properties fo:border="0.0069in solid #000000" fo:padding-top="0in" fo:padding-left="0.075in" fo:padding-bottom="0in" fo:padding-right="0.075in"/>
    </style:style>
    <style:style style:name="P316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62" style:family="table-cell">
      <style:table-cell-properties fo:border="0.0069in solid #000000" fo:padding-top="0in" fo:padding-left="0.075in" fo:padding-bottom="0in" fo:padding-right="0.075in"/>
    </style:style>
    <style:style style:name="P31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64" style:family="table-row">
      <style:table-row-properties style:use-optimal-row-height="false"/>
    </style:style>
    <style:style style:name="TableCell3165" style:family="table-cell">
      <style:table-cell-properties fo:border="0.0069in solid #000000" fo:padding-top="0in" fo:padding-left="0.075in" fo:padding-bottom="0in" fo:padding-right="0.075in"/>
    </style:style>
    <style:style style:name="P31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67" style:family="table-cell">
      <style:table-cell-properties fo:border="0.0069in solid #000000" fo:padding-top="0in" fo:padding-left="0.075in" fo:padding-bottom="0in" fo:padding-right="0.075in"/>
    </style:style>
    <style:style style:name="P31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69" style:family="table-row">
      <style:table-row-properties style:use-optimal-row-height="false"/>
    </style:style>
    <style:style style:name="TableCell3170" style:family="table-cell">
      <style:table-cell-properties fo:border="0.0069in solid #000000" fo:padding-top="0in" fo:padding-left="0.075in" fo:padding-bottom="0in" fo:padding-right="0.075in"/>
    </style:style>
    <style:style style:name="P31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72" style:family="table-cell">
      <style:table-cell-properties fo:border="0.0069in solid #000000" fo:padding-top="0in" fo:padding-left="0.075in" fo:padding-bottom="0in" fo:padding-right="0.075in"/>
    </style:style>
    <style:style style:name="P31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74" style:family="table-row">
      <style:table-row-properties style:use-optimal-row-height="false"/>
    </style:style>
    <style:style style:name="TableCell3175" style:family="table-cell">
      <style:table-cell-properties fo:border="0.0069in solid #000000" fo:padding-top="0in" fo:padding-left="0.075in" fo:padding-bottom="0in" fo:padding-right="0.075in"/>
    </style:style>
    <style:style style:name="P31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77" style:family="table-cell">
      <style:table-cell-properties fo:border="0.0069in solid #000000" fo:padding-top="0in" fo:padding-left="0.075in" fo:padding-bottom="0in" fo:padding-right="0.075in"/>
    </style:style>
    <style:style style:name="P31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17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8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8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18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184" style:family="table-column">
      <style:table-column-properties style:column-width="3.075in" style:use-optimal-column-width="false"/>
    </style:style>
    <style:style style:name="TableColumn3185" style:family="table-column">
      <style:table-column-properties style:column-width="3.075in" style:use-optimal-column-width="false"/>
    </style:style>
    <style:style style:name="Table3183" style:family="table">
      <style:table-properties style:width="6.15in" fo:margin-left="0in" table:align="left"/>
    </style:style>
    <style:style style:name="TableRow3186" style:family="table-row">
      <style:table-row-properties style:use-optimal-row-height="false"/>
    </style:style>
    <style:style style:name="TableCell3187" style:family="table-cell">
      <style:table-cell-properties fo:border="0.0069in solid #000000" fo:padding-top="0in" fo:padding-left="0.075in" fo:padding-bottom="0in" fo:padding-right="0.075in"/>
    </style:style>
    <style:style style:name="P318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189" style:family="table-cell">
      <style:table-cell-properties fo:border="0.0069in solid #000000" fo:padding-top="0in" fo:padding-left="0.075in" fo:padding-bottom="0in" fo:padding-right="0.075in"/>
    </style:style>
    <style:style style:name="P319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91" style:family="table-row">
      <style:table-row-properties style:use-optimal-row-height="false"/>
    </style:style>
    <style:style style:name="TableCell3192" style:family="table-cell">
      <style:table-cell-properties fo:border="0.0069in solid #000000" fo:padding-top="0in" fo:padding-left="0.075in" fo:padding-bottom="0in" fo:padding-right="0.075in"/>
    </style:style>
    <style:style style:name="P31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94" style:family="table-cell">
      <style:table-cell-properties fo:border="0.0069in solid #000000" fo:padding-top="0in" fo:padding-left="0.075in" fo:padding-bottom="0in" fo:padding-right="0.075in"/>
    </style:style>
    <style:style style:name="P31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196" style:family="table-row">
      <style:table-row-properties style:use-optimal-row-height="false"/>
    </style:style>
    <style:style style:name="TableCell3197" style:family="table-cell">
      <style:table-cell-properties fo:border="0.0069in solid #000000" fo:padding-top="0in" fo:padding-left="0.075in" fo:padding-bottom="0in" fo:padding-right="0.075in"/>
    </style:style>
    <style:style style:name="P31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199" style:family="table-cell">
      <style:table-cell-properties fo:border="0.0069in solid #000000" fo:padding-top="0in" fo:padding-left="0.075in" fo:padding-bottom="0in" fo:padding-right="0.075in"/>
    </style:style>
    <style:style style:name="P32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201" style:family="table-row">
      <style:table-row-properties style:use-optimal-row-height="false"/>
    </style:style>
    <style:style style:name="TableCell3202" style:family="table-cell">
      <style:table-cell-properties fo:border="0.0069in solid #000000" fo:padding-top="0in" fo:padding-left="0.075in" fo:padding-bottom="0in" fo:padding-right="0.075in"/>
    </style:style>
    <style:style style:name="P32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204" style:family="table-cell">
      <style:table-cell-properties fo:border="0.0069in solid #000000" fo:padding-top="0in" fo:padding-left="0.075in" fo:padding-bottom="0in" fo:padding-right="0.075in"/>
    </style:style>
    <style:style style:name="P32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20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20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20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209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21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211" style:parent-style-name="Standard0" style:family="paragraph">
      <style:paragraph-properties fo:text-align="justify"/>
    </style:style>
    <style:style style:name="T321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213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3215" style:family="table-column">
      <style:table-column-properties style:column-width="0.9791in" style:use-optimal-column-width="false"/>
    </style:style>
    <style:style style:name="TableColumn3216" style:family="table-column">
      <style:table-column-properties style:column-width="0.8541in" style:use-optimal-column-width="false"/>
    </style:style>
    <style:style style:name="TableColumn3217" style:family="table-column">
      <style:table-column-properties style:column-width="3.25in" style:use-optimal-column-width="false"/>
    </style:style>
    <style:style style:name="TableColumn3218" style:family="table-column">
      <style:table-column-properties style:column-width="1.1618in" style:use-optimal-column-width="false"/>
    </style:style>
    <style:style style:name="Table3214" style:family="table">
      <style:table-properties style:width="6.2451in" fo:margin-left="0.0256in" table:align="left"/>
    </style:style>
    <style:style style:name="TableRow3219" style:family="table-row">
      <style:table-row-properties style:use-optimal-row-height="false"/>
    </style:style>
    <style:style style:name="TableCell322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2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2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2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2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2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2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22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228" style:family="table-row">
      <style:table-row-properties style:use-optimal-row-height="false"/>
    </style:style>
    <style:style style:name="TableCell322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23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23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23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23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23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23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23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323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238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1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4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7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0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51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2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1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2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2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6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5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7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78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7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81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8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83" style:parent-style-name="Standard0" style:family="paragraph">
      <style:text-properties fo:language="en" fo:country="US"/>
    </style:style>
    <style:style style:name="P3284" style:parent-style-name="Heading1" style:list-style-name="WW8Num12" style:family="paragraph">
      <style:paragraph-properties fo:text-align="justify" fo:margin-top="0in" fo:margin-bottom="0in" fo:text-indent="0.1965in"/>
      <style:text-properties style:font-name="Arial" style:font-name-complex="Arial"/>
    </style:style>
    <style:style style:name="P32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286" style:parent-style-name="Standard0" style:family="paragraph">
      <style:paragraph-properties fo:text-align="justify"/>
      <style:text-properties style:font-name="Tahoma" style:font-name-complex="Arial"/>
    </style:style>
    <style:style style:name="P328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88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290" style:family="table-column">
      <style:table-column-properties style:column-width="3.075in" style:use-optimal-column-width="false"/>
    </style:style>
    <style:style style:name="TableColumn3291" style:family="table-column">
      <style:table-column-properties style:column-width="3.075in" style:use-optimal-column-width="false"/>
    </style:style>
    <style:style style:name="Table3289" style:family="table">
      <style:table-properties style:width="6.15in" fo:margin-left="0in" table:align="left"/>
    </style:style>
    <style:style style:name="TableRow3292" style:family="table-row">
      <style:table-row-properties style:use-optimal-row-height="false"/>
    </style:style>
    <style:style style:name="TableCell3293" style:family="table-cell">
      <style:table-cell-properties fo:border="0.0069in solid #000000" fo:padding-top="0in" fo:padding-left="0.075in" fo:padding-bottom="0in" fo:padding-right="0.075in"/>
    </style:style>
    <style:style style:name="P32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295" style:family="table-cell">
      <style:table-cell-properties fo:border="0.0069in solid #000000" fo:padding-top="0in" fo:padding-left="0.075in" fo:padding-bottom="0in" fo:padding-right="0.075in"/>
    </style:style>
    <style:style style:name="P329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297" style:family="table-row">
      <style:table-row-properties style:use-optimal-row-height="false"/>
    </style:style>
    <style:style style:name="TableCell3298" style:family="table-cell">
      <style:table-cell-properties fo:border="0.0069in solid #000000" fo:padding-top="0in" fo:padding-left="0.075in" fo:padding-bottom="0in" fo:padding-right="0.075in"/>
    </style:style>
    <style:style style:name="P32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00" style:family="table-cell">
      <style:table-cell-properties fo:border="0.0069in solid #000000" fo:padding-top="0in" fo:padding-left="0.075in" fo:padding-bottom="0in" fo:padding-right="0.075in"/>
    </style:style>
    <style:style style:name="P33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302" style:family="table-row">
      <style:table-row-properties style:use-optimal-row-height="false"/>
    </style:style>
    <style:style style:name="TableCell3303" style:family="table-cell">
      <style:table-cell-properties fo:border="0.0069in solid #000000" fo:padding-top="0in" fo:padding-left="0.075in" fo:padding-bottom="0in" fo:padding-right="0.075in"/>
    </style:style>
    <style:style style:name="P33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05" style:family="table-cell">
      <style:table-cell-properties fo:border="0.0069in solid #000000" fo:padding-top="0in" fo:padding-left="0.075in" fo:padding-bottom="0in" fo:padding-right="0.075in"/>
    </style:style>
    <style:style style:name="P33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307" style:family="table-row">
      <style:table-row-properties style:use-optimal-row-height="false"/>
    </style:style>
    <style:style style:name="TableCell3308" style:family="table-cell">
      <style:table-cell-properties fo:border="0.0069in solid #000000" fo:padding-top="0in" fo:padding-left="0.075in" fo:padding-bottom="0in" fo:padding-right="0.075in"/>
    </style:style>
    <style:style style:name="P33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10" style:family="table-cell">
      <style:table-cell-properties fo:border="0.0069in solid #000000" fo:padding-top="0in" fo:padding-left="0.075in" fo:padding-bottom="0in" fo:padding-right="0.075in"/>
    </style:style>
    <style:style style:name="P33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312" style:parent-style-name="Normal" style:family="paragraph">
      <style:paragraph-properties fo:text-align="justify"/>
      <style:text-properties style:font-name="Arial" style:font-name-complex="Arial"/>
    </style:style>
    <style:style style:name="P33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18" style:parent-style-name="Normal" style:family="paragraph">
      <style:paragraph-properties fo:text-align="justify"/>
      <style:text-properties style:font-name="Arial" style:font-name-complex="Arial"/>
    </style:style>
    <style:style style:name="P33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20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32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32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32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326" style:family="table-column">
      <style:table-column-properties style:column-width="3.075in" style:use-optimal-column-width="false"/>
    </style:style>
    <style:style style:name="TableColumn3327" style:family="table-column">
      <style:table-column-properties style:column-width="3.075in" style:use-optimal-column-width="false"/>
    </style:style>
    <style:style style:name="Table3325" style:family="table">
      <style:table-properties style:width="6.15in" fo:margin-left="0in" table:align="left"/>
    </style:style>
    <style:style style:name="TableRow3328" style:family="table-row">
      <style:table-row-properties style:use-optimal-row-height="false"/>
    </style:style>
    <style:style style:name="TableCell3329" style:family="table-cell">
      <style:table-cell-properties fo:border="0.0069in solid #000000" fo:padding-top="0in" fo:padding-left="0.075in" fo:padding-bottom="0in" fo:padding-right="0.075in"/>
    </style:style>
    <style:style style:name="P333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331" style:family="table-cell">
      <style:table-cell-properties fo:border="0.0069in solid #000000" fo:padding-top="0in" fo:padding-left="0.075in" fo:padding-bottom="0in" fo:padding-right="0.075in"/>
    </style:style>
    <style:style style:name="P333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333" style:family="table-row">
      <style:table-row-properties style:use-optimal-row-height="false"/>
    </style:style>
    <style:style style:name="TableCell3334" style:family="table-cell">
      <style:table-cell-properties fo:border="0.0069in solid #000000" fo:padding-top="0in" fo:padding-left="0.075in" fo:padding-bottom="0in" fo:padding-right="0.075in"/>
    </style:style>
    <style:style style:name="P33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36" style:family="table-cell">
      <style:table-cell-properties fo:border="0.0069in solid #000000" fo:padding-top="0in" fo:padding-left="0.075in" fo:padding-bottom="0in" fo:padding-right="0.075in"/>
    </style:style>
    <style:style style:name="P33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338" style:family="table-row">
      <style:table-row-properties style:use-optimal-row-height="false"/>
    </style:style>
    <style:style style:name="TableCell3339" style:family="table-cell">
      <style:table-cell-properties fo:border="0.0069in solid #000000" fo:padding-top="0in" fo:padding-left="0.075in" fo:padding-bottom="0in" fo:padding-right="0.075in"/>
    </style:style>
    <style:style style:name="P33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41" style:family="table-cell">
      <style:table-cell-properties fo:border="0.0069in solid #000000" fo:padding-top="0in" fo:padding-left="0.075in" fo:padding-bottom="0in" fo:padding-right="0.075in"/>
    </style:style>
    <style:style style:name="P33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343" style:family="table-row">
      <style:table-row-properties style:use-optimal-row-height="false"/>
    </style:style>
    <style:style style:name="TableCell3344" style:family="table-cell">
      <style:table-cell-properties fo:border="0.0069in solid #000000" fo:padding-top="0in" fo:padding-left="0.075in" fo:padding-bottom="0in" fo:padding-right="0.075in"/>
    </style:style>
    <style:style style:name="P33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346" style:family="table-cell">
      <style:table-cell-properties fo:border="0.0069in solid #000000" fo:padding-top="0in" fo:padding-left="0.075in" fo:padding-bottom="0in" fo:padding-right="0.075in"/>
    </style:style>
    <style:style style:name="P33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348" style:parent-style-name="Standard0" style:family="paragraph">
      <style:paragraph-properties fo:text-align="justify"/>
      <style:text-properties style:font-name="Tahoma" style:font-name-complex="Arial"/>
    </style:style>
    <style:style style:name="P33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3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351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35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353" style:parent-style-name="Standard0" style:family="paragraph">
      <style:paragraph-properties fo:text-align="justify"/>
    </style:style>
    <style:style style:name="T335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355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3357" style:family="table-column">
      <style:table-column-properties style:column-width="0.9791in" style:use-optimal-column-width="false"/>
    </style:style>
    <style:style style:name="TableColumn3358" style:family="table-column">
      <style:table-column-properties style:column-width="0.8541in" style:use-optimal-column-width="false"/>
    </style:style>
    <style:style style:name="TableColumn3359" style:family="table-column">
      <style:table-column-properties style:column-width="3.25in" style:use-optimal-column-width="false"/>
    </style:style>
    <style:style style:name="TableColumn3360" style:family="table-column">
      <style:table-column-properties style:column-width="1.1618in" style:use-optimal-column-width="false"/>
    </style:style>
    <style:style style:name="Table3356" style:family="table">
      <style:table-properties style:width="6.2451in" fo:margin-left="0.0256in" table:align="left"/>
    </style:style>
    <style:style style:name="TableRow3361" style:family="table-row">
      <style:table-row-properties style:use-optimal-row-height="false"/>
    </style:style>
    <style:style style:name="TableCell336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6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6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36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68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36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370" style:family="table-row">
      <style:table-row-properties style:use-optimal-row-height="false"/>
    </style:style>
    <style:style style:name="TableCell337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7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7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7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7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7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77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37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Row3379" style:family="table-row">
      <style:table-row-properties style:use-optimal-row-height="false"/>
    </style:style>
    <style:style style:name="TableCell338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8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8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8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8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8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38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38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3388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389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39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2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3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5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3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398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3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1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402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40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0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2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41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4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0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4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3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4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6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4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29" style:parent-style-name="Heading1" style:list-style-name="LFO16" style:family="paragraph">
      <style:paragraph-properties fo:text-align="justify" fo:margin-top="0in" fo:margin-bottom="0in"/>
      <style:text-properties style:font-name="Arial" style:font-name-complex="Arial"/>
    </style:style>
    <style:style style:name="P34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43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33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435" style:family="table-column">
      <style:table-column-properties style:column-width="3.075in" style:use-optimal-column-width="false"/>
    </style:style>
    <style:style style:name="TableColumn3436" style:family="table-column">
      <style:table-column-properties style:column-width="3.075in" style:use-optimal-column-width="false"/>
    </style:style>
    <style:style style:name="Table3434" style:family="table">
      <style:table-properties style:width="6.15in" fo:margin-left="0in" table:align="left"/>
    </style:style>
    <style:style style:name="TableRow3437" style:family="table-row">
      <style:table-row-properties style:use-optimal-row-height="false"/>
    </style:style>
    <style:style style:name="TableCell3438" style:family="table-cell">
      <style:table-cell-properties fo:border="0.0069in solid #000000" fo:padding-top="0in" fo:padding-left="0.075in" fo:padding-bottom="0in" fo:padding-right="0.075in"/>
    </style:style>
    <style:style style:name="P343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440" style:family="table-cell">
      <style:table-cell-properties fo:border="0.0069in solid #000000" fo:padding-top="0in" fo:padding-left="0.075in" fo:padding-bottom="0in" fo:padding-right="0.075in"/>
    </style:style>
    <style:style style:name="P344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442" style:family="table-row">
      <style:table-row-properties style:use-optimal-row-height="false"/>
    </style:style>
    <style:style style:name="TableCell3443" style:family="table-cell">
      <style:table-cell-properties fo:border="0.0069in solid #000000" fo:padding-top="0in" fo:padding-left="0.075in" fo:padding-bottom="0in" fo:padding-right="0.075in"/>
    </style:style>
    <style:style style:name="P34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45" style:family="table-cell">
      <style:table-cell-properties fo:border="0.0069in solid #000000" fo:padding-top="0in" fo:padding-left="0.075in" fo:padding-bottom="0in" fo:padding-right="0.075in"/>
    </style:style>
    <style:style style:name="P34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447" style:family="table-row">
      <style:table-row-properties style:use-optimal-row-height="false"/>
    </style:style>
    <style:style style:name="TableCell3448" style:family="table-cell">
      <style:table-cell-properties fo:border="0.0069in solid #000000" fo:padding-top="0in" fo:padding-left="0.075in" fo:padding-bottom="0in" fo:padding-right="0.075in"/>
    </style:style>
    <style:style style:name="P34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50" style:family="table-cell">
      <style:table-cell-properties fo:border="0.0069in solid #000000" fo:padding-top="0in" fo:padding-left="0.075in" fo:padding-bottom="0in" fo:padding-right="0.075in"/>
    </style:style>
    <style:style style:name="P345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452" style:family="table-row">
      <style:table-row-properties style:use-optimal-row-height="false"/>
    </style:style>
    <style:style style:name="TableCell3453" style:family="table-cell">
      <style:table-cell-properties fo:border="0.0069in solid #000000" fo:padding-top="0in" fo:padding-left="0.075in" fo:padding-bottom="0in" fo:padding-right="0.075in"/>
    </style:style>
    <style:style style:name="P34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55" style:family="table-cell">
      <style:table-cell-properties fo:border="0.0069in solid #000000" fo:padding-top="0in" fo:padding-left="0.075in" fo:padding-bottom="0in" fo:padding-right="0.075in"/>
    </style:style>
    <style:style style:name="P34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457" style:parent-style-name="Normal" style:family="paragraph">
      <style:paragraph-properties fo:text-align="justify"/>
      <style:text-properties style:font-name="Arial" style:font-name-complex="Arial"/>
    </style:style>
    <style:style style:name="P34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5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6" style:parent-style-name="Normal" style:family="paragraph">
      <style:paragraph-properties fo:text-align="justify"/>
      <style:text-properties style:font-name="Arial" style:font-name-complex="Arial"/>
    </style:style>
    <style:style style:name="P346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68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6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7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7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7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474" style:family="table-column">
      <style:table-column-properties style:column-width="3.075in" style:use-optimal-column-width="false"/>
    </style:style>
    <style:style style:name="TableColumn3475" style:family="table-column">
      <style:table-column-properties style:column-width="3.075in" style:use-optimal-column-width="false"/>
    </style:style>
    <style:style style:name="Table3473" style:family="table">
      <style:table-properties style:width="6.15in" fo:margin-left="0in" table:align="left"/>
    </style:style>
    <style:style style:name="TableRow3476" style:family="table-row">
      <style:table-row-properties style:use-optimal-row-height="false"/>
    </style:style>
    <style:style style:name="TableCell3477" style:family="table-cell">
      <style:table-cell-properties fo:border="0.0069in solid #000000" fo:padding-top="0in" fo:padding-left="0.075in" fo:padding-bottom="0in" fo:padding-right="0.075in"/>
    </style:style>
    <style:style style:name="P347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479" style:family="table-cell">
      <style:table-cell-properties fo:border="0.0069in solid #000000" fo:padding-top="0in" fo:padding-left="0.075in" fo:padding-bottom="0in" fo:padding-right="0.075in"/>
    </style:style>
    <style:style style:name="P348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481" style:family="table-row">
      <style:table-row-properties style:use-optimal-row-height="false"/>
    </style:style>
    <style:style style:name="TableCell3482" style:family="table-cell">
      <style:table-cell-properties fo:border="0.0069in solid #000000" fo:padding-top="0in" fo:padding-left="0.075in" fo:padding-bottom="0in" fo:padding-right="0.075in"/>
    </style:style>
    <style:style style:name="P348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84" style:family="table-cell">
      <style:table-cell-properties fo:border="0.0069in solid #000000" fo:padding-top="0in" fo:padding-left="0.075in" fo:padding-bottom="0in" fo:padding-right="0.075in"/>
    </style:style>
    <style:style style:name="P34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486" style:family="table-row">
      <style:table-row-properties style:use-optimal-row-height="false"/>
    </style:style>
    <style:style style:name="TableCell3487" style:family="table-cell">
      <style:table-cell-properties fo:border="0.0069in solid #000000" fo:padding-top="0in" fo:padding-left="0.075in" fo:padding-bottom="0in" fo:padding-right="0.075in"/>
    </style:style>
    <style:style style:name="P348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89" style:family="table-cell">
      <style:table-cell-properties fo:border="0.0069in solid #000000" fo:padding-top="0in" fo:padding-left="0.075in" fo:padding-bottom="0in" fo:padding-right="0.075in"/>
    </style:style>
    <style:style style:name="P34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491" style:family="table-row">
      <style:table-row-properties style:use-optimal-row-height="false"/>
    </style:style>
    <style:style style:name="TableCell3492" style:family="table-cell">
      <style:table-cell-properties fo:border="0.0069in solid #000000" fo:padding-top="0in" fo:padding-left="0.075in" fo:padding-bottom="0in" fo:padding-right="0.075in"/>
    </style:style>
    <style:style style:name="P34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494" style:family="table-cell">
      <style:table-cell-properties fo:border="0.0069in solid #000000" fo:padding-top="0in" fo:padding-left="0.075in" fo:padding-bottom="0in" fo:padding-right="0.075in"/>
    </style:style>
    <style:style style:name="P34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49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9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9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499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50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501" style:parent-style-name="Standard0" style:family="paragraph">
      <style:paragraph-properties fo:text-align="justify"/>
    </style:style>
    <style:style style:name="T3502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3503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3505" style:family="table-column">
      <style:table-column-properties style:column-width="0.9791in" style:use-optimal-column-width="false"/>
    </style:style>
    <style:style style:name="TableColumn3506" style:family="table-column">
      <style:table-column-properties style:column-width="0.8541in" style:use-optimal-column-width="false"/>
    </style:style>
    <style:style style:name="TableColumn3507" style:family="table-column">
      <style:table-column-properties style:column-width="3.25in" style:use-optimal-column-width="false"/>
    </style:style>
    <style:style style:name="TableColumn3508" style:family="table-column">
      <style:table-column-properties style:column-width="1.1618in" style:use-optimal-column-width="false"/>
    </style:style>
    <style:style style:name="Table3504" style:family="table">
      <style:table-properties style:width="6.2451in" fo:margin-left="0.0256in" table:align="left"/>
    </style:style>
    <style:style style:name="TableRow3509" style:family="table-row">
      <style:table-row-properties style:use-optimal-row-height="false"/>
    </style:style>
    <style:style style:name="TableCell351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51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51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51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51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51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518" style:family="table-row">
      <style:table-row-properties style:use-optimal-row-height="false"/>
    </style:style>
    <style:style style:name="TableCell351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2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2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2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2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2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2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52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Row3527" style:family="table-row">
      <style:table-row-properties style:use-optimal-row-height="false"/>
    </style:style>
    <style:style style:name="TableCell352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29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3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3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3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3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53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53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3536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537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0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3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6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49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50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5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7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5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5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5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6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2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5" style:parent-style-name="Heading1" style:family="paragraph">
      <style:paragraph-properties fo:text-align="justify" fo:margin-top="0in" fo:margin-bottom="0in" fo:margin-left="0.25in">
        <style:tab-stops/>
      </style:paragraph-properties>
      <style:text-properties style:font-name="Arial" style:font-name-complex="Arial"/>
    </style:style>
    <style:style style:name="P3576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79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8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82" style:parent-style-name="Heading1" style:list-style-name="LFO17" style:family="paragraph">
      <style:paragraph-properties fo:text-align="justify" fo:margin-top="0in" fo:margin-bottom="0in"/>
      <style:text-properties style:font-name="Arial" style:font-name-complex="Arial"/>
    </style:style>
    <style:style style:name="P35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584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5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86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588" style:family="table-column">
      <style:table-column-properties style:column-width="3.075in" style:use-optimal-column-width="false"/>
    </style:style>
    <style:style style:name="TableColumn3589" style:family="table-column">
      <style:table-column-properties style:column-width="3.075in" style:use-optimal-column-width="false"/>
    </style:style>
    <style:style style:name="Table3587" style:family="table">
      <style:table-properties style:width="6.15in" fo:margin-left="0in" table:align="left"/>
    </style:style>
    <style:style style:name="TableRow3590" style:family="table-row">
      <style:table-row-properties style:use-optimal-row-height="false"/>
    </style:style>
    <style:style style:name="TableCell3591" style:family="table-cell">
      <style:table-cell-properties fo:border="0.0069in solid #000000" fo:padding-top="0in" fo:padding-left="0.075in" fo:padding-bottom="0in" fo:padding-right="0.075in"/>
    </style:style>
    <style:style style:name="P35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93" style:family="table-cell">
      <style:table-cell-properties fo:border="0.0069in solid #000000" fo:padding-top="0in" fo:padding-left="0.075in" fo:padding-bottom="0in" fo:padding-right="0.075in"/>
    </style:style>
    <style:style style:name="P35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595" style:family="table-row">
      <style:table-row-properties style:use-optimal-row-height="false"/>
    </style:style>
    <style:style style:name="TableCell3596" style:family="table-cell">
      <style:table-cell-properties fo:border="0.0069in solid #000000" fo:padding-top="0in" fo:padding-left="0.075in" fo:padding-bottom="0in" fo:padding-right="0.075in"/>
    </style:style>
    <style:style style:name="P35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598" style:family="table-cell">
      <style:table-cell-properties fo:border="0.0069in solid #000000" fo:padding-top="0in" fo:padding-left="0.075in" fo:padding-bottom="0in" fo:padding-right="0.075in"/>
    </style:style>
    <style:style style:name="P35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00" style:family="table-row">
      <style:table-row-properties style:use-optimal-row-height="false"/>
    </style:style>
    <style:style style:name="TableCell3601" style:family="table-cell">
      <style:table-cell-properties fo:border="0.0069in solid #000000" fo:padding-top="0in" fo:padding-left="0.075in" fo:padding-bottom="0in" fo:padding-right="0.075in"/>
    </style:style>
    <style:style style:name="P36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03" style:family="table-cell">
      <style:table-cell-properties fo:border="0.0069in solid #000000" fo:padding-top="0in" fo:padding-left="0.075in" fo:padding-bottom="0in" fo:padding-right="0.075in"/>
    </style:style>
    <style:style style:name="P36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05" style:family="table-row">
      <style:table-row-properties style:use-optimal-row-height="false"/>
    </style:style>
    <style:style style:name="TableCell3606" style:family="table-cell">
      <style:table-cell-properties fo:border="0.0069in solid #000000" fo:padding-top="0in" fo:padding-left="0.075in" fo:padding-bottom="0in" fo:padding-right="0.075in"/>
    </style:style>
    <style:style style:name="P36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08" style:family="table-cell">
      <style:table-cell-properties fo:border="0.0069in solid #000000" fo:padding-top="0in" fo:padding-left="0.075in" fo:padding-bottom="0in" fo:padding-right="0.075in"/>
    </style:style>
    <style:style style:name="P36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610" style:parent-style-name="Normal" style:family="paragraph">
      <style:paragraph-properties fo:text-align="justify"/>
      <style:text-properties style:font-name="Arial" style:font-name-complex="Arial"/>
    </style:style>
    <style:style style:name="P36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1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16" style:parent-style-name="Normal" style:family="paragraph">
      <style:paragraph-properties fo:text-align="justify"/>
      <style:text-properties style:font-name="Arial" style:font-name-complex="Arial"/>
    </style:style>
    <style:style style:name="P36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18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1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2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2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624" style:family="table-column">
      <style:table-column-properties style:column-width="3.075in" style:use-optimal-column-width="false"/>
    </style:style>
    <style:style style:name="TableColumn3625" style:family="table-column">
      <style:table-column-properties style:column-width="3.075in" style:use-optimal-column-width="false"/>
    </style:style>
    <style:style style:name="Table3623" style:family="table">
      <style:table-properties style:width="6.15in" fo:margin-left="0in" table:align="left"/>
    </style:style>
    <style:style style:name="TableRow3626" style:family="table-row">
      <style:table-row-properties style:use-optimal-row-height="false"/>
    </style:style>
    <style:style style:name="TableCell3627" style:family="table-cell">
      <style:table-cell-properties fo:border="0.0069in solid #000000" fo:padding-top="0in" fo:padding-left="0.075in" fo:padding-bottom="0in" fo:padding-right="0.075in"/>
    </style:style>
    <style:style style:name="P362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629" style:family="table-cell">
      <style:table-cell-properties fo:border="0.0069in solid #000000" fo:padding-top="0in" fo:padding-left="0.075in" fo:padding-bottom="0in" fo:padding-right="0.075in"/>
    </style:style>
    <style:style style:name="P363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631" style:family="table-row">
      <style:table-row-properties style:use-optimal-row-height="false"/>
    </style:style>
    <style:style style:name="TableCell3632" style:family="table-cell">
      <style:table-cell-properties fo:border="0.0069in solid #000000" fo:padding-top="0in" fo:padding-left="0.075in" fo:padding-bottom="0in" fo:padding-right="0.075in"/>
    </style:style>
    <style:style style:name="P36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34" style:family="table-cell">
      <style:table-cell-properties fo:border="0.0069in solid #000000" fo:padding-top="0in" fo:padding-left="0.075in" fo:padding-bottom="0in" fo:padding-right="0.075in"/>
    </style:style>
    <style:style style:name="P36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36" style:family="table-row">
      <style:table-row-properties style:use-optimal-row-height="false"/>
    </style:style>
    <style:style style:name="TableCell3637" style:family="table-cell">
      <style:table-cell-properties fo:border="0.0069in solid #000000" fo:padding-top="0in" fo:padding-left="0.075in" fo:padding-bottom="0in" fo:padding-right="0.075in"/>
    </style:style>
    <style:style style:name="P36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39" style:family="table-cell">
      <style:table-cell-properties fo:border="0.0069in solid #000000" fo:padding-top="0in" fo:padding-left="0.075in" fo:padding-bottom="0in" fo:padding-right="0.075in"/>
    </style:style>
    <style:style style:name="P36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41" style:family="table-row">
      <style:table-row-properties style:use-optimal-row-height="false"/>
    </style:style>
    <style:style style:name="TableCell3642" style:family="table-cell">
      <style:table-cell-properties fo:border="0.0069in solid #000000" fo:padding-top="0in" fo:padding-left="0.075in" fo:padding-bottom="0in" fo:padding-right="0.075in"/>
    </style:style>
    <style:style style:name="P36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44" style:family="table-cell">
      <style:table-cell-properties fo:border="0.0069in solid #000000" fo:padding-top="0in" fo:padding-left="0.075in" fo:padding-bottom="0in" fo:padding-right="0.075in"/>
    </style:style>
    <style:style style:name="P36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64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4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651" style:family="table-column">
      <style:table-column-properties style:column-width="3.075in" style:use-optimal-column-width="false"/>
    </style:style>
    <style:style style:name="TableColumn3652" style:family="table-column">
      <style:table-column-properties style:column-width="3.075in" style:use-optimal-column-width="false"/>
    </style:style>
    <style:style style:name="Table3650" style:family="table">
      <style:table-properties style:width="6.15in" fo:margin-left="0in" table:align="left"/>
    </style:style>
    <style:style style:name="TableRow3653" style:family="table-row">
      <style:table-row-properties style:use-optimal-row-height="false"/>
    </style:style>
    <style:style style:name="TableCell3654" style:family="table-cell">
      <style:table-cell-properties fo:border="0.0069in solid #000000" fo:padding-top="0in" fo:padding-left="0.075in" fo:padding-bottom="0in" fo:padding-right="0.075in"/>
    </style:style>
    <style:style style:name="P365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656" style:family="table-cell">
      <style:table-cell-properties fo:border="0.0069in solid #000000" fo:padding-top="0in" fo:padding-left="0.075in" fo:padding-bottom="0in" fo:padding-right="0.075in"/>
    </style:style>
    <style:style style:name="P365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658" style:family="table-row">
      <style:table-row-properties style:use-optimal-row-height="false"/>
    </style:style>
    <style:style style:name="TableCell3659" style:family="table-cell">
      <style:table-cell-properties fo:border="0.0069in solid #000000" fo:padding-top="0in" fo:padding-left="0.075in" fo:padding-bottom="0in" fo:padding-right="0.075in"/>
    </style:style>
    <style:style style:name="P366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61" style:family="table-cell">
      <style:table-cell-properties fo:border="0.0069in solid #000000" fo:padding-top="0in" fo:padding-left="0.075in" fo:padding-bottom="0in" fo:padding-right="0.075in"/>
    </style:style>
    <style:style style:name="P36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63" style:family="table-row">
      <style:table-row-properties style:use-optimal-row-height="false"/>
    </style:style>
    <style:style style:name="TableCell3664" style:family="table-cell">
      <style:table-cell-properties fo:border="0.0069in solid #000000" fo:padding-top="0in" fo:padding-left="0.075in" fo:padding-bottom="0in" fo:padding-right="0.075in"/>
    </style:style>
    <style:style style:name="P36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66" style:family="table-cell">
      <style:table-cell-properties fo:border="0.0069in solid #000000" fo:padding-top="0in" fo:padding-left="0.075in" fo:padding-bottom="0in" fo:padding-right="0.075in"/>
    </style:style>
    <style:style style:name="P36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="0.0069in solid #000000" fo:padding-top="0in" fo:padding-left="0.075in" fo:padding-bottom="0in" fo:padding-right="0.075in"/>
    </style:style>
    <style:style style:name="P36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671" style:family="table-cell">
      <style:table-cell-properties fo:border="0.0069in solid #000000" fo:padding-top="0in" fo:padding-left="0.075in" fo:padding-bottom="0in" fo:padding-right="0.075in"/>
    </style:style>
    <style:style style:name="P36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673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67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675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76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6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678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3680" style:family="table-column">
      <style:table-column-properties style:column-width="0.9784in" style:use-optimal-column-width="false"/>
    </style:style>
    <style:style style:name="TableColumn3681" style:family="table-column">
      <style:table-column-properties style:column-width="0.8541in" style:use-optimal-column-width="false"/>
    </style:style>
    <style:style style:name="TableColumn3682" style:family="table-column">
      <style:table-column-properties style:column-width="3.25in" style:use-optimal-column-width="false"/>
    </style:style>
    <style:style style:name="TableColumn3683" style:family="table-column">
      <style:table-column-properties style:column-width="1.1694in" style:use-optimal-column-width="false"/>
    </style:style>
    <style:style style:name="Table3679" style:family="table">
      <style:table-properties style:width="6.252in" fo:margin-left="0.0222in" table:align="left"/>
    </style:style>
    <style:style style:name="TableRow3684" style:family="table-row">
      <style:table-row-properties style:use-optimal-row-height="false"/>
    </style:style>
    <style:style style:name="TableCell368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686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8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688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8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690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691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692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693" style:family="table-row">
      <style:table-row-properties style:use-optimal-row-height="false"/>
    </style:style>
    <style:style style:name="TableCell3694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69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696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69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698" style:family="table-cell">
      <style:table-cell-properties fo:border-top="0.0069in solid #808080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699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700" style:family="table-cell">
      <style:table-cell-properties fo:border="0.0069in solid #808080" fo:background-color="#F3F3F3" style:vertical-align="middle" fo:padding-top="0in" fo:padding-left="0in" fo:padding-bottom="0in" fo:padding-right="0in"/>
    </style:style>
    <style:style style:name="P370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3702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703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06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0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09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2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1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5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16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7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0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7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7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7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7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1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4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7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60" style:parent-style-name="Heading1" style:list-style-name="LFO18" style:family="paragraph">
      <style:paragraph-properties fo:text-align="justify" fo:margin-top="0in" fo:margin-bottom="0in"/>
      <style:text-properties style:font-name="Arial" style:font-name-complex="Arial"/>
    </style:style>
    <style:style style:name="P37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762" style:parent-style-name="Standard0" style:family="paragraph">
      <style:paragraph-properties fo:text-align="justify"/>
      <style:text-properties style:font-name="Tahoma" style:font-name-complex="Arial"/>
    </style:style>
    <style:style style:name="P376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64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766" style:family="table-column">
      <style:table-column-properties style:column-width="3.075in" style:use-optimal-column-width="false"/>
    </style:style>
    <style:style style:name="TableColumn3767" style:family="table-column">
      <style:table-column-properties style:column-width="3.075in" style:use-optimal-column-width="false"/>
    </style:style>
    <style:style style:name="Table3765" style:family="table">
      <style:table-properties style:width="6.15in" fo:margin-left="0in" table:align="left"/>
    </style:style>
    <style:style style:name="TableRow3768" style:family="table-row">
      <style:table-row-properties style:use-optimal-row-height="false"/>
    </style:style>
    <style:style style:name="TableCell3769" style:family="table-cell">
      <style:table-cell-properties fo:border="0.0069in solid #000000" fo:padding-top="0in" fo:padding-left="0.075in" fo:padding-bottom="0in" fo:padding-right="0.075in"/>
    </style:style>
    <style:style style:name="P377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771" style:family="table-cell">
      <style:table-cell-properties fo:border="0.0069in solid #000000" fo:padding-top="0in" fo:padding-left="0.075in" fo:padding-bottom="0in" fo:padding-right="0.075in"/>
    </style:style>
    <style:style style:name="P377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773" style:family="table-row">
      <style:table-row-properties style:use-optimal-row-height="false"/>
    </style:style>
    <style:style style:name="TableCell3774" style:family="table-cell">
      <style:table-cell-properties fo:border="0.0069in solid #000000" fo:padding-top="0in" fo:padding-left="0.075in" fo:padding-bottom="0in" fo:padding-right="0.075in"/>
    </style:style>
    <style:style style:name="P37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776" style:family="table-cell">
      <style:table-cell-properties fo:border="0.0069in solid #000000" fo:padding-top="0in" fo:padding-left="0.075in" fo:padding-bottom="0in" fo:padding-right="0.075in"/>
    </style:style>
    <style:style style:name="P37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778" style:family="table-row">
      <style:table-row-properties style:use-optimal-row-height="false"/>
    </style:style>
    <style:style style:name="TableCell3779" style:family="table-cell">
      <style:table-cell-properties fo:border="0.0069in solid #000000" fo:padding-top="0in" fo:padding-left="0.075in" fo:padding-bottom="0in" fo:padding-right="0.075in"/>
    </style:style>
    <style:style style:name="P37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781" style:family="table-cell">
      <style:table-cell-properties fo:border="0.0069in solid #000000" fo:padding-top="0in" fo:padding-left="0.075in" fo:padding-bottom="0in" fo:padding-right="0.075in"/>
    </style:style>
    <style:style style:name="P37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783" style:family="table-row">
      <style:table-row-properties style:use-optimal-row-height="false"/>
    </style:style>
    <style:style style:name="TableCell3784" style:family="table-cell">
      <style:table-cell-properties fo:border="0.0069in solid #000000" fo:padding-top="0in" fo:padding-left="0.075in" fo:padding-bottom="0in" fo:padding-right="0.075in"/>
    </style:style>
    <style:style style:name="P37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786" style:family="table-cell">
      <style:table-cell-properties fo:border="0.0069in solid #000000" fo:padding-top="0in" fo:padding-left="0.075in" fo:padding-bottom="0in" fo:padding-right="0.075in"/>
    </style:style>
    <style:style style:name="P37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788" style:parent-style-name="Normal" style:family="paragraph">
      <style:paragraph-properties fo:text-align="justify"/>
      <style:text-properties style:font-name="Arial" style:font-name-complex="Arial"/>
    </style:style>
    <style:style style:name="P378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7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7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794" style:parent-style-name="Normal" style:family="paragraph">
      <style:paragraph-properties fo:text-align="justify"/>
      <style:text-properties style:font-name="Arial" style:font-name-complex="Arial"/>
    </style:style>
    <style:style style:name="P379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96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79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79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79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0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802" style:family="table-column">
      <style:table-column-properties style:column-width="3.075in" style:use-optimal-column-width="false"/>
    </style:style>
    <style:style style:name="TableColumn3803" style:family="table-column">
      <style:table-column-properties style:column-width="3.075in" style:use-optimal-column-width="false"/>
    </style:style>
    <style:style style:name="Table3801" style:family="table">
      <style:table-properties style:width="6.15in" fo:margin-left="0in" table:align="left"/>
    </style:style>
    <style:style style:name="TableRow3804" style:family="table-row">
      <style:table-row-properties style:use-optimal-row-height="false"/>
    </style:style>
    <style:style style:name="TableCell3805" style:family="table-cell">
      <style:table-cell-properties fo:border="0.0069in solid #000000" fo:padding-top="0in" fo:padding-left="0.075in" fo:padding-bottom="0in" fo:padding-right="0.075in"/>
    </style:style>
    <style:style style:name="P380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07" style:family="table-cell">
      <style:table-cell-properties fo:border="0.0069in solid #000000" fo:padding-top="0in" fo:padding-left="0.075in" fo:padding-bottom="0in" fo:padding-right="0.075in"/>
    </style:style>
    <style:style style:name="P380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809" style:family="table-row">
      <style:table-row-properties style:use-optimal-row-height="false"/>
    </style:style>
    <style:style style:name="TableCell3810" style:family="table-cell">
      <style:table-cell-properties fo:border="0.0069in solid #000000" fo:padding-top="0in" fo:padding-left="0.075in" fo:padding-bottom="0in" fo:padding-right="0.075in"/>
    </style:style>
    <style:style style:name="P38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12" style:family="table-cell">
      <style:table-cell-properties fo:border="0.0069in solid #000000" fo:padding-top="0in" fo:padding-left="0.075in" fo:padding-bottom="0in" fo:padding-right="0.075in"/>
    </style:style>
    <style:style style:name="P38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14" style:family="table-row">
      <style:table-row-properties style:use-optimal-row-height="false"/>
    </style:style>
    <style:style style:name="TableCell3815" style:family="table-cell">
      <style:table-cell-properties fo:border="0.0069in solid #000000" fo:padding-top="0in" fo:padding-left="0.075in" fo:padding-bottom="0in" fo:padding-right="0.075in"/>
    </style:style>
    <style:style style:name="P38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17" style:family="table-cell">
      <style:table-cell-properties fo:border="0.0069in solid #000000" fo:padding-top="0in" fo:padding-left="0.075in" fo:padding-bottom="0in" fo:padding-right="0.075in"/>
    </style:style>
    <style:style style:name="P381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19" style:family="table-row">
      <style:table-row-properties style:use-optimal-row-height="false"/>
    </style:style>
    <style:style style:name="TableCell3820" style:family="table-cell">
      <style:table-cell-properties fo:border="0.0069in solid #000000" fo:padding-top="0in" fo:padding-left="0.075in" fo:padding-bottom="0in" fo:padding-right="0.075in"/>
    </style:style>
    <style:style style:name="P38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22" style:family="table-cell">
      <style:table-cell-properties fo:border="0.0069in solid #000000" fo:padding-top="0in" fo:padding-left="0.075in" fo:padding-bottom="0in" fo:padding-right="0.075in"/>
    </style:style>
    <style:style style:name="P38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82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2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2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2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829" style:family="table-column">
      <style:table-column-properties style:column-width="3.075in" style:use-optimal-column-width="false"/>
    </style:style>
    <style:style style:name="TableColumn3830" style:family="table-column">
      <style:table-column-properties style:column-width="3.075in" style:use-optimal-column-width="false"/>
    </style:style>
    <style:style style:name="Table3828" style:family="table">
      <style:table-properties style:width="6.15in" fo:margin-left="0in" table:align="left"/>
    </style:style>
    <style:style style:name="TableRow3831" style:family="table-row">
      <style:table-row-properties style:use-optimal-row-height="false"/>
    </style:style>
    <style:style style:name="TableCell3832" style:family="table-cell">
      <style:table-cell-properties fo:border="0.0069in solid #000000" fo:padding-top="0in" fo:padding-left="0.075in" fo:padding-bottom="0in" fo:padding-right="0.075in"/>
    </style:style>
    <style:style style:name="P38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34" style:family="table-cell">
      <style:table-cell-properties fo:border="0.0069in solid #000000" fo:padding-top="0in" fo:padding-left="0.075in" fo:padding-bottom="0in" fo:padding-right="0.075in"/>
    </style:style>
    <style:style style:name="P383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836" style:family="table-row">
      <style:table-row-properties style:use-optimal-row-height="false"/>
    </style:style>
    <style:style style:name="TableCell3837" style:family="table-cell">
      <style:table-cell-properties fo:border="0.0069in solid #000000" fo:padding-top="0in" fo:padding-left="0.075in" fo:padding-bottom="0in" fo:padding-right="0.075in"/>
    </style:style>
    <style:style style:name="P38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39" style:family="table-cell">
      <style:table-cell-properties fo:border="0.0069in solid #000000" fo:padding-top="0in" fo:padding-left="0.075in" fo:padding-bottom="0in" fo:padding-right="0.075in"/>
    </style:style>
    <style:style style:name="P38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41" style:family="table-row">
      <style:table-row-properties style:use-optimal-row-height="false"/>
    </style:style>
    <style:style style:name="TableCell3842" style:family="table-cell">
      <style:table-cell-properties fo:border="0.0069in solid #000000" fo:padding-top="0in" fo:padding-left="0.075in" fo:padding-bottom="0in" fo:padding-right="0.075in"/>
    </style:style>
    <style:style style:name="P38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44" style:family="table-cell">
      <style:table-cell-properties fo:border="0.0069in solid #000000" fo:padding-top="0in" fo:padding-left="0.075in" fo:padding-bottom="0in" fo:padding-right="0.075in"/>
    </style:style>
    <style:style style:name="P384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46" style:family="table-row">
      <style:table-row-properties style:use-optimal-row-height="false"/>
    </style:style>
    <style:style style:name="TableCell3847" style:family="table-cell">
      <style:table-cell-properties fo:border="0.0069in solid #000000" fo:padding-top="0in" fo:padding-left="0.075in" fo:padding-bottom="0in" fo:padding-right="0.075in"/>
    </style:style>
    <style:style style:name="P38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49" style:family="table-cell">
      <style:table-cell-properties fo:border="0.0069in solid #000000" fo:padding-top="0in" fo:padding-left="0.075in" fo:padding-bottom="0in" fo:padding-right="0.075in"/>
    </style:style>
    <style:style style:name="P38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851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8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5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5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856" style:family="table-column">
      <style:table-column-properties style:column-width="3.075in" style:use-optimal-column-width="false"/>
    </style:style>
    <style:style style:name="TableColumn3857" style:family="table-column">
      <style:table-column-properties style:column-width="3.075in" style:use-optimal-column-width="false"/>
    </style:style>
    <style:style style:name="Table3855" style:family="table">
      <style:table-properties style:width="6.15in" fo:margin-left="0in" table:align="left"/>
    </style:style>
    <style:style style:name="TableRow3858" style:family="table-row">
      <style:table-row-properties style:use-optimal-row-height="false"/>
    </style:style>
    <style:style style:name="TableCell3859" style:family="table-cell">
      <style:table-cell-properties fo:border="0.0069in solid #000000" fo:padding-top="0in" fo:padding-left="0.075in" fo:padding-bottom="0in" fo:padding-right="0.075in"/>
    </style:style>
    <style:style style:name="P386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861" style:family="table-cell">
      <style:table-cell-properties fo:border="0.0069in solid #000000" fo:padding-top="0in" fo:padding-left="0.075in" fo:padding-bottom="0in" fo:padding-right="0.075in"/>
    </style:style>
    <style:style style:name="P386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863" style:family="table-row">
      <style:table-row-properties style:use-optimal-row-height="false"/>
    </style:style>
    <style:style style:name="TableCell3864" style:family="table-cell">
      <style:table-cell-properties fo:border="0.0069in solid #000000" fo:padding-top="0in" fo:padding-left="0.075in" fo:padding-bottom="0in" fo:padding-right="0.075in"/>
    </style:style>
    <style:style style:name="P38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66" style:family="table-cell">
      <style:table-cell-properties fo:border="0.0069in solid #000000" fo:padding-top="0in" fo:padding-left="0.075in" fo:padding-bottom="0in" fo:padding-right="0.075in"/>
    </style:style>
    <style:style style:name="P38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68" style:family="table-row">
      <style:table-row-properties style:use-optimal-row-height="false"/>
    </style:style>
    <style:style style:name="TableCell3869" style:family="table-cell">
      <style:table-cell-properties fo:border="0.0069in solid #000000" fo:padding-top="0in" fo:padding-left="0.075in" fo:padding-bottom="0in" fo:padding-right="0.075in"/>
    </style:style>
    <style:style style:name="P38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71" style:family="table-cell">
      <style:table-cell-properties fo:border="0.0069in solid #000000" fo:padding-top="0in" fo:padding-left="0.075in" fo:padding-bottom="0in" fo:padding-right="0.075in"/>
    </style:style>
    <style:style style:name="P38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873" style:family="table-row">
      <style:table-row-properties style:use-optimal-row-height="false"/>
    </style:style>
    <style:style style:name="TableCell3874" style:family="table-cell">
      <style:table-cell-properties fo:border="0.0069in solid #000000" fo:padding-top="0in" fo:padding-left="0.075in" fo:padding-bottom="0in" fo:padding-right="0.075in"/>
    </style:style>
    <style:style style:name="P38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876" style:family="table-cell">
      <style:table-cell-properties fo:border="0.0069in solid #000000" fo:padding-top="0in" fo:padding-left="0.075in" fo:padding-bottom="0in" fo:padding-right="0.075in"/>
    </style:style>
    <style:style style:name="P38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87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7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8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881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88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88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884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3886" style:family="table-column">
      <style:table-column-properties style:column-width="0.9791in" style:use-optimal-column-width="false"/>
    </style:style>
    <style:style style:name="TableColumn3887" style:family="table-column">
      <style:table-column-properties style:column-width="0.8541in" style:use-optimal-column-width="false"/>
    </style:style>
    <style:style style:name="TableColumn3888" style:family="table-column">
      <style:table-column-properties style:column-width="3.25in" style:use-optimal-column-width="false"/>
    </style:style>
    <style:style style:name="TableColumn3889" style:family="table-column">
      <style:table-column-properties style:column-width="1.1618in" style:use-optimal-column-width="false"/>
    </style:style>
    <style:style style:name="Table3885" style:family="table">
      <style:table-properties style:width="6.2451in" fo:margin-left="0.0256in" table:align="left"/>
    </style:style>
    <style:style style:name="TableRow3890" style:family="table-row">
      <style:table-row-properties style:use-optimal-row-height="false"/>
    </style:style>
    <style:style style:name="TableCell389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892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894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896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89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898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899" style:family="table-row">
      <style:table-row-properties style:use-optimal-row-height="false"/>
    </style:style>
    <style:style style:name="TableCell390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0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90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03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90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0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390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90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3908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909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2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1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5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1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18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1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1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22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9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6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392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2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92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393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3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0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4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3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6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49" style:parent-style-name="Heading1" style:list-style-name="LFO19" style:family="paragraph">
      <style:paragraph-properties fo:text-align="justify" fo:margin-top="0in" fo:margin-bottom="0in"/>
      <style:text-properties style:font-name="Arial" style:font-name-complex="Arial"/>
    </style:style>
    <style:style style:name="P39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39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53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3955" style:family="table-column">
      <style:table-column-properties style:column-width="3.075in" style:use-optimal-column-width="false"/>
    </style:style>
    <style:style style:name="TableColumn3956" style:family="table-column">
      <style:table-column-properties style:column-width="3.075in" style:use-optimal-column-width="false"/>
    </style:style>
    <style:style style:name="Table3954" style:family="table">
      <style:table-properties style:width="6.15in" fo:margin-left="0in" table:align="left"/>
    </style:style>
    <style:style style:name="TableRow3957" style:family="table-row">
      <style:table-row-properties style:use-optimal-row-height="false"/>
    </style:style>
    <style:style style:name="TableCell3958" style:family="table-cell">
      <style:table-cell-properties fo:border="0.0069in solid #000000" fo:padding-top="0in" fo:padding-left="0.075in" fo:padding-bottom="0in" fo:padding-right="0.075in"/>
    </style:style>
    <style:style style:name="P395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60" style:family="table-cell">
      <style:table-cell-properties fo:border="0.0069in solid #000000" fo:padding-top="0in" fo:padding-left="0.075in" fo:padding-bottom="0in" fo:padding-right="0.075in"/>
    </style:style>
    <style:style style:name="P396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962" style:family="table-row">
      <style:table-row-properties style:use-optimal-row-height="false"/>
    </style:style>
    <style:style style:name="TableCell3963" style:family="table-cell">
      <style:table-cell-properties fo:border="0.0069in solid #000000" fo:padding-top="0in" fo:padding-left="0.075in" fo:padding-bottom="0in" fo:padding-right="0.075in"/>
    </style:style>
    <style:style style:name="P39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965" style:family="table-cell">
      <style:table-cell-properties fo:border="0.0069in solid #000000" fo:padding-top="0in" fo:padding-left="0.075in" fo:padding-bottom="0in" fo:padding-right="0.075in"/>
    </style:style>
    <style:style style:name="P39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967" style:family="table-row">
      <style:table-row-properties style:use-optimal-row-height="false"/>
    </style:style>
    <style:style style:name="TableCell3968" style:family="table-cell">
      <style:table-cell-properties fo:border="0.0069in solid #000000" fo:padding-top="0in" fo:padding-left="0.075in" fo:padding-bottom="0in" fo:padding-right="0.075in"/>
    </style:style>
    <style:style style:name="P396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970" style:family="table-cell">
      <style:table-cell-properties fo:border="0.0069in solid #000000" fo:padding-top="0in" fo:padding-left="0.075in" fo:padding-bottom="0in" fo:padding-right="0.075in"/>
    </style:style>
    <style:style style:name="P39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3972" style:family="table-row">
      <style:table-row-properties style:use-optimal-row-height="false"/>
    </style:style>
    <style:style style:name="TableCell3973" style:family="table-cell">
      <style:table-cell-properties fo:border="0.0069in solid #000000" fo:padding-top="0in" fo:padding-left="0.075in" fo:padding-bottom="0in" fo:padding-right="0.075in"/>
    </style:style>
    <style:style style:name="P39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3975" style:family="table-cell">
      <style:table-cell-properties fo:border="0.0069in solid #000000" fo:padding-top="0in" fo:padding-left="0.075in" fo:padding-bottom="0in" fo:padding-right="0.075in"/>
    </style:style>
    <style:style style:name="P39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977" style:parent-style-name="Normal" style:family="paragraph">
      <style:paragraph-properties fo:text-align="justify"/>
      <style:text-properties style:font-name="Arial" style:font-name-complex="Arial"/>
    </style:style>
    <style:style style:name="P397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98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98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983" style:parent-style-name="Normal" style:family="paragraph">
      <style:paragraph-properties fo:text-align="justify"/>
      <style:text-properties style:font-name="Arial" style:font-name-complex="Arial"/>
    </style:style>
    <style:style style:name="P39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85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98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98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398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3990" style:family="table-column">
      <style:table-column-properties style:column-width="3.075in" style:use-optimal-column-width="false"/>
    </style:style>
    <style:style style:name="TableColumn3991" style:family="table-column">
      <style:table-column-properties style:column-width="3.075in" style:use-optimal-column-width="false"/>
    </style:style>
    <style:style style:name="Table3989" style:family="table">
      <style:table-properties style:width="6.15in" fo:margin-left="0in" table:align="left"/>
    </style:style>
    <style:style style:name="TableRow3992" style:family="table-row">
      <style:table-row-properties style:use-optimal-row-height="false"/>
    </style:style>
    <style:style style:name="TableCell3993" style:family="table-cell">
      <style:table-cell-properties fo:border="0.0069in solid #000000" fo:padding-top="0in" fo:padding-left="0.075in" fo:padding-bottom="0in" fo:padding-right="0.075in"/>
    </style:style>
    <style:style style:name="P39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95" style:family="table-cell">
      <style:table-cell-properties fo:border="0.0069in solid #000000" fo:padding-top="0in" fo:padding-left="0.075in" fo:padding-bottom="0in" fo:padding-right="0.075in"/>
    </style:style>
    <style:style style:name="P399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997" style:family="table-row">
      <style:table-row-properties style:use-optimal-row-height="false"/>
    </style:style>
    <style:style style:name="TableCell3998" style:family="table-cell">
      <style:table-cell-properties fo:border="0.0069in solid #000000" fo:padding-top="0in" fo:padding-left="0.075in" fo:padding-bottom="0in" fo:padding-right="0.075in"/>
    </style:style>
    <style:style style:name="P39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00" style:family="table-cell">
      <style:table-cell-properties fo:border="0.0069in solid #000000" fo:padding-top="0in" fo:padding-left="0.075in" fo:padding-bottom="0in" fo:padding-right="0.075in"/>
    </style:style>
    <style:style style:name="P40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002" style:family="table-row">
      <style:table-row-properties style:use-optimal-row-height="false"/>
    </style:style>
    <style:style style:name="TableCell4003" style:family="table-cell">
      <style:table-cell-properties fo:border="0.0069in solid #000000" fo:padding-top="0in" fo:padding-left="0.075in" fo:padding-bottom="0in" fo:padding-right="0.075in"/>
    </style:style>
    <style:style style:name="P40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05" style:family="table-cell">
      <style:table-cell-properties fo:border="0.0069in solid #000000" fo:padding-top="0in" fo:padding-left="0.075in" fo:padding-bottom="0in" fo:padding-right="0.075in"/>
    </style:style>
    <style:style style:name="P400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007" style:family="table-row">
      <style:table-row-properties style:use-optimal-row-height="false"/>
    </style:style>
    <style:style style:name="TableCell4008" style:family="table-cell">
      <style:table-cell-properties fo:border="0.0069in solid #000000" fo:padding-top="0in" fo:padding-left="0.075in" fo:padding-bottom="0in" fo:padding-right="0.075in"/>
    </style:style>
    <style:style style:name="P40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10" style:family="table-cell">
      <style:table-cell-properties fo:border="0.0069in solid #000000" fo:padding-top="0in" fo:padding-left="0.075in" fo:padding-bottom="0in" fo:padding-right="0.075in"/>
    </style:style>
    <style:style style:name="P40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0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1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1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1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017" style:family="table-column">
      <style:table-column-properties style:column-width="3.075in" style:use-optimal-column-width="false"/>
    </style:style>
    <style:style style:name="TableColumn4018" style:family="table-column">
      <style:table-column-properties style:column-width="3.075in" style:use-optimal-column-width="false"/>
    </style:style>
    <style:style style:name="Table4016" style:family="table">
      <style:table-properties style:width="6.15in" fo:margin-left="0in" table:align="left"/>
    </style:style>
    <style:style style:name="TableRow4019" style:family="table-row">
      <style:table-row-properties style:use-optimal-row-height="false"/>
    </style:style>
    <style:style style:name="TableCell4020" style:family="table-cell">
      <style:table-cell-properties fo:border="0.0069in solid #000000" fo:padding-top="0in" fo:padding-left="0.075in" fo:padding-bottom="0in" fo:padding-right="0.075in"/>
    </style:style>
    <style:style style:name="P40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022" style:family="table-cell">
      <style:table-cell-properties fo:border="0.0069in solid #000000" fo:padding-top="0in" fo:padding-left="0.075in" fo:padding-bottom="0in" fo:padding-right="0.075in"/>
    </style:style>
    <style:style style:name="P402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024" style:family="table-row">
      <style:table-row-properties style:use-optimal-row-height="false"/>
    </style:style>
    <style:style style:name="TableCell4025" style:family="table-cell">
      <style:table-cell-properties fo:border="0.0069in solid #000000" fo:padding-top="0in" fo:padding-left="0.075in" fo:padding-bottom="0in" fo:padding-right="0.075in"/>
    </style:style>
    <style:style style:name="P40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27" style:family="table-cell">
      <style:table-cell-properties fo:border="0.0069in solid #000000" fo:padding-top="0in" fo:padding-left="0.075in" fo:padding-bottom="0in" fo:padding-right="0.075in"/>
    </style:style>
    <style:style style:name="P40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029" style:family="table-row">
      <style:table-row-properties style:use-optimal-row-height="false"/>
    </style:style>
    <style:style style:name="TableCell4030" style:family="table-cell">
      <style:table-cell-properties fo:border="0.0069in solid #000000" fo:padding-top="0in" fo:padding-left="0.075in" fo:padding-bottom="0in" fo:padding-right="0.075in"/>
    </style:style>
    <style:style style:name="P40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32" style:family="table-cell">
      <style:table-cell-properties fo:border="0.0069in solid #000000" fo:padding-top="0in" fo:padding-left="0.075in" fo:padding-bottom="0in" fo:padding-right="0.075in"/>
    </style:style>
    <style:style style:name="P40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034" style:family="table-row">
      <style:table-row-properties style:use-optimal-row-height="false"/>
    </style:style>
    <style:style style:name="TableCell4035" style:family="table-cell">
      <style:table-cell-properties fo:border="0.0069in solid #000000" fo:padding-top="0in" fo:padding-left="0.075in" fo:padding-bottom="0in" fo:padding-right="0.075in"/>
    </style:style>
    <style:style style:name="P40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037" style:family="table-cell">
      <style:table-cell-properties fo:border="0.0069in solid #000000" fo:padding-top="0in" fo:padding-left="0.075in" fo:padding-bottom="0in" fo:padding-right="0.075in"/>
    </style:style>
    <style:style style:name="P40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039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04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4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042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043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0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045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4047" style:family="table-column">
      <style:table-column-properties style:column-width="0.9791in" style:use-optimal-column-width="false"/>
    </style:style>
    <style:style style:name="TableColumn4048" style:family="table-column">
      <style:table-column-properties style:column-width="0.8541in" style:use-optimal-column-width="false"/>
    </style:style>
    <style:style style:name="TableColumn4049" style:family="table-column">
      <style:table-column-properties style:column-width="3.25in" style:use-optimal-column-width="false"/>
    </style:style>
    <style:style style:name="TableColumn4050" style:family="table-column">
      <style:table-column-properties style:column-width="1.1618in" style:use-optimal-column-width="false"/>
    </style:style>
    <style:style style:name="Table4046" style:family="table">
      <style:table-properties style:width="6.2451in" fo:margin-left="0.0256in" table:align="left"/>
    </style:style>
    <style:style style:name="TableRow4051" style:family="table-row">
      <style:table-row-properties style:use-optimal-row-height="false"/>
    </style:style>
    <style:style style:name="TableCell405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05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05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05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058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05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060" style:family="table-row">
      <style:table-row-properties style:use-optimal-row-height="false"/>
    </style:style>
    <style:style style:name="TableCell406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6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06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6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06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6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067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06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4069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070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0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3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0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6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0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79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0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2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083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08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88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08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09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09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0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4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1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7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1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0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10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1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1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13" style:parent-style-name="Heading1" style:list-style-name="LFO20" style:family="paragraph">
      <style:paragraph-properties fo:text-align="justify" fo:margin-top="0in" fo:margin-bottom="0in"/>
      <style:text-properties style:font-name="Arial" style:font-name-complex="Arial"/>
    </style:style>
    <style:style style:name="P41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1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17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4119" style:family="table-column">
      <style:table-column-properties style:column-width="3.075in" style:use-optimal-column-width="false"/>
    </style:style>
    <style:style style:name="TableColumn4120" style:family="table-column">
      <style:table-column-properties style:column-width="3.075in" style:use-optimal-column-width="false"/>
    </style:style>
    <style:style style:name="Table4118" style:family="table">
      <style:table-properties style:width="6.15in" fo:margin-left="0in" table:align="left"/>
    </style:style>
    <style:style style:name="TableRow4121" style:family="table-row">
      <style:table-row-properties style:use-optimal-row-height="false"/>
    </style:style>
    <style:style style:name="TableCell4122" style:family="table-cell">
      <style:table-cell-properties fo:border="0.0069in solid #000000" fo:padding-top="0in" fo:padding-left="0.075in" fo:padding-bottom="0in" fo:padding-right="0.075in"/>
    </style:style>
    <style:style style:name="P412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124" style:family="table-cell">
      <style:table-cell-properties fo:border="0.0069in solid #000000" fo:padding-top="0in" fo:padding-left="0.075in" fo:padding-bottom="0in" fo:padding-right="0.075in"/>
    </style:style>
    <style:style style:name="P412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126" style:family="table-row">
      <style:table-row-properties style:use-optimal-row-height="false"/>
    </style:style>
    <style:style style:name="TableCell4127" style:family="table-cell">
      <style:table-cell-properties fo:border="0.0069in solid #000000" fo:padding-top="0in" fo:padding-left="0.075in" fo:padding-bottom="0in" fo:padding-right="0.075in"/>
    </style:style>
    <style:style style:name="P41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29" style:family="table-cell">
      <style:table-cell-properties fo:border="0.0069in solid #000000" fo:padding-top="0in" fo:padding-left="0.075in" fo:padding-bottom="0in" fo:padding-right="0.075in"/>
    </style:style>
    <style:style style:name="P413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31" style:family="table-row">
      <style:table-row-properties style:use-optimal-row-height="false"/>
    </style:style>
    <style:style style:name="TableCell4132" style:family="table-cell">
      <style:table-cell-properties fo:border="0.0069in solid #000000" fo:padding-top="0in" fo:padding-left="0.075in" fo:padding-bottom="0in" fo:padding-right="0.075in"/>
    </style:style>
    <style:style style:name="P41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34" style:family="table-cell">
      <style:table-cell-properties fo:border="0.0069in solid #000000" fo:padding-top="0in" fo:padding-left="0.075in" fo:padding-bottom="0in" fo:padding-right="0.075in"/>
    </style:style>
    <style:style style:name="P41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36" style:family="table-row">
      <style:table-row-properties style:use-optimal-row-height="false"/>
    </style:style>
    <style:style style:name="TableCell4137" style:family="table-cell">
      <style:table-cell-properties fo:border="0.0069in solid #000000" fo:padding-top="0in" fo:padding-left="0.075in" fo:padding-bottom="0in" fo:padding-right="0.075in"/>
    </style:style>
    <style:style style:name="P41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39" style:family="table-cell">
      <style:table-cell-properties fo:border="0.0069in solid #000000" fo:padding-top="0in" fo:padding-left="0.075in" fo:padding-bottom="0in" fo:padding-right="0.075in"/>
    </style:style>
    <style:style style:name="P41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141" style:parent-style-name="Normal" style:family="paragraph">
      <style:paragraph-properties fo:text-align="justify"/>
      <style:text-properties style:font-name="Arial" style:font-name-complex="Arial"/>
    </style:style>
    <style:style style:name="P414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1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1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147" style:parent-style-name="Normal" style:family="paragraph">
      <style:paragraph-properties fo:text-align="justify"/>
      <style:text-properties style:font-name="Arial" style:font-name-complex="Arial"/>
    </style:style>
    <style:style style:name="P414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149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15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15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15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154" style:family="table-column">
      <style:table-column-properties style:column-width="3.075in" style:use-optimal-column-width="false"/>
    </style:style>
    <style:style style:name="TableColumn4155" style:family="table-column">
      <style:table-column-properties style:column-width="3.075in" style:use-optimal-column-width="false"/>
    </style:style>
    <style:style style:name="Table4153" style:family="table">
      <style:table-properties style:width="6.15in" fo:margin-left="0in" table:align="left"/>
    </style:style>
    <style:style style:name="TableRow4156" style:family="table-row">
      <style:table-row-properties style:use-optimal-row-height="false"/>
    </style:style>
    <style:style style:name="TableCell4157" style:family="table-cell">
      <style:table-cell-properties fo:border="0.0069in solid #000000" fo:padding-top="0in" fo:padding-left="0.075in" fo:padding-bottom="0in" fo:padding-right="0.075in"/>
    </style:style>
    <style:style style:name="P415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159" style:family="table-cell">
      <style:table-cell-properties fo:border="0.0069in solid #000000" fo:padding-top="0in" fo:padding-left="0.075in" fo:padding-bottom="0in" fo:padding-right="0.075in"/>
    </style:style>
    <style:style style:name="P416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161" style:family="table-row">
      <style:table-row-properties style:use-optimal-row-height="false"/>
    </style:style>
    <style:style style:name="TableCell4162" style:family="table-cell">
      <style:table-cell-properties fo:border="0.0069in solid #000000" fo:padding-top="0in" fo:padding-left="0.075in" fo:padding-bottom="0in" fo:padding-right="0.075in"/>
    </style:style>
    <style:style style:name="P416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64" style:family="table-cell">
      <style:table-cell-properties fo:border="0.0069in solid #000000" fo:padding-top="0in" fo:padding-left="0.075in" fo:padding-bottom="0in" fo:padding-right="0.075in"/>
    </style:style>
    <style:style style:name="P416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66" style:family="table-row">
      <style:table-row-properties style:use-optimal-row-height="false"/>
    </style:style>
    <style:style style:name="TableCell4167" style:family="table-cell">
      <style:table-cell-properties fo:border="0.0069in solid #000000" fo:padding-top="0in" fo:padding-left="0.075in" fo:padding-bottom="0in" fo:padding-right="0.075in"/>
    </style:style>
    <style:style style:name="P41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69" style:family="table-cell">
      <style:table-cell-properties fo:border="0.0069in solid #000000" fo:padding-top="0in" fo:padding-left="0.075in" fo:padding-bottom="0in" fo:padding-right="0.075in"/>
    </style:style>
    <style:style style:name="P41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71" style:family="table-row">
      <style:table-row-properties style:use-optimal-row-height="false"/>
    </style:style>
    <style:style style:name="TableCell4172" style:family="table-cell">
      <style:table-cell-properties fo:border="0.0069in solid #000000" fo:padding-top="0in" fo:padding-left="0.075in" fo:padding-bottom="0in" fo:padding-right="0.075in"/>
    </style:style>
    <style:style style:name="P41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74" style:family="table-cell">
      <style:table-cell-properties fo:border="0.0069in solid #000000" fo:padding-top="0in" fo:padding-left="0.075in" fo:padding-bottom="0in" fo:padding-right="0.075in"/>
    </style:style>
    <style:style style:name="P41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17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17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17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17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181" style:family="table-column">
      <style:table-column-properties style:column-width="3.075in" style:use-optimal-column-width="false"/>
    </style:style>
    <style:style style:name="TableColumn4182" style:family="table-column">
      <style:table-column-properties style:column-width="3.075in" style:use-optimal-column-width="false"/>
    </style:style>
    <style:style style:name="Table4180" style:family="table">
      <style:table-properties style:width="6.15in" fo:margin-left="0in" table:align="left"/>
    </style:style>
    <style:style style:name="TableRow4183" style:family="table-row">
      <style:table-row-properties style:use-optimal-row-height="false"/>
    </style:style>
    <style:style style:name="TableCell4184" style:family="table-cell">
      <style:table-cell-properties fo:border="0.0069in solid #000000" fo:padding-top="0in" fo:padding-left="0.075in" fo:padding-bottom="0in" fo:padding-right="0.075in"/>
    </style:style>
    <style:style style:name="P41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186" style:family="table-cell">
      <style:table-cell-properties fo:border="0.0069in solid #000000" fo:padding-top="0in" fo:padding-left="0.075in" fo:padding-bottom="0in" fo:padding-right="0.075in"/>
    </style:style>
    <style:style style:name="P418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188" style:family="table-row">
      <style:table-row-properties style:use-optimal-row-height="false"/>
    </style:style>
    <style:style style:name="TableCell4189" style:family="table-cell">
      <style:table-cell-properties fo:border="0.0069in solid #000000" fo:padding-top="0in" fo:padding-left="0.075in" fo:padding-bottom="0in" fo:padding-right="0.075in"/>
    </style:style>
    <style:style style:name="P41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91" style:family="table-cell">
      <style:table-cell-properties fo:border="0.0069in solid #000000" fo:padding-top="0in" fo:padding-left="0.075in" fo:padding-bottom="0in" fo:padding-right="0.075in"/>
    </style:style>
    <style:style style:name="P41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93" style:family="table-row">
      <style:table-row-properties style:use-optimal-row-height="false"/>
    </style:style>
    <style:style style:name="TableCell4194" style:family="table-cell">
      <style:table-cell-properties fo:border="0.0069in solid #000000" fo:padding-top="0in" fo:padding-left="0.075in" fo:padding-bottom="0in" fo:padding-right="0.075in"/>
    </style:style>
    <style:style style:name="P41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196" style:family="table-cell">
      <style:table-cell-properties fo:border="0.0069in solid #000000" fo:padding-top="0in" fo:padding-left="0.075in" fo:padding-bottom="0in" fo:padding-right="0.075in"/>
    </style:style>
    <style:style style:name="P41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198" style:family="table-row">
      <style:table-row-properties style:use-optimal-row-height="false"/>
    </style:style>
    <style:style style:name="TableCell4199" style:family="table-cell">
      <style:table-cell-properties fo:border="0.0069in solid #000000" fo:padding-top="0in" fo:padding-left="0.075in" fo:padding-bottom="0in" fo:padding-right="0.075in"/>
    </style:style>
    <style:style style:name="P42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201" style:family="table-cell">
      <style:table-cell-properties fo:border="0.0069in solid #000000" fo:padding-top="0in" fo:padding-left="0.075in" fo:padding-bottom="0in" fo:padding-right="0.075in"/>
    </style:style>
    <style:style style:name="P42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20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204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20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206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207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20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209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4211" style:family="table-column">
      <style:table-column-properties style:column-width="0.9791in" style:use-optimal-column-width="false"/>
    </style:style>
    <style:style style:name="TableColumn4212" style:family="table-column">
      <style:table-column-properties style:column-width="0.8541in" style:use-optimal-column-width="false"/>
    </style:style>
    <style:style style:name="TableColumn4213" style:family="table-column">
      <style:table-column-properties style:column-width="3.25in" style:use-optimal-column-width="false"/>
    </style:style>
    <style:style style:name="TableColumn4214" style:family="table-column">
      <style:table-column-properties style:column-width="1.1618in" style:use-optimal-column-width="false"/>
    </style:style>
    <style:style style:name="Table4210" style:family="table">
      <style:table-properties style:width="6.2451in" fo:margin-left="0.0256in" table:align="left"/>
    </style:style>
    <style:style style:name="TableRow4215" style:family="table-row">
      <style:table-row-properties style:use-optimal-row-height="false"/>
    </style:style>
    <style:style style:name="TableCell421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21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1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21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22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22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22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224" style:family="table-row">
      <style:table-row-properties style:use-optimal-row-height="false"/>
    </style:style>
    <style:style style:name="TableCell422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2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2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2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2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3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3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23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Row4233" style:family="table-row">
      <style:table-row-properties style:use-optimal-row-height="false"/>
    </style:style>
    <style:style style:name="TableCell423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35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37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39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240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241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4242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243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46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4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49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5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52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5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54" style:parent-style-name="Heading1" style:family="paragraph">
      <style:paragraph-properties fo:text-align="justify" fo:margin-top="0in" fo:margin-bottom="0in" fo:margin-left="0.25in">
        <style:tab-stops/>
      </style:paragraph-properties>
      <style:text-properties style:font-name="Arial" style:font-name-complex="Arial"/>
    </style:style>
    <style:style style:name="P4255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56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2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5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0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2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2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6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2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6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79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8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82" style:parent-style-name="Heading1" style:list-style-name="LFO21" style:family="paragraph">
      <style:paragraph-properties fo:text-align="justify" fo:margin-top="0in" fo:margin-bottom="0in"/>
      <style:text-properties style:font-name="Arial" style:font-name-complex="Arial"/>
    </style:style>
    <style:style style:name="P42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2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86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4288" style:family="table-column">
      <style:table-column-properties style:column-width="3.075in" style:use-optimal-column-width="false"/>
    </style:style>
    <style:style style:name="TableColumn4289" style:family="table-column">
      <style:table-column-properties style:column-width="3.075in" style:use-optimal-column-width="false"/>
    </style:style>
    <style:style style:name="Table4287" style:family="table">
      <style:table-properties style:width="6.15in" fo:margin-left="0in" table:align="left"/>
    </style:style>
    <style:style style:name="TableRow4290" style:family="table-row">
      <style:table-row-properties style:use-optimal-row-height="false"/>
    </style:style>
    <style:style style:name="TableCell4291" style:family="table-cell">
      <style:table-cell-properties fo:border="0.0069in solid #000000" fo:padding-top="0in" fo:padding-left="0.075in" fo:padding-bottom="0in" fo:padding-right="0.075in"/>
    </style:style>
    <style:style style:name="P42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93" style:family="table-cell">
      <style:table-cell-properties fo:border="0.0069in solid #000000" fo:padding-top="0in" fo:padding-left="0.075in" fo:padding-bottom="0in" fo:padding-right="0.075in"/>
    </style:style>
    <style:style style:name="P42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295" style:family="table-row">
      <style:table-row-properties style:use-optimal-row-height="false"/>
    </style:style>
    <style:style style:name="TableCell4296" style:family="table-cell">
      <style:table-cell-properties fo:border="0.0069in solid #000000" fo:padding-top="0in" fo:padding-left="0.075in" fo:padding-bottom="0in" fo:padding-right="0.075in"/>
    </style:style>
    <style:style style:name="P42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298" style:family="table-cell">
      <style:table-cell-properties fo:border="0.0069in solid #000000" fo:padding-top="0in" fo:padding-left="0.075in" fo:padding-bottom="0in" fo:padding-right="0.075in"/>
    </style:style>
    <style:style style:name="P429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300" style:family="table-row">
      <style:table-row-properties style:use-optimal-row-height="false"/>
    </style:style>
    <style:style style:name="TableCell4301" style:family="table-cell">
      <style:table-cell-properties fo:border="0.0069in solid #000000" fo:padding-top="0in" fo:padding-left="0.075in" fo:padding-bottom="0in" fo:padding-right="0.075in"/>
    </style:style>
    <style:style style:name="P43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303" style:family="table-cell">
      <style:table-cell-properties fo:border="0.0069in solid #000000" fo:padding-top="0in" fo:padding-left="0.075in" fo:padding-bottom="0in" fo:padding-right="0.075in"/>
    </style:style>
    <style:style style:name="P43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305" style:family="table-row">
      <style:table-row-properties style:use-optimal-row-height="false"/>
    </style:style>
    <style:style style:name="TableCell4306" style:family="table-cell">
      <style:table-cell-properties fo:border="0.0069in solid #000000" fo:padding-top="0in" fo:padding-left="0.075in" fo:padding-bottom="0in" fo:padding-right="0.075in"/>
    </style:style>
    <style:style style:name="P43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308" style:family="table-cell">
      <style:table-cell-properties fo:border="0.0069in solid #000000" fo:padding-top="0in" fo:padding-left="0.075in" fo:padding-bottom="0in" fo:padding-right="0.075in"/>
    </style:style>
    <style:style style:name="P43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310" style:parent-style-name="Normal" style:family="paragraph">
      <style:paragraph-properties fo:text-align="justify"/>
      <style:text-properties style:font-name="Arial" style:font-name-complex="Arial"/>
    </style:style>
    <style:style style:name="P43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1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16" style:parent-style-name="Normal" style:family="paragraph">
      <style:paragraph-properties fo:text-align="justify"/>
      <style:text-properties style:font-name="Arial" style:font-name-complex="Arial"/>
    </style:style>
    <style:style style:name="P43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18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31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32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32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323" style:family="table-column">
      <style:table-column-properties style:column-width="3.075in" style:use-optimal-column-width="false"/>
    </style:style>
    <style:style style:name="TableColumn4324" style:family="table-column">
      <style:table-column-properties style:column-width="3.075in" style:use-optimal-column-width="false"/>
    </style:style>
    <style:style style:name="Table4322" style:family="table">
      <style:table-properties style:width="6.15in" fo:margin-left="0in" table:align="left"/>
    </style:style>
    <style:style style:name="TableRow4325" style:family="table-row">
      <style:table-row-properties style:use-optimal-row-height="false"/>
    </style:style>
    <style:style style:name="TableCell4326" style:family="table-cell">
      <style:table-cell-properties fo:border="0.0069in solid #000000" fo:padding-top="0in" fo:padding-left="0.075in" fo:padding-bottom="0in" fo:padding-right="0.075in"/>
    </style:style>
    <style:style style:name="P432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28" style:family="table-cell">
      <style:table-cell-properties fo:border="0.0069in solid #000000" fo:padding-top="0in" fo:padding-left="0.075in" fo:padding-bottom="0in" fo:padding-right="0.075in"/>
    </style:style>
    <style:style style:name="P432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330" style:family="table-row">
      <style:table-row-properties style:use-optimal-row-height="false"/>
    </style:style>
    <style:style style:name="TableCell4331" style:family="table-cell">
      <style:table-cell-properties fo:border="0.0069in solid #000000" fo:padding-top="0in" fo:padding-left="0.075in" fo:padding-bottom="0in" fo:padding-right="0.075in"/>
    </style:style>
    <style:style style:name="P433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333" style:family="table-cell">
      <style:table-cell-properties fo:border="0.0069in solid #000000" fo:padding-top="0in" fo:padding-left="0.075in" fo:padding-bottom="0in" fo:padding-right="0.075in"/>
    </style:style>
    <style:style style:name="P43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335" style:family="table-row">
      <style:table-row-properties style:use-optimal-row-height="false"/>
    </style:style>
    <style:style style:name="TableCell4336" style:family="table-cell">
      <style:table-cell-properties fo:border="0.0069in solid #000000" fo:padding-top="0in" fo:padding-left="0.075in" fo:padding-bottom="0in" fo:padding-right="0.075in"/>
    </style:style>
    <style:style style:name="P43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338" style:family="table-cell">
      <style:table-cell-properties fo:border="0.0069in solid #000000" fo:padding-top="0in" fo:padding-left="0.075in" fo:padding-bottom="0in" fo:padding-right="0.075in"/>
    </style:style>
    <style:style style:name="P43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340" style:family="table-row">
      <style:table-row-properties style:use-optimal-row-height="false"/>
    </style:style>
    <style:style style:name="TableCell4341" style:family="table-cell">
      <style:table-cell-properties fo:border="0.0069in solid #000000" fo:padding-top="0in" fo:padding-left="0.075in" fo:padding-bottom="0in" fo:padding-right="0.075in"/>
    </style:style>
    <style:style style:name="P43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343" style:family="table-cell">
      <style:table-cell-properties fo:border="0.0069in solid #000000" fo:padding-top="0in" fo:padding-left="0.075in" fo:padding-bottom="0in" fo:padding-right="0.075in"/>
    </style:style>
    <style:style style:name="P43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34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4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34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348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349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3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351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4353" style:family="table-column">
      <style:table-column-properties style:column-width="0.9791in" style:use-optimal-column-width="false"/>
    </style:style>
    <style:style style:name="TableColumn4354" style:family="table-column">
      <style:table-column-properties style:column-width="0.8541in" style:use-optimal-column-width="false"/>
    </style:style>
    <style:style style:name="TableColumn4355" style:family="table-column">
      <style:table-column-properties style:column-width="3.25in" style:use-optimal-column-width="false"/>
    </style:style>
    <style:style style:name="TableColumn4356" style:family="table-column">
      <style:table-column-properties style:column-width="1.1618in" style:use-optimal-column-width="false"/>
    </style:style>
    <style:style style:name="Table4352" style:family="table">
      <style:table-properties style:width="6.2451in" fo:margin-left="0.0256in" table:align="left"/>
    </style:style>
    <style:style style:name="TableRow4357" style:family="table-row">
      <style:table-row-properties style:use-optimal-row-height="false"/>
    </style:style>
    <style:style style:name="TableCell435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35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36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36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64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36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366" style:family="table-row">
      <style:table-row-properties style:use-optimal-row-height="false"/>
    </style:style>
    <style:style style:name="TableCell436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6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36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7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37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7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373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74" style:parent-style-name="Standard0" style:family="paragraph">
      <style:paragraph-properties fo:widows="0" fo:orphans="0" style:snap-to-layout-grid="false" fo:text-align="justify" fo:margin-left="0.25in" fo:text-indent="-0.230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4375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376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3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7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79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3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2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3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5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3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89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390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39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398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3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1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40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4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4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7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4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09" style:parent-style-name="Heading1" style:list-style-name="LFO22" style:family="paragraph">
      <style:paragraph-properties fo:text-align="justify" fo:margin-top="0in" fo:margin-bottom="0in"/>
      <style:text-properties style:font-name="Arial" style:font-name-complex="Arial"/>
    </style:style>
    <style:style style:name="P44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1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413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4415" style:family="table-column">
      <style:table-column-properties style:column-width="3.075in" style:use-optimal-column-width="false"/>
    </style:style>
    <style:style style:name="TableColumn4416" style:family="table-column">
      <style:table-column-properties style:column-width="3.075in" style:use-optimal-column-width="false"/>
    </style:style>
    <style:style style:name="Table4414" style:family="table">
      <style:table-properties style:width="6.15in" fo:margin-left="0in" table:align="left"/>
    </style:style>
    <style:style style:name="TableRow4417" style:family="table-row">
      <style:table-row-properties style:use-optimal-row-height="false"/>
    </style:style>
    <style:style style:name="TableCell4418" style:family="table-cell">
      <style:table-cell-properties fo:border="0.0069in solid #000000" fo:padding-top="0in" fo:padding-left="0.075in" fo:padding-bottom="0in" fo:padding-right="0.075in"/>
    </style:style>
    <style:style style:name="P441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420" style:family="table-cell">
      <style:table-cell-properties fo:border="0.0069in solid #000000" fo:padding-top="0in" fo:padding-left="0.075in" fo:padding-bottom="0in" fo:padding-right="0.075in"/>
    </style:style>
    <style:style style:name="P44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422" style:family="table-row">
      <style:table-row-properties style:use-optimal-row-height="false"/>
    </style:style>
    <style:style style:name="TableCell4423" style:family="table-cell">
      <style:table-cell-properties fo:border="0.0069in solid #000000" fo:padding-top="0in" fo:padding-left="0.075in" fo:padding-bottom="0in" fo:padding-right="0.075in"/>
    </style:style>
    <style:style style:name="P44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425" style:family="table-cell">
      <style:table-cell-properties fo:border="0.0069in solid #000000" fo:padding-top="0in" fo:padding-left="0.075in" fo:padding-bottom="0in" fo:padding-right="0.075in"/>
    </style:style>
    <style:style style:name="P442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427" style:family="table-row">
      <style:table-row-properties style:use-optimal-row-height="false"/>
    </style:style>
    <style:style style:name="TableCell4428" style:family="table-cell">
      <style:table-cell-properties fo:border="0.0069in solid #000000" fo:padding-top="0in" fo:padding-left="0.075in" fo:padding-bottom="0in" fo:padding-right="0.075in"/>
    </style:style>
    <style:style style:name="P442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430" style:family="table-cell">
      <style:table-cell-properties fo:border="0.0069in solid #000000" fo:padding-top="0in" fo:padding-left="0.075in" fo:padding-bottom="0in" fo:padding-right="0.075in"/>
    </style:style>
    <style:style style:name="P44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432" style:family="table-row">
      <style:table-row-properties style:use-optimal-row-height="false"/>
    </style:style>
    <style:style style:name="TableCell4433" style:family="table-cell">
      <style:table-cell-properties fo:border="0.0069in solid #000000" fo:padding-top="0in" fo:padding-left="0.075in" fo:padding-bottom="0in" fo:padding-right="0.075in"/>
    </style:style>
    <style:style style:name="P44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435" style:family="table-cell">
      <style:table-cell-properties fo:border="0.0069in solid #000000" fo:padding-top="0in" fo:padding-left="0.075in" fo:padding-bottom="0in" fo:padding-right="0.075in"/>
    </style:style>
    <style:style style:name="P44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437" style:parent-style-name="Normal" style:family="paragraph">
      <style:paragraph-properties fo:text-align="justify"/>
      <style:text-properties style:font-name="Arial" style:font-name-complex="Arial"/>
    </style:style>
    <style:style style:name="P44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4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4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4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44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44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444" style:parent-style-name="Normal" style:family="paragraph">
      <style:paragraph-properties fo:text-align="justify"/>
      <style:text-properties style:font-name="Arial" style:font-name-complex="Arial"/>
    </style:style>
    <style:style style:name="P44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446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44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48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4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450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451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4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453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4455" style:family="table-column">
      <style:table-column-properties style:column-width="0.9791in" style:use-optimal-column-width="false"/>
    </style:style>
    <style:style style:name="TableColumn4456" style:family="table-column">
      <style:table-column-properties style:column-width="0.8541in" style:use-optimal-column-width="false"/>
    </style:style>
    <style:style style:name="TableColumn4457" style:family="table-column">
      <style:table-column-properties style:column-width="3.25in" style:use-optimal-column-width="false"/>
    </style:style>
    <style:style style:name="TableColumn4458" style:family="table-column">
      <style:table-column-properties style:column-width="1.1618in" style:use-optimal-column-width="false"/>
    </style:style>
    <style:style style:name="Table4454" style:family="table">
      <style:table-properties style:width="6.2451in" fo:margin-left="0.0256in" table:align="left"/>
    </style:style>
    <style:style style:name="TableRow4459" style:family="table-row">
      <style:table-row-properties style:use-optimal-row-height="false"/>
    </style:style>
    <style:style style:name="TableCell446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46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463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46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6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46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468" style:family="table-row">
      <style:table-row-properties style:use-optimal-row-height="false"/>
    </style:style>
    <style:style style:name="TableCell446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70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47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72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47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7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47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47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4477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478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47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1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48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4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48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7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48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8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0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491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49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5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49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49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49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50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0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3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51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6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51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19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52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2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22" style:parent-style-name="Heading1" style:list-style-name="LFO23" style:family="paragraph">
      <style:paragraph-properties fo:text-align="justify" fo:margin-top="0in" fo:margin-bottom="0in"/>
      <style:text-properties style:font-name="Arial" style:font-name-complex="Arial"/>
    </style:style>
    <style:style style:name="P452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2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52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26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4528" style:family="table-column">
      <style:table-column-properties style:column-width="3.075in" style:use-optimal-column-width="false"/>
    </style:style>
    <style:style style:name="TableColumn4529" style:family="table-column">
      <style:table-column-properties style:column-width="3.075in" style:use-optimal-column-width="false"/>
    </style:style>
    <style:style style:name="Table4527" style:family="table">
      <style:table-properties style:width="6.15in" fo:margin-left="0in" table:align="left"/>
    </style:style>
    <style:style style:name="TableRow4530" style:family="table-row">
      <style:table-row-properties style:use-optimal-row-height="false"/>
    </style:style>
    <style:style style:name="TableCell4531" style:family="table-cell">
      <style:table-cell-properties fo:border="0.0069in solid #000000" fo:padding-top="0in" fo:padding-left="0.075in" fo:padding-bottom="0in" fo:padding-right="0.075in"/>
    </style:style>
    <style:style style:name="P453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33" style:family="table-cell">
      <style:table-cell-properties fo:border="0.0069in solid #000000" fo:padding-top="0in" fo:padding-left="0.075in" fo:padding-bottom="0in" fo:padding-right="0.075in"/>
    </style:style>
    <style:style style:name="P453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535" style:family="table-row">
      <style:table-row-properties style:use-optimal-row-height="false"/>
    </style:style>
    <style:style style:name="TableCell4536" style:family="table-cell">
      <style:table-cell-properties fo:border="0.0069in solid #000000" fo:padding-top="0in" fo:padding-left="0.075in" fo:padding-bottom="0in" fo:padding-right="0.075in"/>
    </style:style>
    <style:style style:name="P45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38" style:family="table-cell">
      <style:table-cell-properties fo:border="0.0069in solid #000000" fo:padding-top="0in" fo:padding-left="0.075in" fo:padding-bottom="0in" fo:padding-right="0.075in"/>
    </style:style>
    <style:style style:name="P45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540" style:family="table-row">
      <style:table-row-properties style:use-optimal-row-height="false"/>
    </style:style>
    <style:style style:name="TableCell4541" style:family="table-cell">
      <style:table-cell-properties fo:border="0.0069in solid #000000" fo:padding-top="0in" fo:padding-left="0.075in" fo:padding-bottom="0in" fo:padding-right="0.075in"/>
    </style:style>
    <style:style style:name="P45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43" style:family="table-cell">
      <style:table-cell-properties fo:border="0.0069in solid #000000" fo:padding-top="0in" fo:padding-left="0.075in" fo:padding-bottom="0in" fo:padding-right="0.075in"/>
    </style:style>
    <style:style style:name="P45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545" style:family="table-row">
      <style:table-row-properties style:use-optimal-row-height="false"/>
    </style:style>
    <style:style style:name="TableCell4546" style:family="table-cell">
      <style:table-cell-properties fo:border="0.0069in solid #000000" fo:padding-top="0in" fo:padding-left="0.075in" fo:padding-bottom="0in" fo:padding-right="0.075in"/>
    </style:style>
    <style:style style:name="P45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48" style:family="table-cell">
      <style:table-cell-properties fo:border="0.0069in solid #000000" fo:padding-top="0in" fo:padding-left="0.075in" fo:padding-bottom="0in" fo:padding-right="0.075in"/>
    </style:style>
    <style:style style:name="P45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550" style:parent-style-name="Normal" style:family="paragraph">
      <style:paragraph-properties fo:text-align="justify"/>
      <style:text-properties style:font-name="Arial" style:font-name-complex="Arial"/>
    </style:style>
    <style:style style:name="P455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5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5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56" style:parent-style-name="Normal" style:family="paragraph">
      <style:paragraph-properties fo:text-align="justify"/>
      <style:text-properties style:font-name="Arial" style:font-name-complex="Arial"/>
    </style:style>
    <style:style style:name="P455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558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59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60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6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563" style:family="table-column">
      <style:table-column-properties style:column-width="3.075in" style:use-optimal-column-width="false"/>
    </style:style>
    <style:style style:name="TableColumn4564" style:family="table-column">
      <style:table-column-properties style:column-width="3.075in" style:use-optimal-column-width="false"/>
    </style:style>
    <style:style style:name="Table4562" style:family="table">
      <style:table-properties style:width="6.15in" fo:margin-left="0in" table:align="left"/>
    </style:style>
    <style:style style:name="TableRow4565" style:family="table-row">
      <style:table-row-properties style:use-optimal-row-height="false"/>
    </style:style>
    <style:style style:name="TableCell4566" style:family="table-cell">
      <style:table-cell-properties fo:border="0.0069in solid #000000" fo:padding-top="0in" fo:padding-left="0.075in" fo:padding-bottom="0in" fo:padding-right="0.075in"/>
    </style:style>
    <style:style style:name="P456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68" style:family="table-cell">
      <style:table-cell-properties fo:border="0.0069in solid #000000" fo:padding-top="0in" fo:padding-left="0.075in" fo:padding-bottom="0in" fo:padding-right="0.075in"/>
    </style:style>
    <style:style style:name="P456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570" style:family="table-row">
      <style:table-row-properties style:use-optimal-row-height="false"/>
    </style:style>
    <style:style style:name="TableCell4571" style:family="table-cell">
      <style:table-cell-properties fo:border="0.0069in solid #000000" fo:padding-top="0in" fo:padding-left="0.075in" fo:padding-bottom="0in" fo:padding-right="0.075in"/>
    </style:style>
    <style:style style:name="P45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73" style:family="table-cell">
      <style:table-cell-properties fo:border="0.0069in solid #000000" fo:padding-top="0in" fo:padding-left="0.075in" fo:padding-bottom="0in" fo:padding-right="0.075in"/>
    </style:style>
    <style:style style:name="P45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575" style:family="table-row">
      <style:table-row-properties style:use-optimal-row-height="false"/>
    </style:style>
    <style:style style:name="TableCell4576" style:family="table-cell">
      <style:table-cell-properties fo:border="0.0069in solid #000000" fo:padding-top="0in" fo:padding-left="0.075in" fo:padding-bottom="0in" fo:padding-right="0.075in"/>
    </style:style>
    <style:style style:name="P45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78" style:family="table-cell">
      <style:table-cell-properties fo:border="0.0069in solid #000000" fo:padding-top="0in" fo:padding-left="0.075in" fo:padding-bottom="0in" fo:padding-right="0.075in"/>
    </style:style>
    <style:style style:name="P45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580" style:family="table-row">
      <style:table-row-properties style:use-optimal-row-height="false"/>
    </style:style>
    <style:style style:name="TableCell4581" style:family="table-cell">
      <style:table-cell-properties fo:border="0.0069in solid #000000" fo:padding-top="0in" fo:padding-left="0.075in" fo:padding-bottom="0in" fo:padding-right="0.075in"/>
    </style:style>
    <style:style style:name="P458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83" style:family="table-cell">
      <style:table-cell-properties fo:border="0.0069in solid #000000" fo:padding-top="0in" fo:padding-left="0.075in" fo:padding-bottom="0in" fo:padding-right="0.075in"/>
    </style:style>
    <style:style style:name="P458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58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8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58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589" style:family="table-column">
      <style:table-column-properties style:column-width="3.075in" style:use-optimal-column-width="false"/>
    </style:style>
    <style:style style:name="TableColumn4590" style:family="table-column">
      <style:table-column-properties style:column-width="3.075in" style:use-optimal-column-width="false"/>
    </style:style>
    <style:style style:name="Table4588" style:family="table">
      <style:table-properties style:width="6.15in" fo:margin-left="0in" table:align="left"/>
    </style:style>
    <style:style style:name="TableRow4591" style:family="table-row">
      <style:table-row-properties style:use-optimal-row-height="false"/>
    </style:style>
    <style:style style:name="TableCell4592" style:family="table-cell">
      <style:table-cell-properties fo:border="0.0069in solid #000000" fo:padding-top="0in" fo:padding-left="0.075in" fo:padding-bottom="0in" fo:padding-right="0.075in"/>
    </style:style>
    <style:style style:name="P459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594" style:family="table-cell">
      <style:table-cell-properties fo:border="0.0069in solid #000000" fo:padding-top="0in" fo:padding-left="0.075in" fo:padding-bottom="0in" fo:padding-right="0.075in"/>
    </style:style>
    <style:style style:name="P459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="0.0069in solid #000000" fo:padding-top="0in" fo:padding-left="0.075in" fo:padding-bottom="0in" fo:padding-right="0.075in"/>
    </style:style>
    <style:style style:name="P45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599" style:family="table-cell">
      <style:table-cell-properties fo:border="0.0069in solid #000000" fo:padding-top="0in" fo:padding-left="0.075in" fo:padding-bottom="0in" fo:padding-right="0.075in"/>
    </style:style>
    <style:style style:name="P46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601" style:family="table-row">
      <style:table-row-properties style:use-optimal-row-height="false"/>
    </style:style>
    <style:style style:name="TableCell4602" style:family="table-cell">
      <style:table-cell-properties fo:border="0.0069in solid #000000" fo:padding-top="0in" fo:padding-left="0.075in" fo:padding-bottom="0in" fo:padding-right="0.075in"/>
    </style:style>
    <style:style style:name="P46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604" style:family="table-cell">
      <style:table-cell-properties fo:border="0.0069in solid #000000" fo:padding-top="0in" fo:padding-left="0.075in" fo:padding-bottom="0in" fo:padding-right="0.075in"/>
    </style:style>
    <style:style style:name="P46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606" style:family="table-row">
      <style:table-row-properties style:use-optimal-row-height="false"/>
    </style:style>
    <style:style style:name="TableCell4607" style:family="table-cell">
      <style:table-cell-properties fo:border="0.0069in solid #000000" fo:padding-top="0in" fo:padding-left="0.075in" fo:padding-bottom="0in" fo:padding-right="0.075in"/>
    </style:style>
    <style:style style:name="P460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609" style:family="table-cell">
      <style:table-cell-properties fo:border="0.0069in solid #000000" fo:padding-top="0in" fo:padding-left="0.075in" fo:padding-bottom="0in" fo:padding-right="0.075in"/>
    </style:style>
    <style:style style:name="P46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61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61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61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614" style:parent-style-name="Standard0" style:family="paragraph">
      <style:paragraph-properties fo:text-align="center" fo:margin-left="0.25in">
        <style:tab-stops/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615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6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617" style:parent-style-name="Standard0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4619" style:family="table-column">
      <style:table-column-properties style:column-width="0.9791in" style:use-optimal-column-width="false"/>
    </style:style>
    <style:style style:name="TableColumn4620" style:family="table-column">
      <style:table-column-properties style:column-width="0.8541in" style:use-optimal-column-width="false"/>
    </style:style>
    <style:style style:name="TableColumn4621" style:family="table-column">
      <style:table-column-properties style:column-width="3.25in" style:use-optimal-column-width="false"/>
    </style:style>
    <style:style style:name="TableColumn4622" style:family="table-column">
      <style:table-column-properties style:column-width="1.1618in" style:use-optimal-column-width="false"/>
    </style:style>
    <style:style style:name="Table4618" style:family="table">
      <style:table-properties style:width="6.2451in" fo:margin-left="0.0256in" table:align="left"/>
    </style:style>
    <style:style style:name="TableRow4623" style:family="table-row">
      <style:table-row-properties style:use-optimal-row-height="false"/>
    </style:style>
    <style:style style:name="TableCell462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625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6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627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28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4629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30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631" style:parent-style-name="Standard0" style:family="paragraph">
      <style:paragraph-properties fo:widows="0" fo:orphans="0" style:snap-to-layout-grid="false"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632" style:family="table-row">
      <style:table-row-properties style:use-optimal-row-height="false"/>
    </style:style>
    <style:style style:name="TableCell463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34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63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36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63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38" style:parent-style-name="Standard0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TableCell4639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640" style:parent-style-name="Standard0" style:family="paragraph">
      <style:paragraph-properties fo:widows="0" fo:orphans="0" style:snap-to-layout-grid="false" fo:text-align="justify" fo:margin-left="0.25in" fo:text-indent="-0.2305in">
        <style:tab-stops/>
      </style:paragraph-properties>
      <style:text-properties style:font-name="Arial" style:font-name-complex="Arial" fo:font-size="10pt" style:font-size-asian="10pt" style:font-size-complex="10pt" fo:language="es" fo:country="ES"/>
    </style:style>
    <style:style style:name="P4641" style:parent-style-name="Textbody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642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4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4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45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4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4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48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4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1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5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3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54" style:parent-style-name="Heading2" style:family="paragraph">
      <style:paragraph-properties fo:text-align="justify" fo:margin-bottom="0in" fo:text-indent="0.5in"/>
      <style:text-properties style:font-name="Arial" style:font-name-complex="Arial"/>
    </style:style>
    <style:style style:name="P465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58" style:parent-style-name="Heading2" style:family="paragraph">
      <style:paragraph-properties fo:text-align="justify" fo:text-indent="0.5in"/>
      <style:text-properties style:font-name="Arial" style:font-name-complex="Arial"/>
    </style:style>
    <style:style style:name="P465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66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2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5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8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69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70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1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2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73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4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5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76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7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78" style:parent-style-name="Heading1" style:list-style-name="LFO24" style:family="paragraph">
      <style:paragraph-properties fo:text-align="justify" fo:margin-top="0in" fo:margin-bottom="0in"/>
      <style:text-properties style:font-name="Arial" style:font-name-complex="Arial"/>
    </style:style>
    <style:style style:name="P4679" style:parent-style-name="Standard0" style:family="paragraph">
      <style:paragraph-properties fo:text-align="justify" fo:text-indent="0.5in"/>
      <style:text-properties style:font-name="Arial" style:font-name-complex="Arial" fo:font-size="10pt" style:font-size-asian="10pt" style:font-size-complex="10pt"/>
    </style:style>
    <style:style style:name="P468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68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682" style:parent-style-name="Normal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ableColumn4684" style:family="table-column">
      <style:table-column-properties style:column-width="3.075in" style:use-optimal-column-width="false"/>
    </style:style>
    <style:style style:name="TableColumn4685" style:family="table-column">
      <style:table-column-properties style:column-width="3.075in" style:use-optimal-column-width="false"/>
    </style:style>
    <style:style style:name="Table4683" style:family="table">
      <style:table-properties style:width="6.15in" fo:margin-left="0in" table:align="left"/>
    </style:style>
    <style:style style:name="TableRow4686" style:family="table-row">
      <style:table-row-properties style:use-optimal-row-height="false"/>
    </style:style>
    <style:style style:name="TableCell4687" style:family="table-cell">
      <style:table-cell-properties fo:border="0.0069in solid #000000" fo:padding-top="0in" fo:padding-left="0.075in" fo:padding-bottom="0in" fo:padding-right="0.075in"/>
    </style:style>
    <style:style style:name="P468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689" style:family="table-cell">
      <style:table-cell-properties fo:border="0.0069in solid #000000" fo:padding-top="0in" fo:padding-left="0.075in" fo:padding-bottom="0in" fo:padding-right="0.075in"/>
    </style:style>
    <style:style style:name="P469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691" style:family="table-row">
      <style:table-row-properties style:use-optimal-row-height="false"/>
    </style:style>
    <style:style style:name="TableCell4692" style:family="table-cell">
      <style:table-cell-properties fo:border="0.0069in solid #000000" fo:padding-top="0in" fo:padding-left="0.075in" fo:padding-bottom="0in" fo:padding-right="0.075in"/>
    </style:style>
    <style:style style:name="P46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694" style:family="table-cell">
      <style:table-cell-properties fo:border="0.0069in solid #000000" fo:padding-top="0in" fo:padding-left="0.075in" fo:padding-bottom="0in" fo:padding-right="0.075in"/>
    </style:style>
    <style:style style:name="P469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696" style:family="table-row">
      <style:table-row-properties style:use-optimal-row-height="false"/>
    </style:style>
    <style:style style:name="TableCell4697" style:family="table-cell">
      <style:table-cell-properties fo:border="0.0069in solid #000000" fo:padding-top="0in" fo:padding-left="0.075in" fo:padding-bottom="0in" fo:padding-right="0.075in"/>
    </style:style>
    <style:style style:name="P46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699" style:family="table-cell">
      <style:table-cell-properties fo:border="0.0069in solid #000000" fo:padding-top="0in" fo:padding-left="0.075in" fo:padding-bottom="0in" fo:padding-right="0.075in"/>
    </style:style>
    <style:style style:name="P470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701" style:family="table-row">
      <style:table-row-properties style:use-optimal-row-height="false"/>
    </style:style>
    <style:style style:name="TableCell4702" style:family="table-cell">
      <style:table-cell-properties fo:border="0.0069in solid #000000" fo:padding-top="0in" fo:padding-left="0.075in" fo:padding-bottom="0in" fo:padding-right="0.075in"/>
    </style:style>
    <style:style style:name="P47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704" style:family="table-cell">
      <style:table-cell-properties fo:border="0.0069in solid #000000" fo:padding-top="0in" fo:padding-left="0.075in" fo:padding-bottom="0in" fo:padding-right="0.075in"/>
    </style:style>
    <style:style style:name="P47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706" style:parent-style-name="Normal" style:family="paragraph">
      <style:paragraph-properties fo:text-align="justify"/>
      <style:text-properties style:font-name="Arial" style:font-name-complex="Arial"/>
    </style:style>
    <style:style style:name="P47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70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7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71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7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712" style:parent-style-name="Normal" style:family="paragraph">
      <style:paragraph-properties fo:text-align="justify"/>
      <style:text-properties style:font-name="Arial" style:font-name-complex="Arial"/>
    </style:style>
    <style:style style:name="P47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714" style:parent-style-name="Standard0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71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716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717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olumn4719" style:family="table-column">
      <style:table-column-properties style:column-width="3.075in" style:use-optimal-column-width="false"/>
    </style:style>
    <style:style style:name="TableColumn4720" style:family="table-column">
      <style:table-column-properties style:column-width="3.075in" style:use-optimal-column-width="false"/>
    </style:style>
    <style:style style:name="Table4718" style:family="table">
      <style:table-properties style:width="6.15in" fo:margin-left="0in" table:align="left"/>
    </style:style>
    <style:style style:name="TableRow4721" style:family="table-row">
      <style:table-row-properties style:use-optimal-row-height="false"/>
    </style:style>
    <style:style style:name="TableCell4722" style:family="table-cell">
      <style:table-cell-properties fo:border="0.0069in solid #000000" fo:padding-top="0in" fo:padding-left="0.075in" fo:padding-bottom="0in" fo:padding-right="0.075in"/>
    </style:style>
    <style:style style:name="P472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724" style:family="table-cell">
      <style:table-cell-properties fo:border="0.0069in solid #000000" fo:padding-top="0in" fo:padding-left="0.075in" fo:padding-bottom="0in" fo:padding-right="0.075in"/>
    </style:style>
    <style:style style:name="P472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="0.0069in solid #000000" fo:padding-top="0in" fo:padding-left="0.075in" fo:padding-bottom="0in" fo:padding-right="0.075in"/>
    </style:style>
    <style:style style:name="P47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729" style:family="table-cell">
      <style:table-cell-properties fo:border="0.0069in solid #000000" fo:padding-top="0in" fo:padding-left="0.075in" fo:padding-bottom="0in" fo:padding-right="0.075in"/>
    </style:style>
    <style:style style:name="P473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731" style:family="table-row">
      <style:table-row-properties style:use-optimal-row-height="false"/>
    </style:style>
    <style:style style:name="TableCell4732" style:family="table-cell">
      <style:table-cell-properties fo:border="0.0069in solid #000000" fo:padding-top="0in" fo:padding-left="0.075in" fo:padding-bottom="0in" fo:padding-right="0.075in"/>
    </style:style>
    <style:style style:name="P47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734" style:family="table-cell">
      <style:table-cell-properties fo:border="0.0069in solid #000000" fo:padding-top="0in" fo:padding-left="0.075in" fo:padding-bottom="0in" fo:padding-right="0.075in"/>
    </style:style>
    <style:style style:name="P47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Row4736" style:family="table-row">
      <style:table-row-properties style:use-optimal-row-height="false"/>
    </style:style>
    <style:style style:name="TableCell4737" style:family="table-cell">
      <style:table-cell-properties fo:border="0.0069in solid #000000" fo:padding-top="0in" fo:padding-left="0.075in" fo:padding-bottom="0in" fo:padding-right="0.075in"/>
    </style:style>
    <style:style style:name="P473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ell4739" style:family="table-cell">
      <style:table-cell-properties fo:border="0.0069in solid #000000" fo:padding-top="0in" fo:padding-left="0.075in" fo:padding-bottom="0in" fo:padding-right="0.075in"/>
    </style:style>
    <style:style style:name="P47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741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47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743" style:parent-style-name="Normal" style:family="paragraph">
      <style:paragraph-properties fo:text-align="justify"/>
    </style:style>
    <style:style style:name="T4744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474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4746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4747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4748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74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olumn4751" style:family="table-column">
      <style:table-column-properties style:column-width="2.434in"/>
    </style:style>
    <style:style style:name="TableColumn4752" style:family="table-column">
      <style:table-column-properties style:column-width="1.0659in"/>
    </style:style>
    <style:style style:name="TableColumn4753" style:family="table-column">
      <style:table-column-properties style:column-width="1.0729in"/>
    </style:style>
    <style:style style:name="TableColumn4754" style:family="table-column">
      <style:table-column-properties style:column-width="1.1687in"/>
    </style:style>
    <style:style style:name="TableColumn4755" style:family="table-column">
      <style:table-column-properties style:column-width="0.9458in"/>
    </style:style>
    <style:style style:name="Table4750" style:family="table">
      <style:table-properties style:width="6.6875in" fo:margin-left="0in" table:align="center"/>
    </style:style>
    <style:style style:name="TableRow4756" style:family="table-row">
      <style:table-row-properties style:min-row-height="0.2708in"/>
    </style:style>
    <style:style style:name="TableCell4757" style:family="table-cell">
      <style:table-cell-properties fo:border="0.0069in solid #000000" fo:padding-top="0.0416in" fo:padding-left="0.0416in" fo:padding-bottom="0.0416in" fo:padding-right="0.0416in"/>
    </style:style>
    <style:style style:name="P4758" style:parent-style-name="Normal" style:family="paragraph">
      <style:paragraph-properties fo:text-align="justify"/>
    </style:style>
    <style:style style:name="T4759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Cell4760" style:family="table-cell">
      <style:table-cell-properties fo:border="0.0069in solid #000000" fo:padding-top="0.0416in" fo:padding-left="0.0416in" fo:padding-bottom="0.0416in" fo:padding-right="0.0416in"/>
    </style:style>
    <style:style style:name="P4761" style:parent-style-name="Normal" style:family="paragraph">
      <style:paragraph-properties fo:text-align="justify"/>
    </style:style>
    <style:style style:name="T4762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Cell4763" style:family="table-cell">
      <style:table-cell-properties fo:border="0.0069in solid #000000" fo:padding-top="0.0416in" fo:padding-left="0.0416in" fo:padding-bottom="0.0416in" fo:padding-right="0.0416in"/>
    </style:style>
    <style:style style:name="P4764" style:parent-style-name="Normal" style:family="paragraph">
      <style:paragraph-properties fo:text-align="justify"/>
    </style:style>
    <style:style style:name="T4765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Cell4766" style:family="table-cell">
      <style:table-cell-properties fo:border="0.0069in solid #000000" fo:padding-top="0.0416in" fo:padding-left="0.0416in" fo:padding-bottom="0.0416in" fo:padding-right="0.0416in"/>
    </style:style>
    <style:style style:name="P4767" style:parent-style-name="Normal" style:family="paragraph">
      <style:paragraph-properties fo:text-align="justify"/>
    </style:style>
    <style:style style:name="T4768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Cell4769" style:family="table-cell">
      <style:table-cell-properties fo:border="0.0069in solid #000000" fo:padding-top="0.0416in" fo:padding-left="0.0416in" fo:padding-bottom="0.0416in" fo:padding-right="0.0416in"/>
    </style:style>
    <style:style style:name="P4770" style:parent-style-name="Normal" style:family="paragraph">
      <style:paragraph-properties fo:text-align="justify"/>
    </style:style>
    <style:style style:name="T4771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Row4772" style:family="table-row">
      <style:table-row-properties style:min-row-height="0.6562in"/>
    </style:style>
    <style:style style:name="TableCell4773" style:family="table-cell">
      <style:table-cell-properties fo:border="0.0069in solid #000000" fo:padding-top="0.0416in" fo:padding-left="0.0416in" fo:padding-bottom="0.0416in" fo:padding-right="0.0416in"/>
    </style:style>
    <style:style style:name="P477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775" style:family="table-cell">
      <style:table-cell-properties fo:border="0.0069in solid #000000" fo:padding-top="0.0416in" fo:padding-left="0.0416in" fo:padding-bottom="0.0416in" fo:padding-right="0.0416in"/>
    </style:style>
    <style:style style:name="P477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77" style:family="table-cell">
      <style:table-cell-properties fo:border="0.0069in solid #000000" fo:padding-top="0.0416in" fo:padding-left="0.0416in" fo:padding-bottom="0.0416in" fo:padding-right="0.0416in"/>
    </style:style>
    <style:style style:name="P477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79" style:family="table-cell">
      <style:table-cell-properties fo:border="0.0069in solid #000000" fo:padding-top="0.0416in" fo:padding-left="0.0416in" fo:padding-bottom="0.0416in" fo:padding-right="0.0416in"/>
    </style:style>
    <style:style style:name="P478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81" style:family="table-cell">
      <style:table-cell-properties fo:border="0.0069in solid #000000" fo:padding-top="0.0416in" fo:padding-left="0.0416in" fo:padding-bottom="0.0416in" fo:padding-right="0.0416in"/>
    </style:style>
    <style:style style:name="P478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783" style:family="table-row">
      <style:table-row-properties style:min-row-height="0.8437in"/>
    </style:style>
    <style:style style:name="TableCell4784" style:family="table-cell">
      <style:table-cell-properties fo:border="0.0069in solid #000000" fo:padding-top="0.0416in" fo:padding-left="0.0416in" fo:padding-bottom="0.0416in" fo:padding-right="0.0416in"/>
    </style:style>
    <style:style style:name="P478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786" style:family="table-cell">
      <style:table-cell-properties fo:border="0.0069in solid #000000" fo:padding-top="0.0416in" fo:padding-left="0.0416in" fo:padding-bottom="0.0416in" fo:padding-right="0.0416in"/>
    </style:style>
    <style:style style:name="P478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P478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89" style:family="table-cell">
      <style:table-cell-properties fo:border="0.0069in solid #000000" fo:padding-top="0.0416in" fo:padding-left="0.0416in" fo:padding-bottom="0.0416in" fo:padding-right="0.0416in"/>
    </style:style>
    <style:style style:name="P479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91" style:family="table-cell">
      <style:table-cell-properties fo:border="0.0069in solid #000000" fo:padding-top="0.0416in" fo:padding-left="0.0416in" fo:padding-bottom="0.0416in" fo:padding-right="0.0416in"/>
    </style:style>
    <style:style style:name="P479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P4793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794" style:family="table-cell">
      <style:table-cell-properties fo:border="0.0069in solid #000000" fo:padding-top="0.0416in" fo:padding-left="0.0416in" fo:padding-bottom="0.0416in" fo:padding-right="0.0416in"/>
    </style:style>
    <style:style style:name="P479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796" style:family="table-row">
      <style:table-row-properties style:min-row-height="0.6562in"/>
    </style:style>
    <style:style style:name="TableCell4797" style:family="table-cell">
      <style:table-cell-properties fo:border="0.0069in solid #000000" fo:padding-top="0.0416in" fo:padding-left="0.0416in" fo:padding-bottom="0.0416in" fo:padding-right="0.0416in"/>
    </style:style>
    <style:style style:name="P479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799" style:family="table-cell">
      <style:table-cell-properties fo:border="0.0069in solid #000000" fo:padding-top="0.0416in" fo:padding-left="0.0416in" fo:padding-bottom="0.0416in" fo:padding-right="0.0416in"/>
    </style:style>
    <style:style style:name="P480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01" style:family="table-cell">
      <style:table-cell-properties fo:border="0.0069in solid #000000" fo:padding-top="0.0416in" fo:padding-left="0.0416in" fo:padding-bottom="0.0416in" fo:padding-right="0.0416in"/>
    </style:style>
    <style:style style:name="P480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03" style:family="table-cell">
      <style:table-cell-properties fo:border="0.0069in solid #000000" fo:padding-top="0.0416in" fo:padding-left="0.0416in" fo:padding-bottom="0.0416in" fo:padding-right="0.0416in"/>
    </style:style>
    <style:style style:name="P480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05" style:family="table-cell">
      <style:table-cell-properties fo:border="0.0069in solid #000000" fo:padding-top="0.0416in" fo:padding-left="0.0416in" fo:padding-bottom="0.0416in" fo:padding-right="0.0416in"/>
    </style:style>
    <style:style style:name="P480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07" style:family="table-row">
      <style:table-row-properties style:min-row-height="0.6562in"/>
    </style:style>
    <style:style style:name="TableCell4808" style:family="table-cell">
      <style:table-cell-properties fo:border="0.0069in solid #000000" fo:padding-top="0.0416in" fo:padding-left="0.0416in" fo:padding-bottom="0.0416in" fo:padding-right="0.0416in"/>
    </style:style>
    <style:style style:name="P4809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10" style:family="table-cell">
      <style:table-cell-properties fo:border="0.0069in solid #000000" fo:padding-top="0.0416in" fo:padding-left="0.0416in" fo:padding-bottom="0.0416in" fo:padding-right="0.0416in"/>
    </style:style>
    <style:style style:name="P4811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12" style:family="table-cell">
      <style:table-cell-properties fo:border="0.0069in solid #000000" fo:padding-top="0.0416in" fo:padding-left="0.0416in" fo:padding-bottom="0.0416in" fo:padding-right="0.0416in"/>
    </style:style>
    <style:style style:name="P4813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14" style:family="table-cell">
      <style:table-cell-properties fo:border="0.0069in solid #000000" fo:padding-top="0.0416in" fo:padding-left="0.0416in" fo:padding-bottom="0.0416in" fo:padding-right="0.0416in"/>
    </style:style>
    <style:style style:name="P481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16" style:family="table-cell">
      <style:table-cell-properties fo:border="0.0069in solid #000000" fo:padding-top="0.0416in" fo:padding-left="0.0416in" fo:padding-bottom="0.0416in" fo:padding-right="0.0416in"/>
    </style:style>
    <style:style style:name="P481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18" style:family="table-row">
      <style:table-row-properties style:min-row-height="1.2291in"/>
    </style:style>
    <style:style style:name="TableCell4819" style:family="table-cell">
      <style:table-cell-properties fo:border="0.0069in solid #000000" fo:padding-top="0.0416in" fo:padding-left="0.0416in" fo:padding-bottom="0.0416in" fo:padding-right="0.0416in"/>
    </style:style>
    <style:style style:name="P482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21" style:family="table-cell">
      <style:table-cell-properties fo:border="0.0069in solid #000000" fo:padding-top="0.0416in" fo:padding-left="0.0416in" fo:padding-bottom="0.0416in" fo:padding-right="0.0416in"/>
    </style:style>
    <style:style style:name="P482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23" style:family="table-cell">
      <style:table-cell-properties fo:border="0.0069in solid #000000" fo:padding-top="0.0416in" fo:padding-left="0.0416in" fo:padding-bottom="0.0416in" fo:padding-right="0.0416in"/>
    </style:style>
    <style:style style:name="P482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25" style:family="table-cell">
      <style:table-cell-properties fo:border="0.0069in solid #000000" fo:padding-top="0.0416in" fo:padding-left="0.0416in" fo:padding-bottom="0.0416in" fo:padding-right="0.0416in"/>
    </style:style>
    <style:style style:name="P482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P482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28" style:family="table-cell">
      <style:table-cell-properties fo:border="0.0069in solid #000000" fo:padding-top="0.0416in" fo:padding-left="0.0416in" fo:padding-bottom="0.0416in" fo:padding-right="0.0416in"/>
    </style:style>
    <style:style style:name="P4829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30" style:family="table-row">
      <style:table-row-properties style:min-row-height="0.8437in"/>
    </style:style>
    <style:style style:name="TableCell4831" style:family="table-cell">
      <style:table-cell-properties fo:border="0.0069in solid #000000" fo:padding-top="0.0416in" fo:padding-left="0.0416in" fo:padding-bottom="0.0416in" fo:padding-right="0.0416in"/>
    </style:style>
    <style:style style:name="P483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33" style:family="table-cell">
      <style:table-cell-properties fo:border="0.0069in solid #000000" fo:padding-top="0.0416in" fo:padding-left="0.0416in" fo:padding-bottom="0.0416in" fo:padding-right="0.0416in"/>
    </style:style>
    <style:style style:name="P483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35" style:family="table-cell">
      <style:table-cell-properties fo:border="0.0069in solid #000000" fo:padding-top="0.0416in" fo:padding-left="0.0416in" fo:padding-bottom="0.0416in" fo:padding-right="0.0416in"/>
    </style:style>
    <style:style style:name="P483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37" style:family="table-cell">
      <style:table-cell-properties fo:border="0.0069in solid #000000" fo:padding-top="0.0416in" fo:padding-left="0.0416in" fo:padding-bottom="0.0416in" fo:padding-right="0.0416in"/>
    </style:style>
    <style:style style:name="P483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39" style:family="table-cell">
      <style:table-cell-properties fo:border="0.0069in solid #000000" fo:padding-top="0.0416in" fo:padding-left="0.0416in" fo:padding-bottom="0.0416in" fo:padding-right="0.0416in"/>
    </style:style>
    <style:style style:name="P484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41" style:family="table-row">
      <style:table-row-properties style:min-row-height="0.6562in"/>
    </style:style>
    <style:style style:name="TableCell4842" style:family="table-cell">
      <style:table-cell-properties fo:border="0.0069in solid #000000" fo:padding-top="0.0416in" fo:padding-left="0.0416in" fo:padding-bottom="0.0416in" fo:padding-right="0.0416in"/>
    </style:style>
    <style:style style:name="P4843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44" style:family="table-cell">
      <style:table-cell-properties fo:border="0.0069in solid #000000" fo:padding-top="0.0416in" fo:padding-left="0.0416in" fo:padding-bottom="0.0416in" fo:padding-right="0.0416in"/>
    </style:style>
    <style:style style:name="P484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46" style:family="table-cell">
      <style:table-cell-properties fo:border="0.0069in solid #000000" fo:padding-top="0.0416in" fo:padding-left="0.0416in" fo:padding-bottom="0.0416in" fo:padding-right="0.0416in"/>
    </style:style>
    <style:style style:name="P484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48" style:family="table-cell">
      <style:table-cell-properties fo:border="0.0069in solid #000000" fo:padding-top="0.0416in" fo:padding-left="0.0416in" fo:padding-bottom="0.0416in" fo:padding-right="0.0416in"/>
    </style:style>
    <style:style style:name="P4849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50" style:family="table-cell">
      <style:table-cell-properties fo:border="0.0069in solid #000000" fo:padding-top="0.0416in" fo:padding-left="0.0416in" fo:padding-bottom="0.0416in" fo:padding-right="0.0416in"/>
    </style:style>
    <style:style style:name="P4851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52" style:family="table-row">
      <style:table-row-properties style:min-row-height="0.6562in"/>
    </style:style>
    <style:style style:name="TableCell4853" style:family="table-cell">
      <style:table-cell-properties fo:border="0.0069in solid #000000" fo:padding-top="0.0416in" fo:padding-left="0.0416in" fo:padding-bottom="0.0416in" fo:padding-right="0.0416in"/>
    </style:style>
    <style:style style:name="P485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55" style:family="table-cell">
      <style:table-cell-properties fo:border="0.0069in solid #000000" fo:padding-top="0.0416in" fo:padding-left="0.0416in" fo:padding-bottom="0.0416in" fo:padding-right="0.0416in"/>
    </style:style>
    <style:style style:name="P485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57" style:family="table-cell">
      <style:table-cell-properties fo:border="0.0069in solid #000000" fo:padding-top="0.0416in" fo:padding-left="0.0416in" fo:padding-bottom="0.0416in" fo:padding-right="0.0416in"/>
    </style:style>
    <style:style style:name="P485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59" style:family="table-cell">
      <style:table-cell-properties fo:border="0.0069in solid #000000" fo:padding-top="0.0416in" fo:padding-left="0.0416in" fo:padding-bottom="0.0416in" fo:padding-right="0.0416in"/>
    </style:style>
    <style:style style:name="P486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61" style:family="table-cell">
      <style:table-cell-properties fo:border="0.0069in solid #000000" fo:padding-top="0.0416in" fo:padding-left="0.0416in" fo:padding-bottom="0.0416in" fo:padding-right="0.0416in"/>
    </style:style>
    <style:style style:name="P486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63" style:family="table-row">
      <style:table-row-properties style:min-row-height="0.6562in"/>
    </style:style>
    <style:style style:name="TableCell4864" style:family="table-cell">
      <style:table-cell-properties fo:border="0.0069in solid #000000" fo:padding-top="0.0416in" fo:padding-left="0.0416in" fo:padding-bottom="0.0416in" fo:padding-right="0.0416in"/>
    </style:style>
    <style:style style:name="P486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66" style:family="table-cell">
      <style:table-cell-properties fo:border="0.0069in solid #000000" fo:padding-top="0.0416in" fo:padding-left="0.0416in" fo:padding-bottom="0.0416in" fo:padding-right="0.0416in"/>
    </style:style>
    <style:style style:name="P486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68" style:family="table-cell">
      <style:table-cell-properties fo:border="0.0069in solid #000000" fo:padding-top="0.0416in" fo:padding-left="0.0416in" fo:padding-bottom="0.0416in" fo:padding-right="0.0416in"/>
    </style:style>
    <style:style style:name="P4869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70" style:family="table-cell">
      <style:table-cell-properties fo:border="0.0069in solid #000000" fo:padding-top="0.0416in" fo:padding-left="0.0416in" fo:padding-bottom="0.0416in" fo:padding-right="0.0416in"/>
    </style:style>
    <style:style style:name="P4871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72" style:family="table-cell">
      <style:table-cell-properties fo:border="0.0069in solid #000000" fo:padding-top="0.0416in" fo:padding-left="0.0416in" fo:padding-bottom="0.0416in" fo:padding-right="0.0416in"/>
    </style:style>
    <style:style style:name="P4873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74" style:family="table-row">
      <style:table-row-properties style:min-row-height="0.6562in"/>
    </style:style>
    <style:style style:name="TableCell4875" style:family="table-cell">
      <style:table-cell-properties fo:border="0.0069in solid #000000" fo:padding-top="0.0416in" fo:padding-left="0.0416in" fo:padding-bottom="0.0416in" fo:padding-right="0.0416in"/>
    </style:style>
    <style:style style:name="P487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77" style:family="table-cell">
      <style:table-cell-properties fo:border="0.0069in solid #000000" fo:padding-top="0.0416in" fo:padding-left="0.0416in" fo:padding-bottom="0.0416in" fo:padding-right="0.0416in"/>
    </style:style>
    <style:style style:name="P487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79" style:family="table-cell">
      <style:table-cell-properties fo:border="0.0069in solid #000000" fo:padding-top="0.0416in" fo:padding-left="0.0416in" fo:padding-bottom="0.0416in" fo:padding-right="0.0416in"/>
    </style:style>
    <style:style style:name="P488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81" style:family="table-cell">
      <style:table-cell-properties fo:border="0.0069in solid #000000" fo:padding-top="0.0416in" fo:padding-left="0.0416in" fo:padding-bottom="0.0416in" fo:padding-right="0.0416in"/>
    </style:style>
    <style:style style:name="P488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83" style:family="table-cell">
      <style:table-cell-properties fo:border="0.0069in solid #000000" fo:padding-top="0.0416in" fo:padding-left="0.0416in" fo:padding-bottom="0.0416in" fo:padding-right="0.0416in"/>
    </style:style>
    <style:style style:name="P488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85" style:family="table-row">
      <style:table-row-properties style:min-row-height="0.6562in"/>
    </style:style>
    <style:style style:name="TableCell4886" style:family="table-cell">
      <style:table-cell-properties fo:border="0.0069in solid #000000" fo:padding-top="0.0416in" fo:padding-left="0.0416in" fo:padding-bottom="0.0416in" fo:padding-right="0.0416in"/>
    </style:style>
    <style:style style:name="P488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88" style:family="table-cell">
      <style:table-cell-properties fo:border="0.0069in solid #000000" fo:padding-top="0.0416in" fo:padding-left="0.0416in" fo:padding-bottom="0.0416in" fo:padding-right="0.0416in"/>
    </style:style>
    <style:style style:name="P4889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90" style:family="table-cell">
      <style:table-cell-properties fo:border="0.0069in solid #000000" fo:padding-top="0.0416in" fo:padding-left="0.0416in" fo:padding-bottom="0.0416in" fo:padding-right="0.0416in"/>
    </style:style>
    <style:style style:name="P4891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92" style:family="table-cell">
      <style:table-cell-properties fo:border="0.0069in solid #000000" fo:padding-top="0.0416in" fo:padding-left="0.0416in" fo:padding-bottom="0.0416in" fo:padding-right="0.0416in"/>
    </style:style>
    <style:style style:name="P4893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894" style:family="table-cell">
      <style:table-cell-properties fo:border="0.0069in solid #000000" fo:padding-top="0.0416in" fo:padding-left="0.0416in" fo:padding-bottom="0.0416in" fo:padding-right="0.0416in"/>
    </style:style>
    <style:style style:name="P489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896" style:family="table-row">
      <style:table-row-properties style:min-row-height="0.6562in"/>
    </style:style>
    <style:style style:name="TableCell4897" style:family="table-cell">
      <style:table-cell-properties fo:border="0.0069in solid #000000" fo:padding-top="0.0416in" fo:padding-left="0.0416in" fo:padding-bottom="0.0416in" fo:padding-right="0.0416in"/>
    </style:style>
    <style:style style:name="P4898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899" style:family="table-cell">
      <style:table-cell-properties fo:border="0.0069in solid #000000" fo:padding-top="0.0416in" fo:padding-left="0.0416in" fo:padding-bottom="0.0416in" fo:padding-right="0.0416in"/>
    </style:style>
    <style:style style:name="P490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901" style:family="table-cell">
      <style:table-cell-properties fo:border="0.0069in solid #000000" fo:padding-top="0.0416in" fo:padding-left="0.0416in" fo:padding-bottom="0.0416in" fo:padding-right="0.0416in"/>
    </style:style>
    <style:style style:name="P490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903" style:family="table-cell">
      <style:table-cell-properties fo:border="0.0069in solid #000000" fo:padding-top="0.0416in" fo:padding-left="0.0416in" fo:padding-bottom="0.0416in" fo:padding-right="0.0416in"/>
    </style:style>
    <style:style style:name="P4904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Cell4905" style:family="table-cell">
      <style:table-cell-properties fo:border="0.0069in solid #000000" fo:padding-top="0.0416in" fo:padding-left="0.0416in" fo:padding-bottom="0.0416in" fo:padding-right="0.0416in"/>
    </style:style>
    <style:style style:name="P4906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P490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0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09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91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11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12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13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14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91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16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17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18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19" style:parent-style-name="Normal" style:family="paragraph">
      <style:paragraph-properties fo:text-align="justify" fo:margin-top="0.1666in"/>
      <style:text-properties style:font-name="Arial" style:font-name-complex="Arial" fo:font-weight="bold" style:font-weight-asian="bold" style:font-size-complex="11pt"/>
    </style:style>
    <style:style style:name="P4920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21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2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3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4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92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26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7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8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29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30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31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32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933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4934" style:parent-style-name="standard" style:family="paragraph">
      <style:paragraph-properties fo:text-align="justify" fo:margin-top="0.1666in"/>
    </style:style>
    <style:style style:name="T4935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4936" style:parent-style-name="Fonteparág.padrão" style:family="text">
      <style:text-properties style:font-name="Arial" style:font-name-complex="Arial" fo:font-style="italic" style:font-style-asian="italic" style:font-style-complex="italic" fo:font-size="11pt" style:font-size-asian="11pt" style:font-size-complex="11pt" fo:language="pt" fo:country="BR"/>
    </style:style>
    <style:style style:name="T4937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4938" style:parent-style-name="standard" style:family="paragraph">
      <style:paragraph-properties fo:text-align="justify" fo:margin-top="0.1666in"/>
      <style:text-properties style:font-name="Arial" style:font-name-complex="Arial" fo:font-size="11pt" style:font-size-asian="11pt" style:font-size-complex="11pt" fo:language="pt" fo:country="BR"/>
    </style:style>
    <style:style style:name="P4939" style:parent-style-name="standard" style:family="paragraph">
      <style:paragraph-properties fo:text-align="justify" fo:margin-top="0.1666in"/>
    </style:style>
    <style:style style:name="T4940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4941" style:parent-style-name="Normal" style:family="paragraph">
      <style:paragraph-properties fo:text-align="justify"/>
      <style:text-properties style:font-name="Arial" style:font-name-complex="Arial" text:display="none" fo:font-size="11pt" style:font-size-asian="11pt" style:font-size-complex="11pt"/>
    </style:style>
    <style:style style:name="P49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43" style:parent-style-name="Normal" style:family="paragraph">
      <style:paragraph-properties fo:text-align="justify"/>
    </style:style>
    <style:style style:name="T4944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494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4946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494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4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4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5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9" style:parent-style-name="Normal" style:family="paragraph">
      <style:paragraph-properties fo:text-align="justify" fo:margin-left="0.4722in">
        <style:tab-stops/>
      </style:paragraph-properties>
      <style:text-properties fo:color="#000000" style:language-asian="en" style:country-asian="US"/>
    </style:style>
    <style:style style:name="P4980" style:parent-style-name="Normal" style:family="paragraph">
      <style:paragraph-properties fo:text-align="justify" fo:margin-left="0.4722in">
        <style:tab-stops/>
      </style:paragraph-properties>
      <style:text-properties fo:color="#000000" style:language-asian="en" style:country-asian="US"/>
    </style:style>
    <style:style style:name="P4981" style:parent-style-name="Normal" style:family="paragraph">
      <style:paragraph-properties fo:text-align="justify"/>
      <style:text-properties style:font-name="Arial" style:font-name-complex="Arial" fo:font-weight="bold" style:font-weight-asian="bold" style:font-size-complex="11pt"/>
    </style:style>
    <style:style style:name="P4982" style:parent-style-name="Normal" style:family="paragraph">
      <style:paragraph-properties fo:text-align="justify"/>
      <style:text-properties fo:color="#000000" style:language-asian="en" style:country-asian="US"/>
    </style:style>
    <style:style style:name="TableColumn4984" style:family="table-column">
      <style:table-column-properties style:column-width="4.9972in"/>
    </style:style>
    <style:style style:name="TableColumn4985" style:family="table-column">
      <style:table-column-properties style:column-width="1.0826in"/>
    </style:style>
    <style:style style:name="Table4983" style:family="table">
      <style:table-properties style:width="6.0798in" fo:margin-left="0in" table:align="left"/>
    </style:style>
    <style:style style:name="TableRow4986" style:family="table-row">
      <style:table-row-properties style:min-row-height="0.2756in"/>
    </style:style>
    <style:style style:name="TableCell4987" style:family="table-cell">
      <style:table-cell-properties fo:border="0.0069in solid #000000" fo:padding-top="0in" fo:padding-left="0.075in" fo:padding-bottom="0in" fo:padding-right="0.075in"/>
    </style:style>
    <style:style style:name="P4988" style:parent-style-name="Normal" style:family="paragraph">
      <style:paragraph-properties fo:text-align="justify"/>
    </style:style>
    <style:style style:name="T4989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Cell4990" style:family="table-cell">
      <style:table-cell-properties fo:border="0.0069in solid #000000" fo:padding-top="0in" fo:padding-left="0.075in" fo:padding-bottom="0in" fo:padding-right="0.075in"/>
    </style:style>
    <style:style style:name="P4991" style:parent-style-name="Normal" style:family="paragraph">
      <style:paragraph-properties fo:text-align="justify"/>
    </style:style>
    <style:style style:name="T4992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n" fo:country="US" style:language-asian="en" style:country-asian="US"/>
    </style:style>
    <style:style style:name="TableRow4993" style:family="table-row">
      <style:table-row-properties style:min-row-height="0.2756in"/>
    </style:style>
    <style:style style:name="TableCell4994" style:family="table-cell">
      <style:table-cell-properties fo:border="0.0069in solid #000000" fo:padding-top="0in" fo:padding-left="0.075in" fo:padding-bottom="0in" fo:padding-right="0.075in"/>
    </style:style>
    <style:style style:name="P499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4996" style:family="table-cell">
      <style:table-cell-properties fo:border="0.0069in solid #000000" fo:padding-top="0in" fo:padding-left="0.075in" fo:padding-bottom="0in" fo:padding-right="0.075in"/>
    </style:style>
    <style:style style:name="P499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4998" style:family="table-row">
      <style:table-row-properties style:min-row-height="0.2756in"/>
    </style:style>
    <style:style style:name="TableCell4999" style:family="table-cell">
      <style:table-cell-properties fo:border="0.0069in solid #000000" fo:padding-top="0in" fo:padding-left="0.075in" fo:padding-bottom="0in" fo:padding-right="0.075in"/>
    </style:style>
    <style:style style:name="P500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01" style:family="table-cell">
      <style:table-cell-properties fo:border="0.0069in solid #000000" fo:padding-top="0in" fo:padding-left="0.075in" fo:padding-bottom="0in" fo:padding-right="0.075in"/>
    </style:style>
    <style:style style:name="P500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03" style:family="table-row">
      <style:table-row-properties style:min-row-height="0.2756in"/>
    </style:style>
    <style:style style:name="TableCell5004" style:family="table-cell">
      <style:table-cell-properties fo:border="0.0069in solid #000000" fo:padding-top="0in" fo:padding-left="0.075in" fo:padding-bottom="0in" fo:padding-right="0.075in"/>
    </style:style>
    <style:style style:name="P500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06" style:family="table-cell">
      <style:table-cell-properties fo:border="0.0069in solid #000000" fo:padding-top="0in" fo:padding-left="0.075in" fo:padding-bottom="0in" fo:padding-right="0.075in"/>
    </style:style>
    <style:style style:name="P500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08" style:family="table-row">
      <style:table-row-properties style:min-row-height="0.2756in"/>
    </style:style>
    <style:style style:name="TableCell5009" style:family="table-cell">
      <style:table-cell-properties fo:border="0.0069in solid #000000" fo:padding-top="0in" fo:padding-left="0.075in" fo:padding-bottom="0in" fo:padding-right="0.075in"/>
    </style:style>
    <style:style style:name="P501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11" style:family="table-cell">
      <style:table-cell-properties fo:border="0.0069in solid #000000" fo:padding-top="0in" fo:padding-left="0.075in" fo:padding-bottom="0in" fo:padding-right="0.075in"/>
    </style:style>
    <style:style style:name="P501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13" style:family="table-row">
      <style:table-row-properties style:min-row-height="0.2756in"/>
    </style:style>
    <style:style style:name="TableCell5014" style:family="table-cell">
      <style:table-cell-properties fo:border="0.0069in solid #000000" fo:padding-top="0in" fo:padding-left="0.075in" fo:padding-bottom="0in" fo:padding-right="0.075in"/>
    </style:style>
    <style:style style:name="P501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16" style:family="table-cell">
      <style:table-cell-properties fo:border="0.0069in solid #000000" fo:padding-top="0in" fo:padding-left="0.075in" fo:padding-bottom="0in" fo:padding-right="0.075in"/>
    </style:style>
    <style:style style:name="P501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18" style:family="table-row">
      <style:table-row-properties style:min-row-height="0.2756in"/>
    </style:style>
    <style:style style:name="TableCell5019" style:family="table-cell">
      <style:table-cell-properties fo:border="0.0069in solid #000000" fo:padding-top="0in" fo:padding-left="0.075in" fo:padding-bottom="0in" fo:padding-right="0.075in"/>
    </style:style>
    <style:style style:name="P502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21" style:family="table-cell">
      <style:table-cell-properties fo:border="0.0069in solid #000000" fo:padding-top="0in" fo:padding-left="0.075in" fo:padding-bottom="0in" fo:padding-right="0.075in"/>
    </style:style>
    <style:style style:name="P502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23" style:family="table-row">
      <style:table-row-properties style:min-row-height="0.2756in"/>
    </style:style>
    <style:style style:name="TableCell5024" style:family="table-cell">
      <style:table-cell-properties fo:border="0.0069in solid #000000" fo:padding-top="0in" fo:padding-left="0.075in" fo:padding-bottom="0in" fo:padding-right="0.075in"/>
    </style:style>
    <style:style style:name="P502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26" style:family="table-cell">
      <style:table-cell-properties fo:border="0.0069in solid #000000" fo:padding-top="0in" fo:padding-left="0.075in" fo:padding-bottom="0in" fo:padding-right="0.075in"/>
    </style:style>
    <style:style style:name="P502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28" style:family="table-row">
      <style:table-row-properties style:min-row-height="0.2756in"/>
    </style:style>
    <style:style style:name="TableCell5029" style:family="table-cell">
      <style:table-cell-properties fo:border="0.0069in solid #000000" fo:padding-top="0in" fo:padding-left="0.075in" fo:padding-bottom="0in" fo:padding-right="0.075in"/>
    </style:style>
    <style:style style:name="P503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31" style:family="table-cell">
      <style:table-cell-properties fo:border="0.0069in solid #000000" fo:padding-top="0in" fo:padding-left="0.075in" fo:padding-bottom="0in" fo:padding-right="0.075in"/>
    </style:style>
    <style:style style:name="P503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33" style:family="table-row">
      <style:table-row-properties style:min-row-height="0.2756in"/>
    </style:style>
    <style:style style:name="TableCell5034" style:family="table-cell">
      <style:table-cell-properties fo:border="0.0069in solid #000000" fo:padding-top="0in" fo:padding-left="0.075in" fo:padding-bottom="0in" fo:padding-right="0.075in"/>
    </style:style>
    <style:style style:name="P503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36" style:family="table-cell">
      <style:table-cell-properties fo:border="0.0069in solid #000000" fo:padding-top="0in" fo:padding-left="0.075in" fo:padding-bottom="0in" fo:padding-right="0.075in"/>
    </style:style>
    <style:style style:name="P503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38" style:family="table-row">
      <style:table-row-properties style:min-row-height="0.2756in"/>
    </style:style>
    <style:style style:name="TableCell5039" style:family="table-cell">
      <style:table-cell-properties fo:border="0.0069in solid #000000" fo:padding-top="0in" fo:padding-left="0.075in" fo:padding-bottom="0in" fo:padding-right="0.075in"/>
    </style:style>
    <style:style style:name="P5040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41" style:family="table-cell">
      <style:table-cell-properties fo:border="0.0069in solid #000000" fo:padding-top="0in" fo:padding-left="0.075in" fo:padding-bottom="0in" fo:padding-right="0.075in"/>
    </style:style>
    <style:style style:name="P5042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TableRow5043" style:family="table-row">
      <style:table-row-properties style:min-row-height="0.2756in"/>
    </style:style>
    <style:style style:name="TableCell5044" style:family="table-cell">
      <style:table-cell-properties fo:border="0.0069in solid #000000" fo:padding-top="0in" fo:padding-left="0.075in" fo:padding-bottom="0in" fo:padding-right="0.075in"/>
    </style:style>
    <style:style style:name="P5045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style:language-asian="en" style:country-asian="US"/>
    </style:style>
    <style:style style:name="TableCell5046" style:family="table-cell">
      <style:table-cell-properties fo:border="0.0069in solid #000000" fo:padding-top="0in" fo:padding-left="0.075in" fo:padding-bottom="0in" fo:padding-right="0.075in"/>
    </style:style>
    <style:style style:name="P5047" style:parent-style-name="Normal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n" fo:country="US" style:language-asian="en" style:country-asian="US"/>
    </style:style>
    <style:style style:name="P5048" style:parent-style-name="Normal" style:family="paragraph">
      <style:paragraph-properties fo:text-align="justify"/>
      <style:text-properties fo:color="#000000" fo:language="en" fo:country="US" style:language-asian="en" style:country-asian="US"/>
    </style:style>
    <style:style style:name="P5049" style:parent-style-name="Normal" style:family="paragraph">
      <style:paragraph-properties fo:text-align="justify"/>
      <style:text-properties fo:color="#000000" fo:font-size="10pt" style:font-size-asian="10pt" style:font-size-complex="10pt" fo:language="en" fo:country="US" style:language-asian="en" style:country-asian="US"/>
    </style:style>
    <style:style style:name="P505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51" style:parent-style-name="Normal" style:family="paragraph">
      <style:paragraph-properties fo:text-align="justify"/>
    </style:style>
    <style:style style:name="T505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505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5054" style:parent-style-name="Fonteparág.padrão" style:family="text">
      <style:text-properties style:font-name="Arial" style:font-name-complex="Arial" fo:font-weight="bold" style:font-weight-asian="bold" style:font-size-complex="11pt" style:text-underline-type="single" style:text-underline-style="solid" style:text-underline-width="auto" style:text-underline-mode="continuous"/>
    </style:style>
    <style:style style:name="P5055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olumn5057" style:family="table-column">
      <style:table-column-properties style:column-width="1.7486in"/>
    </style:style>
    <style:style style:name="TableColumn5058" style:family="table-column">
      <style:table-column-properties style:column-width="4.4298in"/>
    </style:style>
    <style:style style:name="Table5056" style:family="table">
      <style:table-properties style:width="6.1784in" fo:margin-left="0in" table:align="left"/>
    </style:style>
    <style:style style:name="TableRow5059" style:family="table-row">
      <style:table-row-properties/>
    </style:style>
    <style:style style:name="TableCell5060" style:family="table-cell">
      <style:table-cell-properties fo:border="0.0069in solid #000000" fo:padding-top="0in" fo:padding-left="0.075in" fo:padding-bottom="0in" fo:padding-right="0.075in"/>
    </style:style>
    <style:style style:name="P506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62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063" style:family="table-cell">
      <style:table-cell-properties fo:border="0.0069in solid #000000" fo:padding-top="0in" fo:padding-left="0.075in" fo:padding-bottom="0in" fo:padding-right="0.075in"/>
    </style:style>
    <style:style style:name="P5064" style:parent-style-name="Normal" style:family="paragraph">
      <style:paragraph-properties fo:text-align="justify"/>
    </style:style>
    <style:style style:name="T506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Row5066" style:family="table-row">
      <style:table-row-properties/>
    </style:style>
    <style:style style:name="TableCell5067" style:family="table-cell">
      <style:table-cell-properties fo:border="0.0069in solid #000000" fo:padding-top="0in" fo:padding-left="0.075in" fo:padding-bottom="0in" fo:padding-right="0.075in"/>
    </style:style>
    <style:style style:name="P506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6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70" style:family="table-cell">
      <style:table-cell-properties fo:border="0.0069in solid #000000" fo:padding-top="0in" fo:padding-left="0.075in" fo:padding-bottom="0in" fo:padding-right="0.075in"/>
    </style:style>
    <style:style style:name="P507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072" style:family="table-row">
      <style:table-row-properties/>
    </style:style>
    <style:style style:name="TableCell5073" style:family="table-cell">
      <style:table-cell-properties fo:border="0.0069in solid #000000" fo:padding-top="0in" fo:padding-left="0.075in" fo:padding-bottom="0in" fo:padding-right="0.075in"/>
    </style:style>
    <style:style style:name="P507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7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76" style:family="table-cell">
      <style:table-cell-properties fo:border="0.0069in solid #000000" fo:padding-top="0in" fo:padding-left="0.075in" fo:padding-bottom="0in" fo:padding-right="0.075in"/>
    </style:style>
    <style:style style:name="P507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078" style:family="table-row">
      <style:table-row-properties/>
    </style:style>
    <style:style style:name="TableCell5079" style:family="table-cell">
      <style:table-cell-properties fo:border="0.0069in solid #000000" fo:padding-top="0in" fo:padding-left="0.075in" fo:padding-bottom="0in" fo:padding-right="0.075in"/>
    </style:style>
    <style:style style:name="P508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81" style:family="table-cell">
      <style:table-cell-properties fo:border="0.0069in solid #000000" fo:padding-top="0in" fo:padding-left="0.075in" fo:padding-bottom="0in" fo:padding-right="0.075in"/>
    </style:style>
    <style:style style:name="P50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083" style:family="table-row">
      <style:table-row-properties/>
    </style:style>
    <style:style style:name="TableCell5084" style:family="table-cell">
      <style:table-cell-properties fo:border="0.0069in solid #000000" fo:padding-top="0in" fo:padding-left="0.075in" fo:padding-bottom="0in" fo:padding-right="0.075in"/>
    </style:style>
    <style:style style:name="P508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8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87" style:family="table-cell">
      <style:table-cell-properties fo:border="0.0069in solid #000000" fo:padding-top="0in" fo:padding-left="0.075in" fo:padding-bottom="0in" fo:padding-right="0.075in"/>
    </style:style>
    <style:style style:name="P508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089" style:family="table-row">
      <style:table-row-properties/>
    </style:style>
    <style:style style:name="TableCell5090" style:family="table-cell">
      <style:table-cell-properties fo:border="0.0069in solid #000000" fo:padding-top="0in" fo:padding-left="0.075in" fo:padding-bottom="0in" fo:padding-right="0.075in"/>
    </style:style>
    <style:style style:name="P509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93" style:family="table-cell">
      <style:table-cell-properties fo:border="0.0069in solid #000000" fo:padding-top="0in" fo:padding-left="0.075in" fo:padding-bottom="0in" fo:padding-right="0.075in"/>
    </style:style>
    <style:style style:name="P509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095" style:family="table-row">
      <style:table-row-properties/>
    </style:style>
    <style:style style:name="TableCell5096" style:family="table-cell">
      <style:table-cell-properties fo:border="0.0069in solid #000000" fo:padding-top="0in" fo:padding-left="0.075in" fo:padding-bottom="0in" fo:padding-right="0.075in"/>
    </style:style>
    <style:style style:name="P509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09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099" style:family="table-cell">
      <style:table-cell-properties fo:border="0.0069in solid #000000" fo:padding-top="0in" fo:padding-left="0.075in" fo:padding-bottom="0in" fo:padding-right="0.075in"/>
    </style:style>
    <style:style style:name="P510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01" style:family="table-row">
      <style:table-row-properties/>
    </style:style>
    <style:style style:name="TableCell5102" style:family="table-cell">
      <style:table-cell-properties fo:border="0.0069in solid #000000" fo:padding-top="0in" fo:padding-left="0.075in" fo:padding-bottom="0in" fo:padding-right="0.075in"/>
    </style:style>
    <style:style style:name="P510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05" style:family="table-cell">
      <style:table-cell-properties fo:border="0.0069in solid #000000" fo:padding-top="0in" fo:padding-left="0.075in" fo:padding-bottom="0in" fo:padding-right="0.075in"/>
    </style:style>
    <style:style style:name="P510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07" style:family="table-row">
      <style:table-row-properties/>
    </style:style>
    <style:style style:name="TableCell5108" style:family="table-cell">
      <style:table-cell-properties fo:border="0.0069in solid #000000" fo:padding-top="0in" fo:padding-left="0.075in" fo:padding-bottom="0in" fo:padding-right="0.075in"/>
    </style:style>
    <style:style style:name="P510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1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11" style:family="table-cell">
      <style:table-cell-properties fo:border="0.0069in solid #000000" fo:padding-top="0in" fo:padding-left="0.075in" fo:padding-bottom="0in" fo:padding-right="0.075in"/>
    </style:style>
    <style:style style:name="P511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13" style:family="table-row">
      <style:table-row-properties/>
    </style:style>
    <style:style style:name="TableCell5114" style:family="table-cell">
      <style:table-cell-properties fo:border="0.0069in solid #000000" fo:padding-top="0in" fo:padding-left="0.075in" fo:padding-bottom="0in" fo:padding-right="0.075in"/>
    </style:style>
    <style:style style:name="P511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1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17" style:family="table-cell">
      <style:table-cell-properties fo:border="0.0069in solid #000000" fo:padding-top="0in" fo:padding-left="0.075in" fo:padding-bottom="0in" fo:padding-right="0.075in"/>
    </style:style>
    <style:style style:name="P51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19" style:family="table-row">
      <style:table-row-properties/>
    </style:style>
    <style:style style:name="TableCell5120" style:family="table-cell">
      <style:table-cell-properties fo:border="0.0069in solid #000000" fo:padding-top="0in" fo:padding-left="0.075in" fo:padding-bottom="0in" fo:padding-right="0.075in"/>
    </style:style>
    <style:style style:name="P512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2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23" style:family="table-cell">
      <style:table-cell-properties fo:border="0.0069in solid #000000" fo:padding-top="0in" fo:padding-left="0.075in" fo:padding-bottom="0in" fo:padding-right="0.075in"/>
    </style:style>
    <style:style style:name="P51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25" style:family="table-row">
      <style:table-row-properties/>
    </style:style>
    <style:style style:name="TableCell5126" style:family="table-cell">
      <style:table-cell-properties fo:border="0.0069in solid #000000" fo:padding-top="0in" fo:padding-left="0.075in" fo:padding-bottom="0in" fo:padding-right="0.075in"/>
    </style:style>
    <style:style style:name="P51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29" style:family="table-cell">
      <style:table-cell-properties fo:border="0.0069in solid #000000" fo:padding-top="0in" fo:padding-left="0.075in" fo:padding-bottom="0in" fo:padding-right="0.075in"/>
    </style:style>
    <style:style style:name="P51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31" style:family="table-row">
      <style:table-row-properties/>
    </style:style>
    <style:style style:name="TableCell5132" style:family="table-cell">
      <style:table-cell-properties fo:border="0.0069in solid #000000" fo:padding-top="0in" fo:padding-left="0.075in" fo:padding-bottom="0in" fo:padding-right="0.075in"/>
    </style:style>
    <style:style style:name="P51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35" style:family="table-cell">
      <style:table-cell-properties fo:border="0.0069in solid #000000" fo:padding-top="0in" fo:padding-left="0.075in" fo:padding-bottom="0in" fo:padding-right="0.075in"/>
    </style:style>
    <style:style style:name="P513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Row5137" style:family="table-row">
      <style:table-row-properties/>
    </style:style>
    <style:style style:name="TableCell5138" style:family="table-cell">
      <style:table-cell-properties fo:border="0.0069in solid #000000" fo:padding-top="0in" fo:padding-left="0.075in" fo:padding-bottom="0in" fo:padding-right="0.075in"/>
    </style:style>
    <style:style style:name="P513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4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TableCell5141" style:family="table-cell">
      <style:table-cell-properties fo:border="0.0069in solid #000000" fo:padding-top="0in" fo:padding-left="0.075in" fo:padding-bottom="0in" fo:padding-right="0.075in"/>
    </style:style>
    <style:style style:name="P51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5143" style:parent-style-name="Normal" style:family="paragraph">
      <style:paragraph-properties fo:text-align="justify"/>
      <style:text-properties style:font-name="Arial" style:font-name-complex="Arial" fo:font-weight="bold" style:font-weight-asian="bold" fo:font-size="11pt" style:font-size-asian="11pt" style:font-size-complex="11pt"/>
    </style:style>
    <style:style style:name="P5144" style:parent-style-name="normal0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51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/>
      <text:p text:style-name="P18"/>
      <text:p text:style-name="P19"/>
      <text:p text:style-name="P20"/>
      <text:p text:style-name="P21">ESPECIFICAÇÃO DE REQUISITOS DE SOFTWARE</text:p>
      <text:p text:style-name="P22"/>
      <text:p text:style-name="P23"/>
      <text:p text:style-name="P24"><text:span text:style-name="T25">FOOD DELIVERY WEB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EQUIPE: Estevão Saleme</text:p>
      <text:p text:style-name="P36">Janaina Oliveira</text:p>
      <text:p text:style-name="P37">Melque Silva</text:p>
      <text:p text:style-name="P38">Paulo Daniel</text:p>
      <text:p text:style-name="P39">Paulo Roberto</text:p>
      <text:p text:style-name="P40">Pedro Cardoso<text:s/></text:p>
      <text:p text:style-name="P41">Renato Correa</text:p>
      <text:p text:style-name="P42">Thaiz Cabral</text:p>
      <text:soft-page-break/>
      <text:p text:style-name="P43"><text:span text:style-name="T60">1<text:s/></text:span><text:span text:style-name="T61">-<text:s/></text:span><text:span text:style-name="T62">Requisitos de Negócio</text:span></text:p>
      <text:p text:style-name="P63"/>
      <text:p text:style-name="P64"><text:span text:style-name="T65">RQN1:</text:span><text:span text:style-name="T66"><text:s/></text:span></text:p>
      <text:p text:style-name="P67">Manter Cliente<text:s/>(Listar,<text:s/>Visualizar, Pesquisar, Incluir, Alterar, Excluir).</text:p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Atributo</text:p>
          </table:table-cell>
          <table:table-cell table:style-name="TableCell75">
            <text:p text:style-name="P76">Valor</text:p>
          </table:table-cell>
        </table:table-row>
        <table:table-row table:style-name="TableRow77">
          <table:table-cell table:style-name="TableCell78">
            <text:p text:style-name="P79"><text:span text:style-name="T80">Classifi</text:span><text:span text:style-name="T81">cação</text:span></text:p>
          </table:table-cell>
          <table:table-cell table:style-name="TableCell82">
            <text:p text:style-name="P83">Funcional</text:p>
          </table:table-cell>
        </table:table-row>
        <table:table-row table:style-name="TableRow84">
          <table:table-cell table:style-name="TableCell85">
            <text:p text:style-name="P86">Prioridade</text:p>
          </table:table-cell>
          <table:table-cell table:style-name="TableCell87">
            <text:p text:style-name="P88">Média</text:p>
          </table:table-cell>
        </table:table-row>
        <table:table-row table:style-name="TableRow89">
          <table:table-cell table:style-name="TableCell90">
            <text:p text:style-name="P91">Complexidade</text:p>
          </table:table-cell>
          <table:table-cell table:style-name="TableCell92">
            <text:p text:style-name="P93">Média</text:p>
          </table:table-cell>
        </table:table-row>
        <table:table-row table:style-name="TableRow94">
          <table:table-cell table:style-name="TableCell95">
            <text:p text:style-name="P96">Estado</text:p>
          </table:table-cell>
          <table:table-cell table:style-name="TableCell97">
            <text:p text:style-name="P98">Aprovado</text:p>
          </table:table-cell>
        </table:table-row>
        <table:table-row table:style-name="TableRow99">
          <table:table-cell table:style-name="TableCell100">
            <text:p text:style-name="P101">Solicitante</text:p>
          </table:table-cell>
          <table:table-cell table:style-name="TableCell102">
            <text:p text:style-name="P103">Weslei</text:p>
          </table:table-cell>
        </table:table-row>
      </table:table>
      <text:p text:style-name="P104"/>
      <text:p text:style-name="P105">Casos de Uso associados</text:p>
      <text:p text:style-name="P106">UC1 - Manter Cliente.</text:p>
      <text:p text:style-name="P107"/>
      <text:p text:style-name="P108">Especificações suplementares associadas</text:p>
      <text:p text:style-name="P109"><text:span text:style-name="T110">Não há especificações associadas</text:span><text:span text:style-name="T111">.</text:span></text:p>
      <text:p text:style-name="P112"/>
      <text:p text:style-name="P113"/>
      <text:p text:style-name="P114"/>
      <text:p text:style-name="P115"><text:span text:style-name="T116">RQN2:</text:span><text:span text:style-name="T117"><text:s/></text:span></text:p>
      <text:p text:style-name="P118">Manter CEP<text:s/>(Listar,<text:s/>Incluir,<text:s/>Alterar, Excluir).</text:p>
      <text:p text:style-name="P119"/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Atributo</text:p>
          </table:table-cell>
          <table:table-cell table:style-name="TableCell126">
            <text:p text:style-name="P127">Valor</text:p>
          </table:table-cell>
        </table:table-row>
        <table:table-row table:style-name="TableRow128">
          <table:table-cell table:style-name="TableCell129">
            <text:p text:style-name="P130">Classificação</text:p>
          </table:table-cell>
          <table:table-cell table:style-name="TableCell131">
            <text:p text:style-name="P132">Funcional</text:p>
          </table:table-cell>
        </table:table-row>
        <table:table-row table:style-name="TableRow133">
          <table:table-cell table:style-name="TableCell134">
            <text:p text:style-name="P135">Prioridade</text:p>
          </table:table-cell>
          <table:table-cell table:style-name="TableCell136">
            <text:p text:style-name="P137">Média</text:p>
          </table:table-cell>
        </table:table-row>
        <table:table-row table:style-name="TableRow138">
          <table:table-cell table:style-name="TableCell139">
            <text:p text:style-name="P140">Complexidade</text:p>
          </table:table-cell>
          <table:table-cell table:style-name="TableCell141">
            <text:p text:style-name="P142">Média</text:p>
          </table:table-cell>
        </table:table-row>
        <table:table-row table:style-name="TableRow143">
          <table:table-cell table:style-name="TableCell144">
            <text:p text:style-name="P145">Estado</text:p>
          </table:table-cell>
          <table:table-cell table:style-name="TableCell146">
            <text:p text:style-name="P147">Aprovado</text:p>
          </table:table-cell>
        </table:table-row>
        <table:table-row table:style-name="TableRow148">
          <table:table-cell table:style-name="TableCell149">
            <text:p text:style-name="P150">Solicitante</text:p>
          </table:table-cell>
          <table:table-cell table:style-name="TableCell151">
            <text:p text:style-name="P152">Weslei</text:p>
          </table:table-cell>
        </table:table-row>
      </table:table>
      <text:p text:style-name="P153"/>
      <text:p text:style-name="P154">Casos de Uso associados</text:p>
      <text:p text:style-name="P155">UC2 - Manter CEP.</text:p>
      <text:p text:style-name="P156"/>
      <text:p text:style-name="P157">Especificações suplementares associadas</text:p>
      <text:p text:style-name="P158"><text:span text:style-name="T159">Não há especificações associadas</text:span><text:span text:style-name="T160">.</text:span></text:p>
      <text:p text:style-name="P161"/>
      <text:p text:style-name="P162"/>
      <text:p text:style-name="P163"/>
      <text:p text:style-name="P164"><text:span text:style-name="T165">RQN3:</text:span><text:span text:style-name="T166"><text:s/></text:span></text:p>
      <text:p text:style-name="P167">Manter Estabelecimento (Incluir, Excluir, Consultar, Alterar, Visualizar).</text:p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Atributo</text:p>
          </table:table-cell>
          <table:table-cell table:style-name="TableCell175">
            <text:p text:style-name="P176">Valor</text:p>
          </table:table-cell>
        </table:table-row>
        <table:table-row table:style-name="TableRow177">
          <table:table-cell table:style-name="TableCell178">
            <text:p text:style-name="P179">Classificação</text:p>
          </table:table-cell>
          <table:table-cell table:style-name="TableCell180">
            <text:p text:style-name="P181">Funcional</text:p>
          </table:table-cell>
        </table:table-row>
        <table:table-row table:style-name="TableRow182">
          <table:table-cell table:style-name="TableCell183">
            <text:p text:style-name="P184">Prioridade</text:p>
          </table:table-cell>
          <table:table-cell table:style-name="TableCell185">
            <text:p text:style-name="P186">Média</text:p>
          </table:table-cell>
        </table:table-row>
        <table:table-row table:style-name="TableRow187">
          <table:table-cell table:style-name="TableCell188">
            <text:p text:style-name="P189">Complexidade</text:p>
          </table:table-cell>
          <table:table-cell table:style-name="TableCell190">
            <text:p text:style-name="P191">Média</text:p>
          </table:table-cell>
        </table:table-row>
        <table:table-row table:style-name="TableRow192">
          <table:table-cell table:style-name="TableCell193">
            <text:p text:style-name="P194">Estado</text:p>
          </table:table-cell>
          <table:table-cell table:style-name="TableCell195">
            <text:p text:style-name="P196">Aprovado</text:p>
          </table:table-cell>
        </table:table-row>
        <table:table-row table:style-name="TableRow197">
          <table:table-cell table:style-name="TableCell198">
            <text:p text:style-name="P199">Solicitante</text:p>
          </table:table-cell>
          <table:table-cell table:style-name="TableCell200">
            <text:p text:style-name="P201">Weslei</text:p>
          </table:table-cell>
        </table:table-row>
      </table:table>
      <text:p text:style-name="P202"/>
      <text:p text:style-name="P203">Casos de Uso associados</text:p>
      <text:p text:style-name="P204">UC3 - Manter Estabelecimento.</text:p>
      <text:p text:style-name="P205"/>
      <text:p text:style-name="P206">Especificações suplementares associadas</text:p>
      <text:soft-page-break/>
      <text:p text:style-name="P207"><text:span text:style-name="T208">Não há especificações associadas</text:span><text:span text:style-name="T209">.</text:span></text:p>
      <text:p text:style-name="P210"/>
      <text:p text:style-name="P211"/>
      <text:p text:style-name="P212"/>
      <text:p text:style-name="P213"><text:span text:style-name="T214">RQN4:</text:span><text:span text:style-name="T215"><text:s/></text:span></text:p>
      <text:p text:style-name="P216">Manter Cardápio (Listar,<text:s/>Visualizar, Pesquisar, Incluir, Alterar, Excluir).</text:p>
      <text:p text:style-name="P217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Atributo</text:p>
          </table:table-cell>
          <table:table-cell table:style-name="TableCell224">
            <text:p text:style-name="P225">Valor</text:p>
          </table:table-cell>
        </table:table-row>
        <table:table-row table:style-name="TableRow226">
          <table:table-cell table:style-name="TableCell227">
            <text:p text:style-name="P228">Classificação</text:p>
          </table:table-cell>
          <table:table-cell table:style-name="TableCell229">
            <text:p text:style-name="P230">Funcional</text:p>
          </table:table-cell>
        </table:table-row>
        <table:table-row table:style-name="TableRow231">
          <table:table-cell table:style-name="TableCell232">
            <text:p text:style-name="P233">Prioridade</text:p>
          </table:table-cell>
          <table:table-cell table:style-name="TableCell234">
            <text:p text:style-name="P235">Média</text:p>
          </table:table-cell>
        </table:table-row>
        <table:table-row table:style-name="TableRow236">
          <table:table-cell table:style-name="TableCell237">
            <text:p text:style-name="P238">Complexidade</text:p>
          </table:table-cell>
          <table:table-cell table:style-name="TableCell239">
            <text:p text:style-name="P240">Média</text:p>
          </table:table-cell>
        </table:table-row>
        <table:table-row table:style-name="TableRow241">
          <table:table-cell table:style-name="TableCell242">
            <text:p text:style-name="P243">Estado</text:p>
          </table:table-cell>
          <table:table-cell table:style-name="TableCell244">
            <text:p text:style-name="P245">Aprovado</text:p>
          </table:table-cell>
        </table:table-row>
        <table:table-row table:style-name="TableRow246">
          <table:table-cell table:style-name="TableCell247">
            <text:p text:style-name="P248">Solicitante</text:p>
          </table:table-cell>
          <table:table-cell table:style-name="TableCell249">
            <text:p text:style-name="P250">Weslei</text:p>
          </table:table-cell>
        </table:table-row>
      </table:table>
      <text:p text:style-name="P251"/>
      <text:p text:style-name="P252">Casos de Uso associados</text:p>
      <text:p text:style-name="P253">UC4 - Manter Cardápio.</text:p>
      <text:p text:style-name="P254"/>
      <text:p text:style-name="P255">Especificações suplementares associadas</text:p>
      <text:p text:style-name="P256"><text:span text:style-name="T257">Não há especificações associadas</text:span><text:span text:style-name="T258">.</text:span></text:p>
      <text:p text:style-name="P259"/>
      <text:p text:style-name="P260"/>
      <text:p text:style-name="P261"/>
      <text:p text:style-name="P262"><text:span text:style-name="T263">RQN5:</text:span><text:span text:style-name="T264"><text:s/></text:span></text:p>
      <text:p text:style-name="P265">Manter Prato (Listar,<text:s/>Incluir, Consultar, Alterar, Excluir e Visualizar).</text:p>
      <text:p text:style-name="P266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Atributo</text:p>
          </table:table-cell>
          <table:table-cell table:style-name="TableCell273">
            <text:p text:style-name="P274">Valor</text:p>
          </table:table-cell>
        </table:table-row>
        <table:table-row table:style-name="TableRow275">
          <table:table-cell table:style-name="TableCell276">
            <text:p text:style-name="P277">Classificação</text:p>
          </table:table-cell>
          <table:table-cell table:style-name="TableCell278">
            <text:p text:style-name="P279">Funcional</text:p>
          </table:table-cell>
        </table:table-row>
        <table:table-row table:style-name="TableRow280">
          <table:table-cell table:style-name="TableCell281">
            <text:p text:style-name="P282">Prioridade</text:p>
          </table:table-cell>
          <table:table-cell table:style-name="TableCell283">
            <text:p text:style-name="P284">Média</text:p>
          </table:table-cell>
        </table:table-row>
        <table:table-row table:style-name="TableRow285">
          <table:table-cell table:style-name="TableCell286">
            <text:p text:style-name="P287">Complexidade</text:p>
          </table:table-cell>
          <table:table-cell table:style-name="TableCell288">
            <text:p text:style-name="P289">Média</text:p>
          </table:table-cell>
        </table:table-row>
        <table:table-row table:style-name="TableRow290">
          <table:table-cell table:style-name="TableCell291">
            <text:p text:style-name="P292">Estado</text:p>
          </table:table-cell>
          <table:table-cell table:style-name="TableCell293">
            <text:p text:style-name="P294">Aprovado</text:p>
          </table:table-cell>
        </table:table-row>
        <table:table-row table:style-name="TableRow295">
          <table:table-cell table:style-name="TableCell296">
            <text:p text:style-name="P297">Solicitante</text:p>
          </table:table-cell>
          <table:table-cell table:style-name="TableCell298">
            <text:p text:style-name="P299">Weslei</text:p>
          </table:table-cell>
        </table:table-row>
      </table:table>
      <text:p text:style-name="P300"/>
      <text:p text:style-name="P301">Casos de Uso associados</text:p>
      <text:p text:style-name="P302">UC5 - Manter Prato.</text:p>
      <text:p text:style-name="P303"/>
      <text:p text:style-name="P304">Especificações suplementares associadas</text:p>
      <text:p text:style-name="P305"><text:span text:style-name="T306">Não há especificações associadas</text:span><text:span text:style-name="T307">.</text:span></text:p>
      <text:p text:style-name="P308"/>
      <text:p text:style-name="P309"/>
      <text:p text:style-name="P310"/>
      <text:p text:style-name="P311"><text:span text:style-name="T312">RQN6:</text:span><text:span text:style-name="T313"><text:s/></text:span></text:p>
      <text:p text:style-name="P314">Manter Pedido (Listar,<text:s/>Incluir, Cancelar, Excluir, Finalizar, Pesquisar e Visualizar).</text:p>
      <text:p text:style-name="P315"/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Atributo</text:p>
          </table:table-cell>
          <table:table-cell table:style-name="TableCell322">
            <text:p text:style-name="P323">Valor</text:p>
          </table:table-cell>
        </table:table-row>
        <table:table-row table:style-name="TableRow324">
          <table:table-cell table:style-name="TableCell325">
            <text:p text:style-name="P326">Classificação</text:p>
          </table:table-cell>
          <table:table-cell table:style-name="TableCell327">
            <text:p text:style-name="P328">Funcional</text:p>
          </table:table-cell>
        </table:table-row>
        <table:table-row table:style-name="TableRow329">
          <table:table-cell table:style-name="TableCell330">
            <text:p text:style-name="P331">Prioridade</text:p>
          </table:table-cell>
          <table:table-cell table:style-name="TableCell332">
            <text:p text:style-name="P333">Média</text:p>
          </table:table-cell>
        </table:table-row>
        <table:table-row table:style-name="TableRow334">
          <table:table-cell table:style-name="TableCell335">
            <text:p text:style-name="P336">Complexidade</text:p>
          </table:table-cell>
          <table:table-cell table:style-name="TableCell337">
            <text:p text:style-name="P338">Média</text:p>
          </table:table-cell>
        </table:table-row>
        <table:table-row table:style-name="TableRow339">
          <table:table-cell table:style-name="TableCell340">
            <text:p text:style-name="P341">Estado</text:p>
          </table:table-cell>
          <table:table-cell table:style-name="TableCell342">
            <text:p text:style-name="P343">Aprovado</text:p>
          </table:table-cell>
        </table:table-row>
        <table:table-row table:style-name="TableRow344">
          <table:table-cell table:style-name="TableCell345">
            <text:p text:style-name="P346">Solicitante</text:p>
          </table:table-cell>
          <table:table-cell table:style-name="TableCell347">
            <text:p text:style-name="P348">Weslei</text:p>
          </table:table-cell>
        </table:table-row>
      </table:table>
      <text:p text:style-name="P349"/>
      <text:p text:style-name="P350">Casos de Uso associados</text:p>
      <text:p text:style-name="P351">UC6 - Manter Pedido.</text:p>
      <text:p text:style-name="P352">Especificações suplementares associadas</text:p>
      <text:soft-page-break/>
      <text:p text:style-name="P353"><text:span text:style-name="T354">Não há especificações associadas</text:span><text:span text:style-name="T355">.</text:span></text:p>
      <text:p text:style-name="P356"/>
      <text:p text:style-name="P357"/>
      <text:p text:style-name="P358"/>
      <text:p text:style-name="P359"><text:span text:style-name="T360">RQN7:</text:span><text:span text:style-name="T361"><text:s/></text:span></text:p>
      <text:p text:style-name="P362">Manter Formas de Pagamento (Incluir, Alterar, Excluir e Visualizar).</text:p>
      <text:p text:style-name="P363"/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Atributo</text:p>
          </table:table-cell>
          <table:table-cell table:style-name="TableCell370">
            <text:p text:style-name="P371">Valor</text:p>
          </table:table-cell>
        </table:table-row>
        <table:table-row table:style-name="TableRow372">
          <table:table-cell table:style-name="TableCell373">
            <text:p text:style-name="P374">Classificação</text:p>
          </table:table-cell>
          <table:table-cell table:style-name="TableCell375">
            <text:p text:style-name="P376">Funcional</text:p>
          </table:table-cell>
        </table:table-row>
        <table:table-row table:style-name="TableRow377">
          <table:table-cell table:style-name="TableCell378">
            <text:p text:style-name="P379">Prioridade</text:p>
          </table:table-cell>
          <table:table-cell table:style-name="TableCell380">
            <text:p text:style-name="P381">Média</text:p>
          </table:table-cell>
        </table:table-row>
        <table:table-row table:style-name="TableRow382">
          <table:table-cell table:style-name="TableCell383">
            <text:p text:style-name="P384">Complexidade</text:p>
          </table:table-cell>
          <table:table-cell table:style-name="TableCell385">
            <text:p text:style-name="P386">Média</text:p>
          </table:table-cell>
        </table:table-row>
        <table:table-row table:style-name="TableRow387">
          <table:table-cell table:style-name="TableCell388">
            <text:p text:style-name="P389">Estado</text:p>
          </table:table-cell>
          <table:table-cell table:style-name="TableCell390">
            <text:p text:style-name="P391">Aprovado</text:p>
          </table:table-cell>
        </table:table-row>
        <table:table-row table:style-name="TableRow392">
          <table:table-cell table:style-name="TableCell393">
            <text:p text:style-name="P394">Solicitante</text:p>
          </table:table-cell>
          <table:table-cell table:style-name="TableCell395">
            <text:p text:style-name="P396">Weslei</text:p>
          </table:table-cell>
        </table:table-row>
      </table:table>
      <text:p text:style-name="P397"/>
      <text:p text:style-name="P398">Casos de Uso associados</text:p>
      <text:p text:style-name="P399">UC7 - Manter Formas de pagamento.</text:p>
      <text:p text:style-name="P400"/>
      <text:p text:style-name="P401">Especificações suplementares associadas</text:p>
      <text:p text:style-name="P402"><text:span text:style-name="T403">Não há especificações associadas</text:span><text:span text:style-name="T404">.</text:span></text:p>
      <text:p text:style-name="P405"/>
      <text:p text:style-name="P406"/>
      <text:p text:style-name="P407"/>
      <text:p text:style-name="P408"><text:span text:style-name="T409">RQN8:</text:span><text:span text:style-name="T410"><text:s/></text:span></text:p>
      <text:p text:style-name="P411">Efetuar Cadastro (Alterar).</text:p>
      <text:p text:style-name="P412"/>
      <table:table table:style-name="Table413">
        <table:table-columns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Atributo</text:p>
          </table:table-cell>
          <table:table-cell table:style-name="TableCell419">
            <text:p text:style-name="P420">Valor</text:p>
          </table:table-cell>
        </table:table-row>
        <table:table-row table:style-name="TableRow421">
          <table:table-cell table:style-name="TableCell422">
            <text:p text:style-name="P423">Classificação</text:p>
          </table:table-cell>
          <table:table-cell table:style-name="TableCell424">
            <text:p text:style-name="P425">Funcional</text:p>
          </table:table-cell>
        </table:table-row>
        <table:table-row table:style-name="TableRow426">
          <table:table-cell table:style-name="TableCell427">
            <text:p text:style-name="P428">Prioridade</text:p>
          </table:table-cell>
          <table:table-cell table:style-name="TableCell429">
            <text:p text:style-name="P430">Média</text:p>
          </table:table-cell>
        </table:table-row>
        <table:table-row table:style-name="TableRow431">
          <table:table-cell table:style-name="TableCell432">
            <text:p text:style-name="P433">Complexidade</text:p>
          </table:table-cell>
          <table:table-cell table:style-name="TableCell434">
            <text:p text:style-name="P435">Média</text:p>
          </table:table-cell>
        </table:table-row>
        <table:table-row table:style-name="TableRow436">
          <table:table-cell table:style-name="TableCell437">
            <text:p text:style-name="P438">Estado</text:p>
          </table:table-cell>
          <table:table-cell table:style-name="TableCell439">
            <text:p text:style-name="P440">Aprovado</text:p>
          </table:table-cell>
        </table:table-row>
        <table:table-row table:style-name="TableRow441">
          <table:table-cell table:style-name="TableCell442">
            <text:p text:style-name="P443">Solicitante</text:p>
          </table:table-cell>
          <table:table-cell table:style-name="TableCell444">
            <text:p text:style-name="P445">Weslei</text:p>
          </table:table-cell>
        </table:table-row>
      </table:table>
      <text:p text:style-name="P446"/>
      <text:p text:style-name="P447">Casos de Uso associados</text:p>
      <text:p text:style-name="P448">UC8 - Efetuar cadastro.</text:p>
      <text:p text:style-name="P449"/>
      <text:p text:style-name="P450">Especificações suplementares associadas</text:p>
      <text:p text:style-name="P451"><text:span text:style-name="T452">Não há especificações associadas</text:span><text:span text:style-name="T453">.</text:span></text:p>
      <text:p text:style-name="P454"/>
      <text:p text:style-name="P455"/>
      <text:p text:style-name="P456"/>
      <text:p text:style-name="P457"><text:span text:style-name="T458">RQN9:</text:span><text:span text:style-name="T459"><text:s/></text:span></text:p>
      <text:p text:style-name="P460">Agendar Entrega do Pedido (Consistência ao Agendar).</text:p>
      <text:p text:style-name="P461"/>
      <table:table table:style-name="Table462">
        <table:table-columns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Atributo</text:p>
          </table:table-cell>
          <table:table-cell table:style-name="TableCell468">
            <text:p text:style-name="P469">Valor</text:p>
          </table:table-cell>
        </table:table-row>
        <table:table-row table:style-name="TableRow470">
          <table:table-cell table:style-name="TableCell471">
            <text:p text:style-name="P472">Classificação</text:p>
          </table:table-cell>
          <table:table-cell table:style-name="TableCell473">
            <text:p text:style-name="P474">Funcional</text:p>
          </table:table-cell>
        </table:table-row>
        <table:table-row table:style-name="TableRow475">
          <table:table-cell table:style-name="TableCell476">
            <text:p text:style-name="P477">Prioridade</text:p>
          </table:table-cell>
          <table:table-cell table:style-name="TableCell478">
            <text:p text:style-name="P479">Média</text:p>
          </table:table-cell>
        </table:table-row>
        <table:table-row table:style-name="TableRow480">
          <table:table-cell table:style-name="TableCell481">
            <text:p text:style-name="P482">Complexidade</text:p>
          </table:table-cell>
          <table:table-cell table:style-name="TableCell483">
            <text:p text:style-name="P484">Média</text:p>
          </table:table-cell>
        </table:table-row>
        <table:table-row table:style-name="TableRow485">
          <table:table-cell table:style-name="TableCell486">
            <text:p text:style-name="P487">Estado</text:p>
          </table:table-cell>
          <table:table-cell table:style-name="TableCell488">
            <text:p text:style-name="P489">Aprovado</text:p>
          </table:table-cell>
        </table:table-row>
        <table:table-row table:style-name="TableRow490">
          <table:table-cell table:style-name="TableCell491">
            <text:p text:style-name="P492">Solicitante</text:p>
          </table:table-cell>
          <table:table-cell table:style-name="TableCell493">
            <text:p text:style-name="P494">Weslei</text:p>
          </table:table-cell>
        </table:table-row>
      </table:table>
      <text:p text:style-name="P495"/>
      <text:p text:style-name="P496">Casos de Uso associados</text:p>
      <text:p text:style-name="P497">UC9 - Agendar entrega de pedido.</text:p>
      <text:p text:style-name="P498"/>
      <text:soft-page-break/>
      <text:p text:style-name="P499">Especificações suplementares associadas</text:p>
      <text:p text:style-name="P500"><text:span text:style-name="T501">Não há especificações associadas</text:span><text:span text:style-name="T502">.</text:span></text:p>
      <text:p text:style-name="P503"/>
      <text:p text:style-name="P504"/>
      <text:p text:style-name="P505"/>
      <text:p text:style-name="P506"><text:span text:style-name="T507">RQN10:</text:span><text:span text:style-name="T508"><text:s/></text:span></text:p>
      <text:p text:style-name="P509">Pesquisar Pedidos (Listar,<text:s/>Consultar, Consistência ao Pesquisar).</text:p>
      <text:p text:style-name="P510"/>
      <table:table table:style-name="Table511">
        <table:table-columns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Atributo</text:p>
          </table:table-cell>
          <table:table-cell table:style-name="TableCell517">
            <text:p text:style-name="P518">Valor</text:p>
          </table:table-cell>
        </table:table-row>
        <table:table-row table:style-name="TableRow519">
          <table:table-cell table:style-name="TableCell520">
            <text:p text:style-name="P521">Classificação</text:p>
          </table:table-cell>
          <table:table-cell table:style-name="TableCell522">
            <text:p text:style-name="P523">Funcional</text:p>
          </table:table-cell>
        </table:table-row>
        <table:table-row table:style-name="TableRow524">
          <table:table-cell table:style-name="TableCell525">
            <text:p text:style-name="P526">Prioridade</text:p>
          </table:table-cell>
          <table:table-cell table:style-name="TableCell527">
            <text:p text:style-name="P528">Média</text:p>
          </table:table-cell>
        </table:table-row>
        <table:table-row table:style-name="TableRow529">
          <table:table-cell table:style-name="TableCell530">
            <text:p text:style-name="P531">Complexidade</text:p>
          </table:table-cell>
          <table:table-cell table:style-name="TableCell532">
            <text:p text:style-name="P533">Média</text:p>
          </table:table-cell>
        </table:table-row>
        <table:table-row table:style-name="TableRow534">
          <table:table-cell table:style-name="TableCell535">
            <text:p text:style-name="P536">Estado</text:p>
          </table:table-cell>
          <table:table-cell table:style-name="TableCell537">
            <text:p text:style-name="P538">Aprovado</text:p>
          </table:table-cell>
        </table:table-row>
        <table:table-row table:style-name="TableRow539">
          <table:table-cell table:style-name="TableCell540">
            <text:p text:style-name="P541">Solicitante</text:p>
          </table:table-cell>
          <table:table-cell table:style-name="TableCell542">
            <text:p text:style-name="P543">Weslei</text:p>
          </table:table-cell>
        </table:table-row>
      </table:table>
      <text:p text:style-name="P544"/>
      <text:p text:style-name="P545">Casos de Uso associados</text:p>
      <text:p text:style-name="P546">UC10 - Pesquisar Pedidos.</text:p>
      <text:p text:style-name="P547"/>
      <text:p text:style-name="P548">Especificações suplementares associadas</text:p>
      <text:p text:style-name="P549"><text:span text:style-name="T550">Não há especificações associadas</text:span><text:span text:style-name="T551">.</text:span></text:p>
      <text:p text:style-name="P552"/>
      <text:p text:style-name="P553"/>
      <text:p text:style-name="P554"/>
      <text:p text:style-name="P555"><text:span text:style-name="T556">RQN11:</text:span><text:span text:style-name="T557"><text:s/></text:span></text:p>
      <text:p text:style-name="P558">Exibir<text:s/>Estabelecimento (Listar,<text:s/>Buscar por<text:s/>CEP, Buscar por Nome, Visualizar Detalhes).</text:p>
      <text:p text:style-name="P559"/>
      <table:table table:style-name="Table560">
        <table:table-columns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Atributo</text:p>
          </table:table-cell>
          <table:table-cell table:style-name="TableCell566">
            <text:p text:style-name="P567">Valor</text:p>
          </table:table-cell>
        </table:table-row>
        <table:table-row table:style-name="TableRow568">
          <table:table-cell table:style-name="TableCell569">
            <text:p text:style-name="P570">Classificação</text:p>
          </table:table-cell>
          <table:table-cell table:style-name="TableCell571">
            <text:p text:style-name="P572">Funcional</text:p>
          </table:table-cell>
        </table:table-row>
        <table:table-row table:style-name="TableRow573">
          <table:table-cell table:style-name="TableCell574">
            <text:p text:style-name="P575">Prioridade</text:p>
          </table:table-cell>
          <table:table-cell table:style-name="TableCell576">
            <text:p text:style-name="P577">Média</text:p>
          </table:table-cell>
        </table:table-row>
        <table:table-row table:style-name="TableRow578">
          <table:table-cell table:style-name="TableCell579">
            <text:p text:style-name="P580">Complexidade</text:p>
          </table:table-cell>
          <table:table-cell table:style-name="TableCell581">
            <text:p text:style-name="P582">Média</text:p>
          </table:table-cell>
        </table:table-row>
        <table:table-row table:style-name="TableRow583">
          <table:table-cell table:style-name="TableCell584">
            <text:p text:style-name="P585">Estado</text:p>
          </table:table-cell>
          <table:table-cell table:style-name="TableCell586">
            <text:p text:style-name="P587">Aprovado</text:p>
          </table:table-cell>
        </table:table-row>
        <table:table-row table:style-name="TableRow588">
          <table:table-cell table:style-name="TableCell589">
            <text:p text:style-name="P590">Solicitante</text:p>
          </table:table-cell>
          <table:table-cell table:style-name="TableCell591">
            <text:p text:style-name="P592">Weslei</text:p>
          </table:table-cell>
        </table:table-row>
      </table:table>
      <text:p text:style-name="P593"/>
      <text:p text:style-name="P594">Casos de Uso associados</text:p>
      <text:p text:style-name="P595">UC11 - Exibir Estabelecimentos.</text:p>
      <text:p text:style-name="P596"/>
      <text:p text:style-name="P597">Especificações suplementares associadas</text:p>
      <text:p text:style-name="P598"><text:span text:style-name="T599">Não há especificações associadas</text:span><text:span text:style-name="T600">.</text:span></text:p>
      <text:p text:style-name="P601"/>
      <text:p text:style-name="P602"/>
      <text:p text:style-name="P603"/>
      <text:p text:style-name="P604"><text:span text:style-name="T605">RQN12:</text:span><text:span text:style-name="T606"><text:s/></text:span></text:p>
      <text:p text:style-name="P607">Exibir Cardápio (Listar,<text:s/>Buscar por nome, Nome não traz resultados).</text:p>
      <text:p text:style-name="P608"/>
      <table:table table:style-name="Table609">
        <table:table-columns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Atributo</text:p>
          </table:table-cell>
          <table:table-cell table:style-name="TableCell615">
            <text:p text:style-name="P616">Valor</text:p>
          </table:table-cell>
        </table:table-row>
        <table:table-row table:style-name="TableRow617">
          <table:table-cell table:style-name="TableCell618">
            <text:p text:style-name="P619">Classificação</text:p>
          </table:table-cell>
          <table:table-cell table:style-name="TableCell620">
            <text:p text:style-name="P621">Funcional</text:p>
          </table:table-cell>
        </table:table-row>
        <table:table-row table:style-name="TableRow622">
          <table:table-cell table:style-name="TableCell623">
            <text:p text:style-name="P624">Prioridade</text:p>
          </table:table-cell>
          <table:table-cell table:style-name="TableCell625">
            <text:p text:style-name="P626">Média</text:p>
          </table:table-cell>
        </table:table-row>
        <table:table-row table:style-name="TableRow627">
          <table:table-cell table:style-name="TableCell628">
            <text:p text:style-name="P629">Complexidade</text:p>
          </table:table-cell>
          <table:table-cell table:style-name="TableCell630">
            <text:p text:style-name="P631">Média</text:p>
          </table:table-cell>
        </table:table-row>
        <table:table-row table:style-name="TableRow632">
          <table:table-cell table:style-name="TableCell633">
            <text:p text:style-name="P634">Estado</text:p>
          </table:table-cell>
          <table:table-cell table:style-name="TableCell635">
            <text:p text:style-name="P636">Aprovado</text:p>
          </table:table-cell>
        </table:table-row>
        <table:table-row table:style-name="TableRow637">
          <table:table-cell table:style-name="TableCell638">
            <text:p text:style-name="P639">Solicitante</text:p>
          </table:table-cell>
          <table:table-cell table:style-name="TableCell640">
            <text:p text:style-name="P641">Weslei</text:p>
          </table:table-cell>
        </table:table-row>
      </table:table>
      <text:p text:style-name="P642"/>
      <text:p text:style-name="P643">Casos de Uso associados</text:p>
      <text:p text:style-name="P644">UC12 - Exibir Cardápio.</text:p>
      <text:p text:style-name="P645"/>
      <text:p text:style-name="P646">Especificações suplementares associadas</text:p>
      <text:p text:style-name="P647"><text:span text:style-name="T648">Não há especificações associadas</text:span><text:span text:style-name="T649">.</text:span></text:p>
      <text:p text:style-name="P650"/>
      <text:p text:style-name="P651"/>
      <text:p text:style-name="P652"/>
      <text:p text:style-name="P653"><text:span text:style-name="T654">RQN13:</text:span><text:span text:style-name="T655"><text:s/></text:span></text:p>
      <text:p text:style-name="P656">Exibir Prato (Listar,<text:s/>Buscar Prato, Adicionar Lista de Pedidos).</text:p>
      <text:p text:style-name="P657"/>
      <table:table table:style-name="Table658">
        <table:table-columns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P663">Atributo</text:p>
          </table:table-cell>
          <table:table-cell table:style-name="TableCell664">
            <text:p text:style-name="P665">Valor</text:p>
          </table:table-cell>
        </table:table-row>
        <table:table-row table:style-name="TableRow666">
          <table:table-cell table:style-name="TableCell667">
            <text:p text:style-name="P668">Classificação</text:p>
          </table:table-cell>
          <table:table-cell table:style-name="TableCell669">
            <text:p text:style-name="P670">Funcional</text:p>
          </table:table-cell>
        </table:table-row>
        <table:table-row table:style-name="TableRow671">
          <table:table-cell table:style-name="TableCell672">
            <text:p text:style-name="P673">Prioridade</text:p>
          </table:table-cell>
          <table:table-cell table:style-name="TableCell674">
            <text:p text:style-name="P675">Média</text:p>
          </table:table-cell>
        </table:table-row>
        <table:table-row table:style-name="TableRow676">
          <table:table-cell table:style-name="TableCell677">
            <text:p text:style-name="P678">Complexidade</text:p>
          </table:table-cell>
          <table:table-cell table:style-name="TableCell679">
            <text:p text:style-name="P680">Média</text:p>
          </table:table-cell>
        </table:table-row>
        <table:table-row table:style-name="TableRow681">
          <table:table-cell table:style-name="TableCell682">
            <text:p text:style-name="P683">Estado</text:p>
          </table:table-cell>
          <table:table-cell table:style-name="TableCell684">
            <text:p text:style-name="P685">Aprovado</text:p>
          </table:table-cell>
        </table:table-row>
        <table:table-row table:style-name="TableRow686">
          <table:table-cell table:style-name="TableCell687">
            <text:p text:style-name="P688">Solicitante</text:p>
          </table:table-cell>
          <table:table-cell table:style-name="TableCell689">
            <text:p text:style-name="P690">Weslei</text:p>
          </table:table-cell>
        </table:table-row>
      </table:table>
      <text:p text:style-name="P691"/>
      <text:p text:style-name="P692">Casos de Uso associados</text:p>
      <text:p text:style-name="P693">UC13 - Exibir Prato.</text:p>
      <text:p text:style-name="P694"/>
      <text:p text:style-name="P695">Especificações suplementares associadas</text:p>
      <text:p text:style-name="P696"><text:span text:style-name="T697">Não há especificações associadas</text:span><text:span text:style-name="T698">.</text:span></text:p>
      <text:p text:style-name="P699"/>
      <text:p text:style-name="P700"/>
      <text:p text:style-name="P701"/>
      <text:p text:style-name="P702"><text:span text:style-name="T703">RQN14:</text:span><text:span text:style-name="T704"><text:s/></text:span></text:p>
      <text:p text:style-name="P705">Solicitar Pedido (Finalizar Pedido).</text:p>
      <text:p text:style-name="P706"/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Atributo</text:p>
          </table:table-cell>
          <table:table-cell table:style-name="TableCell713">
            <text:p text:style-name="P714">Valor</text:p>
          </table:table-cell>
        </table:table-row>
        <table:table-row table:style-name="TableRow715">
          <table:table-cell table:style-name="TableCell716">
            <text:p text:style-name="P717">Classificação</text:p>
          </table:table-cell>
          <table:table-cell table:style-name="TableCell718">
            <text:p text:style-name="P719">Funcional</text:p>
          </table:table-cell>
        </table:table-row>
        <table:table-row table:style-name="TableRow720">
          <table:table-cell table:style-name="TableCell721">
            <text:p text:style-name="P722">Prioridade</text:p>
          </table:table-cell>
          <table:table-cell table:style-name="TableCell723">
            <text:p text:style-name="P724">Média</text:p>
          </table:table-cell>
        </table:table-row>
        <table:table-row table:style-name="TableRow725">
          <table:table-cell table:style-name="TableCell726">
            <text:p text:style-name="P727">Complexidade</text:p>
          </table:table-cell>
          <table:table-cell table:style-name="TableCell728">
            <text:p text:style-name="P729">Média</text:p>
          </table:table-cell>
        </table:table-row>
        <table:table-row table:style-name="TableRow730">
          <table:table-cell table:style-name="TableCell731">
            <text:p text:style-name="P732">Estado</text:p>
          </table:table-cell>
          <table:table-cell table:style-name="TableCell733">
            <text:p text:style-name="P734">Aprovado</text:p>
          </table:table-cell>
        </table:table-row>
        <table:table-row table:style-name="TableRow735">
          <table:table-cell table:style-name="TableCell736">
            <text:p text:style-name="P737">Solicitante</text:p>
          </table:table-cell>
          <table:table-cell table:style-name="TableCell738">
            <text:p text:style-name="P739">Weslei</text:p>
          </table:table-cell>
        </table:table-row>
      </table:table>
      <text:p text:style-name="P740"/>
      <text:p text:style-name="P741">Casos de Uso associados</text:p>
      <text:p text:style-name="P742">UC14 - Solicitar pedido.</text:p>
      <text:p text:style-name="P743"/>
      <text:p text:style-name="P744">Especificações suplementares associadas</text:p>
      <text:p text:style-name="P745"><text:span text:style-name="T746">Não há especificações associadas</text:span><text:span text:style-name="T747">.</text:span></text:p>
      <text:p text:style-name="P748"/>
      <text:p text:style-name="P749"/>
      <text:p text:style-name="P750"/>
      <text:p text:style-name="P751"><text:span text:style-name="T752">RQN15:</text:span><text:span text:style-name="T753"><text:s/></text:span></text:p>
      <text:p text:style-name="P754">Registrar Avaliação do Estabelecimento.</text:p>
      <text:p text:style-name="P755"/>
      <table:table table:style-name="Table756">
        <table:table-columns>
          <table:table-column table:style-name="TableColumn757"/>
          <table:table-column table:style-name="TableColumn758"/>
        </table:table-columns>
        <table:table-row table:style-name="TableRow759">
          <table:table-cell table:style-name="TableCell760">
            <text:p text:style-name="P761">Atributo</text:p>
          </table:table-cell>
          <table:table-cell table:style-name="TableCell762">
            <text:p text:style-name="P763">Valor</text:p>
          </table:table-cell>
        </table:table-row>
        <table:table-row table:style-name="TableRow764">
          <table:table-cell table:style-name="TableCell765">
            <text:p text:style-name="P766">Classificação</text:p>
          </table:table-cell>
          <table:table-cell table:style-name="TableCell767">
            <text:p text:style-name="P768">Funcional</text:p>
          </table:table-cell>
        </table:table-row>
        <table:table-row table:style-name="TableRow769">
          <table:table-cell table:style-name="TableCell770">
            <text:p text:style-name="P771">Prioridade</text:p>
          </table:table-cell>
          <table:table-cell table:style-name="TableCell772">
            <text:p text:style-name="P773">Média</text:p>
          </table:table-cell>
        </table:table-row>
        <table:table-row table:style-name="TableRow774">
          <table:table-cell table:style-name="TableCell775">
            <text:p text:style-name="P776">Complexidade</text:p>
          </table:table-cell>
          <table:table-cell table:style-name="TableCell777">
            <text:p text:style-name="P778">Média</text:p>
          </table:table-cell>
        </table:table-row>
        <table:table-row table:style-name="TableRow779">
          <table:table-cell table:style-name="TableCell780">
            <text:p text:style-name="P781">Estado</text:p>
          </table:table-cell>
          <table:table-cell table:style-name="TableCell782">
            <text:p text:style-name="P783">Aprovado</text:p>
          </table:table-cell>
        </table:table-row>
        <table:table-row table:style-name="TableRow784">
          <table:table-cell table:style-name="TableCell785">
            <text:p text:style-name="P786">Solicitante</text:p>
          </table:table-cell>
          <table:table-cell table:style-name="TableCell787">
            <text:p text:style-name="P788">Weslei</text:p>
          </table:table-cell>
        </table:table-row>
      </table:table>
      <text:p text:style-name="P789"/>
      <text:p text:style-name="P790">Casos de Uso associados</text:p>
      <text:soft-page-break/>
      <text:p text:style-name="P791">UC15 - Registrar avaliação do estabelecimento.</text:p>
      <text:p text:style-name="P792"/>
      <text:p text:style-name="P793">Especificações suplementares associadas</text:p>
      <text:p text:style-name="P794"><text:span text:style-name="T795">Não há especificações associadas</text:span><text:span text:style-name="T796">.</text:span></text:p>
      <text:p text:style-name="P797"/>
      <text:p text:style-name="P798"/>
      <text:p text:style-name="P799"/>
      <text:p text:style-name="P800"><text:span text:style-name="T801">RQN16</text:span><text:span text:style-name="T802"><text:s/></text:span></text:p>
      <text:p text:style-name="P803">Consultar Pedidos por estabelecimento e período (Consultar, Gerar Relatório).</text:p>
      <text:p text:style-name="P804"/>
      <table:table table:style-name="Table805">
        <table:table-columns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Atributo</text:p>
          </table:table-cell>
          <table:table-cell table:style-name="TableCell811">
            <text:p text:style-name="P812">Valor</text:p>
          </table:table-cell>
        </table:table-row>
        <table:table-row table:style-name="TableRow813">
          <table:table-cell table:style-name="TableCell814">
            <text:p text:style-name="P815">Classificação</text:p>
          </table:table-cell>
          <table:table-cell table:style-name="TableCell816">
            <text:p text:style-name="P817">Funcional</text:p>
          </table:table-cell>
        </table:table-row>
        <table:table-row table:style-name="TableRow818">
          <table:table-cell table:style-name="TableCell819">
            <text:p text:style-name="P820">Prioridade</text:p>
          </table:table-cell>
          <table:table-cell table:style-name="TableCell821">
            <text:p text:style-name="P822">Média</text:p>
          </table:table-cell>
        </table:table-row>
        <table:table-row table:style-name="TableRow823">
          <table:table-cell table:style-name="TableCell824">
            <text:p text:style-name="P825">Complexidade</text:p>
          </table:table-cell>
          <table:table-cell table:style-name="TableCell826">
            <text:p text:style-name="P827">Média</text:p>
          </table:table-cell>
        </table:table-row>
        <table:table-row table:style-name="TableRow828">
          <table:table-cell table:style-name="TableCell829">
            <text:p text:style-name="P830">Estado</text:p>
          </table:table-cell>
          <table:table-cell table:style-name="TableCell831">
            <text:p text:style-name="P832">Aprovado</text:p>
          </table:table-cell>
        </table:table-row>
        <table:table-row table:style-name="TableRow833">
          <table:table-cell table:style-name="TableCell834">
            <text:p text:style-name="P835">Solicitante</text:p>
          </table:table-cell>
          <table:table-cell table:style-name="TableCell836">
            <text:p text:style-name="P837">Weslei</text:p>
          </table:table-cell>
        </table:table-row>
      </table:table>
      <text:p text:style-name="P838"/>
      <text:p text:style-name="P839">Casos de Uso associados</text:p>
      <text:p text:style-name="P840">UC16 - Consultar Pedidos por estabelecimento e período.</text:p>
      <text:p text:style-name="P841"/>
      <text:p text:style-name="P842">Especificações suplementares associadas</text:p>
      <text:p text:style-name="P843"><text:span text:style-name="T844">Não há especificações associadas</text:span><text:span text:style-name="T845">.</text:span></text:p>
      <text:p text:style-name="P846"/>
      <text:p text:style-name="P847"/>
      <text:p text:style-name="P848"/>
      <text:p text:style-name="P849"><text:span text:style-name="T850">RQN17</text:span><text:span text:style-name="T851"><text:s/></text:span></text:p>
      <text:p text:style-name="P852">Consultar Cliente por estabelecimento (Gerar Relatório).</text:p>
      <text:p text:style-name="P853"/>
      <table:table table:style-name="Table854">
        <table:table-columns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>
            <text:p text:style-name="P859">Atributo</text:p>
          </table:table-cell>
          <table:table-cell table:style-name="TableCell860">
            <text:p text:style-name="P861">Valor</text:p>
          </table:table-cell>
        </table:table-row>
        <table:table-row table:style-name="TableRow862">
          <table:table-cell table:style-name="TableCell863">
            <text:p text:style-name="P864">Classificação</text:p>
          </table:table-cell>
          <table:table-cell table:style-name="TableCell865">
            <text:p text:style-name="P866">Funcional</text:p>
          </table:table-cell>
        </table:table-row>
        <table:table-row table:style-name="TableRow867">
          <table:table-cell table:style-name="TableCell868">
            <text:p text:style-name="P869">Prioridade</text:p>
          </table:table-cell>
          <table:table-cell table:style-name="TableCell870">
            <text:p text:style-name="P871">Média</text:p>
          </table:table-cell>
        </table:table-row>
        <table:table-row table:style-name="TableRow872">
          <table:table-cell table:style-name="TableCell873">
            <text:p text:style-name="P874">Complexidade</text:p>
          </table:table-cell>
          <table:table-cell table:style-name="TableCell875">
            <text:p text:style-name="P876">Média</text:p>
          </table:table-cell>
        </table:table-row>
        <table:table-row table:style-name="TableRow877">
          <table:table-cell table:style-name="TableCell878">
            <text:p text:style-name="P879">Estado</text:p>
          </table:table-cell>
          <table:table-cell table:style-name="TableCell880">
            <text:p text:style-name="P881">Aprovado</text:p>
          </table:table-cell>
        </table:table-row>
        <table:table-row table:style-name="TableRow882">
          <table:table-cell table:style-name="TableCell883">
            <text:p text:style-name="P884">Solicitante</text:p>
          </table:table-cell>
          <table:table-cell table:style-name="TableCell885">
            <text:p text:style-name="P886">Weslei</text:p>
          </table:table-cell>
        </table:table-row>
      </table:table>
      <text:p text:style-name="P887"/>
      <text:p text:style-name="P888">Casos de Uso associados</text:p>
      <text:p text:style-name="P889">UC17 - Consultar Cliente por estabelecimento.</text:p>
      <text:p text:style-name="P890"/>
      <text:p text:style-name="P891">Especificações suplementares associadas</text:p>
      <text:p text:style-name="P892"><text:span text:style-name="T893">Não há especificações associadas</text:span><text:span text:style-name="T894">.</text:span></text:p>
      <text:p text:style-name="P895"/>
      <text:p text:style-name="P896"/>
      <text:p text:style-name="P897"><text:span text:style-name="T898">RQN18</text:span></text:p>
      <text:p text:style-name="P899">Confiabilidade:<text:s/></text:p>
      <text:p text:style-name="P900">O sistema deverá estar disponível 24h durante os 7 dias da semana.</text:p>
      <text:p text:style-name="P901"> </text:p>
      <table:table table:style-name="Table902">
        <table:table-columns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P907">Atributo</text:p>
          </table:table-cell>
          <table:table-cell table:style-name="TableCell908">
            <text:p text:style-name="P909">Valor</text:p>
          </table:table-cell>
        </table:table-row>
        <table:table-row table:style-name="TableRow910">
          <table:table-cell table:style-name="TableCell911">
            <text:p text:style-name="P912">Classificação</text:p>
          </table:table-cell>
          <table:table-cell table:style-name="TableCell913">
            <text:p text:style-name="P914">Não Funcional</text:p>
          </table:table-cell>
        </table:table-row>
        <table:table-row table:style-name="TableRow915">
          <table:table-cell table:style-name="TableCell916">
            <text:p text:style-name="P917">Prioridade</text:p>
          </table:table-cell>
          <table:table-cell table:style-name="TableCell918">
            <text:p text:style-name="P919">Média</text:p>
          </table:table-cell>
        </table:table-row>
        <table:table-row table:style-name="TableRow920">
          <table:table-cell table:style-name="TableCell921">
            <text:p text:style-name="P922">Complexidade</text:p>
          </table:table-cell>
          <table:table-cell table:style-name="TableCell923">
            <text:p text:style-name="P924">Média</text:p>
          </table:table-cell>
        </table:table-row>
        <table:table-row table:style-name="TableRow925">
          <table:table-cell table:style-name="TableCell926">
            <text:p text:style-name="P927">Estado</text:p>
          </table:table-cell>
          <table:table-cell table:style-name="TableCell928">
            <text:p text:style-name="P929">Aprovado</text:p>
          </table:table-cell>
        </table:table-row>
        <table:table-row table:style-name="TableRow930">
          <table:table-cell table:style-name="TableCell931">
            <text:p text:style-name="P932">Solicitante</text:p>
          </table:table-cell>
          <table:table-cell table:style-name="TableCell933">
            <text:p text:style-name="P934">Weslei</text:p>
          </table:table-cell>
        </table:table-row>
      </table:table>
      <text:p text:style-name="P935"/>
      <text:soft-page-break/>
      <text:p text:style-name="P936">Casos de Uso associados</text:p>
      <text:p text:style-name="P937">Não há.</text:p>
      <text:p text:style-name="P938"/>
      <text:p text:style-name="P939">Especificações suplementares associadas</text:p>
      <text:p text:style-name="P940">SUPP3 - O sistema deverá estar disponível 24h por dia durante os 7 dias da semana.</text:p>
      <text:p text:style-name="P941"/>
      <text:p text:style-name="P942"/>
      <text:p text:style-name="P943">RQN19</text:p>
      <text:p text:style-name="P944">Confiabilidade:</text:p>
      <text:p text:style-name="P945">Será tolerado um tempo máximo de 7h por semana sem a aplicação no ar.</text:p>
      <text:p text:style-name="P946"> </text:p>
      <table:table table:style-name="Table947">
        <table:table-columns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>
            <text:p text:style-name="P952">Atributo</text:p>
          </table:table-cell>
          <table:table-cell table:style-name="TableCell953">
            <text:p text:style-name="P954">Valor</text:p>
          </table:table-cell>
        </table:table-row>
        <table:table-row table:style-name="TableRow955">
          <table:table-cell table:style-name="TableCell956">
            <text:p text:style-name="P957">Classificação</text:p>
          </table:table-cell>
          <table:table-cell table:style-name="TableCell958">
            <text:p text:style-name="P959">Não Funcional</text:p>
          </table:table-cell>
        </table:table-row>
        <table:table-row table:style-name="TableRow960">
          <table:table-cell table:style-name="TableCell961">
            <text:p text:style-name="P962">Prioridade</text:p>
          </table:table-cell>
          <table:table-cell table:style-name="TableCell963">
            <text:p text:style-name="P964">Média</text:p>
          </table:table-cell>
        </table:table-row>
        <table:table-row table:style-name="TableRow965">
          <table:table-cell table:style-name="TableCell966">
            <text:p text:style-name="P967">Complexidade</text:p>
          </table:table-cell>
          <table:table-cell table:style-name="TableCell968">
            <text:p text:style-name="P969">Média</text:p>
          </table:table-cell>
        </table:table-row>
        <table:table-row table:style-name="TableRow970">
          <table:table-cell table:style-name="TableCell971">
            <text:p text:style-name="P972">Estado</text:p>
          </table:table-cell>
          <table:table-cell table:style-name="TableCell973">
            <text:p text:style-name="P974">Aprovado</text:p>
          </table:table-cell>
        </table:table-row>
        <table:table-row table:style-name="TableRow975">
          <table:table-cell table:style-name="TableCell976">
            <text:p text:style-name="P977">Solicitante</text:p>
          </table:table-cell>
          <table:table-cell table:style-name="TableCell978">
            <text:p text:style-name="P979">Weslei</text:p>
          </table:table-cell>
        </table:table-row>
      </table:table>
      <text:p text:style-name="P980"/>
      <text:p text:style-name="P981">Casos de Uso associados</text:p>
      <text:p text:style-name="P982">Não há.</text:p>
      <text:p text:style-name="P983"/>
      <text:p text:style-name="P984">Especificações suplementares associadas</text:p>
      <text:p text:style-name="P985">SUPP4 - Será tolerado um tempo máximo de 7h por semana sem a aplicação no ar.</text:p>
      <text:p text:style-name="P986"> </text:p>
      <text:p text:style-name="P987"/>
      <text:p text:style-name="P988"><text:span text:style-name="T989">RQN</text:span><text:span text:style-name="T990">20</text:span></text:p>
      <text:p text:style-name="P991">Desempenho:</text:p>
      <text:p text:style-name="P992">O sistema deverá suportar inicialmente 10 usuários simultâneos realizando pedidos e a capacidade de 200 pedidos por hora.</text:p>
      <text:p text:style-name="P993"> </text:p>
      <table:table table:style-name="Table994">
        <table:table-columns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p text:style-name="P999">Atributo</text:p>
          </table:table-cell>
          <table:table-cell table:style-name="TableCell1000">
            <text:p text:style-name="P1001">Valor</text:p>
          </table:table-cell>
        </table:table-row>
        <table:table-row table:style-name="TableRow1002">
          <table:table-cell table:style-name="TableCell1003">
            <text:p text:style-name="P1004">Classificação</text:p>
          </table:table-cell>
          <table:table-cell table:style-name="TableCell1005">
            <text:p text:style-name="P1006">Não Funcional</text:p>
          </table:table-cell>
        </table:table-row>
        <table:table-row table:style-name="TableRow1007">
          <table:table-cell table:style-name="TableCell1008">
            <text:p text:style-name="P1009">Prioridade</text:p>
          </table:table-cell>
          <table:table-cell table:style-name="TableCell1010">
            <text:p text:style-name="P1011">Média</text:p>
          </table:table-cell>
        </table:table-row>
        <table:table-row table:style-name="TableRow1012">
          <table:table-cell table:style-name="TableCell1013">
            <text:p text:style-name="P1014">Complexidade</text:p>
          </table:table-cell>
          <table:table-cell table:style-name="TableCell1015">
            <text:p text:style-name="P1016">Média</text:p>
          </table:table-cell>
        </table:table-row>
        <table:table-row table:style-name="TableRow1017">
          <table:table-cell table:style-name="TableCell1018">
            <text:p text:style-name="P1019">Estado</text:p>
          </table:table-cell>
          <table:table-cell table:style-name="TableCell1020">
            <text:p text:style-name="P1021">Aprovado</text:p>
          </table:table-cell>
        </table:table-row>
        <table:table-row table:style-name="TableRow1022">
          <table:table-cell table:style-name="TableCell1023">
            <text:p text:style-name="P1024">Solicitante</text:p>
          </table:table-cell>
          <table:table-cell table:style-name="TableCell1025">
            <text:p text:style-name="P1026">Weslei</text:p>
          </table:table-cell>
        </table:table-row>
      </table:table>
      <text:p text:style-name="P1027"/>
      <text:p text:style-name="P1028">Casos de Uso associados</text:p>
      <text:p text:style-name="P1029">Não há.</text:p>
      <text:p text:style-name="P1030"/>
      <text:p text:style-name="P1031">Especificações suplementares associadas</text:p>
      <text:p text:style-name="P1032">SUPP6 - O sistema deverá suportar inicialmente 10 usuários simultâneos realizando pedidos e a capacidade de 200 pedidos por hora.</text:p>
      <text:p text:style-name="P1033"> </text:p>
      <text:p text:style-name="P1034"/>
      <text:p text:style-name="P1035"><text:span text:style-name="T1036">RQN</text:span><text:span text:style-name="T1037">21</text:span></text:p>
      <text:p text:style-name="P1038">Desempenho:</text:p>
      <text:p text:style-name="P1039">O sistema não deve demorar mais do que 45 segundos para atualizar o quadro de pedidos.</text:p>
      <table:table table:style-name="Table1040">
        <table:table-columns>
          <table:table-column table:style-name="TableColumn1041"/>
          <table:table-column table:style-name="TableColumn1042"/>
        </table:table-columns>
        <table:table-row table:style-name="TableRow1043">
          <table:table-cell table:style-name="TableCell1044">
            <text:p text:style-name="P1045"><text:span text:style-name="T1046"> </text:span><text:span text:style-name="T1047">Atributo</text:span></text:p>
          </table:table-cell>
          <table:table-cell table:style-name="TableCell1048">
            <text:p text:style-name="P1049">Valor</text:p>
          </table:table-cell>
        </table:table-row>
        <text:soft-page-break/>
        <table:table-row table:style-name="TableRow1050">
          <table:table-cell table:style-name="TableCell1051">
            <text:p text:style-name="P1052">Classificação</text:p>
          </table:table-cell>
          <table:table-cell table:style-name="TableCell1053">
            <text:p text:style-name="P1054">Não Funcional</text:p>
          </table:table-cell>
        </table:table-row>
        <table:table-row table:style-name="TableRow1055">
          <table:table-cell table:style-name="TableCell1056">
            <text:p text:style-name="P1057">Prioridade</text:p>
          </table:table-cell>
          <table:table-cell table:style-name="TableCell1058">
            <text:p text:style-name="P1059">Média</text:p>
          </table:table-cell>
        </table:table-row>
        <table:table-row table:style-name="TableRow1060">
          <table:table-cell table:style-name="TableCell1061">
            <text:p text:style-name="P1062">Complexidade</text:p>
          </table:table-cell>
          <table:table-cell table:style-name="TableCell1063">
            <text:p text:style-name="P1064">Média</text:p>
          </table:table-cell>
        </table:table-row>
        <table:table-row table:style-name="TableRow1065">
          <table:table-cell table:style-name="TableCell1066">
            <text:p text:style-name="P1067">Estado</text:p>
          </table:table-cell>
          <table:table-cell table:style-name="TableCell1068">
            <text:p text:style-name="P1069">Aprovado</text:p>
          </table:table-cell>
        </table:table-row>
        <table:table-row table:style-name="TableRow1070">
          <table:table-cell table:style-name="TableCell1071">
            <text:p text:style-name="P1072">Solicitante</text:p>
          </table:table-cell>
          <table:table-cell table:style-name="TableCell1073">
            <text:p text:style-name="P1074">Weslei</text:p>
          </table:table-cell>
        </table:table-row>
      </table:table>
      <text:p text:style-name="P1075"/>
      <text:p text:style-name="P1076">Casos de Uso associados</text:p>
      <text:p text:style-name="P1077">Não há.</text:p>
      <text:p text:style-name="P1078"/>
      <text:p text:style-name="P1079">Especificações suplementares associadas</text:p>
      <text:p text:style-name="P1080">SUPP7 - O sistema não deve demorar mais do que 45 segundos para atualizar o quadro de pedidos.</text:p>
      <text:p text:style-name="P1081"> </text:p>
      <text:p text:style-name="P1082"/>
      <text:p text:style-name="P1083"><text:span text:style-name="T1084">RQN</text:span><text:span text:style-name="T1085">22</text:span></text:p>
      <text:p text:style-name="P1086">Usabilidade:</text:p>
      <text:p text:style-name="P1087">O sistema web deve ser compatível com as normas do W3C para XHTML 1.0<text:s/>transitional.</text:p>
      <text:p text:style-name="P1088"> </text:p>
      <table:table table:style-name="Table1089">
        <table:table-columns>
          <table:table-column table:style-name="TableColumn1090"/>
          <table:table-column table:style-name="TableColumn1091"/>
        </table:table-columns>
        <table:table-row table:style-name="TableRow1092">
          <table:table-cell table:style-name="TableCell1093">
            <text:p text:style-name="P1094">Atributo</text:p>
          </table:table-cell>
          <table:table-cell table:style-name="TableCell1095">
            <text:p text:style-name="P1096">Valor</text:p>
          </table:table-cell>
        </table:table-row>
        <table:table-row table:style-name="TableRow1097">
          <table:table-cell table:style-name="TableCell1098">
            <text:p text:style-name="P1099">Classificação</text:p>
          </table:table-cell>
          <table:table-cell table:style-name="TableCell1100">
            <text:p text:style-name="P1101">Não Funcional</text:p>
          </table:table-cell>
        </table:table-row>
        <table:table-row table:style-name="TableRow1102">
          <table:table-cell table:style-name="TableCell1103">
            <text:p text:style-name="P1104">Prioridade</text:p>
          </table:table-cell>
          <table:table-cell table:style-name="TableCell1105">
            <text:p text:style-name="P1106">Média</text:p>
          </table:table-cell>
        </table:table-row>
        <table:table-row table:style-name="TableRow1107">
          <table:table-cell table:style-name="TableCell1108">
            <text:p text:style-name="P1109">Complexidade</text:p>
          </table:table-cell>
          <table:table-cell table:style-name="TableCell1110">
            <text:p text:style-name="P1111">Média</text:p>
          </table:table-cell>
        </table:table-row>
        <table:table-row table:style-name="TableRow1112">
          <table:table-cell table:style-name="TableCell1113">
            <text:p text:style-name="P1114">Estado</text:p>
          </table:table-cell>
          <table:table-cell table:style-name="TableCell1115">
            <text:p text:style-name="P1116">Aprovado</text:p>
          </table:table-cell>
        </table:table-row>
        <table:table-row table:style-name="TableRow1117">
          <table:table-cell table:style-name="TableCell1118">
            <text:p text:style-name="P1119">Solicitante</text:p>
          </table:table-cell>
          <table:table-cell table:style-name="TableCell1120">
            <text:p text:style-name="P1121">Weslei</text:p>
          </table:table-cell>
        </table:table-row>
      </table:table>
      <text:p text:style-name="P1122"/>
      <text:p text:style-name="P1123">Casos de Uso associados</text:p>
      <text:p text:style-name="P1124">Não há.</text:p>
      <text:p text:style-name="P1125"/>
      <text:p text:style-name="P1126">Especificações suplementares associadas</text:p>
      <text:p text:style-name="P1127">SUPP1 - O sistema web deve ser compatível com as normas do W3C para XHTML 1.0 transitional.</text:p>
      <text:p text:style-name="P1128"/>
      <text:p text:style-name="P1129"/>
      <text:p text:style-name="P1130"><text:span text:style-name="T1131">RQN</text:span><text:span text:style-name="T1132">23</text:span></text:p>
      <text:p text:style-name="P1133">Segurança e Controle de Acesso:</text:p>
      <text:p text:style-name="P1134">O sistema deverá guardar cópias de segurança diariamente.</text:p>
      <text:p text:style-name="P1135"> </text:p>
      <table:table table:style-name="Table1136">
        <table:table-columns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p text:style-name="P1141">Atributo</text:p>
          </table:table-cell>
          <table:table-cell table:style-name="TableCell1142">
            <text:p text:style-name="P1143">Valor</text:p>
          </table:table-cell>
        </table:table-row>
        <table:table-row table:style-name="TableRow1144">
          <table:table-cell table:style-name="TableCell1145">
            <text:p text:style-name="P1146">Classificação</text:p>
          </table:table-cell>
          <table:table-cell table:style-name="TableCell1147">
            <text:p text:style-name="P1148">Não Funcional</text:p>
          </table:table-cell>
        </table:table-row>
        <table:table-row table:style-name="TableRow1149">
          <table:table-cell table:style-name="TableCell1150">
            <text:p text:style-name="P1151">Prioridade</text:p>
          </table:table-cell>
          <table:table-cell table:style-name="TableCell1152">
            <text:p text:style-name="P1153">Média</text:p>
          </table:table-cell>
        </table:table-row>
        <table:table-row table:style-name="TableRow1154">
          <table:table-cell table:style-name="TableCell1155">
            <text:p text:style-name="P1156">Complexidade</text:p>
          </table:table-cell>
          <table:table-cell table:style-name="TableCell1157">
            <text:p text:style-name="P1158">Média</text:p>
          </table:table-cell>
        </table:table-row>
        <table:table-row table:style-name="TableRow1159">
          <table:table-cell table:style-name="TableCell1160">
            <text:p text:style-name="P1161">Estado</text:p>
          </table:table-cell>
          <table:table-cell table:style-name="TableCell1162">
            <text:p text:style-name="P1163">Aprovado</text:p>
          </table:table-cell>
        </table:table-row>
        <table:table-row table:style-name="TableRow1164">
          <table:table-cell table:style-name="TableCell1165">
            <text:p text:style-name="P1166">Solicitante</text:p>
          </table:table-cell>
          <table:table-cell table:style-name="TableCell1167">
            <text:p text:style-name="P1168">Weslei</text:p>
          </table:table-cell>
        </table:table-row>
      </table:table>
      <text:p text:style-name="P1169"/>
      <text:p text:style-name="P1170">Casos de Uso associados</text:p>
      <text:p text:style-name="P1171">Não há.</text:p>
      <text:p text:style-name="P1172"/>
      <text:p text:style-name="P1173">Especificações suplementares associadas</text:p>
      <text:p text:style-name="P1174">SUPP14 - O sistema deverá guardar cópias de segurança diariamente.</text:p>
      <text:p text:style-name="P1175"/>
      <text:p text:style-name="P1176"/>
      <text:p text:style-name="P1177"><text:span text:style-name="T1178">RQN24</text:span></text:p>
      <text:p text:style-name="P1179">Segurança e Controle de Acesso:</text:p>
      <text:p text:style-name="P1180">O controle de acesso dos usuários será realizado através do Middleware MACA.</text:p>
      <text:p text:style-name="P1181"> </text:p>
      <table:table table:style-name="Table1182">
        <table:table-columns>
          <table:table-column table:style-name="TableColumn1183"/>
          <table:table-column table:style-name="TableColumn1184"/>
        </table:table-columns>
        <table:table-row table:style-name="TableRow1185">
          <table:table-cell table:style-name="TableCell1186">
            <text:p text:style-name="P1187">Atributo</text:p>
          </table:table-cell>
          <table:table-cell table:style-name="TableCell1188">
            <text:p text:style-name="P1189">Valor</text:p>
          </table:table-cell>
        </table:table-row>
        <table:table-row table:style-name="TableRow1190">
          <table:table-cell table:style-name="TableCell1191">
            <text:p text:style-name="P1192">Classificação</text:p>
          </table:table-cell>
          <table:table-cell table:style-name="TableCell1193">
            <text:p text:style-name="P1194">Não Funcional</text:p>
          </table:table-cell>
        </table:table-row>
        <table:table-row table:style-name="TableRow1195">
          <table:table-cell table:style-name="TableCell1196">
            <text:p text:style-name="P1197">Prioridade</text:p>
          </table:table-cell>
          <table:table-cell table:style-name="TableCell1198">
            <text:p text:style-name="P1199">Média</text:p>
          </table:table-cell>
        </table:table-row>
        <table:table-row table:style-name="TableRow1200">
          <table:table-cell table:style-name="TableCell1201">
            <text:p text:style-name="P1202">Complexidade</text:p>
          </table:table-cell>
          <table:table-cell table:style-name="TableCell1203">
            <text:p text:style-name="P1204">Média</text:p>
          </table:table-cell>
        </table:table-row>
        <table:table-row table:style-name="TableRow1205">
          <table:table-cell table:style-name="TableCell1206">
            <text:p text:style-name="P1207">Estado</text:p>
          </table:table-cell>
          <table:table-cell table:style-name="TableCell1208">
            <text:p text:style-name="P1209">Aprovado</text:p>
          </table:table-cell>
        </table:table-row>
        <table:table-row table:style-name="TableRow1210">
          <table:table-cell table:style-name="TableCell1211">
            <text:p text:style-name="P1212">Solicitante</text:p>
          </table:table-cell>
          <table:table-cell table:style-name="TableCell1213">
            <text:p text:style-name="P1214">Weslei</text:p>
          </table:table-cell>
        </table:table-row>
      </table:table>
      <text:p text:style-name="P1215"/>
      <text:p text:style-name="P1216">Casos de Uso associados</text:p>
      <text:p text:style-name="P1217">Não há.</text:p>
      <text:p text:style-name="P1218"/>
      <text:p text:style-name="P1219">Especificações suplementares associadas</text:p>
      <text:p text:style-name="P1220">SUPP13 - O controle de acesso dos usuários será realizado através do Middleware MACA.</text:p>
      <text:p text:style-name="P1221"/>
      <text:p text:style-name="P1222"/>
      <text:p text:style-name="P1223"><text:span text:style-name="T1224">RQN2</text:span><text:span text:style-name="T1225">5</text:span></text:p>
      <text:p text:style-name="P1226">Neste momento o sistema não fará notificações de pedido ao estabelecimento via SMS.</text:p>
      <text:p text:style-name="P1227"> </text:p>
      <table:table table:style-name="Table1228">
        <table:table-columns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P1233">Atributo</text:p>
          </table:table-cell>
          <table:table-cell table:style-name="TableCell1234">
            <text:p text:style-name="P1235">Valor</text:p>
          </table:table-cell>
        </table:table-row>
        <table:table-row table:style-name="TableRow1236">
          <table:table-cell table:style-name="TableCell1237">
            <text:p text:style-name="P1238">Classificação</text:p>
          </table:table-cell>
          <table:table-cell table:style-name="TableCell1239">
            <text:p text:style-name="P1240">Inverso</text:p>
          </table:table-cell>
        </table:table-row>
        <table:table-row table:style-name="TableRow1241">
          <table:table-cell table:style-name="TableCell1242">
            <text:p text:style-name="P1243">Prioridade</text:p>
          </table:table-cell>
          <table:table-cell table:style-name="TableCell1244">
            <text:p text:style-name="P1245">Média</text:p>
          </table:table-cell>
        </table:table-row>
        <table:table-row table:style-name="TableRow1246">
          <table:table-cell table:style-name="TableCell1247">
            <text:p text:style-name="P1248">Complexidade</text:p>
          </table:table-cell>
          <table:table-cell table:style-name="TableCell1249">
            <text:p text:style-name="P1250">Média</text:p>
          </table:table-cell>
        </table:table-row>
        <table:table-row table:style-name="TableRow1251">
          <table:table-cell table:style-name="TableCell1252">
            <text:p text:style-name="P1253">Estado</text:p>
          </table:table-cell>
          <table:table-cell table:style-name="TableCell1254">
            <text:p text:style-name="P1255">Aprovado</text:p>
          </table:table-cell>
        </table:table-row>
        <table:table-row table:style-name="TableRow1256">
          <table:table-cell table:style-name="TableCell1257">
            <text:p text:style-name="P1258">Solicitante</text:p>
          </table:table-cell>
          <table:table-cell table:style-name="TableCell1259">
            <text:p text:style-name="P1260">Weslei</text:p>
          </table:table-cell>
        </table:table-row>
      </table:table>
      <text:p text:style-name="P1261"/>
      <text:p text:style-name="P1262">Casos de Uso associados</text:p>
      <text:p text:style-name="P1263">Não há.</text:p>
      <text:p text:style-name="P1264"/>
      <text:p text:style-name="P1265">Especificações suplementares associadas</text:p>
      <text:p text:style-name="P1266"><text:span text:style-name="T1267">Não há especificações associadas</text:span><text:span text:style-name="T1268">.</text:span></text:p>
      <text:p text:style-name="P1269"/>
      <text:p text:style-name="P1270"/>
      <text:p text:style-name="P1271"/>
      <text:p text:style-name="P1272"><text:span text:style-name="T1273">RQN2</text:span><text:span text:style-name="T1274">6</text:span></text:p>
      <text:p text:style-name="P1275">Neste momento o sistema não será internacionalizado.</text:p>
      <text:p text:style-name="P1276">  </text:p>
      <table:table table:style-name="Table1277">
        <table:table-columns>
          <table:table-column table:style-name="TableColumn1278"/>
          <table:table-column table:style-name="TableColumn1279"/>
        </table:table-columns>
        <table:table-row table:style-name="TableRow1280">
          <table:table-cell table:style-name="TableCell1281">
            <text:p text:style-name="P1282">Atributo</text:p>
          </table:table-cell>
          <table:table-cell table:style-name="TableCell1283">
            <text:p text:style-name="P1284">Valor</text:p>
          </table:table-cell>
        </table:table-row>
        <table:table-row table:style-name="TableRow1285">
          <table:table-cell table:style-name="TableCell1286">
            <text:p text:style-name="P1287">Classificação</text:p>
          </table:table-cell>
          <table:table-cell table:style-name="TableCell1288">
            <text:p text:style-name="P1289">Inverso</text:p>
          </table:table-cell>
        </table:table-row>
        <table:table-row table:style-name="TableRow1290">
          <table:table-cell table:style-name="TableCell1291">
            <text:p text:style-name="P1292">Prioridade</text:p>
          </table:table-cell>
          <table:table-cell table:style-name="TableCell1293">
            <text:p text:style-name="P1294">Média</text:p>
          </table:table-cell>
        </table:table-row>
        <table:table-row table:style-name="TableRow1295">
          <table:table-cell table:style-name="TableCell1296">
            <text:p text:style-name="P1297">Complexidade</text:p>
          </table:table-cell>
          <table:table-cell table:style-name="TableCell1298">
            <text:p text:style-name="P1299">Média</text:p>
          </table:table-cell>
        </table:table-row>
        <table:table-row table:style-name="TableRow1300">
          <table:table-cell table:style-name="TableCell1301">
            <text:p text:style-name="P1302">Estado</text:p>
          </table:table-cell>
          <table:table-cell table:style-name="TableCell1303">
            <text:p text:style-name="P1304">Aprovado</text:p>
          </table:table-cell>
        </table:table-row>
        <table:table-row table:style-name="TableRow1305">
          <table:table-cell table:style-name="TableCell1306">
            <text:p text:style-name="P1307">Solicitante</text:p>
          </table:table-cell>
          <table:table-cell table:style-name="TableCell1308">
            <text:p text:style-name="P1309">Weslei</text:p>
          </table:table-cell>
        </table:table-row>
      </table:table>
      <text:p text:style-name="P1310"/>
      <text:p text:style-name="P1311">Casos de Uso associados</text:p>
      <text:p text:style-name="P1312">Não há.</text:p>
      <text:p text:style-name="P1313"/>
      <text:p text:style-name="P1314">Especificações suplementares associadas</text:p>
      <text:p text:style-name="P1315"><text:span text:style-name="T1316">Não há especificações associadas</text:span><text:span text:style-name="T1317">.</text:span></text:p>
      <text:p text:style-name="P1318"/>
      <text:p text:style-name="P1319"/>
      <text:p text:style-name="P1320"/>
      <text:p text:style-name="P1321"><text:span text:style-name="T1322">2<text:s/></text:span><text:span text:style-name="T1323">-<text:s/></text:span><text:span text:style-name="T1324">Casos de Uso</text:span><text:span text:style-name="T1325"><text:s/></text:span></text:p>
      <text:p text:style-name="P1326"/>
      <text:p text:style-name="P1327">UC1:</text:p>
      <text:p text:style-name="P1328">Especificação de Caso de Uso</text:p>
      <text:h text:style-name="P1329" text:outline-level="1"/>
      <text:p text:style-name="P1330">Histórico de Revisões</text:p>
      <text:p text:style-name="P1331"/>
      <table:table table:style-name="Table1332">
        <table:table-columns>
          <table:table-column table:style-name="TableColumn1333"/>
          <table:table-column table:style-name="TableColumn1334"/>
          <table:table-column table:style-name="TableColumn1335"/>
          <table:table-column table:style-name="TableColumn1336"/>
        </table:table-columns>
        <table:table-row table:style-name="TableRow1337">
          <table:table-cell table:style-name="TableCell1338">
            <text:p text:style-name="P1339">Data</text:p>
          </table:table-cell>
          <table:table-cell table:style-name="TableCell1340">
            <text:p text:style-name="P1341">Versão</text:p>
          </table:table-cell>
          <table:table-cell table:style-name="TableCell1342">
            <text:p text:style-name="P1343">Descrição</text:p>
          </table:table-cell>
          <table:table-cell table:style-name="TableCell1344">
            <text:p text:style-name="P1345">Autor</text:p>
          </table:table-cell>
        </table:table-row>
        <table:table-row table:style-name="TableRow1346">
          <table:table-cell table:style-name="TableCell1347">
            <text:p text:style-name="P1348">13/10/09</text:p>
          </table:table-cell>
          <table:table-cell table:style-name="TableCell1349">
            <text:p text:style-name="P1350">1</text:p>
          </table:table-cell>
          <table:table-cell table:style-name="TableCell1351">
            <text:p text:style-name="P1352">Original</text:p>
          </table:table-cell>
          <table:table-cell table:style-name="TableCell1353">
            <text:p text:style-name="P1354">Pedro</text:p>
          </table:table-cell>
        </table:table-row>
      </table:table>
      <text:p text:style-name="P1355">Manter Cliente</text:p>
      <text:list text:style-name="WW_OutlineListStyle">
        <text:list-item text:start-value="1">
          <text:p text:style-name="P1356">Breve Descrição</text:p>
        </text:list-item>
      </text:list>
      <text:p text:style-name="P1357">Este caso de uso permite a manutenção do cadastro de clientes e consulta às informações dos clientes.</text:p>
      <text:p text:style-name="P1358"/>
      <text:list text:style-name="WW_OutlineListStyle" text:continue-numbering="true">
        <text:list-item>
          <text:p text:style-name="P1359">Referências</text:p>
        </text:list-item>
      </text:list>
      <text:p text:style-name="P1360">Não há.</text:p>
      <text:p text:style-name="P1361"/>
      <text:list text:style-name="WW_OutlineListStyle" text:continue-numbering="true">
        <text:list-item>
          <text:p text:style-name="P1362">Atores</text:p>
        </text:list-item>
      </text:list>
      <text:p text:style-name="P1363">Administrador.</text:p>
      <text:list text:style-name="WW_OutlineListStyle" text:continue-numbering="true">
        <text:list-item>
          <text:p text:style-name="P1364">Pré-condições</text:p>
        </text:list-item>
      </text:list>
      <text:p text:style-name="P1365">Realizar login no sistema.</text:p>
      <text:list text:style-name="WW_OutlineListStyle" text:continue-numbering="true">
        <text:list-item>
          <text:p text:style-name="P1366">Fluxos de Eventos</text:p>
        </text:list-item>
      </text:list>
      <text:list text:style-name="WW_OutlineListStyle" text:continue-numbering="true">
        <text:list-item>
          <text:list>
            <text:list-item>
              <text:p text:style-name="P1367">Fluxo Básico</text:p>
            </text:list-item>
          </text:list>
        </text:list-item>
      </text:list>
      <text:p text:style-name="P1368">Este caso de uso começa quando o ator seleciona a opção Cliente no menu Administração:</text:p>
      <text:p text:style-name="P1369">1. O sistema apresenta a grade com os clientes cadastrados mostrando Nome,<text:s/>E-mail, CEP e CPF ordenada por nome, e um painel com as opções de Visualizar Detalhes, Pesquisar Cliente, Incluir Cliente, Alterar Cliente e Excluir Cliente.</text:p>
      <text:p text:style-name="P1370">2. O caso de uso se encerra.</text:p>
      <text:p text:style-name="P1371"/>
      <text:list text:style-name="WW_OutlineListStyle" text:continue-numbering="true">
        <text:list-item>
          <text:list>
            <text:list-item>
              <text:p text:style-name="P1372">Fluxos Alternativos</text:p>
            </text:list-item>
          </text:list>
        </text:list-item>
      </text:list>
      <text:p text:style-name="P1373"/>
      <text:p text:style-name="P1374">A1 – Visualizar Detalhes</text:p>
      <text:p text:style-name="P1375">No passo 1 do fluxo básico:</text:p>
      <text:p text:style-name="P1376">1. O ator seleciona, na grade de valores, a linha para visualização e seleciona<text:s/>a opção Visualizar Detalhes.</text:p>
      <text:soft-page-break/>
      <text:p text:style-name="P1377">2. O sistema exibe um formulário com os campos: nome,<text:s/>e-mail, senha, endereço, ponto de referência, CEP, telefone fixo, celular, data de nascimento, sexo e CPF preenchidos com os valores salvos no banco de dados e um painel com a opção Voltar.</text:p>
      <text:p text:style-name="P1378">3. O ator seleciona a opção Voltar.</text:p>
      <text:p text:style-name="P1379">4. O sistema retorna ao passo 1 do fluxo básico.</text:p>
      <text:p text:style-name="P1380"/>
      <text:p text:style-name="P1381">A2 – Pesquisar Cliente</text:p>
      <text:p text:style-name="P1382">No passo 1 do fluxo básico:</text:p>
      <text:p text:style-name="P1383">1. O ator seleciona a opção Pesquisar Cliente.</text:p>
      <text:p text:style-name="P1384">2. O sistema exibe um formulário com os campos: nome,<text:s/>e-mail, senha, endereço, ponto de referência, CEP, telefone fixo, celular, data de nascimento, sexo e CPF em branco e um painel com a opção Pesquisar.</text:p>
      <text:p text:style-name="P1385">3. O ator informa os valores dos dados.</text:p>
      <text:p text:style-name="P1386">4. O ator seleciona a opção Pesquisar.</text:p>
      <text:p text:style-name="P1387">5. O sistema pesquisa no banco de dados os clientes que contenham os mesmos valores dos campos preenchidos.</text:p>
      <text:p text:style-name="P1388">6. O sistema retorna ao passo 1 do fluxo básico mostrando na grade apenas os clientes que estiverem no resultado da pesquisa.</text:p>
      <text:p text:style-name="P1389"/>
      <text:p text:style-name="P1390">A3 – Incluir Cliente</text:p>
      <text:p text:style-name="P1391">No passo 1 do fluxo básico:</text:p>
      <text:p text:style-name="P1392">1. O ator seleciona a opção Incluir Cliente.</text:p>
      <text:p text:style-name="P1393">2. O sistema exibe um formulário com os campos: nome,<text:s/>e-mail, senha, endereço, ponto de referência, CEP, telefone fixo, celular, data de nascimento, sexo e CPF em branco e um painel com a opção Salvar.</text:p>
      <text:p text:style-name="P1394">3. O ator informa os valores dos dados.</text:p>
      <text:p text:style-name="P1395">4. O ator seleciona a opção Salvar.</text:p>
      <text:p text:style-name="P1396">5. O sistema valida os dados digitados conforme a regra de negocio “RN1 – Validação ao Incluir ou Alterar dados de Cliente”</text:p>
      <text:p text:style-name="P1397">6. O sistema inclui os dados do cliente na base de dados e exibe a mensagem “Cliente cadastrado com sucesso”.</text:p>
      <text:p text:style-name="P1398">7. O sistema retorna ao passo 1 do fluxo básico.</text:p>
      <text:p text:style-name="P1399"/>
      <text:p text:style-name="P1400">A4 – Alterar Cliente</text:p>
      <text:p text:style-name="P1401">No passo 1 do fluxo básico:</text:p>
      <text:p text:style-name="P1402">1. O ator seleciona, na grade de valores, a linha para alteração e seleciona<text:s/>a opção Alterar Cliente.</text:p>
      <text:p text:style-name="P1403">2. O sistema exibe um formulário com os campos: nome, endereço, ponto de referência, CEP, telefone fixo, celular, data de nascimento, sexo e CPF preenchidos com os valores salvos no banco de dados e um painel com a opção Salvar.</text:p>
      <text:p text:style-name="P1404">3. O ator altera os valores dos dados.</text:p>
      <text:p text:style-name="P1405">4. O ator seleciona a opção Salvar.</text:p>
      <text:p text:style-name="P1406">5.O sistema valida os dados digitados conforme a regra de negocio “RN1 – Validação ao Incluir ou Alterar dados de Cliente”</text:p>
      <text:p text:style-name="P1407">6. O sistema altera os dados do cliente na base de dados e exibe a mensagem “Cliente alterado com sucesso”.</text:p>
      <text:p text:style-name="P1408">7. O sistema retorna ao passo 1 do fluxo básico.</text:p>
      <text:p text:style-name="P1409"/>
      <text:p text:style-name="P1410">A5 – Excluir Cliente</text:p>
      <text:p text:style-name="P1411">No passo 1 do fluxo básico:</text:p>
      <text:p text:style-name="P1412">1. O ator seleciona, na grade de valores, a linha para alteração e seleciona a opção Excluir Cliente.</text:p>
      <text:p text:style-name="P1413">2. O sistema valida a exclusão conforme a regra de negocio “RN2 - Validação ao Excluir Cliente” .</text:p>
      <text:p text:style-name="P1414">3. O sistema exclui os dados do cliente na base de dados e exibe a mensagem “Cliente excluído com sucesso”.</text:p>
      <text:soft-page-break/>
      <text:p text:style-name="P1415">4. O sistema retorna ao passo 1 do fluxo básico.</text:p>
      <text:p text:style-name="P1416"/>
      <text:list text:style-name="WW_OutlineListStyle" text:continue-numbering="true">
        <text:list-item>
          <text:p text:style-name="P1417">Pontos de Extensão</text:p>
        </text:list-item>
      </text:list>
      <text:p text:style-name="P1418">Não há.</text:p>
      <text:p text:style-name="P1419"/>
      <text:list text:style-name="WW_OutlineListStyle" text:continue-numbering="true">
        <text:list-item>
          <text:p text:style-name="P1420">Casos de Uso Incluídos</text:p>
        </text:list-item>
      </text:list>
      <text:p text:style-name="P1421">Não há.</text:p>
      <text:p text:style-name="P1422"/>
      <text:list text:style-name="WW_OutlineListStyle" text:continue-numbering="true">
        <text:list-item>
          <text:p text:style-name="P1423">Pós-Condições</text:p>
        </text:list-item>
      </text:list>
      <text:p text:style-name="P1424">Não há.</text:p>
      <text:p text:style-name="P1425"/>
      <text:list text:style-name="WW_OutlineListStyle" text:continue-numbering="true">
        <text:list-item>
          <text:p text:style-name="P1426">Outros Diagramas</text:p>
        </text:list-item>
      </text:list>
      <text:p text:style-name="P1427">Não há.</text:p>
      <text:p text:style-name="P1428"/>
      <text:p text:style-name="P1429">Atributos</text:p>
      <text:p text:style-name="P1430"/>
      <table:table table:style-name="Table1431">
        <table:table-columns>
          <table:table-column table:style-name="TableColumn1432"/>
          <table:table-column table:style-name="TableColumn1433"/>
        </table:table-columns>
        <table:table-row table:style-name="TableRow1434">
          <table:table-cell table:style-name="TableCell1435">
            <text:p text:style-name="P1436">Atributo</text:p>
          </table:table-cell>
          <table:table-cell table:style-name="TableCell1437">
            <text:p text:style-name="P1438">Valor</text:p>
          </table:table-cell>
        </table:table-row>
        <table:table-row table:style-name="TableRow1439">
          <table:table-cell table:style-name="TableCell1440">
            <text:p text:style-name="P1441">Tipo de Conteúdo</text:p>
          </table:table-cell>
          <table:table-cell table:style-name="TableCell1442">
            <text:p text:style-name="P1443">Fluxo Básico</text:p>
          </table:table-cell>
        </table:table-row>
        <table:table-row table:style-name="TableRow1444">
          <table:table-cell table:style-name="TableCell1445">
            <text:p text:style-name="P1446">Complexidade</text:p>
          </table:table-cell>
          <table:table-cell table:style-name="TableCell1447">
            <text:p text:style-name="P1448">Baixa</text:p>
          </table:table-cell>
        </table:table-row>
        <table:table-row table:style-name="TableRow1449">
          <table:table-cell table:style-name="TableCell1450">
            <text:p text:style-name="P1451">Estado</text:p>
          </table:table-cell>
          <table:table-cell table:style-name="TableCell1452">
            <text:p text:style-name="P1453">Aprovado</text:p>
          </table:table-cell>
        </table:table-row>
      </table:table>
      <text:p text:style-name="P1454"/>
      <text:p text:style-name="P1455">Requisitos de negócio associados</text:p>
      <text:p text:style-name="P1456">RQN1 - Manter Cliente</text:p>
      <text:p text:style-name="P1457"/>
      <text:p text:style-name="P1458">Regras de negócio associadas</text:p>
      <text:p text:style-name="P1459">RN1 – Validação ao Incluir ou Alterar dados de Cliente</text:p>
      <text:p text:style-name="P1460">RN2 - Validação ao Excluir Cliente</text:p>
      <text:p text:style-name="P1461"/>
      <text:p text:style-name="P1462">Casos de uso subordinados</text:p>
      <text:p text:style-name="P1463">Não há.</text:p>
      <text:p text:style-name="P1464"/>
      <text:p text:style-name="P1465">UC1.1:</text:p>
      <text:p text:style-name="P1466">Atributos</text:p>
      <text:p text:style-name="P1467"/>
      <table:table table:style-name="Table1468">
        <table:table-columns>
          <table:table-column table:style-name="TableColumn1469"/>
          <table:table-column table:style-name="TableColumn1470"/>
        </table:table-columns>
        <table:table-row table:style-name="TableRow1471">
          <table:table-cell table:style-name="TableCell1472">
            <text:p text:style-name="P1473">Atributo</text:p>
          </table:table-cell>
          <table:table-cell table:style-name="TableCell1474">
            <text:p text:style-name="P1475">Valor</text:p>
          </table:table-cell>
        </table:table-row>
        <table:table-row table:style-name="TableRow1476">
          <table:table-cell table:style-name="TableCell1477">
            <text:p text:style-name="P1478">Tipo de Conteúdo</text:p>
          </table:table-cell>
          <table:table-cell table:style-name="TableCell1479">
            <text:p text:style-name="P1480">Fluxo Alternativo</text:p>
          </table:table-cell>
        </table:table-row>
        <table:table-row table:style-name="TableRow1481">
          <table:table-cell table:style-name="TableCell1482">
            <text:p text:style-name="P1483">Complexidade</text:p>
          </table:table-cell>
          <table:table-cell table:style-name="TableCell1484">
            <text:p text:style-name="P1485">Baixa</text:p>
          </table:table-cell>
        </table:table-row>
        <table:table-row table:style-name="TableRow1486">
          <table:table-cell table:style-name="TableCell1487">
            <text:p text:style-name="P1488">Estado</text:p>
          </table:table-cell>
          <table:table-cell table:style-name="TableCell1489">
            <text:p text:style-name="P1490">Aprovado</text:p>
          </table:table-cell>
        </table:table-row>
      </table:table>
      <text:p text:style-name="P1491"/>
      <text:p text:style-name="P1492">UC1.2:</text:p>
      <text:p text:style-name="P1493">Atributos</text:p>
      <text:p text:style-name="P1494"/>
      <table:table table:style-name="Table1495">
        <table:table-columns>
          <table:table-column table:style-name="TableColumn1496"/>
          <table:table-column table:style-name="TableColumn1497"/>
        </table:table-columns>
        <table:table-row table:style-name="TableRow1498">
          <table:table-cell table:style-name="TableCell1499">
            <text:p text:style-name="P1500">Atributo</text:p>
          </table:table-cell>
          <table:table-cell table:style-name="TableCell1501">
            <text:p text:style-name="P1502">Valor</text:p>
          </table:table-cell>
        </table:table-row>
        <table:table-row table:style-name="TableRow1503">
          <table:table-cell table:style-name="TableCell1504">
            <text:p text:style-name="P1505">Tipo de Conteúdo</text:p>
          </table:table-cell>
          <table:table-cell table:style-name="TableCell1506">
            <text:p text:style-name="P1507">Fluxo Alternativo</text:p>
          </table:table-cell>
        </table:table-row>
        <table:table-row table:style-name="TableRow1508">
          <table:table-cell table:style-name="TableCell1509">
            <text:p text:style-name="P1510">Complexidade</text:p>
          </table:table-cell>
          <table:table-cell table:style-name="TableCell1511">
            <text:p text:style-name="P1512">Baixa</text:p>
          </table:table-cell>
        </table:table-row>
        <table:table-row table:style-name="TableRow1513">
          <table:table-cell table:style-name="TableCell1514">
            <text:p text:style-name="P1515">Estado</text:p>
          </table:table-cell>
          <table:table-cell table:style-name="TableCell1516">
            <text:p text:style-name="P1517">Aprovado</text:p>
          </table:table-cell>
        </table:table-row>
      </table:table>
      <text:p text:style-name="P1518"/>
      <text:p text:style-name="P1519">UC1.3:</text:p>
      <text:p text:style-name="P1520">Atributos</text:p>
      <text:p text:style-name="P1521"/>
      <table:table table:style-name="Table1522">
        <table:table-columns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>
            <text:soft-page-break/>
            <text:p text:style-name="P1527">Atributo</text:p>
          </table:table-cell>
          <table:table-cell table:style-name="TableCell1528">
            <text:p text:style-name="P1529">Valor</text:p>
          </table:table-cell>
        </table:table-row>
        <table:table-row table:style-name="TableRow1530">
          <table:table-cell table:style-name="TableCell1531">
            <text:p text:style-name="P1532">Tipo de Conteúdo</text:p>
          </table:table-cell>
          <table:table-cell table:style-name="TableCell1533">
            <text:p text:style-name="P1534">Fluxo Alternativo</text:p>
          </table:table-cell>
        </table:table-row>
        <table:table-row table:style-name="TableRow1535">
          <table:table-cell table:style-name="TableCell1536">
            <text:p text:style-name="P1537">Complexidade</text:p>
          </table:table-cell>
          <table:table-cell table:style-name="TableCell1538">
            <text:p text:style-name="P1539">Baixa</text:p>
          </table:table-cell>
        </table:table-row>
        <table:table-row table:style-name="TableRow1540">
          <table:table-cell table:style-name="TableCell1541">
            <text:p text:style-name="P1542">Estado</text:p>
          </table:table-cell>
          <table:table-cell table:style-name="TableCell1543">
            <text:p text:style-name="P1544">Aprovado</text:p>
          </table:table-cell>
        </table:table-row>
      </table:table>
      <text:p text:style-name="P1545"/>
      <text:p text:style-name="P1546">UC1.4:</text:p>
      <text:p text:style-name="P1547">Atributos</text:p>
      <text:p text:style-name="P1548"/>
      <table:table table:style-name="Table1549">
        <table:table-columns>
          <table:table-column table:style-name="TableColumn1550"/>
          <table:table-column table:style-name="TableColumn1551"/>
        </table:table-columns>
        <table:table-row table:style-name="TableRow1552">
          <table:table-cell table:style-name="TableCell1553">
            <text:p text:style-name="P1554">Atributo</text:p>
          </table:table-cell>
          <table:table-cell table:style-name="TableCell1555">
            <text:p text:style-name="P1556">Valor</text:p>
          </table:table-cell>
        </table:table-row>
        <table:table-row table:style-name="TableRow1557">
          <table:table-cell table:style-name="TableCell1558">
            <text:p text:style-name="P1559">Tipo de Conteúdo</text:p>
          </table:table-cell>
          <table:table-cell table:style-name="TableCell1560">
            <text:p text:style-name="P1561">Fluxo Alternativo</text:p>
          </table:table-cell>
        </table:table-row>
        <table:table-row table:style-name="TableRow1562">
          <table:table-cell table:style-name="TableCell1563">
            <text:p text:style-name="P1564">Complexidade</text:p>
          </table:table-cell>
          <table:table-cell table:style-name="TableCell1565">
            <text:p text:style-name="P1566">Baixa</text:p>
          </table:table-cell>
        </table:table-row>
        <table:table-row table:style-name="TableRow1567">
          <table:table-cell table:style-name="TableCell1568">
            <text:p text:style-name="P1569">Estado</text:p>
          </table:table-cell>
          <table:table-cell table:style-name="TableCell1570">
            <text:p text:style-name="P1571">Aprovado</text:p>
          </table:table-cell>
        </table:table-row>
      </table:table>
      <text:p text:style-name="P1572"/>
      <text:p text:style-name="P1573">UC1.5:</text:p>
      <text:p text:style-name="P1574">Atributos</text:p>
      <text:p text:style-name="P1575"/>
      <table:table table:style-name="Table1576">
        <table:table-columns>
          <table:table-column table:style-name="TableColumn1577"/>
          <table:table-column table:style-name="TableColumn1578"/>
        </table:table-columns>
        <table:table-row table:style-name="TableRow1579">
          <table:table-cell table:style-name="TableCell1580">
            <text:p text:style-name="P1581">Atributo</text:p>
          </table:table-cell>
          <table:table-cell table:style-name="TableCell1582">
            <text:p text:style-name="P1583">Valor</text:p>
          </table:table-cell>
        </table:table-row>
        <table:table-row table:style-name="TableRow1584">
          <table:table-cell table:style-name="TableCell1585">
            <text:p text:style-name="P1586">Tipo de Conteúdo</text:p>
          </table:table-cell>
          <table:table-cell table:style-name="TableCell1587">
            <text:p text:style-name="P1588">Fluxo Alternativo</text:p>
          </table:table-cell>
        </table:table-row>
        <table:table-row table:style-name="TableRow1589">
          <table:table-cell table:style-name="TableCell1590">
            <text:p text:style-name="P1591">Complexidade</text:p>
          </table:table-cell>
          <table:table-cell table:style-name="TableCell1592">
            <text:p text:style-name="P1593">Baixa</text:p>
          </table:table-cell>
        </table:table-row>
        <table:table-row table:style-name="TableRow1594">
          <table:table-cell table:style-name="TableCell1595">
            <text:p text:style-name="P1596">Estado</text:p>
          </table:table-cell>
          <table:table-cell table:style-name="TableCell1597">
            <text:p text:style-name="P1598">Aprovado</text:p>
          </table:table-cell>
        </table:table-row>
      </table:table>
      <text:p text:style-name="P1599"/>
      <text:p text:style-name="P1600"/>
      <text:p text:style-name="P1601">UC2:</text:p>
      <text:p text:style-name="P1602">Especificação de Caso de Uso</text:p>
      <text:p text:style-name="P1603"/>
      <text:p text:style-name="P1604">Histórico de Revisões</text:p>
      <text:p text:style-name="P1605"/>
      <table:table table:style-name="Table1606">
        <table:table-columns>
          <table:table-column table:style-name="TableColumn1607"/>
          <table:table-column table:style-name="TableColumn1608"/>
          <table:table-column table:style-name="TableColumn1609"/>
          <table:table-column table:style-name="TableColumn1610"/>
        </table:table-columns>
        <table:table-row table:style-name="TableRow1611">
          <table:table-cell table:style-name="TableCell1612">
            <text:p text:style-name="P1613">Data</text:p>
          </table:table-cell>
          <table:table-cell table:style-name="TableCell1614">
            <text:p text:style-name="P1615">Versão</text:p>
          </table:table-cell>
          <table:table-cell table:style-name="TableCell1616">
            <text:p text:style-name="P1617">Descrição</text:p>
          </table:table-cell>
          <table:table-cell table:style-name="TableCell1618">
            <text:p text:style-name="P1619">Autor</text:p>
          </table:table-cell>
        </table:table-row>
        <table:table-row table:style-name="TableRow1620">
          <table:table-cell table:style-name="TableCell1621">
            <text:p text:style-name="P1622">14/10/09</text:p>
          </table:table-cell>
          <table:table-cell table:style-name="TableCell1623">
            <text:p text:style-name="P1624">1</text:p>
          </table:table-cell>
          <table:table-cell table:style-name="TableCell1625">
            <text:p text:style-name="P1626"><text:span text:style-name="T1627">Criação do documento de caso de uso “</text:span><text:span text:style-name="T1628">Manter CEP”</text:span><text:span text:style-name="T1629">.</text:span></text:p>
          </table:table-cell>
          <table:table-cell table:style-name="TableCell1630">
            <text:p text:style-name="P1631">paulodaniel</text:p>
          </table:table-cell>
        </table:table-row>
      </table:table>
      <text:p text:style-name="P1632">Manter CEP</text:p>
      <text:list text:style-name="WW_OutlineListStyle">
        <text:list-item text:start-value="1">
          <text:p text:style-name="P1633">Breve Descrição</text:p>
        </text:list-item>
      </text:list>
      <text:p text:style-name="P1634"><text:tab/>Este caso de uso é utilizado para manter as informações referentes aos CEP's utilizados no<text:s/>sistema. Ele permite que o administrador realize operações de pesquisa, inclusão, edição e<text:s/>exclusão de dados.</text:p>
      <text:p text:style-name="P1635"/>
      <text:list text:style-name="WW_OutlineListStyle" text:continue-numbering="true">
        <text:list-item>
          <text:p text:style-name="P1636">Referências</text:p>
        </text:list-item>
      </text:list>
      <text:p text:style-name="P1637">Não há.</text:p>
      <text:p text:style-name="P1638"/>
      <text:list text:style-name="WW_OutlineListStyle" text:continue-numbering="true">
        <text:list-item>
          <text:p text:style-name="P1639">Atores</text:p>
        </text:list-item>
      </text:list>
      <text:p text:style-name="P1640">Administrador.</text:p>
      <text:p text:style-name="P1641"/>
      <text:list text:style-name="WW_OutlineListStyle" text:continue-numbering="true">
        <text:list-item>
          <text:p text:style-name="P1642">Pré-condições</text:p>
        </text:list-item>
      </text:list>
      <text:p text:style-name="P1643">Realizar login no sistema.</text:p>
      <text:p text:style-name="P1644"/>
      <text:soft-page-break/>
      <text:list text:style-name="WW_OutlineListStyle" text:continue-numbering="true">
        <text:list-item>
          <text:p text:style-name="P1645">Fluxos de Eventos</text:p>
        </text:list-item>
      </text:list>
      <text:list text:style-name="WW_OutlineListStyle" text:continue-numbering="true">
        <text:list-item>
          <text:list>
            <text:list-item>
              <text:p text:style-name="P1646">Fluxo Básico</text:p>
            </text:list-item>
          </text:list>
        </text:list-item>
      </text:list>
      <text:p text:style-name="P1647">Este caso de uso começa quando o ator seleciona a opção manter CEP no menu:</text:p>
      <text:p text:style-name="P1648">1. O sistema apresenta ao usuário um painel de controle com os ícones referentes<text:s/>às<text:s/>opções<text:s/><text:tab/>de inclusão, alteração, exclusão e uma grade contendo número do CEP, logradouro, bairro,<text:s/><text:tab/>cidade e estado para realização de uma consulta. As informações na grade estarão ordenadas<text:s/>pelo estado, seguido pela cidade, bairro e por fim logradouro, a fim de facilitar o encontro da<text:s/>informação.</text:p>
      <text:p text:style-name="P1649">2. O caso de uso se encerra.</text:p>
      <text:list text:style-name="WW_OutlineListStyle" text:continue-numbering="true">
        <text:list-item>
          <text:list>
            <text:list-item>
              <text:p text:style-name="P1650">Fluxos Alternativos</text:p>
            </text:list-item>
          </text:list>
        </text:list-item>
      </text:list>
      <text:p text:style-name="P1651">A1 – Incluir CEP</text:p>
      <text:p text:style-name="P1652">No passo 1 do fluxo básico:</text:p>
      <text:p text:style-name="P1653">1. O ator clica no ícone de incluir novo CEP.</text:p>
      <text:p text:style-name="P1654">2. O sistema exibe um formulário com os campos: número do CEP, logradouro, bairro, cidade<text:s/><text:tab/>e estado.</text:p>
      <text:p text:style-name="P1655">3. O ator informa os valores dos dados.</text:p>
      <text:p text:style-name="P1656">4. O ator clica no ícone para salvar os dados.</text:p>
      <text:p text:style-name="P1657">5. O sistema inclui os dados na base de dados e exibe a mensagem “CEP cadastrado com<text:s/><text:tab/>sucesso”.</text:p>
      <text:p text:style-name="P1658">6. O sistema retorna ao passo 1 do fluxo básico.</text:p>
      <text:p text:style-name="P1659"/>
      <text:p text:style-name="P1660">A2 – Alterar CEP</text:p>
      <text:p text:style-name="P1661">No passo 1 do fluxo básico:</text:p>
      <text:p text:style-name="P1662">1. O ator seleciona, na grade de valores, a linha para alteração e clica no ícone referente<text:s/>à<text:s/>opção Alterar.</text:p>
      <text:p text:style-name="P1663">2. O sistema exibe um formulário com os campos: número do CEP, logradouro, bairro, cidade<text:s/><text:tab/>e estado, preenchidos.</text:p>
      <text:p text:style-name="P1664">3. O ator altera os valores dos dados.</text:p>
      <text:p text:style-name="P1665">4. O ator clica no ícone para salvar os dados.</text:p>
      <text:p text:style-name="P1666">5. O sistema altera os dados pertinentes ao registro atual na base de dados e exibe a<text:s/><text:tab/>mensagem “CEP alterado com sucesso”.</text:p>
      <text:p text:style-name="P1667">6. O sistema retorna ao passo 1 do fluxo básico.</text:p>
      <text:p text:style-name="P1668"/>
      <text:p text:style-name="P1669">A3 – Excluir CEP</text:p>
      <text:p text:style-name="P1670">No passo 1 do fluxo básico:</text:p>
      <text:p text:style-name="P1671">1. O ator seleciona, na grade de valores, a linha para exclusão e clica no ícone referente<text:s/>à<text:s/>opção Excluir.</text:p>
      <text:p text:style-name="P1672">2. O sistema exclui o registro selecionado na base de dados e exibe a mensagem “CEP<text:s/><text:tab/>excluído com sucesso”.</text:p>
      <text:p text:style-name="P1673">3. O sistema retorna ao passo 1 do fluxo básico.</text:p>
      <text:p text:style-name="P1674"/>
      <text:list text:style-name="WW_OutlineListStyle" text:continue-numbering="true">
        <text:list-item>
          <text:p text:style-name="P1675">Pontos de Extensão</text:p>
        </text:list-item>
      </text:list>
      <text:p text:style-name="P1676">Não há.</text:p>
      <text:p text:style-name="P1677"/>
      <text:list text:style-name="WW_OutlineListStyle" text:continue-numbering="true">
        <text:list-item>
          <text:p text:style-name="P1678">Casos de Uso Incluídos</text:p>
        </text:list-item>
      </text:list>
      <text:p text:style-name="P1679">Não há.</text:p>
      <text:p text:style-name="P1680"/>
      <text:list text:style-name="WW_OutlineListStyle" text:continue-numbering="true">
        <text:list-item>
          <text:p text:style-name="P1681">Pós-Condições</text:p>
        </text:list-item>
      </text:list>
      <text:p text:style-name="P1682">Não há.</text:p>
      <text:p text:style-name="P1683"/>
      <text:list text:style-name="WW_OutlineListStyle" text:continue-numbering="true">
        <text:list-item>
          <text:p text:style-name="P1684">Outros Diagramas</text:p>
        </text:list-item>
      </text:list>
      <text:p text:style-name="P1685">Não há.</text:p>
      <text:p text:style-name="P1686"/>
      <text:p text:style-name="P1687">Atributos</text:p>
      <text:p text:style-name="P1688"/>
      <table:table table:style-name="Table1689">
        <table:table-columns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P1694">Atributo</text:p>
          </table:table-cell>
          <table:table-cell table:style-name="TableCell1695">
            <text:p text:style-name="P1696">Valor</text:p>
          </table:table-cell>
        </table:table-row>
        <table:table-row table:style-name="TableRow1697">
          <table:table-cell table:style-name="TableCell1698">
            <text:p text:style-name="P1699">Tipo de Conteúdo</text:p>
          </table:table-cell>
          <table:table-cell table:style-name="TableCell1700">
            <text:p text:style-name="P1701">Fluxo Básico</text:p>
          </table:table-cell>
        </table:table-row>
        <table:table-row table:style-name="TableRow1702">
          <table:table-cell table:style-name="TableCell1703">
            <text:p text:style-name="P1704">Complexidade</text:p>
          </table:table-cell>
          <table:table-cell table:style-name="TableCell1705">
            <text:p text:style-name="P1706">Baixa</text:p>
          </table:table-cell>
        </table:table-row>
        <table:table-row table:style-name="TableRow1707">
          <table:table-cell table:style-name="TableCell1708">
            <text:p text:style-name="P1709">Estado</text:p>
          </table:table-cell>
          <table:table-cell table:style-name="TableCell1710">
            <text:p text:style-name="P1711">Aprovado</text:p>
          </table:table-cell>
        </table:table-row>
      </table:table>
      <text:p text:style-name="P1712"/>
      <text:p text:style-name="P1713">Requisitos de negócio associados</text:p>
      <text:p text:style-name="P1714">RQN2 - Manter CEP</text:p>
      <text:p text:style-name="P1715"/>
      <text:p text:style-name="P1716">Regras de negócio associadas</text:p>
      <text:p text:style-name="P1717">Não há.</text:p>
      <text:p text:style-name="P1718"/>
      <text:p text:style-name="P1719">Casos de uso subordinados</text:p>
      <text:p text:style-name="P1720">Não há.</text:p>
      <text:p text:style-name="P1721"/>
      <text:p text:style-name="P1722"/>
      <text:p text:style-name="P1723">UC2.1:</text:p>
      <text:p text:style-name="P1724">Atributos</text:p>
      <text:p text:style-name="P1725"/>
      <table:table table:style-name="Table1726">
        <table:table-columns>
          <table:table-column table:style-name="TableColumn1727"/>
          <table:table-column table:style-name="TableColumn1728"/>
        </table:table-columns>
        <table:table-row table:style-name="TableRow1729">
          <table:table-cell table:style-name="TableCell1730">
            <text:p text:style-name="P1731">Atributo</text:p>
          </table:table-cell>
          <table:table-cell table:style-name="TableCell1732">
            <text:p text:style-name="P1733">Valor</text:p>
          </table:table-cell>
        </table:table-row>
        <table:table-row table:style-name="TableRow1734">
          <table:table-cell table:style-name="TableCell1735">
            <text:p text:style-name="P1736">Tipo de Conteúdo</text:p>
          </table:table-cell>
          <table:table-cell table:style-name="TableCell1737">
            <text:p text:style-name="P1738">Fluxo Alternativo</text:p>
          </table:table-cell>
        </table:table-row>
        <table:table-row table:style-name="TableRow1739">
          <table:table-cell table:style-name="TableCell1740">
            <text:p text:style-name="P1741">Complexidade</text:p>
          </table:table-cell>
          <table:table-cell table:style-name="TableCell1742">
            <text:p text:style-name="P1743">Baixa</text:p>
          </table:table-cell>
        </table:table-row>
        <table:table-row table:style-name="TableRow1744">
          <table:table-cell table:style-name="TableCell1745">
            <text:p text:style-name="P1746">Estado</text:p>
          </table:table-cell>
          <table:table-cell table:style-name="TableCell1747">
            <text:p text:style-name="P1748">Aprovado</text:p>
          </table:table-cell>
        </table:table-row>
      </table:table>
      <text:p text:style-name="P1749"/>
      <text:p text:style-name="P1750">UC2.2:</text:p>
      <text:p text:style-name="P1751">Atributos</text:p>
      <text:p text:style-name="P1752"/>
      <table:table table:style-name="Table1753">
        <table:table-columns>
          <table:table-column table:style-name="TableColumn1754"/>
          <table:table-column table:style-name="TableColumn1755"/>
        </table:table-columns>
        <table:table-row table:style-name="TableRow1756">
          <table:table-cell table:style-name="TableCell1757">
            <text:p text:style-name="P1758">Atributo</text:p>
          </table:table-cell>
          <table:table-cell table:style-name="TableCell1759">
            <text:p text:style-name="P1760">Valor</text:p>
          </table:table-cell>
        </table:table-row>
        <table:table-row table:style-name="TableRow1761">
          <table:table-cell table:style-name="TableCell1762">
            <text:p text:style-name="P1763">Tipo de Conteúdo</text:p>
          </table:table-cell>
          <table:table-cell table:style-name="TableCell1764">
            <text:p text:style-name="P1765">Fluxo Alternativo</text:p>
          </table:table-cell>
        </table:table-row>
        <table:table-row table:style-name="TableRow1766">
          <table:table-cell table:style-name="TableCell1767">
            <text:p text:style-name="P1768">Complexidade</text:p>
          </table:table-cell>
          <table:table-cell table:style-name="TableCell1769">
            <text:p text:style-name="P1770">Baixa</text:p>
          </table:table-cell>
        </table:table-row>
        <table:table-row table:style-name="TableRow1771">
          <table:table-cell table:style-name="TableCell1772">
            <text:p text:style-name="P1773">Estado</text:p>
          </table:table-cell>
          <table:table-cell table:style-name="TableCell1774">
            <text:p text:style-name="P1775">Aprovado</text:p>
          </table:table-cell>
        </table:table-row>
      </table:table>
      <text:p text:style-name="P1776"/>
      <text:p text:style-name="P1777">UC2.3:</text:p>
      <text:p text:style-name="P1778">Atributos</text:p>
      <text:p text:style-name="P1779"/>
      <table:table table:style-name="Table1780">
        <table:table-columns>
          <table:table-column table:style-name="TableColumn1781"/>
          <table:table-column table:style-name="TableColumn1782"/>
        </table:table-columns>
        <table:table-row table:style-name="TableRow1783">
          <table:table-cell table:style-name="TableCell1784">
            <text:p text:style-name="P1785">Atributo</text:p>
          </table:table-cell>
          <table:table-cell table:style-name="TableCell1786">
            <text:p text:style-name="P1787">Valor</text:p>
          </table:table-cell>
        </table:table-row>
        <table:table-row table:style-name="TableRow1788">
          <table:table-cell table:style-name="TableCell1789">
            <text:p text:style-name="P1790">Tipo de Conteúdo</text:p>
          </table:table-cell>
          <table:table-cell table:style-name="TableCell1791">
            <text:p text:style-name="P1792">Fluxo Alternativo</text:p>
          </table:table-cell>
        </table:table-row>
        <table:table-row table:style-name="TableRow1793">
          <table:table-cell table:style-name="TableCell1794">
            <text:p text:style-name="P1795">Complexidade</text:p>
          </table:table-cell>
          <table:table-cell table:style-name="TableCell1796">
            <text:p text:style-name="P1797">Baixa</text:p>
          </table:table-cell>
        </table:table-row>
        <table:table-row table:style-name="TableRow1798">
          <table:table-cell table:style-name="TableCell1799">
            <text:p text:style-name="P1800">Estado</text:p>
          </table:table-cell>
          <table:table-cell table:style-name="TableCell1801">
            <text:p text:style-name="P1802">Aprovado</text:p>
          </table:table-cell>
        </table:table-row>
      </table:table>
      <text:p text:style-name="P1803"/>
      <text:p text:style-name="P1804"/>
      <text:p text:style-name="P1805">UC3:</text:p>
      <text:p text:style-name="P1806">Especificação de Caso de Uso</text:p>
      <text:p text:style-name="P1807"/>
      <text:p text:style-name="P1808">Histórico de Revisões</text:p>
      <text:p text:style-name="P1809"/>
      <table:table table:style-name="Table1810">
        <table:table-columns>
          <table:table-column table:style-name="TableColumn1811"/>
          <table:table-column table:style-name="TableColumn1812"/>
          <table:table-column table:style-name="TableColumn1813"/>
          <table:table-column table:style-name="TableColumn1814"/>
        </table:table-columns>
        <table:table-row table:style-name="TableRow1815">
          <table:table-cell table:style-name="TableCell1816">
            <text:soft-page-break/>
            <text:p text:style-name="P1817">Data</text:p>
          </table:table-cell>
          <table:table-cell table:style-name="TableCell1818">
            <text:p text:style-name="P1819">Versão</text:p>
          </table:table-cell>
          <table:table-cell table:style-name="TableCell1820">
            <text:p text:style-name="P1821">Descrição</text:p>
          </table:table-cell>
          <table:table-cell table:style-name="TableCell1822">
            <text:p text:style-name="P1823">Autor</text:p>
          </table:table-cell>
        </table:table-row>
        <table:table-row table:style-name="TableRow1824">
          <table:table-cell table:style-name="TableCell1825">
            <text:p text:style-name="P1826">14/10/09</text:p>
          </table:table-cell>
          <table:table-cell table:style-name="TableCell1827">
            <text:p text:style-name="P1828">1</text:p>
          </table:table-cell>
          <table:table-cell table:style-name="TableCell1829">
            <text:p text:style-name="P1830">Primeira versão do caso de uso Manter Estabelecimento</text:p>
          </table:table-cell>
          <table:table-cell table:style-name="TableCell1831">
            <text:p text:style-name="P1832">Thaiz Cabral</text:p>
          </table:table-cell>
        </table:table-row>
      </table:table>
      <text:p text:style-name="P1833">Manter Estabelecimento</text:p>
      <text:list text:style-name="WW_OutlineListStyle">
        <text:list-item text:start-value="1">
          <text:p text:style-name="P1834">Breve Descrição</text:p>
        </text:list-item>
      </text:list>
      <text:p text:style-name="P1835">Este caso de uso permite a inclusão, consulta e manutenção dos Estabelecimentos associados ao Food Delivery Web.</text:p>
      <text:p text:style-name="P1836"/>
      <text:list text:style-name="WW_OutlineListStyle" text:continue-numbering="true">
        <text:list-item>
          <text:p text:style-name="P1837">Referências</text:p>
        </text:list-item>
      </text:list>
      <text:p text:style-name="P1838">Não há.</text:p>
      <text:p text:style-name="P1839"/>
      <text:list text:style-name="WW_OutlineListStyle" text:continue-numbering="true">
        <text:list-item>
          <text:p text:style-name="P1840">Atores</text:p>
        </text:list-item>
      </text:list>
      <text:p text:style-name="P1841">Administrador<text:s/>e<text:s/>Gestor do Estabelecimento.</text:p>
      <text:p text:style-name="P1842"/>
      <text:list text:style-name="WW_OutlineListStyle" text:continue-numbering="true">
        <text:list-item>
          <text:p text:style-name="P1843">Pré-condições</text:p>
        </text:list-item>
      </text:list>
      <text:p text:style-name="P1844">O ator deve estar logado no sistema para que sejam verificadas as suas permissões de acesso (Administrador ou Gestor).</text:p>
      <text:p text:style-name="P1845"/>
      <text:list text:style-name="WW_OutlineListStyle" text:continue-numbering="true">
        <text:list-item>
          <text:p text:style-name="P1846">Fluxos de Eventos</text:p>
        </text:list-item>
      </text:list>
      <text:list text:style-name="WW_OutlineListStyle" text:continue-numbering="true">
        <text:list-item>
          <text:list>
            <text:list-item>
              <text:p text:style-name="P1847">Fluxo Básico</text:p>
            </text:list-item>
          </text:list>
        </text:list-item>
      </text:list>
      <text:p text:style-name="P1848">Este caso de uso começa quando o ator seleciona a opção Estabelecimentos no menu Administração:</text:p>
      <text:p text:style-name="P1849">1. O sistema apresenta quatro opções: Incluir Estabelecimento, Excluir Estabelecimento, Alterar Estabelecimento e Consultar Estabelecimento.</text:p>
      <text:p text:style-name="P1850">2. O caso de uso se encerra.</text:p>
      <text:list text:style-name="WW_OutlineListStyle" text:continue-numbering="true">
        <text:list-item>
          <text:list>
            <text:list-item>
              <text:p text:style-name="P1851"><text:span text:style-name="T1852">Fluxos Alternativos</text:span></text:p>
            </text:list-item>
          </text:list>
        </text:list-item>
      </text:list>
      <text:p text:style-name="P1853"/>
      <text:p text:style-name="P1854">A1 – Incluir Estabelecimento</text:p>
      <text:p text:style-name="P1855">No passo 1 do fluxo básico:</text:p>
      <text:p text:style-name="P1856">1. O ator clica na opção Inclusão de Estabelecimento;</text:p>
      <text:p text:style-name="P1857">2.O sistema exibe o formulário com os campos: nome do estabelecimento, CNPJ, slogan, endereço, CEP, email, telefone fixo, responsável, celular do responsável, tempo de entrega, custo de entrega, formas de pagamento aceitas, dias de funcionamento, horário de abertura e horário de encerramento para preenchimento;</text:p>
      <text:p text:style-name="P1858">3. O ator informa os valores de cada campo;</text:p>
      <text:p text:style-name="P1859">4. O ator clica em Gravar para salvar os dados;</text:p>
      <text:p text:style-name="P1860">5. O sistema inclui os dados na base de dados e exibe a mensagem “Estabelecimento incluído com sucesso”.</text:p>
      <text:p text:style-name="P1861">O sistema retorna ao passo 1 do fluxo básico.</text:p>
      <text:p text:style-name="P1862"/>
      <text:p text:style-name="P1863">A2 – Excluir Estabelecimento</text:p>
      <text:p text:style-name="P1864">No passo 1 do fluxo básico:</text:p>
      <text:p text:style-name="P1865">1. O ator clica na opção Exclusão de Estabelecimento;</text:p>
      <text:p text:style-name="P1866">2. O sistema exibe tela de busca com os filtros: Nome do Estabelecimento, CNPJ e telefone fixo;</text:p>
      <text:p text:style-name="P1867">3. O ator informa um ou mais filtros de busca;</text:p>
      <text:p text:style-name="P1868">4. O ator clica em buscar;</text:p>
      <text:soft-page-break/>
      <text:p text:style-name="P1869">5. A lista com os resultados correspondentes é exibida com as colunas: Nome do Estabelecimento, CNPJ, telefone fixo e as opções Visualizar Detalhes e Excluir Estabelecimento;</text:p>
      <text:p text:style-name="P1870">6. O ator clica na opção Excluir Estabelecimento;</text:p>
      <text:p text:style-name="P1871">7. O sistema exibe a mensagem “Confirma a exclusão deste estabelecimento?” juntamente com as opções SIM e NÃO;</text:p>
      <text:p text:style-name="P1872">8. O sistema exclui o estabelecimento e exibe a mensagem “Estabelecimento excluído com sucesso”.</text:p>
      <text:p text:style-name="P1873">O sistema retorna para o passo 2 do fluxo alternativo A2 – Exclusão de Estabelecimento.</text:p>
      <text:p text:style-name="P1874"/>
      <text:p text:style-name="P1875">A3 – Consultar Estabelecimento</text:p>
      <text:p text:style-name="P1876">No passo 1 do fluxo básico:</text:p>
      <text:p text:style-name="P1877">1. O ator clica na opção Consulta de Estabelecimento;</text:p>
      <text:p text:style-name="P1878">2. O sistema exibe tela de busca com os filtros: Nome do Estabelecimento, CNPJ e telefone fixo;</text:p>
      <text:p text:style-name="P1879">3. O ator informa um ou mais filtros de busca;</text:p>
      <text:p text:style-name="P1880">4. O ator clica em buscar;</text:p>
      <text:p text:style-name="P1881">5. A lista com os resultados correspondentes é exibida com as colunas: Nome do Estabelecimento, CNPJ, telefone fixo e as opções Visualizar Detalhes e Excluir Estabelecimento;</text:p>
      <text:p text:style-name="P1882">6. O ator clica na opção Consultar Estabelecimento;</text:p>
      <text:p text:style-name="P1883">7. O sistema exibe o formulário referente ao estabelecimento com os dados preenchidos em modo somente leitura;</text:p>
      <text:p text:style-name="P1884">8. O ator clica em Sair para sair do modo de consulta;</text:p>
      <text:p text:style-name="P1885">O sistema retorna para o passo 2 do fluxo alternativo A2 – Consulta Estabelecimento.</text:p>
      <text:p text:style-name="P1886"/>
      <text:p text:style-name="P1887">A4 – Alterar Estabelecimento</text:p>
      <text:p text:style-name="P1888">No passo 1 do fluxo básico:</text:p>
      <text:p text:style-name="P1889">1. O<text:s/>ator clica na opção Edição de Estabelecimento;</text:p>
      <text:p text:style-name="P1890">2. O sistema exibe tela de busca com os filtros: Nome do Estabelecimento, CNPJ e telefone fixo;</text:p>
      <text:p text:style-name="P1891">3. O ator informa um ou mais filtros de busca;</text:p>
      <text:p text:style-name="P1892">4. O ator clica em buscar;</text:p>
      <text:p text:style-name="P1893">5. A lista com os resultados correspondentes é exibida com as colunas: Nome do Estabelecimento, CNPJ, telefone fixo e as opções Visualizar Detalhes e Excluir Estabelecimento;</text:p>
      <text:p text:style-name="P1894">6. O ator clica na opção Editar Estabelecimento;</text:p>
      <text:p text:style-name="P1895">7. O sistema exibe o formulário referente ao estabelecimento com os dados preenchidos;</text:p>
      <text:p text:style-name="P1896">8. O ator edita os campos que forem necessários;</text:p>
      <text:p text:style-name="P1897">9. O ator clica em Gravar para salvar os dados;</text:p>
      <text:p text:style-name="P1898">10. O sistema grava os dados na base de dados e exibe a mensagem “Estabelecimento editado com sucesso”.</text:p>
      <text:p text:style-name="P1899">O sistema retorna ao passo 1 do fluxo básico.</text:p>
      <text:p text:style-name="P1900"/>
      <text:p text:style-name="P1901">A5 – Visualizar Detalhes</text:p>
      <text:p text:style-name="P1902">No passo 5 dos fluxos alternativos A2, A3 e A4:</text:p>
      <text:list text:style-name="LFO15" text:continue-numbering="true">
        <text:list-item>
          <text:p text:style-name="P1903">O ator seleciona um estabelecimento na listagem e clica em Visualizar Detalhes;</text:p>
        </text:list-item>
        <text:list-item>
          <text:p text:style-name="P1904">O sistema exibe tela contendo os detalhes do<text:s/>estabelecimento: Nome completo,<text:s/>Endereço, Slogan, tempo de entrega, custo de entrega, formas de pagamento aceitas, dias de funcionamento e horário de abertura;</text:p>
        </text:list-item>
        <text:list-item>
          <text:p text:style-name="P1905">O ator clica em Retornar para Página Principal;</text:p>
        </text:list-item>
      </text:list>
      <text:p text:style-name="P1906">O sistema retorna ao passo 5 do fluxo alternativo A2, A3 ou A4.</text:p>
      <text:p text:style-name="P1907"/>
      <text:list text:style-name="WW_OutlineListStyle" text:continue-numbering="true">
        <text:list-item>
          <text:p text:style-name="P1908">Pontos de Extensão</text:p>
        </text:list-item>
      </text:list>
      <text:p text:style-name="P1909">Não há.</text:p>
      <text:p text:style-name="P1910"/>
      <text:list text:style-name="WW_OutlineListStyle" text:continue-numbering="true">
        <text:list-item>
          <text:p text:style-name="P1911">Casos de Uso Incluídos</text:p>
        </text:list-item>
      </text:list>
      <text:p text:style-name="P1912">Não há.</text:p>
      <text:soft-page-break/>
      <text:list text:style-name="WW_OutlineListStyle" text:continue-numbering="true">
        <text:list-item>
          <text:p text:style-name="P1913">Pós-Condições</text:p>
        </text:list-item>
      </text:list>
      <text:p text:style-name="P1914">Não há.</text:p>
      <text:p text:style-name="P1915"/>
      <text:list text:style-name="WW_OutlineListStyle" text:continue-numbering="true">
        <text:list-item>
          <text:p text:style-name="P1916">Outros Diagramas</text:p>
        </text:list-item>
      </text:list>
      <text:p text:style-name="P1917">Não há.</text:p>
      <text:p text:style-name="P1918"/>
      <text:p text:style-name="P1919">Atributos</text:p>
      <text:p text:style-name="P1920"/>
      <table:table table:style-name="Table1921">
        <table:table-columns>
          <table:table-column table:style-name="TableColumn1922"/>
          <table:table-column table:style-name="TableColumn1923"/>
        </table:table-columns>
        <table:table-row table:style-name="TableRow1924">
          <table:table-cell table:style-name="TableCell1925">
            <text:p text:style-name="P1926">Atributo</text:p>
          </table:table-cell>
          <table:table-cell table:style-name="TableCell1927">
            <text:p text:style-name="P1928">Valor</text:p>
          </table:table-cell>
        </table:table-row>
        <table:table-row table:style-name="TableRow1929">
          <table:table-cell table:style-name="TableCell1930">
            <text:p text:style-name="P1931">Tipo de Conteúdo</text:p>
          </table:table-cell>
          <table:table-cell table:style-name="TableCell1932">
            <text:p text:style-name="P1933">Fluxo Básico</text:p>
          </table:table-cell>
        </table:table-row>
        <table:table-row table:style-name="TableRow1934">
          <table:table-cell table:style-name="TableCell1935">
            <text:p text:style-name="P1936">Complexidade</text:p>
          </table:table-cell>
          <table:table-cell table:style-name="TableCell1937">
            <text:p text:style-name="P1938">Baixa</text:p>
          </table:table-cell>
        </table:table-row>
        <table:table-row table:style-name="TableRow1939">
          <table:table-cell table:style-name="TableCell1940">
            <text:p text:style-name="P1941">Estado</text:p>
          </table:table-cell>
          <table:table-cell table:style-name="TableCell1942">
            <text:p text:style-name="P1943">Aprovado</text:p>
          </table:table-cell>
        </table:table-row>
      </table:table>
      <text:p text:style-name="P1944"/>
      <text:p text:style-name="P1945">Requisitos de negócio associados</text:p>
      <text:p text:style-name="P1946">RQN3 - Manter Estabelecimento</text:p>
      <text:p text:style-name="P1947"/>
      <text:p text:style-name="P1948">Regras de negócio associadas</text:p>
      <text:p text:style-name="P1949">Não há.</text:p>
      <text:p text:style-name="P1950"/>
      <text:p text:style-name="P1951">Casos de uso subordinados</text:p>
      <text:p text:style-name="P1952">Não há.</text:p>
      <text:p text:style-name="P1953"/>
      <text:p text:style-name="P1954">UC3.1:</text:p>
      <text:p text:style-name="P1955">Atributos</text:p>
      <text:p text:style-name="P1956"/>
      <table:table table:style-name="Table1957">
        <table:table-columns>
          <table:table-column table:style-name="TableColumn1958"/>
          <table:table-column table:style-name="TableColumn1959"/>
        </table:table-columns>
        <table:table-row table:style-name="TableRow1960">
          <table:table-cell table:style-name="TableCell1961">
            <text:p text:style-name="P1962">Atributo</text:p>
          </table:table-cell>
          <table:table-cell table:style-name="TableCell1963">
            <text:p text:style-name="P1964">Valor</text:p>
          </table:table-cell>
        </table:table-row>
        <table:table-row table:style-name="TableRow1965">
          <table:table-cell table:style-name="TableCell1966">
            <text:p text:style-name="P1967">Tipo de Conteúdo</text:p>
          </table:table-cell>
          <table:table-cell table:style-name="TableCell1968">
            <text:p text:style-name="P1969">Fluxo Alternativo</text:p>
          </table:table-cell>
        </table:table-row>
        <table:table-row table:style-name="TableRow1970">
          <table:table-cell table:style-name="TableCell1971">
            <text:p text:style-name="P1972">Complexidade</text:p>
          </table:table-cell>
          <table:table-cell table:style-name="TableCell1973">
            <text:p text:style-name="P1974">Baixa</text:p>
          </table:table-cell>
        </table:table-row>
        <table:table-row table:style-name="TableRow1975">
          <table:table-cell table:style-name="TableCell1976">
            <text:p text:style-name="P1977">Estado</text:p>
          </table:table-cell>
          <table:table-cell table:style-name="TableCell1978">
            <text:p text:style-name="P1979">Aprovado</text:p>
          </table:table-cell>
        </table:table-row>
      </table:table>
      <text:p text:style-name="P1980"/>
      <text:p text:style-name="P1981">UC3.2:</text:p>
      <text:p text:style-name="P1982">Atributos</text:p>
      <text:p text:style-name="P1983"/>
      <table:table table:style-name="Table1984">
        <table:table-columns>
          <table:table-column table:style-name="TableColumn1985"/>
          <table:table-column table:style-name="TableColumn1986"/>
        </table:table-columns>
        <table:table-row table:style-name="TableRow1987">
          <table:table-cell table:style-name="TableCell1988">
            <text:p text:style-name="P1989">Atributo</text:p>
          </table:table-cell>
          <table:table-cell table:style-name="TableCell1990">
            <text:p text:style-name="P1991">Valor</text:p>
          </table:table-cell>
        </table:table-row>
        <table:table-row table:style-name="TableRow1992">
          <table:table-cell table:style-name="TableCell1993">
            <text:p text:style-name="P1994">Tipo de Conteúdo</text:p>
          </table:table-cell>
          <table:table-cell table:style-name="TableCell1995">
            <text:p text:style-name="P1996">Fluxo Alternativo</text:p>
          </table:table-cell>
        </table:table-row>
        <table:table-row table:style-name="TableRow1997">
          <table:table-cell table:style-name="TableCell1998">
            <text:p text:style-name="P1999">Complexidade</text:p>
          </table:table-cell>
          <table:table-cell table:style-name="TableCell2000">
            <text:p text:style-name="P2001">Baixa</text:p>
          </table:table-cell>
        </table:table-row>
        <table:table-row table:style-name="TableRow2002">
          <table:table-cell table:style-name="TableCell2003">
            <text:p text:style-name="P2004">Estado</text:p>
          </table:table-cell>
          <table:table-cell table:style-name="TableCell2005">
            <text:p text:style-name="P2006">Aprovado</text:p>
          </table:table-cell>
        </table:table-row>
      </table:table>
      <text:p text:style-name="P2007"/>
      <text:p text:style-name="P2008">UC3.3:</text:p>
      <text:p text:style-name="P2009">Atributos</text:p>
      <text:p text:style-name="P2010"/>
      <table:table table:style-name="Table2011">
        <table:table-columns>
          <table:table-column table:style-name="TableColumn2012"/>
          <table:table-column table:style-name="TableColumn2013"/>
        </table:table-columns>
        <table:table-row table:style-name="TableRow2014">
          <table:table-cell table:style-name="TableCell2015">
            <text:p text:style-name="P2016">Atributo</text:p>
          </table:table-cell>
          <table:table-cell table:style-name="TableCell2017">
            <text:p text:style-name="P2018">Valor</text:p>
          </table:table-cell>
        </table:table-row>
        <table:table-row table:style-name="TableRow2019">
          <table:table-cell table:style-name="TableCell2020">
            <text:p text:style-name="P2021">Tipo de Conteúdo</text:p>
          </table:table-cell>
          <table:table-cell table:style-name="TableCell2022">
            <text:p text:style-name="P2023">Fluxo Alternativo</text:p>
          </table:table-cell>
        </table:table-row>
        <table:table-row table:style-name="TableRow2024">
          <table:table-cell table:style-name="TableCell2025">
            <text:p text:style-name="P2026">Complexidade</text:p>
          </table:table-cell>
          <table:table-cell table:style-name="TableCell2027">
            <text:p text:style-name="P2028">Baixa</text:p>
          </table:table-cell>
        </table:table-row>
        <table:table-row table:style-name="TableRow2029">
          <table:table-cell table:style-name="TableCell2030">
            <text:p text:style-name="P2031">Estado</text:p>
          </table:table-cell>
          <table:table-cell table:style-name="TableCell2032">
            <text:p text:style-name="P2033">Aprovado</text:p>
          </table:table-cell>
        </table:table-row>
      </table:table>
      <text:p text:style-name="P2034"/>
      <text:p text:style-name="P2035">UC3.4:</text:p>
      <text:p text:style-name="P2036">Atributos</text:p>
      <text:p text:style-name="P2037"/>
      <table:table table:style-name="Table2038">
        <table:table-columns>
          <table:table-column table:style-name="TableColumn2039"/>
          <table:table-column table:style-name="TableColumn2040"/>
        </table:table-columns>
        <table:table-row table:style-name="TableRow2041">
          <table:table-cell table:style-name="TableCell2042">
            <text:p text:style-name="P2043">Atributo</text:p>
          </table:table-cell>
          <table:table-cell table:style-name="TableCell2044">
            <text:p text:style-name="P2045">Valor</text:p>
          </table:table-cell>
        </table:table-row>
        <text:soft-page-break/>
        <table:table-row table:style-name="TableRow2046">
          <table:table-cell table:style-name="TableCell2047">
            <text:p text:style-name="P2048">Tipo de Conteúdo</text:p>
          </table:table-cell>
          <table:table-cell table:style-name="TableCell2049">
            <text:p text:style-name="P2050">Fluxo Alternativo</text:p>
          </table:table-cell>
        </table:table-row>
        <table:table-row table:style-name="TableRow2051">
          <table:table-cell table:style-name="TableCell2052">
            <text:p text:style-name="P2053">Complexidade</text:p>
          </table:table-cell>
          <table:table-cell table:style-name="TableCell2054">
            <text:p text:style-name="P2055">Baixa</text:p>
          </table:table-cell>
        </table:table-row>
        <table:table-row table:style-name="TableRow2056">
          <table:table-cell table:style-name="TableCell2057">
            <text:p text:style-name="P2058">Estado</text:p>
          </table:table-cell>
          <table:table-cell table:style-name="TableCell2059">
            <text:p text:style-name="P2060">Aprovado</text:p>
          </table:table-cell>
        </table:table-row>
      </table:table>
      <text:p text:style-name="P2061"/>
      <text:p text:style-name="P2062">UC3.5:</text:p>
      <text:p text:style-name="P2063">Atributos</text:p>
      <text:p text:style-name="P2064"/>
      <table:table table:style-name="Table2065">
        <table:table-columns>
          <table:table-column table:style-name="TableColumn2066"/>
          <table:table-column table:style-name="TableColumn2067"/>
        </table:table-columns>
        <table:table-row table:style-name="TableRow2068">
          <table:table-cell table:style-name="TableCell2069">
            <text:p text:style-name="P2070">Atributo</text:p>
          </table:table-cell>
          <table:table-cell table:style-name="TableCell2071">
            <text:p text:style-name="P2072">Valor</text:p>
          </table:table-cell>
        </table:table-row>
        <table:table-row table:style-name="TableRow2073">
          <table:table-cell table:style-name="TableCell2074">
            <text:p text:style-name="P2075">Tipo de Conteúdo</text:p>
          </table:table-cell>
          <table:table-cell table:style-name="TableCell2076">
            <text:p text:style-name="P2077">Fluxo Alternativo</text:p>
          </table:table-cell>
        </table:table-row>
        <table:table-row table:style-name="TableRow2078">
          <table:table-cell table:style-name="TableCell2079">
            <text:p text:style-name="P2080">Complexidade</text:p>
          </table:table-cell>
          <table:table-cell table:style-name="TableCell2081">
            <text:p text:style-name="P2082">Baixa</text:p>
          </table:table-cell>
        </table:table-row>
        <table:table-row table:style-name="TableRow2083">
          <table:table-cell table:style-name="TableCell2084">
            <text:p text:style-name="P2085">Estado</text:p>
          </table:table-cell>
          <table:table-cell table:style-name="TableCell2086">
            <text:p text:style-name="P2087">Aprovado</text:p>
          </table:table-cell>
        </table:table-row>
      </table:table>
      <text:p text:style-name="P2088"/>
      <text:p text:style-name="P2089"/>
      <text:p text:style-name="P2090">UC4:</text:p>
      <text:p text:style-name="P2091">Especificação de Caso de Uso</text:p>
      <text:p text:style-name="P2092"/>
      <text:p text:style-name="P2093">Histórico de Revisões</text:p>
      <text:p text:style-name="P2094"/>
      <table:table table:style-name="Table2095">
        <table:table-columns>
          <table:table-column table:style-name="TableColumn2096"/>
          <table:table-column table:style-name="TableColumn2097"/>
          <table:table-column table:style-name="TableColumn2098"/>
          <table:table-column table:style-name="TableColumn2099"/>
        </table:table-columns>
        <table:table-row table:style-name="TableRow2100">
          <table:table-cell table:style-name="TableCell2101">
            <text:p text:style-name="P2102">Data</text:p>
          </table:table-cell>
          <table:table-cell table:style-name="TableCell2103">
            <text:p text:style-name="P2104">Versão</text:p>
          </table:table-cell>
          <table:table-cell table:style-name="TableCell2105">
            <text:p text:style-name="P2106">Descrição</text:p>
          </table:table-cell>
          <table:table-cell table:style-name="TableCell2107">
            <text:p text:style-name="P2108">Autor</text:p>
          </table:table-cell>
        </table:table-row>
        <table:table-row table:style-name="TableRow2109">
          <table:table-cell table:style-name="TableCell2110">
            <text:p text:style-name="P2111">16/10/09</text:p>
          </table:table-cell>
          <table:table-cell table:style-name="TableCell2112">
            <text:p text:style-name="P2113">1</text:p>
          </table:table-cell>
          <table:table-cell table:style-name="TableCell2114">
            <text:p text:style-name="P2115">Primeira Versão do Caso de Uso Manter Cardápio</text:p>
          </table:table-cell>
          <table:table-cell table:style-name="TableCell2116">
            <text:p text:style-name="P2117">Paulo Roberto</text:p>
          </table:table-cell>
        </table:table-row>
      </table:table>
      <text:p text:style-name="P2118">Manter Cardápio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19">Breve 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20">Este Caso de Uso permite A inclusão e manutenção dos cardápios.</text:p>
      <text:p text:style-name="P2121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22">Referênci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23">Não<text:s/>há.</text:p>
      <text:p text:style-name="P2124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25">Ator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26">Gestor do Estabelecimento.</text:p>
      <text:p text:style-name="P2127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28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29">Os atores devem estar logados no sistema para efetuarem as operações.</text:p>
      <text:p text:style-name="P213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31">Fluxos de Event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32">5.1<text:s/>Fluxo Básico</text:p>
      <text:p text:style-name="P2133">Este caso de uso começa quando o ator seleciona a opção Cardápios no menu Administração.</text:p>
      <text:p text:style-name="P2134">1. O sistema apresenta uma grande com os cardápios do estabelecimento que já foram cadastrados mostrando o Nome do Cardápio e um painel com as opções de Visualizar Detalhes, Pesquisar Cardápio, Incluir Cardápio e Excluir Cardápio.</text:p>
      <text:p text:style-name="P2135">2. O caso de uso se encerra.</text:p>
      <text:p text:style-name="P2136">5.2<text:s/>Fluxos Alternativos</text:p>
      <text:p text:style-name="P2137"/>
      <text:p text:style-name="P2138">A1 – Visualizar Detalhes</text:p>
      <text:soft-page-break/>
      <text:p text:style-name="P2139">No passo 1 do fluxo básico:</text:p>
      <text:p text:style-name="P2140">O ator seleciona, na grade de valores, a linha para visualização e seleciona<text:s/>a opção Visualizar Detalhes.</text:p>
      <text:p text:style-name="P2141">O sistema exibe um formulário com o campo: Nome do Cardápio preenchido com o valor salvo no banco de dados e um painel com a opção Voltar.</text:p>
      <text:p text:style-name="P2142">O ator seleciona a opção Voltar.</text:p>
      <text:p text:style-name="P2143">O sistema retorna ao passo 1 do fluxo básico.</text:p>
      <text:p text:style-name="P2144"/>
      <text:p text:style-name="P2145">A2 – Pesquisar Cardápio</text:p>
      <text:p text:style-name="P2146">No passo 1 do fluxo básico:</text:p>
      <text:p text:style-name="P2147">O ator seleciona a opção Pesquisar Cardápio.</text:p>
      <text:p text:style-name="P2148">O sistema exibe um formulário com o campo: Nome do Cardápio em branco e um painel com a opção Pesquisar.</text:p>
      <text:p text:style-name="P2149">O ator informa o valor do dado.</text:p>
      <text:p text:style-name="P2150">O ator seleciona a opção Pesquisar.</text:p>
      <text:p text:style-name="P2151">O sistema pesquisa no banco de dados os Cardápios deste Estabelecimento que contenham o mesmo valor do campo preenchido.</text:p>
      <text:p text:style-name="P2152">O sistema retorna ao passo 1 do fluxo básico mostrando na grade apenas os Cardápios que estiverem no resultado da pesquisa.</text:p>
      <text:p text:style-name="P2153"/>
      <text:p text:style-name="P2154">A3 – Incluir Cardápio</text:p>
      <text:p text:style-name="P2155">No passo 1 do fluxo básico:</text:p>
      <text:p text:style-name="P2156">O ator seleciona a opção Incluir Cardápio.</text:p>
      <text:p text:style-name="P2157">O sistema apresenta um formulário com o campo: Nome do Cardápio.</text:p>
      <text:p text:style-name="P2158">O ator informa os valores dos dados.</text:p>
      <text:p text:style-name="P2159">O ator seleciona a opção Salvar.</text:p>
      <text:p text:style-name="P2160">O sistema busca o código do Estabelecimento através do código do Gestor do Estabelecimento;</text:p>
      <text:p text:style-name="P2161">O sistema valida os dados digitados conforme a regra de negócio “RN3 – Validação ao Incluir ou Alterar Cardápios”</text:p>
      <text:p text:style-name="P2162">O sistema inclui os dados do Cardápio e o Código do Estabelecimento e exibe a mensagem: “Cardápio Cadastrado com Sucesso”;</text:p>
      <text:p text:style-name="P2163">O sistema retorna ao passo 1 do fluxo básico.</text:p>
      <text:p text:style-name="P2164"/>
      <text:p text:style-name="P2165">A4 – Alterar Cardápio</text:p>
      <text:p text:style-name="P2166">No passo 1 do fluxo básico:</text:p>
      <text:p text:style-name="P2167">O ator seleciona, na grade de valores, a linha para alteração e seleciona<text:s/>a opção Alterar Cardápio.</text:p>
      <text:p text:style-name="P2168">O sistema exibe um formulário com o campo: Nome do Cardápio preenchido com o valor salvo no banco de dados e um painel com a opção Salvar.</text:p>
      <text:p text:style-name="P2169">O ator altera o valor do dado.</text:p>
      <text:p text:style-name="P2170">O ator seleciona a opção Salvar.</text:p>
      <text:p text:style-name="P2171">O sistema inclui os dados do Cardápio e o Código do Estabelecimento e exibe a mensagem: “Cardápio Alterado com Sucesso”;</text:p>
      <text:p text:style-name="P2172">O sistema retorna ao passo 1 do fluxo básico.</text:p>
      <text:p text:style-name="P2173"/>
      <text:p text:style-name="P2174">A5<text:s/>– Excluir Cardápio</text:p>
      <text:p text:style-name="P2175">No passo 1 do fluxo básico:</text:p>
      <text:p text:style-name="P2176">O ator seleciona, na grade de valores a linha para alteração e seleciona a opção Excluir Cardápio.</text:p>
      <text:p text:style-name="P2177">O sistema valida a exclusão conforme a regra de negócio “RN4 – Validação ao Excluir Cardápio”.</text:p>
      <text:p text:style-name="P2178">O sistema exclui os dados do Cardápio na base de dados e exibe a mensagem: “Cardápio Excluído com Sucesso”.</text:p>
      <text:p text:style-name="P2179">O sistema retorna ao passo 1 do fluxo básico.</text:p>
      <text:soft-page-break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80"><text:span text:style-name="T2181">Pontos de Extensã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82">Não há.</text:p>
      <text:p text:style-name="P2183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84">Casos de Uso Incluí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85">Não há.</text:p>
      <text:p text:style-name="P2186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87">Pós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88">Não há.</text:p>
      <text:p text:style-name="P2189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90">Outros Diagram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91">Não há.</text:p>
      <text:p text:style-name="P2192"/>
      <text:p text:style-name="P2193">Atributos</text:p>
      <text:p text:style-name="P2194"/>
      <table:table table:style-name="Table2195">
        <table:table-columns>
          <table:table-column table:style-name="TableColumn2196"/>
          <table:table-column table:style-name="TableColumn2197"/>
        </table:table-columns>
        <table:table-row table:style-name="TableRow2198">
          <table:table-cell table:style-name="TableCell2199">
            <text:p text:style-name="P2200">Atributo</text:p>
          </table:table-cell>
          <table:table-cell table:style-name="TableCell2201">
            <text:p text:style-name="P2202">Valor</text:p>
          </table:table-cell>
        </table:table-row>
        <table:table-row table:style-name="TableRow2203">
          <table:table-cell table:style-name="TableCell2204">
            <text:p text:style-name="P2205">Tipo de Conteúdo</text:p>
          </table:table-cell>
          <table:table-cell table:style-name="TableCell2206">
            <text:p text:style-name="P2207">Fluxo Básico</text:p>
          </table:table-cell>
        </table:table-row>
        <table:table-row table:style-name="TableRow2208">
          <table:table-cell table:style-name="TableCell2209">
            <text:p text:style-name="P2210">Complexidade</text:p>
          </table:table-cell>
          <table:table-cell table:style-name="TableCell2211">
            <text:p text:style-name="P2212">Baixa</text:p>
          </table:table-cell>
        </table:table-row>
        <table:table-row table:style-name="TableRow2213">
          <table:table-cell table:style-name="TableCell2214">
            <text:p text:style-name="P2215">Estado</text:p>
          </table:table-cell>
          <table:table-cell table:style-name="TableCell2216">
            <text:p text:style-name="P2217">Aprovado</text:p>
          </table:table-cell>
        </table:table-row>
      </table:table>
      <text:p text:style-name="P2218"/>
      <text:p text:style-name="P2219">Requisitos de negócio associados</text:p>
      <text:p text:style-name="P2220">RQN4 - Manter Cardápio.</text:p>
      <text:p text:style-name="P2221"/>
      <text:p text:style-name="P2222">Regras de negócio associadas</text:p>
      <text:p text:style-name="P2223">RN3 – Validação ao Incluir ou Alterar Cardápios.</text:p>
      <text:p text:style-name="P2224">RN4 – Validação ao Excluir Cardápio.</text:p>
      <text:p text:style-name="P2225"/>
      <text:p text:style-name="P2226">Casos de uso subordinados</text:p>
      <text:p text:style-name="P2227">Não há.</text:p>
      <text:p text:style-name="P2228"/>
      <text:p text:style-name="P2229">UC4.1:</text:p>
      <text:p text:style-name="P2230">Atributos</text:p>
      <text:p text:style-name="P2231"/>
      <table:table table:style-name="Table2232">
        <table:table-columns>
          <table:table-column table:style-name="TableColumn2233"/>
          <table:table-column table:style-name="TableColumn2234"/>
        </table:table-columns>
        <table:table-row table:style-name="TableRow2235">
          <table:table-cell table:style-name="TableCell2236">
            <text:p text:style-name="P2237">Atributo</text:p>
          </table:table-cell>
          <table:table-cell table:style-name="TableCell2238">
            <text:p text:style-name="P2239">Valor</text:p>
          </table:table-cell>
        </table:table-row>
        <table:table-row table:style-name="TableRow2240">
          <table:table-cell table:style-name="TableCell2241">
            <text:p text:style-name="P2242">Tipo de Conteúdo</text:p>
          </table:table-cell>
          <table:table-cell table:style-name="TableCell2243">
            <text:p text:style-name="P2244">Fluxo Alternativo</text:p>
          </table:table-cell>
        </table:table-row>
        <table:table-row table:style-name="TableRow2245">
          <table:table-cell table:style-name="TableCell2246">
            <text:p text:style-name="P2247">Complexidade</text:p>
          </table:table-cell>
          <table:table-cell table:style-name="TableCell2248">
            <text:p text:style-name="P2249">Baixa</text:p>
          </table:table-cell>
        </table:table-row>
        <table:table-row table:style-name="TableRow2250">
          <table:table-cell table:style-name="TableCell2251">
            <text:p text:style-name="P2252">Estado</text:p>
          </table:table-cell>
          <table:table-cell table:style-name="TableCell2253">
            <text:p text:style-name="P2254">Aprovado</text:p>
          </table:table-cell>
        </table:table-row>
      </table:table>
      <text:p text:style-name="P2255"/>
      <text:p text:style-name="P2256">UC4.2:</text:p>
      <text:p text:style-name="P2257">Atributos</text:p>
      <text:p text:style-name="P2258"/>
      <table:table table:style-name="Table2259">
        <table:table-columns>
          <table:table-column table:style-name="TableColumn2260"/>
          <table:table-column table:style-name="TableColumn2261"/>
        </table:table-columns>
        <table:table-row table:style-name="TableRow2262">
          <table:table-cell table:style-name="TableCell2263">
            <text:p text:style-name="P2264">Atributo</text:p>
          </table:table-cell>
          <table:table-cell table:style-name="TableCell2265">
            <text:p text:style-name="P2266">Valor</text:p>
          </table:table-cell>
        </table:table-row>
        <table:table-row table:style-name="TableRow2267">
          <table:table-cell table:style-name="TableCell2268">
            <text:p text:style-name="P2269">Tipo de Conteúdo</text:p>
          </table:table-cell>
          <table:table-cell table:style-name="TableCell2270">
            <text:p text:style-name="P2271">Fluxo Alternativo</text:p>
          </table:table-cell>
        </table:table-row>
        <table:table-row table:style-name="TableRow2272">
          <table:table-cell table:style-name="TableCell2273">
            <text:p text:style-name="P2274">Complexidade</text:p>
          </table:table-cell>
          <table:table-cell table:style-name="TableCell2275">
            <text:p text:style-name="P2276">Baixa</text:p>
          </table:table-cell>
        </table:table-row>
        <table:table-row table:style-name="TableRow2277">
          <table:table-cell table:style-name="TableCell2278">
            <text:p text:style-name="P2279">Estado</text:p>
          </table:table-cell>
          <table:table-cell table:style-name="TableCell2280">
            <text:p text:style-name="P2281">Aprovado</text:p>
          </table:table-cell>
        </table:table-row>
      </table:table>
      <text:p text:style-name="P2282"/>
      <text:p text:style-name="P2283">UC4.3:</text:p>
      <text:p text:style-name="P2284">Atributos</text:p>
      <text:p text:style-name="P2285"/>
      <table:table table:style-name="Table2286">
        <table:table-columns>
          <table:table-column table:style-name="TableColumn2287"/>
          <table:table-column table:style-name="TableColumn2288"/>
        </table:table-columns>
        <table:table-row table:style-name="TableRow2289">
          <table:table-cell table:style-name="TableCell2290">
            <text:p text:style-name="P2291">Atributo</text:p>
          </table:table-cell>
          <table:table-cell table:style-name="TableCell2292">
            <text:p text:style-name="P2293">Valor</text:p>
          </table:table-cell>
        </table:table-row>
        <table:table-row table:style-name="TableRow2294">
          <table:table-cell table:style-name="TableCell2295">
            <text:p text:style-name="P2296">Tipo de Conteúdo</text:p>
          </table:table-cell>
          <table:table-cell table:style-name="TableCell2297">
            <text:p text:style-name="P2298">Fluxo Alternativo</text:p>
          </table:table-cell>
        </table:table-row>
        <text:soft-page-break/>
        <table:table-row table:style-name="TableRow2299">
          <table:table-cell table:style-name="TableCell2300">
            <text:p text:style-name="P2301">Complexidade</text:p>
          </table:table-cell>
          <table:table-cell table:style-name="TableCell2302">
            <text:p text:style-name="P2303">Baixa</text:p>
          </table:table-cell>
        </table:table-row>
        <table:table-row table:style-name="TableRow2304">
          <table:table-cell table:style-name="TableCell2305">
            <text:p text:style-name="P2306">Estado</text:p>
          </table:table-cell>
          <table:table-cell table:style-name="TableCell2307">
            <text:p text:style-name="P2308">Aprovado</text:p>
          </table:table-cell>
        </table:table-row>
      </table:table>
      <text:p text:style-name="P2309"/>
      <text:p text:style-name="P2310">UC4.4:</text:p>
      <text:p text:style-name="P2311">Atributos</text:p>
      <text:p text:style-name="P2312"/>
      <table:table table:style-name="Table2313">
        <table:table-columns>
          <table:table-column table:style-name="TableColumn2314"/>
          <table:table-column table:style-name="TableColumn2315"/>
        </table:table-columns>
        <table:table-row table:style-name="TableRow2316">
          <table:table-cell table:style-name="TableCell2317">
            <text:p text:style-name="P2318">Atributo</text:p>
          </table:table-cell>
          <table:table-cell table:style-name="TableCell2319">
            <text:p text:style-name="P2320">Valor</text:p>
          </table:table-cell>
        </table:table-row>
        <table:table-row table:style-name="TableRow2321">
          <table:table-cell table:style-name="TableCell2322">
            <text:p text:style-name="P2323">Tipo de Conteúdo</text:p>
          </table:table-cell>
          <table:table-cell table:style-name="TableCell2324">
            <text:p text:style-name="P2325">Fluxo Alternativo</text:p>
          </table:table-cell>
        </table:table-row>
        <table:table-row table:style-name="TableRow2326">
          <table:table-cell table:style-name="TableCell2327">
            <text:p text:style-name="P2328">Complexidade</text:p>
          </table:table-cell>
          <table:table-cell table:style-name="TableCell2329">
            <text:p text:style-name="P2330">Baixa</text:p>
          </table:table-cell>
        </table:table-row>
        <table:table-row table:style-name="TableRow2331">
          <table:table-cell table:style-name="TableCell2332">
            <text:p text:style-name="P2333">Estado</text:p>
          </table:table-cell>
          <table:table-cell table:style-name="TableCell2334">
            <text:p text:style-name="P2335">Aprovado</text:p>
          </table:table-cell>
        </table:table-row>
      </table:table>
      <text:p text:style-name="P2336"/>
      <text:p text:style-name="P2337">UC4.5:</text:p>
      <text:p text:style-name="P2338">Atributos</text:p>
      <text:p text:style-name="P2339"/>
      <table:table table:style-name="Table2340">
        <table:table-columns>
          <table:table-column table:style-name="TableColumn2341"/>
          <table:table-column table:style-name="TableColumn2342"/>
        </table:table-columns>
        <table:table-row table:style-name="TableRow2343">
          <table:table-cell table:style-name="TableCell2344">
            <text:p text:style-name="P2345">Atributo</text:p>
          </table:table-cell>
          <table:table-cell table:style-name="TableCell2346">
            <text:p text:style-name="P2347">Valor</text:p>
          </table:table-cell>
        </table:table-row>
        <table:table-row table:style-name="TableRow2348">
          <table:table-cell table:style-name="TableCell2349">
            <text:p text:style-name="P2350">Tipo de Conteúdo</text:p>
          </table:table-cell>
          <table:table-cell table:style-name="TableCell2351">
            <text:p text:style-name="P2352">Fluxo Alternativo</text:p>
          </table:table-cell>
        </table:table-row>
        <table:table-row table:style-name="TableRow2353">
          <table:table-cell table:style-name="TableCell2354">
            <text:p text:style-name="P2355">Complexidade</text:p>
          </table:table-cell>
          <table:table-cell table:style-name="TableCell2356">
            <text:p text:style-name="P2357">Baixa</text:p>
          </table:table-cell>
        </table:table-row>
        <table:table-row table:style-name="TableRow2358">
          <table:table-cell table:style-name="TableCell2359">
            <text:p text:style-name="P2360">Estado</text:p>
          </table:table-cell>
          <table:table-cell table:style-name="TableCell2361">
            <text:p text:style-name="P2362">Aprovado</text:p>
          </table:table-cell>
        </table:table-row>
      </table:table>
      <text:p text:style-name="P2363"/>
      <text:p text:style-name="P2364"/>
      <text:p text:style-name="P2365">UC5:</text:p>
      <text:p text:style-name="P2366">Especificação de Caso de Uso</text:p>
      <text:p text:style-name="P2367"/>
      <text:p text:style-name="P2368">Histórico de Revisões</text:p>
      <text:p text:style-name="P2369"/>
      <table:table table:style-name="Table2370">
        <table:table-columns>
          <table:table-column table:style-name="TableColumn2371"/>
          <table:table-column table:style-name="TableColumn2372"/>
          <table:table-column table:style-name="TableColumn2373"/>
          <table:table-column table:style-name="TableColumn2374"/>
        </table:table-columns>
        <table:table-row table:style-name="TableRow2375">
          <table:table-cell table:style-name="TableCell2376">
            <text:p text:style-name="P2377">Data</text:p>
          </table:table-cell>
          <table:table-cell table:style-name="TableCell2378">
            <text:p text:style-name="P2379">Versão</text:p>
          </table:table-cell>
          <table:table-cell table:style-name="TableCell2380">
            <text:p text:style-name="P2381">Descrição</text:p>
          </table:table-cell>
          <table:table-cell table:style-name="TableCell2382">
            <text:p text:style-name="P2383">Autor</text:p>
          </table:table-cell>
        </table:table-row>
        <table:table-row table:style-name="TableRow2384">
          <table:table-cell table:style-name="TableCell2385">
            <text:p text:style-name="P2386">15/10/09</text:p>
          </table:table-cell>
          <table:table-cell table:style-name="TableCell2387">
            <text:p text:style-name="P2388">1</text:p>
          </table:table-cell>
          <table:table-cell table:style-name="TableCell2389">
            <text:p text:style-name="P2390">Caso de uso “Manter<text:s/>Parto”</text:p>
          </table:table-cell>
          <table:table-cell table:style-name="TableCell2391">
            <text:p text:style-name="P2392">Merque</text:p>
          </table:table-cell>
        </table:table-row>
      </table:table>
      <text:p text:style-name="P2393">Manter<text:s/>Prato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94">Breve Descri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95">Este caso de uso permite realizar<text:s/>todas as operações<text:s/>de manipulação sobre<text:s/>os pratos (cadastrados ou não)<text:s/>no sistema.</text:p>
      <text:p text:style-name="P2396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97">Referênci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98">Não há.</text:p>
      <text:p text:style-name="P2399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00">Ator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01">Administrador.</text:p>
      <text:p text:style-name="P2402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03">Pré-condiçõ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04">Ter efetuado login no sistema.</text:p>
      <text:p text:style-name="P2405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06">Fluxos de Event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07"><text:span text:style-name="T2408">5.</text:span><text:span text:style-name="T2409">1<text:s/></text:span><text:span text:style-name="T2410">Fluxo Básico</text:span></text:p>
      <text:p text:style-name="P2411">Este caso de uso começa quando o administrador seleciona a opção “Pratos” no menu Administração do sistema:</text:p>
      <text:p text:style-name="P2412">O administrador seleciona o estabelecimento na qual deseja efetuar o cadastro.</text:p>
      <text:soft-page-break/>
      <text:p text:style-name="P2413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<text:p text:style-name="P2414">O caso de uso se encerra.</text:p>
      <text:p text:style-name="P2415">5.2<text:s/>Fluxos Alternativos</text:p>
      <text:p text:style-name="P2416"/>
      <text:p text:style-name="P2417">A1 – Visualizar Detalhes</text:p>
      <text:p text:style-name="P2418">No primeiro passo do fluxo básico.</text:p>
      <text:p text:style-name="P2419">O administrador seleciona<text:s/>uma linha<text:s/>na grade de visualização referente ao prato, já cadastrado na base de dados, que o mesmo deseja visualizar.</text:p>
      <text:p text:style-name="P2420">O administrador seleciona a opção Visualizar.</text:p>
      <text:p text:style-name="P2421">O sistema exibe no mesmo formulário de cadastros todos os campos preenchidos referentes ao prato escolhido.</text:p>
      <text:p text:style-name="P2422">O sistema retorna ao segundo passo do fluxo básico.</text:p>
      <text:p text:style-name="P2423"><text:tab/></text:p>
      <text:p text:style-name="P2424">A2 – Incluir Prato</text:p>
      <text:p text:style-name="P2425">No primeiro passo do fluxo básico:</text:p>
      <text:p text:style-name="P2426">O administrador seleciona a opção Incluir do formulário de cadastro.</text:p>
      <text:p text:style-name="P2427">O sistema desbloqueia todos os campos do formulário para que os dados sejam inseridos.</text:p>
      <text:p text:style-name="P2428">O administrador informa os dados a serem cadastrados.</text:p>
      <text:p text:style-name="P2429">O administrador seleciona novamente a opção Incluir.</text:p>
      <text:p text:style-name="P2430">O sistema valida os dados e verifica se há algum prato já cadastrado com os dados informados pelo administrador, conforme a regra de negócio RN5– Validação ao Incluir ou Alterar dados de Pratos.</text:p>
      <text:p text:style-name="P2431">O sistema inclui os dados do prato na base de dados e retorna a seguinte mensagem “Prato Cadastrado com Sucesso!”.</text:p>
      <text:p text:style-name="P2432">O sistema retorna ao segundo passo do fluxo básico.</text:p>
      <text:p text:style-name="P2433"><text:tab/></text:p>
      <text:p text:style-name="P2434">A3 – Consultar Prato</text:p>
      <text:p text:style-name="P2435">No primeiro passo do fluxo básico:</text:p>
      <text:p text:style-name="P2436">O administrador seleciona a opção Consultar do formulário de cadastro.</text:p>
      <text:p text:style-name="P2437">O sistema desbloqueia os campos do formulário para efetuar a busca.</text:p>
      <text:p text:style-name="P2438">O administrador escolhe um determinado campo (Nome, Descrição, Tamanho, Valor, Foto ou Cardápio) do formulário para efetuar a busca.</text:p>
      <text:p text:style-name="P2439">O administrador informa os valores dos dados para efetuar a busca.</text:p>
      <text:p text:style-name="P2440">O sistema faz uma busca na base dados, filtrando as informações a partir do momento em que o usuário digita o primeiro caractere do valor a ser informado e mostra na grade de visualização<text:s/>os dados referentes aos pratos que tenham os valores definidos pelo administrador.</text:p>
      <text:p text:style-name="P2441">O administrador escolhe a linha da grade de visualização referente ao prato que está buscando.</text:p>
      <text:p text:style-name="P2442">O sistema exibe e preenche os campos do formulário de cadastro referente ao prato consultado pelo administrador.</text:p>
      <text:p text:style-name="P2443">O sistema retorna ao segundo passo do fluxo básico.</text:p>
      <text:p text:style-name="P2444"/>
      <text:p text:style-name="P2445">A4 – Atualizar Prato</text:p>
      <text:p text:style-name="P2446">No primeiro passo do fluxo básico:</text:p>
      <text:p text:style-name="P2447">O administrador seleciona uma linha na grade de visualização referente ao prato que deseja efetuar a atualização.</text:p>
      <text:p text:style-name="P2448">O administrador seleciona a opção Visualizar.</text:p>
      <text:p text:style-name="P2449">O sistema exibe no mesmo formulário de cadastros todos os campos preenchidos referentes ao prato escolhido.</text:p>
      <text:p text:style-name="P2450">O administrador seleciona a opção Atualizar.</text:p>
      <text:soft-page-break/>
      <text:p text:style-name="P2451">O sistema desbloqueia todos os campos do formulário para que as alterações sejam feitas.</text:p>
      <text:p text:style-name="P2452">O administrador efetua as alterações.</text:p>
      <text:p text:style-name="P2453"><text:s/>O administrador seleciona novamente a opção Atualizar.</text:p>
      <text:p text:style-name="P2454">O sistema valida os valores dos dados informados pelo administrador, conforme a regra de negócio RN5– Validação ao Incluir ou Alterar dados de Pratos.</text:p>
      <text:p text:style-name="P2455">O sistema altera os dados do prato modificados pelo administrador na base de dados e retorna a seguinte mensagem “Atualização realizada com sucesso!”.</text:p>
      <text:p text:style-name="P2456">O sistema retorna ao segundo passo do fluxo básico.</text:p>
      <text:p text:style-name="P2457"><text:tab/></text:p>
      <text:p text:style-name="P2458">A5 – Excluir Prato</text:p>
      <text:p text:style-name="P2459">No primeiro passo do fluxo básico:</text:p>
      <text:p text:style-name="P2460">O administrador seleciona uma linha na grade de visualização referente ao prato que deseja excluir.</text:p>
      <text:p text:style-name="P2461">O administrador seleciona a opção Excluir.</text:p>
      <text:p text:style-name="P2462">O sistema valida a exclusão.</text:p>
      <text:p text:style-name="P2463">O sistema exclui o prato e seus atributos da base de dados e retorna a seguinte mensagem “Prato Excluído!”.</text:p>
      <text:p text:style-name="P2464">O sistema<text:s/>retorna<text:s/>ao segundo passo do fluxo básico.</text:p>
      <text:p text:style-name="P2465"><text:tab/>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66">Pontos de Extens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67">Não há.</text:p>
      <text:p text:style-name="P2468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69">Casos de Uso Incluíd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70">Não há.</text:p>
      <text:p text:style-name="P2471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72">Pós-Condiçõ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73">Não há.</text:p>
      <text:p text:style-name="P2474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75">Outros Diagram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76">Não há.</text:p>
      <text:p text:style-name="P2477"/>
      <text:p text:style-name="P2478">Atributos</text:p>
      <text:p text:style-name="P2479"/>
      <table:table table:style-name="Table2480">
        <table:table-columns>
          <table:table-column table:style-name="TableColumn2481"/>
          <table:table-column table:style-name="TableColumn2482"/>
        </table:table-columns>
        <table:table-row table:style-name="TableRow2483">
          <table:table-cell table:style-name="TableCell2484">
            <text:p text:style-name="P2485">Atributo</text:p>
          </table:table-cell>
          <table:table-cell table:style-name="TableCell2486">
            <text:p text:style-name="P2487">Valor</text:p>
          </table:table-cell>
        </table:table-row>
        <table:table-row table:style-name="TableRow2488">
          <table:table-cell table:style-name="TableCell2489">
            <text:p text:style-name="P2490">Tipo de Conteúdo</text:p>
          </table:table-cell>
          <table:table-cell table:style-name="TableCell2491">
            <text:p text:style-name="P2492">Fluxo Básico</text:p>
          </table:table-cell>
        </table:table-row>
        <table:table-row table:style-name="TableRow2493">
          <table:table-cell table:style-name="TableCell2494">
            <text:p text:style-name="P2495">Complexidade</text:p>
          </table:table-cell>
          <table:table-cell table:style-name="TableCell2496">
            <text:p text:style-name="P2497">Baixa</text:p>
          </table:table-cell>
        </table:table-row>
        <table:table-row table:style-name="TableRow2498">
          <table:table-cell table:style-name="TableCell2499">
            <text:p text:style-name="P2500">Estado</text:p>
          </table:table-cell>
          <table:table-cell table:style-name="TableCell2501">
            <text:p text:style-name="P2502">Aprovado</text:p>
          </table:table-cell>
        </table:table-row>
      </table:table>
      <text:p text:style-name="P2503"/>
      <text:p text:style-name="P2504">Requisitos de negócio associados</text:p>
      <text:p text:style-name="P2505">RQN5 - Manter Prato.</text:p>
      <text:p text:style-name="P2506"/>
      <text:p text:style-name="P2507">Regras de negócio associadas</text:p>
      <text:p text:style-name="P2508"><text:span text:style-name="T2509">RN5– Validação ao Incluir ou Alterar dados de Pratos.</text:span></text:p>
      <text:p text:style-name="P2510"/>
      <text:p text:style-name="P2511">Casos de uso subordinados</text:p>
      <text:p text:style-name="P2512">Não há.</text:p>
      <text:p text:style-name="P2513"/>
      <text:p text:style-name="P2514">UC5.1:</text:p>
      <text:p text:style-name="P2515">Atributos</text:p>
      <text:p text:style-name="P2516"/>
      <table:table table:style-name="Table2517">
        <table:table-columns>
          <table:table-column table:style-name="TableColumn2518"/>
          <table:table-column table:style-name="TableColumn2519"/>
        </table:table-columns>
        <table:table-row table:style-name="TableRow2520">
          <table:table-cell table:style-name="TableCell2521">
            <text:soft-page-break/>
            <text:p text:style-name="P2522">Atributo</text:p>
          </table:table-cell>
          <table:table-cell table:style-name="TableCell2523">
            <text:p text:style-name="P2524">Valor</text:p>
          </table:table-cell>
        </table:table-row>
        <table:table-row table:style-name="TableRow2525">
          <table:table-cell table:style-name="TableCell2526">
            <text:p text:style-name="P2527">Tipo de Conteúdo</text:p>
          </table:table-cell>
          <table:table-cell table:style-name="TableCell2528">
            <text:p text:style-name="P2529">Fluxo Alternativo</text:p>
          </table:table-cell>
        </table:table-row>
        <table:table-row table:style-name="TableRow2530">
          <table:table-cell table:style-name="TableCell2531">
            <text:p text:style-name="P2532">Complexidade</text:p>
          </table:table-cell>
          <table:table-cell table:style-name="TableCell2533">
            <text:p text:style-name="P2534">Baixa</text:p>
          </table:table-cell>
        </table:table-row>
        <table:table-row table:style-name="TableRow2535">
          <table:table-cell table:style-name="TableCell2536">
            <text:p text:style-name="P2537">Estado</text:p>
          </table:table-cell>
          <table:table-cell table:style-name="TableCell2538">
            <text:p text:style-name="P2539">Aprovado</text:p>
          </table:table-cell>
        </table:table-row>
      </table:table>
      <text:p text:style-name="P2540"/>
      <text:p text:style-name="P2541">UC5.2:</text:p>
      <text:p text:style-name="P2542">Atributos</text:p>
      <text:p text:style-name="P2543"/>
      <table:table table:style-name="Table2544">
        <table:table-columns>
          <table:table-column table:style-name="TableColumn2545"/>
          <table:table-column table:style-name="TableColumn2546"/>
        </table:table-columns>
        <table:table-row table:style-name="TableRow2547">
          <table:table-cell table:style-name="TableCell2548">
            <text:p text:style-name="P2549">Atributo</text:p>
          </table:table-cell>
          <table:table-cell table:style-name="TableCell2550">
            <text:p text:style-name="P2551">Valor</text:p>
          </table:table-cell>
        </table:table-row>
        <table:table-row table:style-name="TableRow2552">
          <table:table-cell table:style-name="TableCell2553">
            <text:p text:style-name="P2554">Tipo de Conteúdo</text:p>
          </table:table-cell>
          <table:table-cell table:style-name="TableCell2555">
            <text:p text:style-name="P2556">Fluxo Alternativo</text:p>
          </table:table-cell>
        </table:table-row>
        <table:table-row table:style-name="TableRow2557">
          <table:table-cell table:style-name="TableCell2558">
            <text:p text:style-name="P2559">Complexidade</text:p>
          </table:table-cell>
          <table:table-cell table:style-name="TableCell2560">
            <text:p text:style-name="P2561">Baixa</text:p>
          </table:table-cell>
        </table:table-row>
        <table:table-row table:style-name="TableRow2562">
          <table:table-cell table:style-name="TableCell2563">
            <text:p text:style-name="P2564">Estado</text:p>
          </table:table-cell>
          <table:table-cell table:style-name="TableCell2565">
            <text:p text:style-name="P2566">Aprovado</text:p>
          </table:table-cell>
        </table:table-row>
      </table:table>
      <text:p text:style-name="P2567"/>
      <text:p text:style-name="P2568">UC5.3:</text:p>
      <text:p text:style-name="P2569">Atributos</text:p>
      <text:p text:style-name="P2570"/>
      <table:table table:style-name="Table2571">
        <table:table-columns>
          <table:table-column table:style-name="TableColumn2572"/>
          <table:table-column table:style-name="TableColumn2573"/>
        </table:table-columns>
        <table:table-row table:style-name="TableRow2574">
          <table:table-cell table:style-name="TableCell2575">
            <text:p text:style-name="P2576">Atributo</text:p>
          </table:table-cell>
          <table:table-cell table:style-name="TableCell2577">
            <text:p text:style-name="P2578">Valor</text:p>
          </table:table-cell>
        </table:table-row>
        <table:table-row table:style-name="TableRow2579">
          <table:table-cell table:style-name="TableCell2580">
            <text:p text:style-name="P2581">Tipo de Conteúdo</text:p>
          </table:table-cell>
          <table:table-cell table:style-name="TableCell2582">
            <text:p text:style-name="P2583">Fluxo Alternativo</text:p>
          </table:table-cell>
        </table:table-row>
        <table:table-row table:style-name="TableRow2584">
          <table:table-cell table:style-name="TableCell2585">
            <text:p text:style-name="P2586">Complexidade</text:p>
          </table:table-cell>
          <table:table-cell table:style-name="TableCell2587">
            <text:p text:style-name="P2588">Baixa</text:p>
          </table:table-cell>
        </table:table-row>
        <table:table-row table:style-name="TableRow2589">
          <table:table-cell table:style-name="TableCell2590">
            <text:p text:style-name="P2591">Estado</text:p>
          </table:table-cell>
          <table:table-cell table:style-name="TableCell2592">
            <text:p text:style-name="P2593">Aprovado</text:p>
          </table:table-cell>
        </table:table-row>
      </table:table>
      <text:p text:style-name="P2594"/>
      <text:p text:style-name="P2595">UC5.4:</text:p>
      <text:p text:style-name="P2596">Atributos</text:p>
      <text:p text:style-name="P2597"/>
      <table:table table:style-name="Table2598">
        <table:table-columns>
          <table:table-column table:style-name="TableColumn2599"/>
          <table:table-column table:style-name="TableColumn2600"/>
        </table:table-columns>
        <table:table-row table:style-name="TableRow2601">
          <table:table-cell table:style-name="TableCell2602">
            <text:p text:style-name="P2603">Atributo</text:p>
          </table:table-cell>
          <table:table-cell table:style-name="TableCell2604">
            <text:p text:style-name="P2605">Valor</text:p>
          </table:table-cell>
        </table:table-row>
        <table:table-row table:style-name="TableRow2606">
          <table:table-cell table:style-name="TableCell2607">
            <text:p text:style-name="P2608">Tipo de Conteúdo</text:p>
          </table:table-cell>
          <table:table-cell table:style-name="TableCell2609">
            <text:p text:style-name="P2610">Fluxo Alternativo</text:p>
          </table:table-cell>
        </table:table-row>
        <table:table-row table:style-name="TableRow2611">
          <table:table-cell table:style-name="TableCell2612">
            <text:p text:style-name="P2613">Complexidade</text:p>
          </table:table-cell>
          <table:table-cell table:style-name="TableCell2614">
            <text:p text:style-name="P2615">Baixa</text:p>
          </table:table-cell>
        </table:table-row>
        <table:table-row table:style-name="TableRow2616">
          <table:table-cell table:style-name="TableCell2617">
            <text:p text:style-name="P2618">Estado</text:p>
          </table:table-cell>
          <table:table-cell table:style-name="TableCell2619">
            <text:p text:style-name="P2620">Aprovado</text:p>
          </table:table-cell>
        </table:table-row>
      </table:table>
      <text:p text:style-name="P2621"/>
      <text:p text:style-name="P2622">UC5.5:</text:p>
      <text:p text:style-name="P2623">Atributos</text:p>
      <text:p text:style-name="P2624"/>
      <table:table table:style-name="Table2625">
        <table:table-columns>
          <table:table-column table:style-name="TableColumn2626"/>
          <table:table-column table:style-name="TableColumn2627"/>
        </table:table-columns>
        <table:table-row table:style-name="TableRow2628">
          <table:table-cell table:style-name="TableCell2629">
            <text:p text:style-name="P2630">Atributo</text:p>
          </table:table-cell>
          <table:table-cell table:style-name="TableCell2631">
            <text:p text:style-name="P2632">Valor</text:p>
          </table:table-cell>
        </table:table-row>
        <table:table-row table:style-name="TableRow2633">
          <table:table-cell table:style-name="TableCell2634">
            <text:p text:style-name="P2635">Tipo de Conteúdo</text:p>
          </table:table-cell>
          <table:table-cell table:style-name="TableCell2636">
            <text:p text:style-name="P2637">Fluxo Alternativo</text:p>
          </table:table-cell>
        </table:table-row>
        <table:table-row table:style-name="TableRow2638">
          <table:table-cell table:style-name="TableCell2639">
            <text:p text:style-name="P2640">Complexidade</text:p>
          </table:table-cell>
          <table:table-cell table:style-name="TableCell2641">
            <text:p text:style-name="P2642">Baixa</text:p>
          </table:table-cell>
        </table:table-row>
        <table:table-row table:style-name="TableRow2643">
          <table:table-cell table:style-name="TableCell2644">
            <text:p text:style-name="P2645">Estado</text:p>
          </table:table-cell>
          <table:table-cell table:style-name="TableCell2646">
            <text:p text:style-name="P2647">Aprovado</text:p>
          </table:table-cell>
        </table:table-row>
      </table:table>
      <text:p text:style-name="P2648"/>
      <text:p text:style-name="P2649"/>
      <text:p text:style-name="P2650">UC6:</text:p>
      <text:p text:style-name="P2651">Especificação de Caso de Uso</text:p>
      <text:p text:style-name="P2652"/>
      <text:p text:style-name="P2653">Histórico de Revisões</text:p>
      <text:p text:style-name="P2654"/>
      <table:table table:style-name="Table2655">
        <table:table-columns>
          <table:table-column table:style-name="TableColumn2656"/>
          <table:table-column table:style-name="TableColumn2657"/>
          <table:table-column table:style-name="TableColumn2658"/>
          <table:table-column table:style-name="TableColumn2659"/>
        </table:table-columns>
        <table:table-row table:style-name="TableRow2660">
          <table:table-cell table:style-name="TableCell2661">
            <text:p text:style-name="P2662">Data</text:p>
          </table:table-cell>
          <table:table-cell table:style-name="TableCell2663">
            <text:p text:style-name="P2664">Versão</text:p>
          </table:table-cell>
          <table:table-cell table:style-name="TableCell2665">
            <text:p text:style-name="P2666">Descrição</text:p>
          </table:table-cell>
          <table:table-cell table:style-name="TableCell2667">
            <text:p text:style-name="P2668">Autor</text:p>
          </table:table-cell>
        </table:table-row>
        <table:table-row table:style-name="TableRow2669">
          <table:table-cell table:style-name="TableCell2670">
            <text:p text:style-name="P2671">15/10/09</text:p>
          </table:table-cell>
          <table:table-cell table:style-name="TableCell2672">
            <text:p text:style-name="P2673">1.0</text:p>
          </table:table-cell>
          <table:table-cell table:style-name="TableCell2674">
            <text:p text:style-name="P2675">Criação do documento</text:p>
          </table:table-cell>
          <table:table-cell table:style-name="TableCell2676">
            <text:p text:style-name="P2677">Janaina</text:p>
          </table:table-cell>
        </table:table-row>
        <table:table-row table:style-name="TableRow2678">
          <table:table-cell table:style-name="TableCell2679">
            <text:p text:style-name="P2680">18/10/09</text:p>
          </table:table-cell>
          <table:table-cell table:style-name="TableCell2681">
            <text:p text:style-name="P2682">1,1</text:p>
          </table:table-cell>
          <table:table-cell table:style-name="TableCell2683">
            <text:p text:style-name="P2684">Correções Referentes às Regras de Negócio</text:p>
          </table:table-cell>
          <table:table-cell table:style-name="TableCell2685">
            <text:p text:style-name="P2686">Paulo Roberto</text:p>
          </table:table-cell>
        </table:table-row>
      </table:table>
      <text:p text:style-name="P2687">Manter Pedido</text:p>
      <text:soft-page-break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88">Breve Descriçã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89">Este caso de uso permite a inclusão e consulta de pedidos realizados a um estabelecimento. Além disto, o pedido pode ser desativado do sistema devido a uma manutenção da base de dados.</text:p>
      <text:p text:style-name="P269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91">Referência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92">Documento de Regra de Negócios.</text:p>
      <text:p text:style-name="P2693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94">Ator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95">Administrador, Gestor e Atendente.</text:p>
      <text:p text:style-name="P2696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97">Pré-condiçõ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98">O Ator deve realizar login no sistema;</text:p>
      <text:p text:style-name="P2699">Devem estar cadastrados no sistema o cliente, prato e forma de pagamento.</text:p>
      <text:p text:style-name="P270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01">Fluxos de Event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02">5.1<text:s/>Fluxo Básico</text:p>
      <text:p text:style-name="P2703">Este caso de uso começa quando o ator seleciona a opção Pedido no menu Administração:</text:p>
      <text:p text:style-name="P2704"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2705">2. O caso de uso se encerra.</text:p>
      <text:p text:style-name="P2706">5.2<text:s/>Fluxos Alternativos</text:p>
      <text:p text:style-name="P2707"/>
      <text:p text:style-name="P2708">A1 – Visualizar Detalhes</text:p>
      <text:p text:style-name="P2709">Após o passo 1 do fluxo básico:<text:tab/></text:p>
      <text:p text:style-name="P2710">1. O ator seleciona o pedido a ser visualizado e aciona a opção “Visualizar Detalhes”;</text:p>
      <text:p text:style-name="P2711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9 – Validação a Excluir Pedido”;</text:p>
      <text:p text:style-name="P2712">3. O sistema retorna ao passo 1 do fluxo básico.</text:p>
      <text:p text:style-name="P2713"/>
      <text:p text:style-name="P2714">A2 – Pesquisar Pedido</text:p>
      <text:p text:style-name="P2715">Após o passo 1 do fluxo básico:<text:tab/></text:p>
      <text:p text:style-name="P2716">1. O ator seleciona a opção “Pesquisar Pedido”;</text:p>
      <text:p text:style-name="P2717">2. O sistema exibe um formulário com os campos: cliente e data do pedido em branco e a opção “Pesquisar”;</text:p>
      <text:p text:style-name="P2718">3. O ator informa os dados para pesquisa e aciona a opção “Pesquisar”;</text:p>
      <text:p text:style-name="P2719">5. O sistema pesquisa na base de dados os registros correspondentes aos dados da pesquisa;</text:p>
      <text:p text:style-name="P2720">6. O sistema retorna ao passo 1 do fluxo básico exibindo na grade apenas os pedidos retornados da pesquisa.</text:p>
      <text:p text:style-name="P2721"/>
      <text:p text:style-name="P2722">A3 – Incluir Pedido</text:p>
      <text:p text:style-name="P2723">Após o passo 1 do fluxo básico:<text:tab/></text:p>
      <text:soft-page-break/>
      <text:p text:style-name="P2724">1. O ator seleciona a opção “Incluir Pedido”;</text:p>
      <text:p text:style-name="P2725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2726">3. O ator informa os dados para inclusão do pedido e aciona a opção “Salvar”;</text:p>
      <text:p text:style-name="P2727">4. O sistema pesquisa na base de dados e valida os mesmo de acordo com as regras de negócio “RN7 – Validação ao Incluir Pedido”;</text:p>
      <text:p text:style-name="P2728">5. O sistema inclui os dados informados e envia mensagem “Pedido cadastrado com sucesso”;</text:p>
      <text:p text:style-name="P2729">6. O sistema retorna ao passo 1 do fluxo básico.</text:p>
      <text:p text:style-name="P2730"/>
      <text:p text:style-name="P2731">A4 – Cancelar Pedido</text:p>
      <text:p text:style-name="P2732">Após o passo 2 do fluxo alternativo A1:<text:tab/></text:p>
      <text:p text:style-name="P2733">1. O ator seleciona a opção “Cancelar Pedido”;</text:p>
      <text:p text:style-name="P2734">2. O sistema valida os dados conforme a regra de negócio “RN8 – Validação ao Alterar Estado da Situação do Pedido”;</text:p>
      <text:p text:style-name="P2735">3. Altera a situação do pedido para “cancelado”;</text:p>
      <text:p text:style-name="P2736">4. O sistema retorna ao passo 1 do fluxo básico.</text:p>
      <text:p text:style-name="P2737"/>
      <text:p text:style-name="P2738">A5 – Excluir Pedido</text:p>
      <text:p text:style-name="P2739">Após o passo 2 do fluxo alternativo A1:<text:tab/></text:p>
      <text:p text:style-name="P2740">1. O ator seleciona a opção “Excluir”;</text:p>
      <text:p text:style-name="P2741">2. O sistema valida os dados de acordo com a regra de negócio “RN9 – Validação ao Excluir Pedido”;</text:p>
      <text:p text:style-name="P2742">3. O sistema registra na base de dados que o pedido foi excluído;</text:p>
      <text:p text:style-name="P2743">2. O sistema retorna para o passo 1 do fluxo básico.</text:p>
      <text:p text:style-name="P2744"/>
      <text:p text:style-name="P2745">A6 – Finalizar Pedido</text:p>
      <text:p text:style-name="P2746">Após o passo 2 do fluxo alternativo A1:<text:tab/></text:p>
      <text:p text:style-name="P2747">1. O ator seleciona a opção “Finalizar Pedido”;</text:p>
      <text:p text:style-name="P2748">2. O sistema atualiza a situação do pedido na base de dados para “finalizado”;</text:p>
      <text:p text:style-name="P2749">3. O sistema retorna para o passo 1 do fluxo básico.</text:p>
      <text:p text:style-name="P275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51">Pontos de Extensã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52">Agendar Entrega de Pedido;</text:p>
      <text:p text:style-name="P2753">Se no passo 3 do fluxo alternativo A3 - Incluir pedido, o cliente desejar agendar a entrega do pedido, o caso de uso “Agendar Entrega de Pedido” é acionado.</text:p>
      <text:p text:style-name="P2754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55">Casos de Uso Incluíd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56">Não há.</text:p>
      <text:p text:style-name="P2757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58">Pós-Condiçõ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59">Não há.</text:p>
      <text:p text:style-name="P276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61">Outros Diagrama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62">Não há.</text:p>
      <text:p text:style-name="P2763"/>
      <text:p text:style-name="P2764">Atributos</text:p>
      <text:p text:style-name="P2765"/>
      <table:table table:style-name="Table2766">
        <table:table-columns>
          <table:table-column table:style-name="TableColumn2767"/>
          <table:table-column table:style-name="TableColumn2768"/>
        </table:table-columns>
        <table:table-row table:style-name="TableRow2769">
          <table:table-cell table:style-name="TableCell2770">
            <text:p text:style-name="P2771">Atributo</text:p>
          </table:table-cell>
          <table:table-cell table:style-name="TableCell2772">
            <text:p text:style-name="P2773">Valor</text:p>
          </table:table-cell>
        </table:table-row>
        <table:table-row table:style-name="TableRow2774">
          <table:table-cell table:style-name="TableCell2775">
            <text:p text:style-name="P2776">Tipo de Conteúdo</text:p>
          </table:table-cell>
          <table:table-cell table:style-name="TableCell2777">
            <text:p text:style-name="P2778">Fluxo Básico</text:p>
          </table:table-cell>
        </table:table-row>
        <text:soft-page-break/>
        <table:table-row table:style-name="TableRow2779">
          <table:table-cell table:style-name="TableCell2780">
            <text:p text:style-name="P2781">Complexidade</text:p>
          </table:table-cell>
          <table:table-cell table:style-name="TableCell2782">
            <text:p text:style-name="P2783">Média</text:p>
          </table:table-cell>
        </table:table-row>
        <table:table-row table:style-name="TableRow2784">
          <table:table-cell table:style-name="TableCell2785">
            <text:p text:style-name="P2786">Estado</text:p>
          </table:table-cell>
          <table:table-cell table:style-name="TableCell2787">
            <text:p text:style-name="P2788">Aprovado</text:p>
          </table:table-cell>
        </table:table-row>
      </table:table>
      <text:p text:style-name="P2789"/>
      <text:p text:style-name="P2790">Requisitos de negócio associados</text:p>
      <text:p text:style-name="P2791">RQN6 - Manter Pedido.</text:p>
      <text:p text:style-name="P2792"/>
      <text:p text:style-name="P2793">Regras de negócio associadas</text:p>
      <text:p text:style-name="P2794">RN7 – Validação ao Incluir Pedido.</text:p>
      <text:p text:style-name="P2795">RN8 – Validação ao Alterar Estado da Situação do Pedido.</text:p>
      <text:p text:style-name="P2796">RN9 – Validação a Excluir Pedido.</text:p>
      <text:p text:style-name="P2797"/>
      <text:p text:style-name="P2798">Casos de uso subordinados</text:p>
      <text:p text:style-name="P2799">UC9 – Agendar Entrega de Pedido.</text:p>
      <text:p text:style-name="P2800"/>
      <text:p text:style-name="P2801">UC6.1:</text:p>
      <text:p text:style-name="P2802">Atributos</text:p>
      <text:p text:style-name="P2803"/>
      <table:table table:style-name="Table2804">
        <table:table-columns>
          <table:table-column table:style-name="TableColumn2805"/>
          <table:table-column table:style-name="TableColumn2806"/>
        </table:table-columns>
        <table:table-row table:style-name="TableRow2807">
          <table:table-cell table:style-name="TableCell2808">
            <text:p text:style-name="P2809">Atributo</text:p>
          </table:table-cell>
          <table:table-cell table:style-name="TableCell2810">
            <text:p text:style-name="P2811">Valor</text:p>
          </table:table-cell>
        </table:table-row>
        <table:table-row table:style-name="TableRow2812">
          <table:table-cell table:style-name="TableCell2813">
            <text:p text:style-name="P2814">Tipo de Conteúdo</text:p>
          </table:table-cell>
          <table:table-cell table:style-name="TableCell2815">
            <text:p text:style-name="P2816">Fluxo Alternativo</text:p>
          </table:table-cell>
        </table:table-row>
        <table:table-row table:style-name="TableRow2817">
          <table:table-cell table:style-name="TableCell2818">
            <text:p text:style-name="P2819">Complexidade</text:p>
          </table:table-cell>
          <table:table-cell table:style-name="TableCell2820">
            <text:p text:style-name="P2821">Baixa</text:p>
          </table:table-cell>
        </table:table-row>
        <table:table-row table:style-name="TableRow2822">
          <table:table-cell table:style-name="TableCell2823">
            <text:p text:style-name="P2824">Estado</text:p>
          </table:table-cell>
          <table:table-cell table:style-name="TableCell2825">
            <text:p text:style-name="P2826">Aprovado</text:p>
          </table:table-cell>
        </table:table-row>
      </table:table>
      <text:p text:style-name="P2827"/>
      <text:p text:style-name="P2828">UC6.2:</text:p>
      <text:p text:style-name="P2829">Atributos</text:p>
      <text:p text:style-name="P2830"/>
      <table:table table:style-name="Table2831">
        <table:table-columns>
          <table:table-column table:style-name="TableColumn2832"/>
          <table:table-column table:style-name="TableColumn2833"/>
        </table:table-columns>
        <table:table-row table:style-name="TableRow2834">
          <table:table-cell table:style-name="TableCell2835">
            <text:p text:style-name="P2836">Atributo</text:p>
          </table:table-cell>
          <table:table-cell table:style-name="TableCell2837">
            <text:p text:style-name="P2838">Valor</text:p>
          </table:table-cell>
        </table:table-row>
        <table:table-row table:style-name="TableRow2839">
          <table:table-cell table:style-name="TableCell2840">
            <text:p text:style-name="P2841">Tipo de Conteúdo</text:p>
          </table:table-cell>
          <table:table-cell table:style-name="TableCell2842">
            <text:p text:style-name="P2843">Fluxo Alternativo</text:p>
          </table:table-cell>
        </table:table-row>
        <table:table-row table:style-name="TableRow2844">
          <table:table-cell table:style-name="TableCell2845">
            <text:p text:style-name="P2846">Complexidade</text:p>
          </table:table-cell>
          <table:table-cell table:style-name="TableCell2847">
            <text:p text:style-name="P2848">Média</text:p>
          </table:table-cell>
        </table:table-row>
        <table:table-row table:style-name="TableRow2849">
          <table:table-cell table:style-name="TableCell2850">
            <text:p text:style-name="P2851">Estado</text:p>
          </table:table-cell>
          <table:table-cell table:style-name="TableCell2852">
            <text:p text:style-name="P2853">Aprovado</text:p>
          </table:table-cell>
        </table:table-row>
      </table:table>
      <text:p text:style-name="P2854"/>
      <text:p text:style-name="P2855">UC6.3:</text:p>
      <text:p text:style-name="P2856">Atributos</text:p>
      <text:p text:style-name="P2857"/>
      <table:table table:style-name="Table2858">
        <table:table-columns>
          <table:table-column table:style-name="TableColumn2859"/>
          <table:table-column table:style-name="TableColumn2860"/>
        </table:table-columns>
        <table:table-row table:style-name="TableRow2861">
          <table:table-cell table:style-name="TableCell2862">
            <text:p text:style-name="P2863">Atributo</text:p>
          </table:table-cell>
          <table:table-cell table:style-name="TableCell2864">
            <text:p text:style-name="P2865">Valor</text:p>
          </table:table-cell>
        </table:table-row>
        <table:table-row table:style-name="TableRow2866">
          <table:table-cell table:style-name="TableCell2867">
            <text:p text:style-name="P2868">Tipo de Conteúdo</text:p>
          </table:table-cell>
          <table:table-cell table:style-name="TableCell2869">
            <text:p text:style-name="P2870">Fluxo Alternativo</text:p>
          </table:table-cell>
        </table:table-row>
        <table:table-row table:style-name="TableRow2871">
          <table:table-cell table:style-name="TableCell2872">
            <text:p text:style-name="P2873">Complexidade</text:p>
          </table:table-cell>
          <table:table-cell table:style-name="TableCell2874">
            <text:p text:style-name="P2875">Média</text:p>
          </table:table-cell>
        </table:table-row>
        <table:table-row table:style-name="TableRow2876">
          <table:table-cell table:style-name="TableCell2877">
            <text:p text:style-name="P2878">Estado</text:p>
          </table:table-cell>
          <table:table-cell table:style-name="TableCell2879">
            <text:p text:style-name="P2880">Aprovado</text:p>
          </table:table-cell>
        </table:table-row>
      </table:table>
      <text:p text:style-name="P2881"/>
      <text:p text:style-name="P2882">UC6.4:</text:p>
      <text:p text:style-name="P2883">Atributos</text:p>
      <text:p text:style-name="P2884"/>
      <table:table table:style-name="Table2885">
        <table:table-columns>
          <table:table-column table:style-name="TableColumn2886"/>
          <table:table-column table:style-name="TableColumn2887"/>
        </table:table-columns>
        <table:table-row table:style-name="TableRow2888">
          <table:table-cell table:style-name="TableCell2889">
            <text:p text:style-name="P2890">Atributo</text:p>
          </table:table-cell>
          <table:table-cell table:style-name="TableCell2891">
            <text:p text:style-name="P2892">Valor</text:p>
          </table:table-cell>
        </table:table-row>
        <table:table-row table:style-name="TableRow2893">
          <table:table-cell table:style-name="TableCell2894">
            <text:p text:style-name="P2895">Tipo de Conteúdo</text:p>
          </table:table-cell>
          <table:table-cell table:style-name="TableCell2896">
            <text:p text:style-name="P2897">Fluxo Alternativo</text:p>
          </table:table-cell>
        </table:table-row>
        <table:table-row table:style-name="TableRow2898">
          <table:table-cell table:style-name="TableCell2899">
            <text:p text:style-name="P2900">Complexidade</text:p>
          </table:table-cell>
          <table:table-cell table:style-name="TableCell2901">
            <text:p text:style-name="P2902">Média</text:p>
          </table:table-cell>
        </table:table-row>
        <table:table-row table:style-name="TableRow2903">
          <table:table-cell table:style-name="TableCell2904">
            <text:p text:style-name="P2905">Estado</text:p>
          </table:table-cell>
          <table:table-cell table:style-name="TableCell2906">
            <text:p text:style-name="P2907">Aprovado</text:p>
          </table:table-cell>
        </table:table-row>
      </table:table>
      <text:p text:style-name="P2908"/>
      <text:p text:style-name="P2909">UC6.5:</text:p>
      <text:p text:style-name="P2910">Atributos</text:p>
      <text:p text:style-name="P2911"/>
      <table:table table:style-name="Table2912">
        <table:table-columns>
          <table:table-column table:style-name="TableColumn2913"/>
          <table:table-column table:style-name="TableColumn2914"/>
        </table:table-columns>
        <table:table-row table:style-name="TableRow2915">
          <table:table-cell table:style-name="TableCell2916">
            <text:p text:style-name="P2917">Atributo</text:p>
          </table:table-cell>
          <table:table-cell table:style-name="TableCell2918">
            <text:p text:style-name="P2919">Valor</text:p>
          </table:table-cell>
        </table:table-row>
        <table:table-row table:style-name="TableRow2920">
          <table:table-cell table:style-name="TableCell2921">
            <text:p text:style-name="P2922">Tipo de Conteúdo</text:p>
          </table:table-cell>
          <table:table-cell table:style-name="TableCell2923">
            <text:p text:style-name="P2924">Fluxo Alternativo</text:p>
          </table:table-cell>
        </table:table-row>
        <text:soft-page-break/>
        <table:table-row table:style-name="TableRow2925">
          <table:table-cell table:style-name="TableCell2926">
            <text:p text:style-name="P2927">Complexidade</text:p>
          </table:table-cell>
          <table:table-cell table:style-name="TableCell2928">
            <text:p text:style-name="P2929">Baixa</text:p>
          </table:table-cell>
        </table:table-row>
        <table:table-row table:style-name="TableRow2930">
          <table:table-cell table:style-name="TableCell2931">
            <text:p text:style-name="P2932">Estado</text:p>
          </table:table-cell>
          <table:table-cell table:style-name="TableCell2933">
            <text:p text:style-name="P2934">Aprovado</text:p>
          </table:table-cell>
        </table:table-row>
      </table:table>
      <text:p text:style-name="P2935"/>
      <text:p text:style-name="P2936">UC6.6:</text:p>
      <text:p text:style-name="P2937">Atributos</text:p>
      <text:p text:style-name="P2938"/>
      <table:table table:style-name="Table2939">
        <table:table-columns>
          <table:table-column table:style-name="TableColumn2940"/>
          <table:table-column table:style-name="TableColumn2941"/>
        </table:table-columns>
        <table:table-row table:style-name="TableRow2942">
          <table:table-cell table:style-name="TableCell2943">
            <text:p text:style-name="P2944">Atributo</text:p>
          </table:table-cell>
          <table:table-cell table:style-name="TableCell2945">
            <text:p text:style-name="P2946">Valor</text:p>
          </table:table-cell>
        </table:table-row>
        <table:table-row table:style-name="TableRow2947">
          <table:table-cell table:style-name="TableCell2948">
            <text:p text:style-name="P2949">Tipo de Conteúdo</text:p>
          </table:table-cell>
          <table:table-cell table:style-name="TableCell2950">
            <text:p text:style-name="P2951">Fluxo Alternativo</text:p>
          </table:table-cell>
        </table:table-row>
        <table:table-row table:style-name="TableRow2952">
          <table:table-cell table:style-name="TableCell2953">
            <text:p text:style-name="P2954">Complexidade</text:p>
          </table:table-cell>
          <table:table-cell table:style-name="TableCell2955">
            <text:p text:style-name="P2956">Média</text:p>
          </table:table-cell>
        </table:table-row>
        <table:table-row table:style-name="TableRow2957">
          <table:table-cell table:style-name="TableCell2958">
            <text:p text:style-name="P2959">Estado</text:p>
          </table:table-cell>
          <table:table-cell table:style-name="TableCell2960">
            <text:p text:style-name="P2961">Aprovado</text:p>
          </table:table-cell>
        </table:table-row>
      </table:table>
      <text:p text:style-name="Normal"/>
      <text:p text:style-name="Normal"/>
      <text:p text:style-name="P2962">UC7:</text:p>
      <text:p text:style-name="P2963">Especificação de Caso de Uso</text:p>
      <text:p text:style-name="P2964"/>
      <text:p text:style-name="P2965">Histórico de Revisões</text:p>
      <text:p text:style-name="P2966"/>
      <table:table table:style-name="Table2967">
        <table:table-columns>
          <table:table-column table:style-name="TableColumn2968"/>
          <table:table-column table:style-name="TableColumn2969"/>
          <table:table-column table:style-name="TableColumn2970"/>
          <table:table-column table:style-name="TableColumn2971"/>
        </table:table-columns>
        <table:table-row table:style-name="TableRow2972">
          <table:table-cell table:style-name="TableCell2973">
            <text:p text:style-name="P2974">Data</text:p>
          </table:table-cell>
          <table:table-cell table:style-name="TableCell2975">
            <text:p text:style-name="P2976">Versão</text:p>
          </table:table-cell>
          <table:table-cell table:style-name="TableCell2977">
            <text:p text:style-name="P2978">Descrição</text:p>
          </table:table-cell>
          <table:table-cell table:style-name="TableCell2979">
            <text:p text:style-name="P2980">Autor</text:p>
          </table:table-cell>
        </table:table-row>
        <table:table-row table:style-name="TableRow2981">
          <table:table-cell table:style-name="TableCell2982">
            <text:p text:style-name="P2983">15/10/09</text:p>
          </table:table-cell>
          <table:table-cell table:style-name="TableCell2984">
            <text:p text:style-name="P2985">1</text:p>
          </table:table-cell>
          <table:table-cell table:style-name="TableCell2986">
            <text:p text:style-name="P2987">Caso de Uso “Manter formas de pagamento”</text:p>
          </table:table-cell>
          <table:table-cell table:style-name="TableCell2988">
            <text:p text:style-name="P2989"><text:s text:c="2"/>Renato Correa</text:p>
          </table:table-cell>
        </table:table-row>
        <table:table-row table:style-name="TableRow2990">
          <table:table-cell table:style-name="TableCell2991">
            <text:p text:style-name="P2992">17/10/09</text:p>
          </table:table-cell>
          <table:table-cell table:style-name="TableCell2993">
            <text:p text:style-name="P2994">1.1</text:p>
          </table:table-cell>
          <table:table-cell table:style-name="TableCell2995">
            <text:p text:style-name="P2996">Revisão - Caso de Uso “Manter formas de pagamento”</text:p>
          </table:table-cell>
          <table:table-cell table:style-name="TableCell2997">
            <text:p text:style-name="P2998">Renato Correa</text:p>
          </table:table-cell>
        </table:table-row>
      </table:table>
      <text:p text:style-name="P2999">Manter Formas de<text:s/>Pagamento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00">Breve Descriçã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01">Este caso de uso representa a manutenção dos dados referentes às formas de pagamento. Será demonstrado como efetuar inserção, alteração, exclusão e consulta das formas de pagamento.</text:p>
      <text:p text:style-name="P3002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03">Referência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04">Não há.</text:p>
      <text:p text:style-name="P3005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06">Ator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07">Administrador.</text:p>
      <text:p text:style-name="P3008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09">Pré-condiçõ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10">O ator deve realizar login no sistema.</text:p>
      <text:p text:style-name="P3011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12">Fluxos de Event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13">5.1<text:s/>Fluxo Básico</text:p>
      <text:p text:style-name="P3014">Este caso de uso começa quando o ator seleciona a opção “Formas de pagamento” no menu “Administração”:</text:p>
      <text:p text:style-name="P3015">O sistema apresenta a grade com todos as formas de pagamento cadastradas, ordenando-as por código de identificação e data de cadastrado. As seguintes informações serão exibidas na grade: código; descrição; tipo (Cartão, Cheque, Dinheiro);<text:s/>desconto/acréscimo por utilizar aquela forma de pagamento; quantas parcelas o valor total pode ser dividido através<text:s/>da forma de pagamento (1x, 2x, 3x, Nx).</text:p>
      <text:p text:style-name="P3016">O sistema disponibilizará, em forma de ícone, a opção de inserir, alterar,<text:s/>remover e visualizar detalhes.</text:p>
      <text:soft-page-break/>
      <text:p text:style-name="P3017">O caso de uso se encerra.</text:p>
      <text:p text:style-name="P3018">5.2<text:s/>Fluxos Alternativos</text:p>
      <text:p text:style-name="P3019">A1 – Incluir Forma de Pagamento</text:p>
      <text:p text:style-name="P3020">No passo 1 do fluxo básico:</text:p>
      <text:p text:style-name="P3021">1. O ator clica no ícone de incluir “Forma de Pagamento”;</text:p>
      <text:p text:style-name="P3022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023">3. O ator informa os valores dos dados.</text:p>
      <text:p text:style-name="P3024">4. O ator clica no ícone para salvar os dados.</text:p>
      <text:p text:style-name="P3025">5. O sistema inclui os dados na base de dados e exibe a mensagem “Forma de pagamento cadastrada com sucesso”.</text:p>
      <text:p text:style-name="P3026">6. O sistema retorna ao passo 1 do fluxo básico.</text:p>
      <text:p text:style-name="P3027"/>
      <text:p text:style-name="P3028">A2 – Alterar Forma de Pagamento</text:p>
      <text:p text:style-name="P3029">No passo 1 do fluxo básico:</text:p>
      <text:p text:style-name="P3030">1. O ator clica no ícone de alterar “Forma de Pagamento”;</text:p>
      <text:p text:style-name="P3031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032">3. O ator altera os valores dos dados.</text:p>
      <text:p text:style-name="P3033">4. O ator seleciona a opção Salvar.</text:p>
      <text:p text:style-name="P3034">5. O sistema altera os dados da forma de pagamento na base de dados e exibe a mensagem “Forma de pagamento alterada com sucesso”.</text:p>
      <text:p text:style-name="P3035">6. O sistema retorna ao passo 1 do fluxo básico.</text:p>
      <text:p text:style-name="P3036"/>
      <text:p text:style-name="P3037">A3 – Excluir Forma de Pagamento</text:p>
      <text:p text:style-name="P3038">No passo 1 do fluxo básico:</text:p>
      <text:p text:style-name="P3039">1. O ator clica no ícone de excluir “Forma de Pagamento” da linha correspondente ao item que deseja remover;</text:p>
      <text:p text:style-name="P3040">2. O sistema valida a exclusão</text:p>
      <text:p text:style-name="P3041">3. O sistema exclui as informações referentes àquela “Forma de Pagamento”.</text:p>
      <text:p text:style-name="P3042">4. O sistema exibe a mensagem “Forma de Pagamento excluída com sucesso!”.</text:p>
      <text:p text:style-name="P3043">6. O sistema retorna ao passo 1 do fluxo básico.</text:p>
      <text:p text:style-name="P3044"/>
      <text:p text:style-name="P3045">A4 – Visualizar Detalhes</text:p>
      <text:p text:style-name="P3046">No passo 1 do fluxo básico:</text:p>
      <text:p text:style-name="P3047">1. O ator clica no ícone de exibir detalhes correspondente ao item que deseja visualizar;</text:p>
      <text:p text:style-name="P3048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049">3. O sistema bloqueia os campos do formulário;</text:p>
      <text:p text:style-name="P3050">4. O sistema retorna ao passo 1 do fluxo básico.</text:p>
      <text:p text:style-name="P3051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52">Pontos de Extensã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53">Não há.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54">Casos de Uso Incluíd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55">Não há.</text:p>
      <text:p text:style-name="P3056"/>
      <text:soft-page-break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57">Pós-Condiçõ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58">Não há.</text:p>
      <text:p text:style-name="P3059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060">Outros Diagrama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61">Não há.</text:p>
      <text:p text:style-name="P3062"/>
      <text:p text:style-name="P3063">Atributos</text:p>
      <text:p text:style-name="P3064"/>
      <table:table table:style-name="Table3065">
        <table:table-columns>
          <table:table-column table:style-name="TableColumn3066"/>
          <table:table-column table:style-name="TableColumn3067"/>
        </table:table-columns>
        <table:table-row table:style-name="TableRow3068">
          <table:table-cell table:style-name="TableCell3069">
            <text:p text:style-name="P3070">Atributo</text:p>
          </table:table-cell>
          <table:table-cell table:style-name="TableCell3071">
            <text:p text:style-name="P3072">Valor</text:p>
          </table:table-cell>
        </table:table-row>
        <table:table-row table:style-name="TableRow3073">
          <table:table-cell table:style-name="TableCell3074">
            <text:p text:style-name="P3075">Tipo de Conteúdo</text:p>
          </table:table-cell>
          <table:table-cell table:style-name="TableCell3076">
            <text:p text:style-name="P3077">Fluxo Básico</text:p>
          </table:table-cell>
        </table:table-row>
        <table:table-row table:style-name="TableRow3078">
          <table:table-cell table:style-name="TableCell3079">
            <text:p text:style-name="P3080">Complexidade</text:p>
          </table:table-cell>
          <table:table-cell table:style-name="TableCell3081">
            <text:p text:style-name="P3082">Baixa</text:p>
          </table:table-cell>
        </table:table-row>
        <table:table-row table:style-name="TableRow3083">
          <table:table-cell table:style-name="TableCell3084">
            <text:p text:style-name="P3085">Estado</text:p>
          </table:table-cell>
          <table:table-cell table:style-name="TableCell3086">
            <text:p text:style-name="P3087">Aprovado</text:p>
          </table:table-cell>
        </table:table-row>
      </table:table>
      <text:p text:style-name="P3088"/>
      <text:p text:style-name="P3089">Requisitos de negócio associados</text:p>
      <text:p text:style-name="P3090"><text:span text:style-name="T3091">RQN7 - Manter Formas de pagamento.</text:span></text:p>
      <text:p text:style-name="P3092"/>
      <text:p text:style-name="P3093">Regras de negócio associadas</text:p>
      <text:p text:style-name="P3094">Não há.</text:p>
      <text:p text:style-name="P3095"/>
      <text:p text:style-name="P3096">Casos de uso subordinados</text:p>
      <text:p text:style-name="P3097">Não há.</text:p>
      <text:p text:style-name="P3098"/>
      <text:p text:style-name="P3099">UC7.1:</text:p>
      <text:p text:style-name="P3100">Atributos</text:p>
      <text:p text:style-name="P3101"/>
      <table:table table:style-name="Table3102">
        <table:table-columns>
          <table:table-column table:style-name="TableColumn3103"/>
          <table:table-column table:style-name="TableColumn3104"/>
        </table:table-columns>
        <table:table-row table:style-name="TableRow3105">
          <table:table-cell table:style-name="TableCell3106">
            <text:p text:style-name="P3107">Atributo</text:p>
          </table:table-cell>
          <table:table-cell table:style-name="TableCell3108">
            <text:p text:style-name="P3109">Valor</text:p>
          </table:table-cell>
        </table:table-row>
        <table:table-row table:style-name="TableRow3110">
          <table:table-cell table:style-name="TableCell3111">
            <text:p text:style-name="P3112">Tipo de Conteúdo</text:p>
          </table:table-cell>
          <table:table-cell table:style-name="TableCell3113">
            <text:p text:style-name="P3114">Fluxo Alternativo</text:p>
          </table:table-cell>
        </table:table-row>
        <table:table-row table:style-name="TableRow3115">
          <table:table-cell table:style-name="TableCell3116">
            <text:p text:style-name="P3117">Complexidade</text:p>
          </table:table-cell>
          <table:table-cell table:style-name="TableCell3118">
            <text:p text:style-name="P3119">Baixa</text:p>
          </table:table-cell>
        </table:table-row>
        <table:table-row table:style-name="TableRow3120">
          <table:table-cell table:style-name="TableCell3121">
            <text:p text:style-name="P3122">Estado</text:p>
          </table:table-cell>
          <table:table-cell table:style-name="TableCell3123">
            <text:p text:style-name="P3124">Aprovado</text:p>
          </table:table-cell>
        </table:table-row>
      </table:table>
      <text:p text:style-name="P3125"/>
      <text:p text:style-name="P3126">UC7.2:</text:p>
      <text:p text:style-name="P3127">Atributos</text:p>
      <text:p text:style-name="P3128"/>
      <table:table table:style-name="Table3129">
        <table:table-columns>
          <table:table-column table:style-name="TableColumn3130"/>
          <table:table-column table:style-name="TableColumn3131"/>
        </table:table-columns>
        <table:table-row table:style-name="TableRow3132">
          <table:table-cell table:style-name="TableCell3133">
            <text:p text:style-name="P3134">Atributo</text:p>
          </table:table-cell>
          <table:table-cell table:style-name="TableCell3135">
            <text:p text:style-name="P3136">Valor</text:p>
          </table:table-cell>
        </table:table-row>
        <table:table-row table:style-name="TableRow3137">
          <table:table-cell table:style-name="TableCell3138">
            <text:p text:style-name="P3139">Tipo de Conteúdo</text:p>
          </table:table-cell>
          <table:table-cell table:style-name="TableCell3140">
            <text:p text:style-name="P3141">Fluxo Alternativo</text:p>
          </table:table-cell>
        </table:table-row>
        <table:table-row table:style-name="TableRow3142">
          <table:table-cell table:style-name="TableCell3143">
            <text:p text:style-name="P3144">Complexidade</text:p>
          </table:table-cell>
          <table:table-cell table:style-name="TableCell3145">
            <text:p text:style-name="P3146">Baixa</text:p>
          </table:table-cell>
        </table:table-row>
        <table:table-row table:style-name="TableRow3147">
          <table:table-cell table:style-name="TableCell3148">
            <text:p text:style-name="P3149">Estado</text:p>
          </table:table-cell>
          <table:table-cell table:style-name="TableCell3150">
            <text:p text:style-name="P3151">Aprovado</text:p>
          </table:table-cell>
        </table:table-row>
      </table:table>
      <text:p text:style-name="P3152"/>
      <text:p text:style-name="P3153">UC7.3:</text:p>
      <text:p text:style-name="P3154">Atributos</text:p>
      <text:p text:style-name="P3155"/>
      <table:table table:style-name="Table3156">
        <table:table-columns>
          <table:table-column table:style-name="TableColumn3157"/>
          <table:table-column table:style-name="TableColumn3158"/>
        </table:table-columns>
        <table:table-row table:style-name="TableRow3159">
          <table:table-cell table:style-name="TableCell3160">
            <text:p text:style-name="P3161">Atributo</text:p>
          </table:table-cell>
          <table:table-cell table:style-name="TableCell3162">
            <text:p text:style-name="P3163">Valor</text:p>
          </table:table-cell>
        </table:table-row>
        <table:table-row table:style-name="TableRow3164">
          <table:table-cell table:style-name="TableCell3165">
            <text:p text:style-name="P3166">Tipo de Conteúdo</text:p>
          </table:table-cell>
          <table:table-cell table:style-name="TableCell3167">
            <text:p text:style-name="P3168">Fluxo Alternativo</text:p>
          </table:table-cell>
        </table:table-row>
        <table:table-row table:style-name="TableRow3169">
          <table:table-cell table:style-name="TableCell3170">
            <text:p text:style-name="P3171">Complexidade</text:p>
          </table:table-cell>
          <table:table-cell table:style-name="TableCell3172">
            <text:p text:style-name="P3173">Baixa</text:p>
          </table:table-cell>
        </table:table-row>
        <table:table-row table:style-name="TableRow3174">
          <table:table-cell table:style-name="TableCell3175">
            <text:p text:style-name="P3176">Estado</text:p>
          </table:table-cell>
          <table:table-cell table:style-name="TableCell3177">
            <text:p text:style-name="P3178">Aprovado</text:p>
          </table:table-cell>
        </table:table-row>
      </table:table>
      <text:p text:style-name="P3179"/>
      <text:p text:style-name="P3180">UC7.4:</text:p>
      <text:p text:style-name="P3181">Atributos</text:p>
      <text:p text:style-name="P3182"/>
      <table:table table:style-name="Table3183">
        <table:table-columns>
          <table:table-column table:style-name="TableColumn3184"/>
          <table:table-column table:style-name="TableColumn3185"/>
        </table:table-columns>
        <table:table-row table:style-name="TableRow3186">
          <table:table-cell table:style-name="TableCell3187">
            <text:p text:style-name="P3188">Atributo</text:p>
          </table:table-cell>
          <table:table-cell table:style-name="TableCell3189">
            <text:p text:style-name="P3190">Valor</text:p>
          </table:table-cell>
        </table:table-row>
        <table:table-row table:style-name="TableRow3191">
          <table:table-cell table:style-name="TableCell3192">
            <text:p text:style-name="P3193">Tipo de Conteúdo</text:p>
          </table:table-cell>
          <table:table-cell table:style-name="TableCell3194">
            <text:p text:style-name="P3195">Fluxo Alternativo</text:p>
          </table:table-cell>
        </table:table-row>
        <text:soft-page-break/>
        <table:table-row table:style-name="TableRow3196">
          <table:table-cell table:style-name="TableCell3197">
            <text:p text:style-name="P3198">Complexidade</text:p>
          </table:table-cell>
          <table:table-cell table:style-name="TableCell3199">
            <text:p text:style-name="P3200">Baixa</text:p>
          </table:table-cell>
        </table:table-row>
        <table:table-row table:style-name="TableRow3201">
          <table:table-cell table:style-name="TableCell3202">
            <text:p text:style-name="P3203">Estado</text:p>
          </table:table-cell>
          <table:table-cell table:style-name="TableCell3204">
            <text:p text:style-name="P3205">Aprovado</text:p>
          </table:table-cell>
        </table:table-row>
      </table:table>
      <text:p text:style-name="P3206"/>
      <text:p text:style-name="P3207"/>
      <text:p text:style-name="P3208">UC8:</text:p>
      <text:p text:style-name="P3209">Especificação de Caso de Uso</text:p>
      <text:p text:style-name="P3210"/>
      <text:p text:style-name="P3211"><text:span text:style-name="T3212">Histórico de Revisões</text:span></text:p>
      <text:p text:style-name="P3213"/>
      <table:table table:style-name="Table3214">
        <table:table-columns>
          <table:table-column table:style-name="TableColumn3215"/>
          <table:table-column table:style-name="TableColumn3216"/>
          <table:table-column table:style-name="TableColumn3217"/>
          <table:table-column table:style-name="TableColumn3218"/>
        </table:table-columns>
        <table:table-row table:style-name="TableRow3219">
          <table:table-cell table:style-name="TableCell3220">
            <text:p text:style-name="P3221">Data</text:p>
          </table:table-cell>
          <table:table-cell table:style-name="TableCell3222">
            <text:p text:style-name="P3223">Versão</text:p>
          </table:table-cell>
          <table:table-cell table:style-name="TableCell3224">
            <text:p text:style-name="P3225">Descrição</text:p>
          </table:table-cell>
          <table:table-cell table:style-name="TableCell3226">
            <text:p text:style-name="P3227">Autor</text:p>
          </table:table-cell>
        </table:table-row>
        <table:table-row table:style-name="TableRow3228">
          <table:table-cell table:style-name="TableCell3229">
            <text:p text:style-name="P3230">14/10/09</text:p>
          </table:table-cell>
          <table:table-cell table:style-name="TableCell3231">
            <text:p text:style-name="P3232">1</text:p>
          </table:table-cell>
          <table:table-cell table:style-name="TableCell3233">
            <text:p text:style-name="P3234">Original</text:p>
          </table:table-cell>
          <table:table-cell table:style-name="TableCell3235">
            <text:p text:style-name="P3236">Pedro</text:p>
          </table:table-cell>
        </table:table-row>
      </table:table>
      <text:p text:style-name="P3237">Efetuar Cadastro</text:p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38">Breve Descriçã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39">Este caso de uso permite que o cliente cadastre, altere e visualize seus dados.</text:p>
      <text:p text:style-name="P324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41">Referência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42">Não há.</text:p>
      <text:p text:style-name="P3243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44">Ator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45">Cliente.</text:p>
      <text:p text:style-name="P3246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47">Pré-condiçõ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48">Não há.</text:p>
      <text:p text:style-name="P3249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50">Fluxos de Event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51">5.1<text:s/>Fluxo Básico</text:p>
      <text:p text:style-name="P3252">Este caso de uso começa quando o ator seleciona a opção cadastro na tela inicial.</text:p>
      <text:p text:style-name="P3253">1. O sistema verifica que não há usuário logado no sistema.</text:p>
      <text:p text:style-name="P3254">2. O sistema exibe um formulário com os campos: nome,<text:s/>e-mail, senha, endereço, ponto de referência, CEP, telefone fixo, celular, data de nascimento, sexo e CPF em branco e um painel com a opção Cadastrar.</text:p>
      <text:p text:style-name="P3255">3. O ator informa os dados para o cadastro.</text:p>
      <text:p text:style-name="P3256">4. O ator seleciona a opção Cadastrar</text:p>
      <text:p text:style-name="P3257">5. O sistema valida os dados digitados conforme a regra de negocio “RN1 – Validação ao Incluir ou Alterar dados de Cliente”</text:p>
      <text:p text:style-name="P3258">6. O sistema inclui os dados do cliente na base de dados e exibe a mensagem “Cliente cadastrado com sucesso”.</text:p>
      <text:p text:style-name="P3259">7. O sistema efetua o login do cliente recém cadastrado.</text:p>
      <text:p text:style-name="P3260">8. O caso de uso é encerrado.</text:p>
      <text:p text:style-name="P3261">5.2<text:s/>Fluxos Alternativos</text:p>
      <text:p text:style-name="P3262"/>
      <text:p text:style-name="P3263">A1 – Alterar Cadastro</text:p>
      <text:p text:style-name="P3264">No passo 1 do fluxo básico:</text:p>
      <text:p text:style-name="P3265">1. O sistema verifica que já há um cliente logado.</text:p>
      <text:p text:style-name="P3266">2. O sistema exibe um formulário com os campos: nome,<text:s/>e-mail, senha, endereço, ponto de referência, CEP, telefone fixo, celular, data de nascimento,<text:s/>sexo e CPF preenchidos com os<text:s/><text:soft-page-break/>valores salvos no banco de dados sem permissão para edição e um painel com a opção Alterar Dados.</text:p>
      <text:p text:style-name="P3267">3. O ator seleciona a opção Alterar Dados.</text:p>
      <text:p text:style-name="P3268">4. O sistema exibe um formulário com os campos: nome,<text:s/>e-mail, senha, endereço, ponto de referência, CEP, telefone fixo, celular, data de nascimento,<text:s/>sexo e CPF preenchidos com os valores salvos no banco de dados e um painel com a opção Salvar.</text:p>
      <text:p text:style-name="P3269">5. O ator altera os valores dos dados.</text:p>
      <text:p text:style-name="P3270">6. O ator seleciona a opção Salvar.</text:p>
      <text:p text:style-name="P3271">7.O sistema valida os dados digitados conforme a regra de negocio “RN1 – Validação ao Incluir ou Alterar dados de Cliente”</text:p>
      <text:p text:style-name="P3272">8. O sistema altera os dados do cliente na base de dados e exibe a mensagem “Dados alterado com sucesso”.</text:p>
      <text:p text:style-name="P3273">9. O caso de uso é encerrado.</text:p>
      <text:p text:style-name="P3274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75">Pontos de Extensã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76">Não há.</text:p>
      <text:p text:style-name="P3277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78">Casos de Uso Incluíd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79">Não há.</text:p>
      <text:p text:style-name="P3280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81">Pós-Condiçõ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82">Não há.</text:p>
      <text:p text:style-name="P3283"/>
      <text:list text:style-name="WW8Num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284">Outros Diagrama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85">Não há.</text:p>
      <text:p text:style-name="P3286"/>
      <text:p text:style-name="P3287">Atributos</text:p>
      <text:p text:style-name="P3288"/>
      <table:table table:style-name="Table3289">
        <table:table-columns>
          <table:table-column table:style-name="TableColumn3290"/>
          <table:table-column table:style-name="TableColumn3291"/>
        </table:table-columns>
        <table:table-row table:style-name="TableRow3292">
          <table:table-cell table:style-name="TableCell3293">
            <text:p text:style-name="P3294">Atributo</text:p>
          </table:table-cell>
          <table:table-cell table:style-name="TableCell3295">
            <text:p text:style-name="P3296">Valor</text:p>
          </table:table-cell>
        </table:table-row>
        <table:table-row table:style-name="TableRow3297">
          <table:table-cell table:style-name="TableCell3298">
            <text:p text:style-name="P3299">Tipo de Conteúdo</text:p>
          </table:table-cell>
          <table:table-cell table:style-name="TableCell3300">
            <text:p text:style-name="P3301">Fluxo Básico</text:p>
          </table:table-cell>
        </table:table-row>
        <table:table-row table:style-name="TableRow3302">
          <table:table-cell table:style-name="TableCell3303">
            <text:p text:style-name="P3304">Complexidade</text:p>
          </table:table-cell>
          <table:table-cell table:style-name="TableCell3305">
            <text:p text:style-name="P3306">Média</text:p>
          </table:table-cell>
        </table:table-row>
        <table:table-row table:style-name="TableRow3307">
          <table:table-cell table:style-name="TableCell3308">
            <text:p text:style-name="P3309">Estado</text:p>
          </table:table-cell>
          <table:table-cell table:style-name="TableCell3310">
            <text:p text:style-name="P3311">Aprovado</text:p>
          </table:table-cell>
        </table:table-row>
      </table:table>
      <text:p text:style-name="P3312"/>
      <text:p text:style-name="P3313">Requisitos de negócio associados</text:p>
      <text:p text:style-name="P3314">RQN8 - Efetuar cadastro.</text:p>
      <text:p text:style-name="P3315"/>
      <text:p text:style-name="P3316">Regras de negócio associadas</text:p>
      <text:p text:style-name="P3317">RN1 – Validação ao Incluir ou Alterar dados de Cliente.</text:p>
      <text:p text:style-name="P3318"/>
      <text:p text:style-name="P3319">Casos de uso subordinados</text:p>
      <text:p text:style-name="P3320">Não há.</text:p>
      <text:p text:style-name="P3321"/>
      <text:p text:style-name="P3322">UC8.1:</text:p>
      <text:p text:style-name="P3323">Atributos</text:p>
      <text:p text:style-name="P3324"/>
      <table:table table:style-name="Table3325">
        <table:table-columns>
          <table:table-column table:style-name="TableColumn3326"/>
          <table:table-column table:style-name="TableColumn3327"/>
        </table:table-columns>
        <table:table-row table:style-name="TableRow3328">
          <table:table-cell table:style-name="TableCell3329">
            <text:p text:style-name="P3330">Atributo</text:p>
          </table:table-cell>
          <table:table-cell table:style-name="TableCell3331">
            <text:p text:style-name="P3332">Valor</text:p>
          </table:table-cell>
        </table:table-row>
        <table:table-row table:style-name="TableRow3333">
          <table:table-cell table:style-name="TableCell3334">
            <text:p text:style-name="P3335">Tipo de Conteúdo</text:p>
          </table:table-cell>
          <table:table-cell table:style-name="TableCell3336">
            <text:p text:style-name="P3337">Fluxo Alternativo</text:p>
          </table:table-cell>
        </table:table-row>
        <table:table-row table:style-name="TableRow3338">
          <table:table-cell table:style-name="TableCell3339">
            <text:p text:style-name="P3340">Complexidade</text:p>
          </table:table-cell>
          <table:table-cell table:style-name="TableCell3341">
            <text:p text:style-name="P3342">Média</text:p>
          </table:table-cell>
        </table:table-row>
        <table:table-row table:style-name="TableRow3343">
          <table:table-cell table:style-name="TableCell3344">
            <text:p text:style-name="P3345">Estado</text:p>
          </table:table-cell>
          <table:table-cell table:style-name="TableCell3346">
            <text:p text:style-name="P3347">Aprovado</text:p>
          </table:table-cell>
        </table:table-row>
      </table:table>
      <text:p text:style-name="P3348"/>
      <text:p text:style-name="P3349"/>
      <text:soft-page-break/>
      <text:p text:style-name="P3350">UC9:</text:p>
      <text:p text:style-name="P3351">Especificação de Caso de Uso</text:p>
      <text:p text:style-name="P3352"/>
      <text:p text:style-name="P3353"><text:span text:style-name="T3354">Histórico de Revisões</text:span></text:p>
      <text:p text:style-name="P3355"/>
      <table:table table:style-name="Table3356">
        <table:table-columns>
          <table:table-column table:style-name="TableColumn3357"/>
          <table:table-column table:style-name="TableColumn3358"/>
          <table:table-column table:style-name="TableColumn3359"/>
          <table:table-column table:style-name="TableColumn3360"/>
        </table:table-columns>
        <table:table-row table:style-name="TableRow3361">
          <table:table-cell table:style-name="TableCell3362">
            <text:p text:style-name="P3363">Data</text:p>
          </table:table-cell>
          <table:table-cell table:style-name="TableCell3364">
            <text:p text:style-name="P3365">Versão</text:p>
          </table:table-cell>
          <table:table-cell table:style-name="TableCell3366">
            <text:p text:style-name="P3367">Descrição</text:p>
          </table:table-cell>
          <table:table-cell table:style-name="TableCell3368">
            <text:p text:style-name="P3369">Autor</text:p>
          </table:table-cell>
        </table:table-row>
        <table:table-row table:style-name="TableRow3370">
          <table:table-cell table:style-name="TableCell3371">
            <text:p text:style-name="P3372">16/10/09</text:p>
          </table:table-cell>
          <table:table-cell table:style-name="TableCell3373">
            <text:p text:style-name="P3374">1.0</text:p>
          </table:table-cell>
          <table:table-cell table:style-name="TableCell3375">
            <text:p text:style-name="P3376">Criação do documento</text:p>
          </table:table-cell>
          <table:table-cell table:style-name="TableCell3377">
            <text:p text:style-name="P3378">Janaina</text:p>
          </table:table-cell>
        </table:table-row>
        <table:table-row table:style-name="TableRow3379">
          <table:table-cell table:style-name="TableCell3380">
            <text:p text:style-name="P3381">18/10/09</text:p>
          </table:table-cell>
          <table:table-cell table:style-name="TableCell3382">
            <text:p text:style-name="P3383">1.1</text:p>
          </table:table-cell>
          <table:table-cell table:style-name="TableCell3384">
            <text:p text:style-name="P3385">Alterações Referentes às Regras de Negócio</text:p>
          </table:table-cell>
          <table:table-cell table:style-name="TableCell3386">
            <text:p text:style-name="P3387">Paulo Roberto</text:p>
          </table:table-cell>
        </table:table-row>
      </table:table>
      <text:p text:style-name="P3388">Agendar Entrega de Pedido</text:p>
      <text:list text:style-name="LFO16" text:continue-numbering="true">
        <text:list-item>
          <text:p text:style-name="P3389">Breve Descrição</text:p>
        </text:list-item>
      </text:list>
      <text:p text:style-name="P3390">Este caso de uso permite que na inclusão do pedido, o cliente agende a entrega do pedido para uma data e horário desejados, desde que os mesmos estejam no horário de funcionamento de entrega do estabelecimento.</text:p>
      <text:p text:style-name="P3391"/>
      <text:list text:style-name="LFO16" text:continue-numbering="true">
        <text:list-item>
          <text:p text:style-name="P3392">Referências</text:p>
        </text:list-item>
      </text:list>
      <text:p text:style-name="P3393">Não há.</text:p>
      <text:p text:style-name="P3394"/>
      <text:list text:style-name="LFO16" text:continue-numbering="true">
        <text:list-item>
          <text:p text:style-name="P3395">Atores</text:p>
        </text:list-item>
      </text:list>
      <text:p text:style-name="P3396">Gestor do Estabelecimento e Atendente.</text:p>
      <text:p text:style-name="P3397"/>
      <text:list text:style-name="LFO16" text:continue-numbering="true">
        <text:list-item>
          <text:p text:style-name="P3398">Pré-condições</text:p>
        </text:list-item>
      </text:list>
      <text:p text:style-name="P3399">O Ator deve realizar login no sistema.</text:p>
      <text:p text:style-name="P3400"/>
      <text:list text:style-name="LFO16" text:continue-numbering="true">
        <text:list-item>
          <text:p text:style-name="P3401">Fluxos de Eventos</text:p>
        </text:list-item>
      </text:list>
      <text:p text:style-name="P3402">5.1<text:s/>Fluxo Básico</text:p>
      <text:p text:style-name="P3403">Este caso de uso começa quando o ator seleciona a opção “Incluir Pedido” existente no formulário exibido após a seleção da opção “Pedido” no menu Administração:</text:p>
      <text:p text:style-name="P3404">1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3405">2. O ator informa os dados e seleciona a opção “Agendar Entrega”;</text:p>
      <text:p text:style-name="P3406">3. O sistema apresenta os campos “Data de Entrega” e “Hora de Entrega” editáveis;</text:p>
      <text:p text:style-name="P3407">4. O ator informa a data e hora da entrega que o cliente deseja agendar;</text:p>
      <text:p text:style-name="P3408">5. O ator seleciona a opção “Salvar”;</text:p>
      <text:p text:style-name="P3409">6. O sistema valida os dados de acordo com a regra de negócio “RN7 – Validação ao Incluir Pedido”;</text:p>
      <text:p text:style-name="P3410">7. O sistema cadastra o pedido na base de dados e exibe a mensagem “Pedido Agendado com sucesso.”;</text:p>
      <text:p text:style-name="P3411">8. O caso de uso se encerra.</text:p>
      <text:p text:style-name="P3412">5.2<text:s/>Fluxos Alternativos</text:p>
      <text:p text:style-name="P3413"/>
      <text:p text:style-name="P3414">A1 – Consistência ao Agendar Entrega de Pedido</text:p>
      <text:p text:style-name="P3415">No passo 4 do fluxo básico:<text:tab/></text:p>
      <text:soft-page-break/>
      <text:p text:style-name="P3416">1. O sistema valida os dados de acordo com a regra de negócio “RN10 – Validação ao Agendar um Pedido”;</text:p>
      <text:p text:style-name="P3417">2. O sistema exibe a mensagem “O Pedido não pode ter a entrega agendada neste horário, pois não corresponde ao horário de entrega do estabelecimento.”;</text:p>
      <text:p text:style-name="P3418">3. O sistema retorna ao passo 3 do fluxo básico.</text:p>
      <text:p text:style-name="P3419"/>
      <text:list text:style-name="LFO16" text:continue-numbering="true">
        <text:list-item>
          <text:p text:style-name="P3420">Pontos de Extensão</text:p>
        </text:list-item>
      </text:list>
      <text:p text:style-name="P3421">Não há.</text:p>
      <text:p text:style-name="P3422"/>
      <text:list text:style-name="LFO16" text:continue-numbering="true">
        <text:list-item>
          <text:p text:style-name="P3423">Casos de Uso Incluídos</text:p>
        </text:list-item>
      </text:list>
      <text:p text:style-name="P3424">Não há.</text:p>
      <text:p text:style-name="P3425"/>
      <text:list text:style-name="LFO16" text:continue-numbering="true">
        <text:list-item>
          <text:p text:style-name="P3426">Pós-Condições</text:p>
        </text:list-item>
      </text:list>
      <text:p text:style-name="P3427">Não há.</text:p>
      <text:p text:style-name="P3428"/>
      <text:list text:style-name="LFO16" text:continue-numbering="true">
        <text:list-item>
          <text:p text:style-name="P3429">Outros Diagramas</text:p>
        </text:list-item>
      </text:list>
      <text:p text:style-name="P3430">Não há.</text:p>
      <text:p text:style-name="P3431"/>
      <text:p text:style-name="P3432">Atributos</text:p>
      <text:p text:style-name="P3433"/>
      <table:table table:style-name="Table3434">
        <table:table-columns>
          <table:table-column table:style-name="TableColumn3435"/>
          <table:table-column table:style-name="TableColumn3436"/>
        </table:table-columns>
        <table:table-row table:style-name="TableRow3437">
          <table:table-cell table:style-name="TableCell3438">
            <text:p text:style-name="P3439">Atributo</text:p>
          </table:table-cell>
          <table:table-cell table:style-name="TableCell3440">
            <text:p text:style-name="P3441">Valor</text:p>
          </table:table-cell>
        </table:table-row>
        <table:table-row table:style-name="TableRow3442">
          <table:table-cell table:style-name="TableCell3443">
            <text:p text:style-name="P3444">Tipo de Conteúdo</text:p>
          </table:table-cell>
          <table:table-cell table:style-name="TableCell3445">
            <text:p text:style-name="P3446">Fluxo Básico</text:p>
          </table:table-cell>
        </table:table-row>
        <table:table-row table:style-name="TableRow3447">
          <table:table-cell table:style-name="TableCell3448">
            <text:p text:style-name="P3449">Complexidade</text:p>
          </table:table-cell>
          <table:table-cell table:style-name="TableCell3450">
            <text:p text:style-name="P3451">Média</text:p>
          </table:table-cell>
        </table:table-row>
        <table:table-row table:style-name="TableRow3452">
          <table:table-cell table:style-name="TableCell3453">
            <text:p text:style-name="P3454">Estado</text:p>
          </table:table-cell>
          <table:table-cell table:style-name="TableCell3455">
            <text:p text:style-name="P3456">Aprovado</text:p>
          </table:table-cell>
        </table:table-row>
      </table:table>
      <text:p text:style-name="P3457"/>
      <text:p text:style-name="P3458">Requisitos de negócio associados</text:p>
      <text:p text:style-name="P3459">RQN6 - Manter Pedido.</text:p>
      <text:p text:style-name="P3460">RQN9 - Agendar entrega de pedido.</text:p>
      <text:p text:style-name="P3461">RQN14 - Solicitar pedido.</text:p>
      <text:p text:style-name="P3462"/>
      <text:p text:style-name="P3463">Regras de negócio associadas</text:p>
      <text:p text:style-name="P3464">RN7 – Validação ao Incluir Pedido.</text:p>
      <text:p text:style-name="P3465">RN10 – Validação ao Agendar um Pedido.</text:p>
      <text:p text:style-name="P3466"/>
      <text:p text:style-name="P3467">Casos de uso subordinados</text:p>
      <text:p text:style-name="P3468">Não há.</text:p>
      <text:p text:style-name="P3469"/>
      <text:p text:style-name="P3470">UC9.1:</text:p>
      <text:p text:style-name="P3471">Atributos</text:p>
      <text:p text:style-name="P3472"/>
      <table:table table:style-name="Table3473">
        <table:table-columns>
          <table:table-column table:style-name="TableColumn3474"/>
          <table:table-column table:style-name="TableColumn3475"/>
        </table:table-columns>
        <table:table-row table:style-name="TableRow3476">
          <table:table-cell table:style-name="TableCell3477">
            <text:p text:style-name="P3478">Atributo</text:p>
          </table:table-cell>
          <table:table-cell table:style-name="TableCell3479">
            <text:p text:style-name="P3480">Valor</text:p>
          </table:table-cell>
        </table:table-row>
        <table:table-row table:style-name="TableRow3481">
          <table:table-cell table:style-name="TableCell3482">
            <text:p text:style-name="P3483">Tipo de Conteúdo</text:p>
          </table:table-cell>
          <table:table-cell table:style-name="TableCell3484">
            <text:p text:style-name="P3485">Fluxo Alternativo</text:p>
          </table:table-cell>
        </table:table-row>
        <table:table-row table:style-name="TableRow3486">
          <table:table-cell table:style-name="TableCell3487">
            <text:p text:style-name="P3488">Complexidade</text:p>
          </table:table-cell>
          <table:table-cell table:style-name="TableCell3489">
            <text:p text:style-name="P3490">Média</text:p>
          </table:table-cell>
        </table:table-row>
        <table:table-row table:style-name="TableRow3491">
          <table:table-cell table:style-name="TableCell3492">
            <text:p text:style-name="P3493">Estado</text:p>
          </table:table-cell>
          <table:table-cell table:style-name="TableCell3494">
            <text:p text:style-name="P3495">Aprovado</text:p>
          </table:table-cell>
        </table:table-row>
      </table:table>
      <text:p text:style-name="P3496"/>
      <text:p text:style-name="P3497"/>
      <text:p text:style-name="P3498">UC10:</text:p>
      <text:p text:style-name="P3499">Especificação de Caso de Uso</text:p>
      <text:p text:style-name="P3500"/>
      <text:p text:style-name="P3501"><text:span text:style-name="T3502">Histórico de Revisões</text:span></text:p>
      <text:p text:style-name="P3503"/>
      <table:table table:style-name="Table3504">
        <table:table-columns>
          <table:table-column table:style-name="TableColumn3505"/>
          <table:table-column table:style-name="TableColumn3506"/>
          <table:table-column table:style-name="TableColumn3507"/>
          <table:table-column table:style-name="TableColumn3508"/>
        </table:table-columns>
        <table:table-row table:style-name="TableRow3509">
          <table:table-cell table:style-name="TableCell3510">
            <text:soft-page-break/>
            <text:p text:style-name="P3511">Data</text:p>
          </table:table-cell>
          <table:table-cell table:style-name="TableCell3512">
            <text:p text:style-name="P3513">Versão</text:p>
          </table:table-cell>
          <table:table-cell table:style-name="TableCell3514">
            <text:p text:style-name="P3515">Descrição</text:p>
          </table:table-cell>
          <table:table-cell table:style-name="TableCell3516">
            <text:p text:style-name="P3517">Autor</text:p>
          </table:table-cell>
        </table:table-row>
        <table:table-row table:style-name="TableRow3518">
          <table:table-cell table:style-name="TableCell3519">
            <text:p text:style-name="P3520">16/10/09</text:p>
          </table:table-cell>
          <table:table-cell table:style-name="TableCell3521">
            <text:p text:style-name="P3522">1.0</text:p>
          </table:table-cell>
          <table:table-cell table:style-name="TableCell3523">
            <text:p text:style-name="P3524">Criação do documento</text:p>
          </table:table-cell>
          <table:table-cell table:style-name="TableCell3525">
            <text:p text:style-name="P3526">Janaina</text:p>
          </table:table-cell>
        </table:table-row>
        <table:table-row table:style-name="TableRow3527">
          <table:table-cell table:style-name="TableCell3528">
            <text:p text:style-name="P3529">19/10/09</text:p>
          </table:table-cell>
          <table:table-cell table:style-name="TableCell3530">
            <text:p text:style-name="P3531">1.1</text:p>
          </table:table-cell>
          <table:table-cell table:style-name="TableCell3532">
            <text:p text:style-name="P3533">Inserção do Caso de Uso de Extensão</text:p>
          </table:table-cell>
          <table:table-cell table:style-name="TableCell3534">
            <text:p text:style-name="P3535">Janaina</text:p>
          </table:table-cell>
        </table:table-row>
      </table:table>
      <text:p text:style-name="P3536">Pesquisar Pedido</text:p>
      <text:list text:style-name="LFO17" text:continue-numbering="true">
        <text:list-item>
          <text:p text:style-name="P3537">Breve Descrição</text:p>
        </text:list-item>
      </text:list>
      <text:p text:style-name="P3538">Este caso de uso permite ao cliente pesquisar seus pedidos realizados.</text:p>
      <text:p text:style-name="P3539"/>
      <text:list text:style-name="LFO17" text:continue-numbering="true">
        <text:list-item>
          <text:p text:style-name="P3540">Referências</text:p>
        </text:list-item>
      </text:list>
      <text:p text:style-name="P3541">Não há.</text:p>
      <text:p text:style-name="P3542"/>
      <text:list text:style-name="LFO17" text:continue-numbering="true">
        <text:list-item>
          <text:p text:style-name="P3543">Atores</text:p>
        </text:list-item>
      </text:list>
      <text:p text:style-name="P3544">Cliente.</text:p>
      <text:p text:style-name="P3545"/>
      <text:list text:style-name="LFO17" text:continue-numbering="true">
        <text:list-item>
          <text:p text:style-name="P3546">Pré-condições</text:p>
        </text:list-item>
      </text:list>
      <text:p text:style-name="P3547">O Ator deve realizar login no sistema.</text:p>
      <text:p text:style-name="P3548"/>
      <text:list text:style-name="LFO17" text:continue-numbering="true">
        <text:list-item>
          <text:p text:style-name="P3549">Fluxos de Eventos</text:p>
        </text:list-item>
      </text:list>
      <text:p text:style-name="P3550">5.1<text:s/>Fluxo Básico</text:p>
      <text:p text:style-name="P3551">Este caso de uso começa quando o ator seleciona a opção Pesquisar Pedido no menu Cliente:</text:p>
      <text:p text:style-name="P3552">1. O sistema apresenta a grade com os pedidos realizados pelo ator. As informações que serão apresentadas na grade são: estabelecimento, data e hora do pedido e situação do mesmo. Também serão apresentados os campos para filtragem “Estabelecimento” e “Data” e as opções “Pesquisar Pedido” e “Consultar Pedido”;</text:p>
      <text:p text:style-name="P3553">2. O ator informa os dados para a pesquisa e seleciona a opção “Pesquisar Pedido”;</text:p>
      <text:p text:style-name="P3554">3. O sistema busca na base de dados os pedidos do cliente de acordo com os dados informados na pesquisa;</text:p>
      <text:p text:style-name="P3555">4. O sistema apresenta os dados para o ator;</text:p>
      <text:p text:style-name="P3556">5. O caso de uso se encerra.</text:p>
      <text:p text:style-name="P3557">5.2<text:s/>Fluxos Alternativos</text:p>
      <text:p text:style-name="P3558"/>
      <text:p text:style-name="P3559">A1 – Consultar Pedido</text:p>
      <text:p text:style-name="P3560">Após o passo 4 do fluxo básico:<text:tab/></text:p>
      <text:p text:style-name="P3561">1. O ator seleciona o pedido a ser visualizado e aciona a opção “Consultar Pedido”;</text:p>
      <text:p text:style-name="P3562">2. O sistema exibe um formulário com os seguintes dados: nome do cliente, nome do estabelecimento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 e “Avaliar Estabelecimento”;</text:p>
      <text:p text:style-name="P3563">3. O ator seleciona a opção “Voltar”;</text:p>
      <text:p text:style-name="P3564">4. O sistema retorna ao passo 1 do fluxo básico.</text:p>
      <text:p text:style-name="P3565"/>
      <text:p text:style-name="P3566">A2 – Consistência ao Pesquisar Pedido</text:p>
      <text:p text:style-name="P3567">Após o passo 2 do fluxo básico:<text:tab/></text:p>
      <text:p text:style-name="P3568">1. O sistema não identifica na base de dados nenhum pedido realizado pelo cliente de acordo com os dados informados na pesquisa;</text:p>
      <text:soft-page-break/>
      <text:p text:style-name="P3569">2. O sistema exibe a mensagem “Não existem Pedidos de acordo com os dados informados na pesquisa.”;</text:p>
      <text:p text:style-name="P3570">3. O sistema retorna ao passo 1 do fluxo básico.</text:p>
      <text:p text:style-name="P3571"/>
      <text:list text:style-name="LFO17" text:continue-numbering="true">
        <text:list-item>
          <text:p text:style-name="P3572">Pontos de Extensão</text:p>
        </text:list-item>
      </text:list>
      <text:p text:style-name="P3573">Registrar Avaliação do Estabelecimento;</text:p>
      <text:p text:style-name="P3574">Se no passo 3 do fluxo alternativo A1 - Consultar pedido, o cliente desejar avaliar e registrar o estabelecimento, o caso de uso “Registrar Avaliação do Estabelecimento” é acionado.</text:p>
      <text:p text:style-name="P3575"/>
      <text:list text:style-name="LFO17" text:continue-numbering="true">
        <text:list-item>
          <text:p text:style-name="P3576">Casos de Uso Incluídos</text:p>
        </text:list-item>
      </text:list>
      <text:p text:style-name="P3577">Não há.</text:p>
      <text:p text:style-name="P3578"/>
      <text:list text:style-name="LFO17" text:continue-numbering="true">
        <text:list-item>
          <text:p text:style-name="P3579">Pós-Condições</text:p>
        </text:list-item>
      </text:list>
      <text:p text:style-name="P3580">Não há.</text:p>
      <text:p text:style-name="P3581"/>
      <text:list text:style-name="LFO17" text:continue-numbering="true">
        <text:list-item>
          <text:p text:style-name="P3582">Outros Diagramas</text:p>
        </text:list-item>
      </text:list>
      <text:p text:style-name="P3583">Não há.</text:p>
      <text:p text:style-name="P3584"/>
      <text:p text:style-name="P3585">Atributos</text:p>
      <text:p text:style-name="P3586"/>
      <table:table table:style-name="Table3587">
        <table:table-columns>
          <table:table-column table:style-name="TableColumn3588"/>
          <table:table-column table:style-name="TableColumn3589"/>
        </table:table-columns>
        <table:table-row table:style-name="TableRow3590">
          <table:table-cell table:style-name="TableCell3591">
            <text:p text:style-name="P3592">Atributo</text:p>
          </table:table-cell>
          <table:table-cell table:style-name="TableCell3593">
            <text:p text:style-name="P3594">Valor</text:p>
          </table:table-cell>
        </table:table-row>
        <table:table-row table:style-name="TableRow3595">
          <table:table-cell table:style-name="TableCell3596">
            <text:p text:style-name="P3597">Tipo de Conteúdo</text:p>
          </table:table-cell>
          <table:table-cell table:style-name="TableCell3598">
            <text:p text:style-name="P3599">Fluxo Básico</text:p>
          </table:table-cell>
        </table:table-row>
        <table:table-row table:style-name="TableRow3600">
          <table:table-cell table:style-name="TableCell3601">
            <text:p text:style-name="P3602">Complexidade</text:p>
          </table:table-cell>
          <table:table-cell table:style-name="TableCell3603">
            <text:p text:style-name="P3604">Média</text:p>
          </table:table-cell>
        </table:table-row>
        <table:table-row table:style-name="TableRow3605">
          <table:table-cell table:style-name="TableCell3606">
            <text:p text:style-name="P3607">Estado</text:p>
          </table:table-cell>
          <table:table-cell table:style-name="TableCell3608">
            <text:p text:style-name="P3609">Aprovado</text:p>
          </table:table-cell>
        </table:table-row>
      </table:table>
      <text:p text:style-name="P3610"/>
      <text:p text:style-name="P3611">Requisitos de negócio associados</text:p>
      <text:p text:style-name="P3612">RQN10 - Pesquisar Pedidos.</text:p>
      <text:p text:style-name="P3613"/>
      <text:p text:style-name="P3614">Regras de negócio associadas</text:p>
      <text:p text:style-name="P3615">Não há.<text:s/></text:p>
      <text:p text:style-name="P3616"/>
      <text:p text:style-name="P3617">Casos de uso subordinados</text:p>
      <text:p text:style-name="P3618">UC15 – Registrar avaliação do Estabelecimento.</text:p>
      <text:p text:style-name="P3619"/>
      <text:p text:style-name="P3620">UC10.1:</text:p>
      <text:p text:style-name="P3621">Atributos</text:p>
      <text:p text:style-name="P3622"/>
      <table:table table:style-name="Table3623">
        <table:table-columns>
          <table:table-column table:style-name="TableColumn3624"/>
          <table:table-column table:style-name="TableColumn3625"/>
        </table:table-columns>
        <table:table-row table:style-name="TableRow3626">
          <table:table-cell table:style-name="TableCell3627">
            <text:p text:style-name="P3628">Atributo</text:p>
          </table:table-cell>
          <table:table-cell table:style-name="TableCell3629">
            <text:p text:style-name="P3630">Valor</text:p>
          </table:table-cell>
        </table:table-row>
        <table:table-row table:style-name="TableRow3631">
          <table:table-cell table:style-name="TableCell3632">
            <text:p text:style-name="P3633">Tipo de Conteúdo</text:p>
          </table:table-cell>
          <table:table-cell table:style-name="TableCell3634">
            <text:p text:style-name="P3635">Fluxo Alternativo</text:p>
          </table:table-cell>
        </table:table-row>
        <table:table-row table:style-name="TableRow3636">
          <table:table-cell table:style-name="TableCell3637">
            <text:p text:style-name="P3638">Complexidade</text:p>
          </table:table-cell>
          <table:table-cell table:style-name="TableCell3639">
            <text:p text:style-name="P3640">Média</text:p>
          </table:table-cell>
        </table:table-row>
        <table:table-row table:style-name="TableRow3641">
          <table:table-cell table:style-name="TableCell3642">
            <text:p text:style-name="P3643">Estado</text:p>
          </table:table-cell>
          <table:table-cell table:style-name="TableCell3644">
            <text:p text:style-name="P3645">Aprovado</text:p>
          </table:table-cell>
        </table:table-row>
      </table:table>
      <text:p text:style-name="P3646"/>
      <text:p text:style-name="P3647">UC10.2:</text:p>
      <text:p text:style-name="P3648">Atributos</text:p>
      <text:p text:style-name="P3649"/>
      <table:table table:style-name="Table3650">
        <table:table-columns>
          <table:table-column table:style-name="TableColumn3651"/>
          <table:table-column table:style-name="TableColumn3652"/>
        </table:table-columns>
        <table:table-row table:style-name="TableRow3653">
          <table:table-cell table:style-name="TableCell3654">
            <text:p text:style-name="P3655">Atributo</text:p>
          </table:table-cell>
          <table:table-cell table:style-name="TableCell3656">
            <text:p text:style-name="P3657">Valor</text:p>
          </table:table-cell>
        </table:table-row>
        <table:table-row table:style-name="TableRow3658">
          <table:table-cell table:style-name="TableCell3659">
            <text:p text:style-name="P3660">Tipo de Conteúdo</text:p>
          </table:table-cell>
          <table:table-cell table:style-name="TableCell3661">
            <text:p text:style-name="P3662">Fluxo Alternativo</text:p>
          </table:table-cell>
        </table:table-row>
        <table:table-row table:style-name="TableRow3663">
          <table:table-cell table:style-name="TableCell3664">
            <text:p text:style-name="P3665">Complexidade</text:p>
          </table:table-cell>
          <table:table-cell table:style-name="TableCell3666">
            <text:p text:style-name="P3667">Média</text:p>
          </table:table-cell>
        </table:table-row>
        <table:table-row table:style-name="TableRow3668">
          <table:table-cell table:style-name="TableCell3669">
            <text:p text:style-name="P3670">Estado</text:p>
          </table:table-cell>
          <table:table-cell table:style-name="TableCell3671">
            <text:p text:style-name="P3672">Aprovado</text:p>
          </table:table-cell>
        </table:table-row>
      </table:table>
      <text:p text:style-name="P3673"/>
      <text:soft-page-break/>
      <text:p text:style-name="P3674">UC11:</text:p>
      <text:p text:style-name="P3675">Especificação de Caso de Uso</text:p>
      <text:p text:style-name="P3676"/>
      <text:p text:style-name="P3677">Histórico de Revisões</text:p>
      <text:p text:style-name="P3678"/>
      <table:table table:style-name="Table3679">
        <table:table-columns>
          <table:table-column table:style-name="TableColumn3680"/>
          <table:table-column table:style-name="TableColumn3681"/>
          <table:table-column table:style-name="TableColumn3682"/>
          <table:table-column table:style-name="TableColumn3683"/>
        </table:table-columns>
        <table:table-row table:style-name="TableRow3684">
          <table:table-cell table:style-name="TableCell3685">
            <text:p text:style-name="P3686">Data</text:p>
          </table:table-cell>
          <table:table-cell table:style-name="TableCell3687">
            <text:p text:style-name="P3688">Versão</text:p>
          </table:table-cell>
          <table:table-cell table:style-name="TableCell3689">
            <text:p text:style-name="P3690">Descrição</text:p>
          </table:table-cell>
          <table:table-cell table:style-name="TableCell3691">
            <text:p text:style-name="P3692">Autor</text:p>
          </table:table-cell>
        </table:table-row>
        <table:table-row table:style-name="TableRow3693">
          <table:table-cell table:style-name="TableCell3694">
            <text:p text:style-name="P3695">14/10/09</text:p>
          </table:table-cell>
          <table:table-cell table:style-name="TableCell3696">
            <text:p text:style-name="P3697">1</text:p>
          </table:table-cell>
          <table:table-cell table:style-name="TableCell3698">
            <text:p text:style-name="P3699">Primeira versão do caso de uso Exibir Estabelecimento</text:p>
          </table:table-cell>
          <table:table-cell table:style-name="TableCell3700">
            <text:p text:style-name="P3701">Thaiz Cabral</text:p>
          </table:table-cell>
        </table:table-row>
      </table:table>
      <text:p text:style-name="P3702">Exibir Estabelecimento</text:p>
      <text:list text:style-name="LFO18" text:continue-numbering="true">
        <text:list-item>
          <text:p text:style-name="P3703">Breve Descrição</text:p>
        </text:list-item>
      </text:list>
      <text:p text:style-name="P3704">Este caso de uso permite exibição da lista de Estabelecimentos cadastrados no Food Delivery Web.</text:p>
      <text:p text:style-name="P3705"/>
      <text:list text:style-name="LFO18" text:continue-numbering="true">
        <text:list-item>
          <text:p text:style-name="P3706">Referências</text:p>
        </text:list-item>
      </text:list>
      <text:p text:style-name="P3707">Não há.</text:p>
      <text:p text:style-name="P3708"/>
      <text:list text:style-name="LFO18" text:continue-numbering="true">
        <text:list-item>
          <text:p text:style-name="P3709">Atores</text:p>
        </text:list-item>
      </text:list>
      <text:p text:style-name="P3710">Cliente.</text:p>
      <text:p text:style-name="P3711"/>
      <text:list text:style-name="LFO18" text:continue-numbering="true">
        <text:list-item>
          <text:p text:style-name="P3712">Pré-condições</text:p>
        </text:list-item>
      </text:list>
      <text:p text:style-name="P3713">Não há.</text:p>
      <text:p text:style-name="P3714"/>
      <text:list text:style-name="LFO18" text:continue-numbering="true">
        <text:list-item>
          <text:p text:style-name="P3715">Fluxos de Eventos</text:p>
        </text:list-item>
      </text:list>
      <text:p text:style-name="P3716">5.1<text:s/>Fluxo Básico</text:p>
      <text:p text:style-name="P3717">Este caso de uso começa quando o ator seleciona a opção Restaurantes no menu:</text:p>
      <text:p text:style-name="P3718">1. O sistema apresenta a lista dos estabelecimentos cadastrados com a opção de visualizar detalhes e também as opções Buscar por CEP e Buscar por Nome;</text:p>
      <text:p text:style-name="P3719">2. O caso de uso se encerra.</text:p>
      <text:p text:style-name="P3720">5.2<text:s/>Fluxos Alternativos</text:p>
      <text:p text:style-name="P3721"/>
      <text:p text:style-name="P3722">A1 – Buscar por CEP</text:p>
      <text:p text:style-name="P3723">No passo 1 do fluxo básico:</text:p>
      <text:p text:style-name="P3724">O ator clica em Buscar por CEP;</text:p>
      <text:p text:style-name="P3725">O ator informa o CEP na caixa de pesquisa;</text:p>
      <text:p text:style-name="P3726">O ator clica em Buscar Restaurantes;</text:p>
      <text:p text:style-name="P3727">O sistema exibe a lista de restaurantes correspondentes ao CEP digitado ordenados em ordem alfabética;</text:p>
      <text:p text:style-name="P3728">O ator seleciona um restaurante na listagem e clica em Ver detalhes;</text:p>
      <text:p text:style-name="P3729">O sistema exibe tela contendo os detalhes do estabelecimento: Nome completo, Endereço, Slogan, tempo de entrega, custo de entrega, formas de pagamento aceitas, dias de funcionamento e horário de abertura;</text:p>
      <text:p text:style-name="P3730">O ator clica em Retornar para Busca;</text:p>
      <text:p text:style-name="P3731">O sistema retorna ao passo 4 do fluxo alternativo A1 - Busca por CEP.</text:p>
      <text:p text:style-name="P3732"/>
      <text:p text:style-name="P3733">A2 – Buscar por Nome</text:p>
      <text:p text:style-name="P3734">No passo 1 do fluxo básico:</text:p>
      <text:soft-page-break/>
      <text:p text:style-name="P3735">O ator clica em Buscar por Nome;</text:p>
      <text:p text:style-name="P3736">O ator digita parte do nome do estabelecimento;</text:p>
      <text:p text:style-name="P3737">O ator clica em Buscar Restaurantes;</text:p>
      <text:p text:style-name="P3738">O sistema exibe a lista de restaurantes correspondentes ao valor digitado ordenados em ordem alfabética;</text:p>
      <text:p text:style-name="P3739">O ator seleciona um restaurante na listagem e clica em Visualizar detalhes;</text:p>
      <text:p text:style-name="P3740">O sistema exibe tela contendo os detalhes do estabelecimento: Nome completo, Endereço, Slogan, tempo de entrega, custo de entrega, formas de pagamento aceitas, dias de funcionamento e horário de abertura;</text:p>
      <text:p text:style-name="P3741">O ator clica em Retornar para Busca;</text:p>
      <text:p text:style-name="P3742">O sistema retorna ao passo 4 do fluxo alternativo A2 – Busca por Nome.</text:p>
      <text:p text:style-name="P3743"/>
      <text:p text:style-name="P3744">A3 – Visualizar Detalhes</text:p>
      <text:p text:style-name="P3745">No passo 1 do fluxo básico:</text:p>
      <text:p text:style-name="P3746">O ator seleciona um estabelecimento e clica em Visualizar Detalhes;</text:p>
      <text:p text:style-name="P3747">O sistema exibe tela contendo os detalhes do estabelecimento: Nome completo, Endereço, Slogan, tempo de entrega, custo de entrega, formas de pagamento aceitas, dias de funcionamento e horário de abertura;</text:p>
      <text:p text:style-name="P3748">O ator clica em Retornar para Página Principal;</text:p>
      <text:p text:style-name="P3749">O sistema retorna ao passo 1 do fluxo básico.</text:p>
      <text:p text:style-name="P3750"/>
      <text:list text:style-name="LFO18" text:continue-numbering="true">
        <text:list-item>
          <text:p text:style-name="P3751">Pontos de Extensão</text:p>
        </text:list-item>
      </text:list>
      <text:p text:style-name="P3752">Não há.</text:p>
      <text:p text:style-name="P3753"/>
      <text:list text:style-name="LFO18" text:continue-numbering="true">
        <text:list-item>
          <text:p text:style-name="P3754">Casos de Uso Incluídos</text:p>
        </text:list-item>
      </text:list>
      <text:p text:style-name="P3755">Não há.</text:p>
      <text:p text:style-name="P3756"/>
      <text:list text:style-name="LFO18" text:continue-numbering="true">
        <text:list-item>
          <text:p text:style-name="P3757">Pós-Condições</text:p>
        </text:list-item>
      </text:list>
      <text:p text:style-name="P3758">Não há.</text:p>
      <text:p text:style-name="P3759"/>
      <text:list text:style-name="LFO18" text:continue-numbering="true">
        <text:list-item>
          <text:p text:style-name="P3760">Outros Diagramas</text:p>
        </text:list-item>
      </text:list>
      <text:p text:style-name="P3761">Não há.</text:p>
      <text:p text:style-name="P3762"/>
      <text:p text:style-name="P3763">Atributos</text:p>
      <text:p text:style-name="P3764"/>
      <table:table table:style-name="Table3765">
        <table:table-columns>
          <table:table-column table:style-name="TableColumn3766"/>
          <table:table-column table:style-name="TableColumn3767"/>
        </table:table-columns>
        <table:table-row table:style-name="TableRow3768">
          <table:table-cell table:style-name="TableCell3769">
            <text:p text:style-name="P3770">Atributo</text:p>
          </table:table-cell>
          <table:table-cell table:style-name="TableCell3771">
            <text:p text:style-name="P3772">Valor</text:p>
          </table:table-cell>
        </table:table-row>
        <table:table-row table:style-name="TableRow3773">
          <table:table-cell table:style-name="TableCell3774">
            <text:p text:style-name="P3775">Tipo de Conteúdo</text:p>
          </table:table-cell>
          <table:table-cell table:style-name="TableCell3776">
            <text:p text:style-name="P3777">Fluxo Básico</text:p>
          </table:table-cell>
        </table:table-row>
        <table:table-row table:style-name="TableRow3778">
          <table:table-cell table:style-name="TableCell3779">
            <text:p text:style-name="P3780">Complexidade</text:p>
          </table:table-cell>
          <table:table-cell table:style-name="TableCell3781">
            <text:p text:style-name="P3782">Baixa</text:p>
          </table:table-cell>
        </table:table-row>
        <table:table-row table:style-name="TableRow3783">
          <table:table-cell table:style-name="TableCell3784">
            <text:p text:style-name="P3785">Estado</text:p>
          </table:table-cell>
          <table:table-cell table:style-name="TableCell3786">
            <text:p text:style-name="P3787">Aprovado</text:p>
          </table:table-cell>
        </table:table-row>
      </table:table>
      <text:p text:style-name="P3788"/>
      <text:p text:style-name="P3789">Requisitos de negócio associados</text:p>
      <text:p text:style-name="P3790">RQN11 - Exibir Estabelecimentos.</text:p>
      <text:p text:style-name="P3791"/>
      <text:p text:style-name="P3792">Regras de negócio associadas</text:p>
      <text:p text:style-name="P3793">Não há.<text:s/></text:p>
      <text:p text:style-name="P3794"/>
      <text:p text:style-name="P3795">Casos de uso subordinados</text:p>
      <text:p text:style-name="P3796">Não há.</text:p>
      <text:p text:style-name="P3797"/>
      <text:p text:style-name="P3798">UC11.1:</text:p>
      <text:p text:style-name="P3799">Atributos</text:p>
      <text:p text:style-name="P3800"/>
      <table:table table:style-name="Table3801">
        <table:table-columns>
          <table:table-column table:style-name="TableColumn3802"/>
          <table:table-column table:style-name="TableColumn3803"/>
        </table:table-columns>
        <table:table-row table:style-name="TableRow3804">
          <table:table-cell table:style-name="TableCell3805">
            <text:soft-page-break/>
            <text:p text:style-name="P3806">Atributo</text:p>
          </table:table-cell>
          <table:table-cell table:style-name="TableCell3807">
            <text:p text:style-name="P3808">Valor</text:p>
          </table:table-cell>
        </table:table-row>
        <table:table-row table:style-name="TableRow3809">
          <table:table-cell table:style-name="TableCell3810">
            <text:p text:style-name="P3811">Tipo de Conteúdo</text:p>
          </table:table-cell>
          <table:table-cell table:style-name="TableCell3812">
            <text:p text:style-name="P3813">Fluxo Alternativo</text:p>
          </table:table-cell>
        </table:table-row>
        <table:table-row table:style-name="TableRow3814">
          <table:table-cell table:style-name="TableCell3815">
            <text:p text:style-name="P3816">Complexidade</text:p>
          </table:table-cell>
          <table:table-cell table:style-name="TableCell3817">
            <text:p text:style-name="P3818">Baixa</text:p>
          </table:table-cell>
        </table:table-row>
        <table:table-row table:style-name="TableRow3819">
          <table:table-cell table:style-name="TableCell3820">
            <text:p text:style-name="P3821">Estado</text:p>
          </table:table-cell>
          <table:table-cell table:style-name="TableCell3822">
            <text:p text:style-name="P3823">Aprovado</text:p>
          </table:table-cell>
        </table:table-row>
      </table:table>
      <text:p text:style-name="P3824"/>
      <text:p text:style-name="P3825">UC11.2:</text:p>
      <text:p text:style-name="P3826">Atributos</text:p>
      <text:p text:style-name="P3827"/>
      <table:table table:style-name="Table3828">
        <table:table-columns>
          <table:table-column table:style-name="TableColumn3829"/>
          <table:table-column table:style-name="TableColumn3830"/>
        </table:table-columns>
        <table:table-row table:style-name="TableRow3831">
          <table:table-cell table:style-name="TableCell3832">
            <text:p text:style-name="P3833">Atributo</text:p>
          </table:table-cell>
          <table:table-cell table:style-name="TableCell3834">
            <text:p text:style-name="P3835">Valor</text:p>
          </table:table-cell>
        </table:table-row>
        <table:table-row table:style-name="TableRow3836">
          <table:table-cell table:style-name="TableCell3837">
            <text:p text:style-name="P3838">Tipo de Conteúdo</text:p>
          </table:table-cell>
          <table:table-cell table:style-name="TableCell3839">
            <text:p text:style-name="P3840">Fluxo Alternativo</text:p>
          </table:table-cell>
        </table:table-row>
        <table:table-row table:style-name="TableRow3841">
          <table:table-cell table:style-name="TableCell3842">
            <text:p text:style-name="P3843">Complexidade</text:p>
          </table:table-cell>
          <table:table-cell table:style-name="TableCell3844">
            <text:p text:style-name="P3845">Baixa</text:p>
          </table:table-cell>
        </table:table-row>
        <table:table-row table:style-name="TableRow3846">
          <table:table-cell table:style-name="TableCell3847">
            <text:p text:style-name="P3848">Estado</text:p>
          </table:table-cell>
          <table:table-cell table:style-name="TableCell3849">
            <text:p text:style-name="P3850">Aprovado</text:p>
          </table:table-cell>
        </table:table-row>
      </table:table>
      <text:p text:style-name="P3851"/>
      <text:p text:style-name="P3852">UC11.3:</text:p>
      <text:p text:style-name="P3853">Atributos</text:p>
      <text:p text:style-name="P3854"/>
      <table:table table:style-name="Table3855">
        <table:table-columns>
          <table:table-column table:style-name="TableColumn3856"/>
          <table:table-column table:style-name="TableColumn3857"/>
        </table:table-columns>
        <table:table-row table:style-name="TableRow3858">
          <table:table-cell table:style-name="TableCell3859">
            <text:p text:style-name="P3860">Atributo</text:p>
          </table:table-cell>
          <table:table-cell table:style-name="TableCell3861">
            <text:p text:style-name="P3862">Valor</text:p>
          </table:table-cell>
        </table:table-row>
        <table:table-row table:style-name="TableRow3863">
          <table:table-cell table:style-name="TableCell3864">
            <text:p text:style-name="P3865">Tipo de Conteúdo</text:p>
          </table:table-cell>
          <table:table-cell table:style-name="TableCell3866">
            <text:p text:style-name="P3867">Fluxo Alternativo</text:p>
          </table:table-cell>
        </table:table-row>
        <table:table-row table:style-name="TableRow3868">
          <table:table-cell table:style-name="TableCell3869">
            <text:p text:style-name="P3870">Complexidade</text:p>
          </table:table-cell>
          <table:table-cell table:style-name="TableCell3871">
            <text:p text:style-name="P3872">Baixa</text:p>
          </table:table-cell>
        </table:table-row>
        <table:table-row table:style-name="TableRow3873">
          <table:table-cell table:style-name="TableCell3874">
            <text:p text:style-name="P3875">Estado</text:p>
          </table:table-cell>
          <table:table-cell table:style-name="TableCell3876">
            <text:p text:style-name="P3877">Aprovado</text:p>
          </table:table-cell>
        </table:table-row>
      </table:table>
      <text:p text:style-name="P3878"/>
      <text:p text:style-name="P3879"/>
      <text:p text:style-name="P3880">UC12:</text:p>
      <text:p text:style-name="P3881">Especificação de Caso de Uso</text:p>
      <text:p text:style-name="P3882"/>
      <text:p text:style-name="P3883">Histórico de Revisões</text:p>
      <text:p text:style-name="P3884"/>
      <table:table table:style-name="Table3885">
        <table:table-columns>
          <table:table-column table:style-name="TableColumn3886"/>
          <table:table-column table:style-name="TableColumn3887"/>
          <table:table-column table:style-name="TableColumn3888"/>
          <table:table-column table:style-name="TableColumn3889"/>
        </table:table-columns>
        <table:table-row table:style-name="TableRow3890">
          <table:table-cell table:style-name="TableCell3891">
            <text:p text:style-name="P3892">Data</text:p>
          </table:table-cell>
          <table:table-cell table:style-name="TableCell3893">
            <text:p text:style-name="P3894">Versão</text:p>
          </table:table-cell>
          <table:table-cell table:style-name="TableCell3895">
            <text:p text:style-name="P3896">Descrição</text:p>
          </table:table-cell>
          <table:table-cell table:style-name="TableCell3897">
            <text:p text:style-name="P3898">Autor</text:p>
          </table:table-cell>
        </table:table-row>
        <table:table-row table:style-name="TableRow3899">
          <table:table-cell table:style-name="TableCell3900">
            <text:p text:style-name="P3901">16/10/09</text:p>
          </table:table-cell>
          <table:table-cell table:style-name="TableCell3902">
            <text:p text:style-name="P3903">1</text:p>
          </table:table-cell>
          <table:table-cell table:style-name="TableCell3904">
            <text:p text:style-name="P3905">Primeira Versão do Caso de Uso Exibir Cardápio</text:p>
          </table:table-cell>
          <table:table-cell table:style-name="TableCell3906">
            <text:p text:style-name="P3907">Paulo Roberto</text:p>
          </table:table-cell>
        </table:table-row>
      </table:table>
      <text:p text:style-name="P3908">Exibir Cardápio</text:p>
      <text:list text:style-name="LFO19" text:continue-numbering="true">
        <text:list-item>
          <text:p text:style-name="P3909">Breve Descrição</text:p>
        </text:list-item>
      </text:list>
      <text:p text:style-name="P3910">Este caso de uso permite a exibição da lista de Cardápios de um determinado estabelecimento cadastrado no Food Delivery Web.</text:p>
      <text:p text:style-name="P3911"/>
      <text:list text:style-name="LFO19" text:continue-numbering="true">
        <text:list-item>
          <text:p text:style-name="P3912">Referências</text:p>
        </text:list-item>
      </text:list>
      <text:p text:style-name="P3913">Não há.</text:p>
      <text:p text:style-name="P3914"/>
      <text:list text:style-name="LFO19" text:continue-numbering="true">
        <text:list-item>
          <text:p text:style-name="P3915">Atores</text:p>
        </text:list-item>
      </text:list>
      <text:p text:style-name="P3916">Cliente.</text:p>
      <text:p text:style-name="P3917"/>
      <text:list text:style-name="LFO19" text:continue-numbering="true">
        <text:list-item>
          <text:p text:style-name="P3918">Pré-condições</text:p>
        </text:list-item>
      </text:list>
      <text:p text:style-name="P3919">O cliente precisa escolher o Estabelecimento antes de Exibir os Cardápios.</text:p>
      <text:p text:style-name="P3920"/>
      <text:list text:style-name="LFO19" text:continue-numbering="true">
        <text:list-item>
          <text:p text:style-name="P3921">Fluxos de Eventos</text:p>
        </text:list-item>
      </text:list>
      <text:p text:style-name="P3922">5.1<text:s/>Fluxo Básico</text:p>
      <text:p text:style-name="P3923">Este caso de uso começa quando o cliente seleciona a opção Cardápios no Menu:</text:p>
      <text:soft-page-break/>
      <text:p text:style-name="P3924">O sistema apresenta a lista de cardápios cadastrados com a opção visualizar detalhes e também a opção Buscar por Nome.</text:p>
      <text:p text:style-name="P3925">O caso se encerra.</text:p>
      <text:p text:style-name="P3926">5.2<text:s/>Fluxos Alternativos</text:p>
      <text:p text:style-name="P3927"/>
      <text:p text:style-name="P3928">A1 – Busca Por Nome</text:p>
      <text:p text:style-name="P3929">No Passo 1 do fluxo básico:</text:p>
      <text:p text:style-name="P3930">O Cliente digita parte do nome do Cardápio.</text:p>
      <text:p text:style-name="P3931">O ator clica em Buscar Cardápios.</text:p>
      <text:p text:style-name="P3932">O sistema retorna para o passo 1 do fluxo básico mostrando apenas os Cardápios que estiverem no resultado da pesquisa.</text:p>
      <text:p text:style-name="P3933"/>
      <text:p text:style-name="P3934">A2 – Nome não traz resultados</text:p>
      <text:p text:style-name="P3935">Se no passo 2 do fluxo alternativo A1 o sistema não encontrar nenhum resultado correspondente, então:</text:p>
      <text:p text:style-name="P3936">O sistema exibe a mensagem “Não foram encontrados resultados para a busca. Clique em OK para prosseguir”;</text:p>
      <text:p text:style-name="P3937">O ator clica em OK;</text:p>
      <text:p text:style-name="P3938">O sistema retorna para o passo 1 do fluxo alternativo.</text:p>
      <text:p text:style-name="P3939"/>
      <text:list text:style-name="LFO19" text:continue-numbering="true">
        <text:list-item>
          <text:p text:style-name="P3940">Pontos de Extensão</text:p>
        </text:list-item>
      </text:list>
      <text:p text:style-name="P3941">Não há.</text:p>
      <text:p text:style-name="P3942"/>
      <text:list text:style-name="LFO19" text:continue-numbering="true">
        <text:list-item>
          <text:p text:style-name="P3943">Casos de Uso Incluídos</text:p>
        </text:list-item>
      </text:list>
      <text:p text:style-name="P3944">Não há.</text:p>
      <text:p text:style-name="P3945"/>
      <text:list text:style-name="LFO19" text:continue-numbering="true">
        <text:list-item>
          <text:p text:style-name="P3946">Pós-Condições</text:p>
        </text:list-item>
      </text:list>
      <text:p text:style-name="P3947">Não há.</text:p>
      <text:p text:style-name="P3948"/>
      <text:list text:style-name="LFO19" text:continue-numbering="true">
        <text:list-item>
          <text:p text:style-name="P3949">Outros Diagramas</text:p>
        </text:list-item>
      </text:list>
      <text:p text:style-name="P3950">Não há.</text:p>
      <text:p text:style-name="P3951"/>
      <text:p text:style-name="P3952">Atributos</text:p>
      <text:p text:style-name="P3953"/>
      <table:table table:style-name="Table3954">
        <table:table-columns>
          <table:table-column table:style-name="TableColumn3955"/>
          <table:table-column table:style-name="TableColumn3956"/>
        </table:table-columns>
        <table:table-row table:style-name="TableRow3957">
          <table:table-cell table:style-name="TableCell3958">
            <text:p text:style-name="P3959">Atributo</text:p>
          </table:table-cell>
          <table:table-cell table:style-name="TableCell3960">
            <text:p text:style-name="P3961">Valor</text:p>
          </table:table-cell>
        </table:table-row>
        <table:table-row table:style-name="TableRow3962">
          <table:table-cell table:style-name="TableCell3963">
            <text:p text:style-name="P3964">Tipo de Conteúdo</text:p>
          </table:table-cell>
          <table:table-cell table:style-name="TableCell3965">
            <text:p text:style-name="P3966">Fluxo Básico</text:p>
          </table:table-cell>
        </table:table-row>
        <table:table-row table:style-name="TableRow3967">
          <table:table-cell table:style-name="TableCell3968">
            <text:p text:style-name="P3969">Complexidade</text:p>
          </table:table-cell>
          <table:table-cell table:style-name="TableCell3970">
            <text:p text:style-name="P3971">Baixa</text:p>
          </table:table-cell>
        </table:table-row>
        <table:table-row table:style-name="TableRow3972">
          <table:table-cell table:style-name="TableCell3973">
            <text:p text:style-name="P3974">Estado</text:p>
          </table:table-cell>
          <table:table-cell table:style-name="TableCell3975">
            <text:p text:style-name="P3976">Aprovado</text:p>
          </table:table-cell>
        </table:table-row>
      </table:table>
      <text:p text:style-name="P3977"/>
      <text:p text:style-name="P3978">Requisitos de negócio associados</text:p>
      <text:p text:style-name="P3979">RQN12 - Exibir Cardápio.</text:p>
      <text:p text:style-name="P3980"><text:s/></text:p>
      <text:p text:style-name="P3981">Regras de negócio associadas</text:p>
      <text:p text:style-name="P3982">Não há.<text:s/></text:p>
      <text:p text:style-name="P3983"/>
      <text:p text:style-name="P3984">Casos de uso subordinados</text:p>
      <text:p text:style-name="P3985">Não há.</text:p>
      <text:p text:style-name="P3986"/>
      <text:p text:style-name="P3987">UC12.1:</text:p>
      <text:p text:style-name="P3988">Atributos</text:p>
      <table:table table:style-name="Table3989">
        <table:table-columns>
          <table:table-column table:style-name="TableColumn3990"/>
          <table:table-column table:style-name="TableColumn3991"/>
        </table:table-columns>
        <table:table-row table:style-name="TableRow3992">
          <table:table-cell table:style-name="TableCell3993">
            <text:soft-page-break/>
            <text:p text:style-name="P3994">Atributo</text:p>
          </table:table-cell>
          <table:table-cell table:style-name="TableCell3995">
            <text:p text:style-name="P3996">Valor</text:p>
          </table:table-cell>
        </table:table-row>
        <table:table-row table:style-name="TableRow3997">
          <table:table-cell table:style-name="TableCell3998">
            <text:p text:style-name="P3999">Tipo de Conteúdo</text:p>
          </table:table-cell>
          <table:table-cell table:style-name="TableCell4000">
            <text:p text:style-name="P4001">Fluxo Alternativo</text:p>
          </table:table-cell>
        </table:table-row>
        <table:table-row table:style-name="TableRow4002">
          <table:table-cell table:style-name="TableCell4003">
            <text:p text:style-name="P4004">Complexidade</text:p>
          </table:table-cell>
          <table:table-cell table:style-name="TableCell4005">
            <text:p text:style-name="P4006">Baixa</text:p>
          </table:table-cell>
        </table:table-row>
        <table:table-row table:style-name="TableRow4007">
          <table:table-cell table:style-name="TableCell4008">
            <text:p text:style-name="P4009">Estado</text:p>
          </table:table-cell>
          <table:table-cell table:style-name="TableCell4010">
            <text:p text:style-name="P4011">Aprovado</text:p>
          </table:table-cell>
        </table:table-row>
      </table:table>
      <text:p text:style-name="P4012"/>
      <text:p text:style-name="P4013">UC12.2:</text:p>
      <text:p text:style-name="P4014">Atributos</text:p>
      <text:p text:style-name="P4015"/>
      <table:table table:style-name="Table4016">
        <table:table-columns>
          <table:table-column table:style-name="TableColumn4017"/>
          <table:table-column table:style-name="TableColumn4018"/>
        </table:table-columns>
        <table:table-row table:style-name="TableRow4019">
          <table:table-cell table:style-name="TableCell4020">
            <text:p text:style-name="P4021">Atributo</text:p>
          </table:table-cell>
          <table:table-cell table:style-name="TableCell4022">
            <text:p text:style-name="P4023">Valor</text:p>
          </table:table-cell>
        </table:table-row>
        <table:table-row table:style-name="TableRow4024">
          <table:table-cell table:style-name="TableCell4025">
            <text:p text:style-name="P4026">Tipo de Conteúdo</text:p>
          </table:table-cell>
          <table:table-cell table:style-name="TableCell4027">
            <text:p text:style-name="P4028">Fluxo Alternativo</text:p>
          </table:table-cell>
        </table:table-row>
        <table:table-row table:style-name="TableRow4029">
          <table:table-cell table:style-name="TableCell4030">
            <text:p text:style-name="P4031">Complexidade</text:p>
          </table:table-cell>
          <table:table-cell table:style-name="TableCell4032">
            <text:p text:style-name="P4033">Baixa</text:p>
          </table:table-cell>
        </table:table-row>
        <table:table-row table:style-name="TableRow4034">
          <table:table-cell table:style-name="TableCell4035">
            <text:p text:style-name="P4036">Estado</text:p>
          </table:table-cell>
          <table:table-cell table:style-name="TableCell4037">
            <text:p text:style-name="P4038">Aprovado</text:p>
          </table:table-cell>
        </table:table-row>
      </table:table>
      <text:p text:style-name="P4039"/>
      <text:p text:style-name="P4040"/>
      <text:p text:style-name="P4041">UC13:</text:p>
      <text:p text:style-name="P4042">Especificação de Caso de Uso</text:p>
      <text:p text:style-name="P4043"/>
      <text:p text:style-name="P4044">Histórico de Revisões</text:p>
      <text:p text:style-name="P4045"/>
      <table:table table:style-name="Table4046">
        <table:table-columns>
          <table:table-column table:style-name="TableColumn4047"/>
          <table:table-column table:style-name="TableColumn4048"/>
          <table:table-column table:style-name="TableColumn4049"/>
          <table:table-column table:style-name="TableColumn4050"/>
        </table:table-columns>
        <table:table-row table:style-name="TableRow4051">
          <table:table-cell table:style-name="TableCell4052">
            <text:p text:style-name="P4053">Data</text:p>
          </table:table-cell>
          <table:table-cell table:style-name="TableCell4054">
            <text:p text:style-name="P4055">Versão</text:p>
          </table:table-cell>
          <table:table-cell table:style-name="TableCell4056">
            <text:p text:style-name="P4057">Descrição</text:p>
          </table:table-cell>
          <table:table-cell table:style-name="TableCell4058">
            <text:p text:style-name="P4059">Autor</text:p>
          </table:table-cell>
        </table:table-row>
        <table:table-row table:style-name="TableRow4060">
          <table:table-cell table:style-name="TableCell4061">
            <text:p text:style-name="P4062">15/10/09</text:p>
          </table:table-cell>
          <table:table-cell table:style-name="TableCell4063">
            <text:p text:style-name="P4064">1</text:p>
          </table:table-cell>
          <table:table-cell table:style-name="TableCell4065">
            <text:p text:style-name="P4066">Caso de uso “Exibir Prato”</text:p>
          </table:table-cell>
          <table:table-cell table:style-name="TableCell4067">
            <text:p text:style-name="P4068">Melque</text:p>
          </table:table-cell>
        </table:table-row>
      </table:table>
      <text:p text:style-name="P4069">Exibir Prato</text:p>
      <text:list text:style-name="LFO20" text:continue-numbering="true">
        <text:list-item>
          <text:p text:style-name="P4070">Breve Descrição</text:p>
        </text:list-item>
      </text:list>
      <text:p text:style-name="P4071">Este caso de uso exibe uma lista de pratos referente a um cardápio pré-definido pelo cliente e adiciona um determinado prato na lista de pedido do mesmo.</text:p>
      <text:p text:style-name="P4072"/>
      <text:list text:style-name="LFO20" text:continue-numbering="true">
        <text:list-item>
          <text:p text:style-name="P4073">Referências</text:p>
        </text:list-item>
      </text:list>
      <text:p text:style-name="P4074">Não há.</text:p>
      <text:p text:style-name="P4075"/>
      <text:list text:style-name="LFO20" text:continue-numbering="true">
        <text:list-item>
          <text:p text:style-name="P4076">Atores</text:p>
        </text:list-item>
      </text:list>
      <text:p text:style-name="P4077">Cliente.</text:p>
      <text:p text:style-name="P4078"/>
      <text:list text:style-name="LFO20" text:continue-numbering="true">
        <text:list-item>
          <text:p text:style-name="P4079">Pré-condições</text:p>
        </text:list-item>
      </text:list>
      <text:p text:style-name="P4080">Efetuar login no sistema.</text:p>
      <text:p text:style-name="P4081"/>
      <text:list text:style-name="LFO20" text:continue-numbering="true">
        <text:list-item>
          <text:p text:style-name="P4082">Fluxos de Eventos</text:p>
        </text:list-item>
      </text:list>
      <text:p text:style-name="P4083">5.1<text:s/>Fluxo Básico</text:p>
      <text:p text:style-name="P4084">Este caso de uso começa quando o cliente seleciona a opção Exibir Prato do menu principal:</text:p>
      <text:p text:style-name="P4085">O cliente seleciona o estabelecimento no qual deseja efetuar a consulta.</text:p>
      <text:p text:style-name="P4086">O sistema apresenta ao cliente um formulário com o seguinte campo para busca: Cardápio. Também apresenta uma grade para visualização dos pratos referentes ao cardápio o qual foi efetuada a busca, e as seguintes opções: “Buscar” e “Adicionar<text:s/>na Lista de Pedidos”.</text:p>
      <text:p text:style-name="P4087">O caso de uso se encerra. <text:s text:c="2"/></text:p>
      <text:p text:style-name="P4088">5.2<text:s/>Fluxos Alternativos</text:p>
      <text:p text:style-name="P4089"/>
      <text:soft-page-break/>
      <text:p text:style-name="P4090">A1 – Buscar Prato</text:p>
      <text:p text:style-name="P4091">No primeiro passo do fluxo básico:</text:p>
      <text:p text:style-name="P4092">O cliente informa o valor do campo Cardápio para que seja efetuada a busca.</text:p>
      <text:p text:style-name="P4093">O cliente seleciona a opção Buscar.</text:p>
      <text:p text:style-name="P4094">O sistema efetua uma busca na base de dados do sistema e retorna os pratos referente ao cardápio na grade de visualização.</text:p>
      <text:p text:style-name="P4095">O sistema retorna ao segundo passo do fluxo básico.</text:p>
      <text:p text:style-name="P4096"/>
      <text:p text:style-name="P4097">A2 – Adicionar na Lista de Pedidos</text:p>
      <text:p text:style-name="P4098">No primeiro passo do fluxo básico:</text:p>
      <text:p text:style-name="P4099">O cliente seleciona uma linha da grade de visualização referente ao prato presente no cardápio resultante da busca.</text:p>
      <text:p text:style-name="P4100">O cliente seleciona a opção Adicionar na Lista de Pedidos.</text:p>
      <text:p text:style-name="P4101">O sistema inclui o prato na tabela de pedidos do cliente na base de dados.</text:p>
      <text:p text:style-name="P4102">O sistema retorna ao segundo passo do fluxo básico.</text:p>
      <text:p text:style-name="P4103"/>
      <text:list text:style-name="LFO20" text:continue-numbering="true">
        <text:list-item>
          <text:p text:style-name="P4104">Pontos de Extensão</text:p>
        </text:list-item>
      </text:list>
      <text:p text:style-name="P4105">Não há.</text:p>
      <text:p text:style-name="P4106"/>
      <text:list text:style-name="LFO20" text:continue-numbering="true">
        <text:list-item>
          <text:p text:style-name="P4107">Casos de Uso Incluídos</text:p>
        </text:list-item>
      </text:list>
      <text:p text:style-name="P4108">Não há.</text:p>
      <text:p text:style-name="P4109"/>
      <text:list text:style-name="LFO20" text:continue-numbering="true">
        <text:list-item>
          <text:p text:style-name="P4110">Pós-Condições</text:p>
        </text:list-item>
      </text:list>
      <text:p text:style-name="P4111">Não há.</text:p>
      <text:p text:style-name="P4112"/>
      <text:list text:style-name="LFO20" text:continue-numbering="true">
        <text:list-item>
          <text:p text:style-name="P4113">Outros Diagramas</text:p>
        </text:list-item>
      </text:list>
      <text:p text:style-name="P4114">Não há.</text:p>
      <text:p text:style-name="P4115"/>
      <text:p text:style-name="P4116">Atributos</text:p>
      <text:p text:style-name="P4117"/>
      <table:table table:style-name="Table4118">
        <table:table-columns>
          <table:table-column table:style-name="TableColumn4119"/>
          <table:table-column table:style-name="TableColumn4120"/>
        </table:table-columns>
        <table:table-row table:style-name="TableRow4121">
          <table:table-cell table:style-name="TableCell4122">
            <text:p text:style-name="P4123">Atributo</text:p>
          </table:table-cell>
          <table:table-cell table:style-name="TableCell4124">
            <text:p text:style-name="P4125">Valor</text:p>
          </table:table-cell>
        </table:table-row>
        <table:table-row table:style-name="TableRow4126">
          <table:table-cell table:style-name="TableCell4127">
            <text:p text:style-name="P4128">Tipo de Conteúdo</text:p>
          </table:table-cell>
          <table:table-cell table:style-name="TableCell4129">
            <text:p text:style-name="P4130">Fluxo Básico</text:p>
          </table:table-cell>
        </table:table-row>
        <table:table-row table:style-name="TableRow4131">
          <table:table-cell table:style-name="TableCell4132">
            <text:p text:style-name="P4133">Complexidade</text:p>
          </table:table-cell>
          <table:table-cell table:style-name="TableCell4134">
            <text:p text:style-name="P4135">Média</text:p>
          </table:table-cell>
        </table:table-row>
        <table:table-row table:style-name="TableRow4136">
          <table:table-cell table:style-name="TableCell4137">
            <text:p text:style-name="P4138">Estado</text:p>
          </table:table-cell>
          <table:table-cell table:style-name="TableCell4139">
            <text:p text:style-name="P4140">Aprovado</text:p>
          </table:table-cell>
        </table:table-row>
      </table:table>
      <text:p text:style-name="P4141"/>
      <text:p text:style-name="P4142">Requisitos de negócio associados</text:p>
      <text:p text:style-name="P4143">RQN13 - Exibir Prato.</text:p>
      <text:p text:style-name="P4144"><text:s/></text:p>
      <text:p text:style-name="P4145">Regras de negócio associadas</text:p>
      <text:p text:style-name="P4146">Não há.<text:s/></text:p>
      <text:p text:style-name="P4147"/>
      <text:p text:style-name="P4148">Casos de uso subordinados</text:p>
      <text:p text:style-name="P4149">Não há.</text:p>
      <text:p text:style-name="P4150"/>
      <text:p text:style-name="P4151">UC13.1:</text:p>
      <text:p text:style-name="P4152">Atributos</text:p>
      <table:table table:style-name="Table4153">
        <table:table-columns>
          <table:table-column table:style-name="TableColumn4154"/>
          <table:table-column table:style-name="TableColumn4155"/>
        </table:table-columns>
        <table:table-row table:style-name="TableRow4156">
          <table:table-cell table:style-name="TableCell4157">
            <text:p text:style-name="P4158">Atributo</text:p>
          </table:table-cell>
          <table:table-cell table:style-name="TableCell4159">
            <text:p text:style-name="P4160">Valor</text:p>
          </table:table-cell>
        </table:table-row>
        <table:table-row table:style-name="TableRow4161">
          <table:table-cell table:style-name="TableCell4162">
            <text:p text:style-name="P4163">Tipo de Conteúdo</text:p>
          </table:table-cell>
          <table:table-cell table:style-name="TableCell4164">
            <text:p text:style-name="P4165">Fluxo Alternativo</text:p>
          </table:table-cell>
        </table:table-row>
        <table:table-row table:style-name="TableRow4166">
          <table:table-cell table:style-name="TableCell4167">
            <text:p text:style-name="P4168">Complexidade</text:p>
          </table:table-cell>
          <table:table-cell table:style-name="TableCell4169">
            <text:p text:style-name="P4170">Média</text:p>
          </table:table-cell>
        </table:table-row>
        <table:table-row table:style-name="TableRow4171">
          <table:table-cell table:style-name="TableCell4172">
            <text:p text:style-name="P4173">Estado</text:p>
          </table:table-cell>
          <table:table-cell table:style-name="TableCell4174">
            <text:p text:style-name="P4175">Aprovado</text:p>
          </table:table-cell>
        </table:table-row>
      </table:table>
      <text:p text:style-name="P4176"/>
      <text:p text:style-name="P4177">UC13.2:</text:p>
      <text:soft-page-break/>
      <text:p text:style-name="P4178">Atributos</text:p>
      <text:p text:style-name="P4179"/>
      <table:table table:style-name="Table4180">
        <table:table-columns>
          <table:table-column table:style-name="TableColumn4181"/>
          <table:table-column table:style-name="TableColumn4182"/>
        </table:table-columns>
        <table:table-row table:style-name="TableRow4183">
          <table:table-cell table:style-name="TableCell4184">
            <text:p text:style-name="P4185">Atributo</text:p>
          </table:table-cell>
          <table:table-cell table:style-name="TableCell4186">
            <text:p text:style-name="P4187">Valor</text:p>
          </table:table-cell>
        </table:table-row>
        <table:table-row table:style-name="TableRow4188">
          <table:table-cell table:style-name="TableCell4189">
            <text:p text:style-name="P4190">Tipo de Conteúdo</text:p>
          </table:table-cell>
          <table:table-cell table:style-name="TableCell4191">
            <text:p text:style-name="P4192">Fluxo Alternativo</text:p>
          </table:table-cell>
        </table:table-row>
        <table:table-row table:style-name="TableRow4193">
          <table:table-cell table:style-name="TableCell4194">
            <text:p text:style-name="P4195">Complexidade</text:p>
          </table:table-cell>
          <table:table-cell table:style-name="TableCell4196">
            <text:p text:style-name="P4197">Alta</text:p>
          </table:table-cell>
        </table:table-row>
        <table:table-row table:style-name="TableRow4198">
          <table:table-cell table:style-name="TableCell4199">
            <text:p text:style-name="P4200">Estado</text:p>
          </table:table-cell>
          <table:table-cell table:style-name="TableCell4201">
            <text:p text:style-name="P4202">Aprovado</text:p>
          </table:table-cell>
        </table:table-row>
      </table:table>
      <text:p text:style-name="P4203"/>
      <text:p text:style-name="P4204"/>
      <text:p text:style-name="P4205">UC14:</text:p>
      <text:p text:style-name="P4206">Especificação de Caso de Uso</text:p>
      <text:p text:style-name="P4207"/>
      <text:p text:style-name="P4208">Histórico de Revisões</text:p>
      <text:p text:style-name="P4209"/>
      <table:table table:style-name="Table4210">
        <table:table-columns>
          <table:table-column table:style-name="TableColumn4211"/>
          <table:table-column table:style-name="TableColumn4212"/>
          <table:table-column table:style-name="TableColumn4213"/>
          <table:table-column table:style-name="TableColumn4214"/>
        </table:table-columns>
        <table:table-row table:style-name="TableRow4215">
          <table:table-cell table:style-name="TableCell4216">
            <text:p text:style-name="P4217">Data</text:p>
          </table:table-cell>
          <table:table-cell table:style-name="TableCell4218">
            <text:p text:style-name="P4219">Versão</text:p>
          </table:table-cell>
          <table:table-cell table:style-name="TableCell4220">
            <text:p text:style-name="P4221">Descrição</text:p>
          </table:table-cell>
          <table:table-cell table:style-name="TableCell4222">
            <text:p text:style-name="P4223">Autor</text:p>
          </table:table-cell>
        </table:table-row>
        <table:table-row table:style-name="TableRow4224">
          <table:table-cell table:style-name="TableCell4225">
            <text:p text:style-name="P4226">15/10/09</text:p>
          </table:table-cell>
          <table:table-cell table:style-name="TableCell4227">
            <text:p text:style-name="P4228">1</text:p>
          </table:table-cell>
          <table:table-cell table:style-name="TableCell4229">
            <text:p text:style-name="P4230">Criação do documento de caso de uso “Solicitar Pedido”.</text:p>
          </table:table-cell>
          <table:table-cell table:style-name="TableCell4231">
            <text:p text:style-name="P4232">paulodaniel</text:p>
          </table:table-cell>
        </table:table-row>
        <table:table-row table:style-name="TableRow4233">
          <table:table-cell table:style-name="TableCell4234">
            <text:p text:style-name="P4235">20/10/09</text:p>
          </table:table-cell>
          <table:table-cell table:style-name="TableCell4236">
            <text:p text:style-name="P4237">2</text:p>
          </table:table-cell>
          <table:table-cell table:style-name="TableCell4238">
            <text:p text:style-name="P4239">Seção pontos de extensão</text:p>
          </table:table-cell>
          <table:table-cell table:style-name="TableCell4240">
            <text:p text:style-name="P4241">estevaobissoli</text:p>
          </table:table-cell>
        </table:table-row>
      </table:table>
      <text:p text:style-name="P4242">Solicitar Pedido</text:p>
      <text:list text:style-name="LFO21" text:continue-numbering="true">
        <text:list-item>
          <text:p text:style-name="P4243">Breve Descrição</text:p>
        </text:list-item>
      </text:list>
      <text:p text:style-name="P4244">Este caso de uso é utilizado para demonstrar que o cliente poderá solicitar o pedido a um estabelecimento a qualquer momento, respeitando as datas e horário de funcionamento do estabelecimento.</text:p>
      <text:p text:style-name="P4245"/>
      <text:list text:style-name="LFO21" text:continue-numbering="true">
        <text:list-item>
          <text:p text:style-name="P4246">Referências</text:p>
        </text:list-item>
      </text:list>
      <text:p text:style-name="P4247">Não há.</text:p>
      <text:p text:style-name="P4248"/>
      <text:list text:style-name="LFO21" text:continue-numbering="true">
        <text:list-item>
          <text:p text:style-name="P4249">Atores</text:p>
        </text:list-item>
      </text:list>
      <text:p text:style-name="P4250">Cliente.</text:p>
      <text:p text:style-name="P4251"/>
      <text:list text:style-name="LFO21" text:continue-numbering="true">
        <text:list-item>
          <text:p text:style-name="P4252">Pré-condições</text:p>
        </text:list-item>
      </text:list>
      <text:p text:style-name="P4253">Realizar login no sistema.</text:p>
      <text:p text:style-name="P4254"/>
      <text:list text:style-name="LFO21" text:continue-numbering="true">
        <text:list-item>
          <text:p text:style-name="P4255">Fluxos de Eventos</text:p>
        </text:list-item>
      </text:list>
      <text:p text:style-name="P4256">5.1<text:s/>Fluxo Básico</text:p>
      <text:p text:style-name="P4257">Este caso de uso começa quando o ator seleciona a opção Solicitar Pedido no menu:</text:p>
      <text:p text:style-name="P4258">1. O sistema apresenta ao usuário um painel de controle com uma grade contendo o nome, especialidade e horário de funcionamento dos estabelecimentos.</text:p>
      <text:p text:style-name="P4259">2. O caso de uso se encerra.</text:p>
      <text:p text:style-name="P4260">5.2<text:s/>Fluxos Alternativos</text:p>
      <text:p text:style-name="P4261"/>
      <text:p text:style-name="P4262">A1 – Finalizar Pedido</text:p>
      <text:p text:style-name="P4263">No passo 1 do fluxo básico:</text:p>
      <text:p text:style-name="P4264">1. O ator seleciona, na grade de estabelecimentos, a linha que contém o estabelecimento desejado.</text:p>
      <text:soft-page-break/>
      <text:p text:style-name="P4265">2. O sistema exibe um formulário contendo todos os pratos oferecidos, juntamente com seus preços, disponibilidades e formas de pagamento.</text:p>
      <text:p text:style-name="P4266">3. O ator informa o(s) prato(s) desejado(s), juntamente com a quantidade e forma de pagamento.</text:p>
      <text:p text:style-name="P4267">4. O ator clica no ícone finalizar pedido.</text:p>
      <text:p text:style-name="P4268">5. O sistema inclui os dados do pedido na base de dados e exibe a mensagem “Pedido realizado com sucesso”.</text:p>
      <text:p text:style-name="P4269">6. O sistema envia um e-mail para o estabelecimento, a fim de notificá-lo do pedido realizado.</text:p>
      <text:p text:style-name="P4270">7. O sistema retorna ao passo 1 do fluxo básico.</text:p>
      <text:p text:style-name="P4271"/>
      <text:list text:style-name="LFO21" text:continue-numbering="true">
        <text:list-item>
          <text:p text:style-name="P4272">Pontos de Extensão</text:p>
        </text:list-item>
      </text:list>
      <text:p text:style-name="P4273">Agendar Entrega de Pedido;</text:p>
      <text:p text:style-name="P4274">Se no passo 3 do fluxo alternativo A1 - Incluir pedido, o cliente desejar agendar a entrega do pedido, o caso de uso “Agendar Entrega de Pedido” é acionado.</text:p>
      <text:p text:style-name="P4275"/>
      <text:list text:style-name="LFO21" text:continue-numbering="true">
        <text:list-item>
          <text:p text:style-name="P4276">Casos de Uso Incluídos</text:p>
        </text:list-item>
      </text:list>
      <text:p text:style-name="P4277">Não há.</text:p>
      <text:p text:style-name="P4278"/>
      <text:list text:style-name="LFO21" text:continue-numbering="true">
        <text:list-item>
          <text:p text:style-name="P4279">Pós-Condições</text:p>
        </text:list-item>
      </text:list>
      <text:p text:style-name="P4280">Não há.</text:p>
      <text:p text:style-name="P4281"/>
      <text:list text:style-name="LFO21" text:continue-numbering="true">
        <text:list-item>
          <text:p text:style-name="P4282">Outros Diagramas</text:p>
        </text:list-item>
      </text:list>
      <text:p text:style-name="P4283">Não há.</text:p>
      <text:p text:style-name="P4284"/>
      <text:p text:style-name="P4285">Atributos</text:p>
      <text:p text:style-name="P4286"/>
      <table:table table:style-name="Table4287">
        <table:table-columns>
          <table:table-column table:style-name="TableColumn4288"/>
          <table:table-column table:style-name="TableColumn4289"/>
        </table:table-columns>
        <table:table-row table:style-name="TableRow4290">
          <table:table-cell table:style-name="TableCell4291">
            <text:p text:style-name="P4292">Atributo</text:p>
          </table:table-cell>
          <table:table-cell table:style-name="TableCell4293">
            <text:p text:style-name="P4294">Valor</text:p>
          </table:table-cell>
        </table:table-row>
        <table:table-row table:style-name="TableRow4295">
          <table:table-cell table:style-name="TableCell4296">
            <text:p text:style-name="P4297">Tipo de Conteúdo</text:p>
          </table:table-cell>
          <table:table-cell table:style-name="TableCell4298">
            <text:p text:style-name="P4299">Fluxo Básico</text:p>
          </table:table-cell>
        </table:table-row>
        <table:table-row table:style-name="TableRow4300">
          <table:table-cell table:style-name="TableCell4301">
            <text:p text:style-name="P4302">Complexidade</text:p>
          </table:table-cell>
          <table:table-cell table:style-name="TableCell4303">
            <text:p text:style-name="P4304">Alta</text:p>
          </table:table-cell>
        </table:table-row>
        <table:table-row table:style-name="TableRow4305">
          <table:table-cell table:style-name="TableCell4306">
            <text:p text:style-name="P4307">Estado</text:p>
          </table:table-cell>
          <table:table-cell table:style-name="TableCell4308">
            <text:p text:style-name="P4309">Aprovado</text:p>
          </table:table-cell>
        </table:table-row>
      </table:table>
      <text:p text:style-name="P4310"/>
      <text:p text:style-name="P4311">Requisitos de negócio associados</text:p>
      <text:p text:style-name="P4312">RQN14 - Solicitar pedido.</text:p>
      <text:p text:style-name="P4313"><text:s/></text:p>
      <text:p text:style-name="P4314">Regras de negócio associadas</text:p>
      <text:p text:style-name="P4315">Não há.<text:s/></text:p>
      <text:p text:style-name="P4316"/>
      <text:p text:style-name="P4317">Casos de uso subordinados</text:p>
      <text:p text:style-name="P4318">UC9 – Agendar Entrega de Pedido.</text:p>
      <text:p text:style-name="P4319"/>
      <text:p text:style-name="P4320">UC14.1:</text:p>
      <text:p text:style-name="P4321">Atributos</text:p>
      <table:table table:style-name="Table4322">
        <table:table-columns>
          <table:table-column table:style-name="TableColumn4323"/>
          <table:table-column table:style-name="TableColumn4324"/>
        </table:table-columns>
        <table:table-row table:style-name="TableRow4325">
          <table:table-cell table:style-name="TableCell4326">
            <text:p text:style-name="P4327">Atributo</text:p>
          </table:table-cell>
          <table:table-cell table:style-name="TableCell4328">
            <text:p text:style-name="P4329">Valor</text:p>
          </table:table-cell>
        </table:table-row>
        <table:table-row table:style-name="TableRow4330">
          <table:table-cell table:style-name="TableCell4331">
            <text:p text:style-name="P4332">Tipo de Conteúdo</text:p>
          </table:table-cell>
          <table:table-cell table:style-name="TableCell4333">
            <text:p text:style-name="P4334">Fluxo Alternativo</text:p>
          </table:table-cell>
        </table:table-row>
        <table:table-row table:style-name="TableRow4335">
          <table:table-cell table:style-name="TableCell4336">
            <text:p text:style-name="P4337">Complexidade</text:p>
          </table:table-cell>
          <table:table-cell table:style-name="TableCell4338">
            <text:p text:style-name="P4339">Alta</text:p>
          </table:table-cell>
        </table:table-row>
        <table:table-row table:style-name="TableRow4340">
          <table:table-cell table:style-name="TableCell4341">
            <text:p text:style-name="P4342">Estado</text:p>
          </table:table-cell>
          <table:table-cell table:style-name="TableCell4343">
            <text:p text:style-name="P4344">Aprovado</text:p>
          </table:table-cell>
        </table:table-row>
      </table:table>
      <text:p text:style-name="P4345"/>
      <text:p text:style-name="P4346"/>
      <text:p text:style-name="P4347">UC15:</text:p>
      <text:p text:style-name="P4348">Especificação de Caso de Uso</text:p>
      <text:p text:style-name="P4349"/>
      <text:p text:style-name="P4350">Histórico de Revisões</text:p>
      <text:p text:style-name="P4351"/>
      <table:table table:style-name="Table4352">
        <table:table-columns>
          <table:table-column table:style-name="TableColumn4353"/>
          <table:table-column table:style-name="TableColumn4354"/>
          <table:table-column table:style-name="TableColumn4355"/>
          <table:table-column table:style-name="TableColumn4356"/>
        </table:table-columns>
        <table:table-row table:style-name="TableRow4357">
          <table:table-cell table:style-name="TableCell4358">
            <text:p text:style-name="P4359">Data</text:p>
          </table:table-cell>
          <table:table-cell table:style-name="TableCell4360">
            <text:p text:style-name="P4361">Versão</text:p>
          </table:table-cell>
          <table:table-cell table:style-name="TableCell4362">
            <text:p text:style-name="P4363">Descrição</text:p>
          </table:table-cell>
          <table:table-cell table:style-name="TableCell4364">
            <text:p text:style-name="P4365">Autor</text:p>
          </table:table-cell>
        </table:table-row>
        <table:table-row table:style-name="TableRow4366">
          <table:table-cell table:style-name="TableCell4367">
            <text:p text:style-name="P4368">16/10/09</text:p>
          </table:table-cell>
          <table:table-cell table:style-name="TableCell4369">
            <text:p text:style-name="P4370">1</text:p>
          </table:table-cell>
          <table:table-cell table:style-name="TableCell4371">
            <text:p text:style-name="P4372">Criação do Documento</text:p>
          </table:table-cell>
          <table:table-cell table:style-name="TableCell4373">
            <text:p text:style-name="P4374"><text:s text:c="2"/>Renato Correa</text:p>
          </table:table-cell>
        </table:table-row>
      </table:table>
      <text:p text:style-name="P4375">Registrar Avaliação do Estabelecimento</text:p>
      <text:list text:style-name="LFO22" text:continue-numbering="true">
        <text:list-item>
          <text:p text:style-name="P4376">Breve Descrição</text:p>
        </text:list-item>
      </text:list>
      <text:p text:style-name="P4377">Assim que o cliente concretizar seu pedido, será disponibilizada uma avaliação, numa escala de 1 a 5, do serviço prestado.</text:p>
      <text:p text:style-name="P4378"/>
      <text:list text:style-name="LFO22" text:continue-numbering="true">
        <text:list-item>
          <text:p text:style-name="P4379">Referências</text:p>
        </text:list-item>
      </text:list>
      <text:p text:style-name="P4380">Não há.</text:p>
      <text:p text:style-name="P4381"/>
      <text:list text:style-name="LFO22" text:continue-numbering="true">
        <text:list-item>
          <text:p text:style-name="P4382">Atores</text:p>
        </text:list-item>
      </text:list>
      <text:p text:style-name="P4383">Cliente.</text:p>
      <text:p text:style-name="P4384"/>
      <text:list text:style-name="LFO22" text:continue-numbering="true">
        <text:list-item>
          <text:p text:style-name="P4385">Pré-condições</text:p>
        </text:list-item>
      </text:list>
      <text:p text:style-name="P4386">O ator deve realizar login no sistema.</text:p>
      <text:p text:style-name="P4387">O cliente deve ter concluído seu pedido.</text:p>
      <text:p text:style-name="P4388"/>
      <text:list text:style-name="LFO22" text:continue-numbering="true">
        <text:list-item>
          <text:p text:style-name="P4389">Fluxos de Eventos</text:p>
        </text:list-item>
      </text:list>
      <text:p text:style-name="P4390">5.1<text:s/>Fluxo Básico</text:p>
      <text:p text:style-name="P4391">Este caso de uso começa quando o cliente finaliza seu pedido. É exibido então, em forma de pergunta, qual a opinião do usuário em relação ao serviço como um todo, solicitando uma avaliação através de pontuação (1 a 5), sendo que, quanto maior for a pontuação, melhor o desempenho do serviço.</text:p>
      <text:p text:style-name="P4392">1. O sistema exibe um formulário questionando a qualidade do serviço através da pergunta: “No geral, o que você achou do nosso serviço? Classifique-o de 1 a 5, lembrando que, quanto maior for a nota, maior é o seu grau de satisfação com nosso serviço.”</text:p>
      <text:p text:style-name="P4393">2. O ator seleciona a opção correspondente à sua opinião.</text:p>
      <text:p text:style-name="P4394">3. O ator seleciona a opção “salvar”.</text:p>
      <text:p text:style-name="P4395">4. O sistema armazena as informações referentes a avaliação do restaurante.</text:p>
      <text:p text:style-name="P4396">5. O sistema finaliza o pedido do cliente.</text:p>
      <text:p text:style-name="P4397">6. O caso de uso é encerrado.</text:p>
      <text:p text:style-name="P4398">5.2<text:s/>Fluxos Alternativos</text:p>
      <text:p text:style-name="P4399">Não há.</text:p>
      <text:p text:style-name="P4400"/>
      <text:list text:style-name="LFO22" text:continue-numbering="true">
        <text:list-item>
          <text:p text:style-name="P4401">Pontos de Extensão</text:p>
        </text:list-item>
      </text:list>
      <text:p text:style-name="P4402">Não há.</text:p>
      <text:p text:style-name="P4403"/>
      <text:list text:style-name="LFO22" text:continue-numbering="true">
        <text:list-item>
          <text:p text:style-name="P4404">Casos de Uso Incluídos</text:p>
        </text:list-item>
      </text:list>
      <text:p text:style-name="P4405">Não há.</text:p>
      <text:p text:style-name="P4406"/>
      <text:list text:style-name="LFO22" text:continue-numbering="true">
        <text:list-item>
          <text:p text:style-name="P4407">Pós-Condições</text:p>
        </text:list-item>
      </text:list>
      <text:p text:style-name="P4408">Não há.</text:p>
      <text:soft-page-break/>
      <text:list text:style-name="LFO22" text:continue-numbering="true">
        <text:list-item>
          <text:p text:style-name="P4409">Outros Diagramas</text:p>
        </text:list-item>
      </text:list>
      <text:p text:style-name="P4410">Não há.</text:p>
      <text:p text:style-name="P4411"/>
      <text:p text:style-name="P4412">Atributos</text:p>
      <text:p text:style-name="P4413"/>
      <table:table table:style-name="Table4414">
        <table:table-columns>
          <table:table-column table:style-name="TableColumn4415"/>
          <table:table-column table:style-name="TableColumn4416"/>
        </table:table-columns>
        <table:table-row table:style-name="TableRow4417">
          <table:table-cell table:style-name="TableCell4418">
            <text:p text:style-name="P4419">Atributo</text:p>
          </table:table-cell>
          <table:table-cell table:style-name="TableCell4420">
            <text:p text:style-name="P4421">Valor</text:p>
          </table:table-cell>
        </table:table-row>
        <table:table-row table:style-name="TableRow4422">
          <table:table-cell table:style-name="TableCell4423">
            <text:p text:style-name="P4424">Tipo de Conteúdo</text:p>
          </table:table-cell>
          <table:table-cell table:style-name="TableCell4425">
            <text:p text:style-name="P4426">Fluxo Básico</text:p>
          </table:table-cell>
        </table:table-row>
        <table:table-row table:style-name="TableRow4427">
          <table:table-cell table:style-name="TableCell4428">
            <text:p text:style-name="P4429">Complexidade</text:p>
          </table:table-cell>
          <table:table-cell table:style-name="TableCell4430">
            <text:p text:style-name="P4431">Média</text:p>
          </table:table-cell>
        </table:table-row>
        <table:table-row table:style-name="TableRow4432">
          <table:table-cell table:style-name="TableCell4433">
            <text:p text:style-name="P4434">Estado</text:p>
          </table:table-cell>
          <table:table-cell table:style-name="TableCell4435">
            <text:p text:style-name="P4436">Aprovado</text:p>
          </table:table-cell>
        </table:table-row>
      </table:table>
      <text:p text:style-name="P4437"/>
      <text:p text:style-name="P4438">Requisitos de negócio associados</text:p>
      <text:p text:style-name="P4439">RQN10 - Pesquisar Pedidos.</text:p>
      <text:p text:style-name="P4440">RQN15 - Registrar avaliação de restaurante.</text:p>
      <text:p text:style-name="P4441"><text:s/></text:p>
      <text:p text:style-name="P4442">Regras de negócio associadas</text:p>
      <text:p text:style-name="P4443">Não há.<text:s/></text:p>
      <text:p text:style-name="P4444"/>
      <text:p text:style-name="P4445">Casos de uso subordinados</text:p>
      <text:p text:style-name="P4446">Não há.</text:p>
      <text:p text:style-name="P4447"/>
      <text:p text:style-name="P4448"/>
      <text:p text:style-name="P4449">UC16:</text:p>
      <text:p text:style-name="P4450">Especificação de Caso de Uso</text:p>
      <text:p text:style-name="P4451"/>
      <text:p text:style-name="P4452">Histórico de Revisões</text:p>
      <text:p text:style-name="P4453"/>
      <table:table table:style-name="Table4454">
        <table:table-columns>
          <table:table-column table:style-name="TableColumn4455"/>
          <table:table-column table:style-name="TableColumn4456"/>
          <table:table-column table:style-name="TableColumn4457"/>
          <table:table-column table:style-name="TableColumn4458"/>
        </table:table-columns>
        <table:table-row table:style-name="TableRow4459">
          <table:table-cell table:style-name="TableCell4460">
            <text:p text:style-name="P4461">Data</text:p>
          </table:table-cell>
          <table:table-cell table:style-name="TableCell4462">
            <text:p text:style-name="P4463">Versão</text:p>
          </table:table-cell>
          <table:table-cell table:style-name="TableCell4464">
            <text:p text:style-name="P4465">Descrição</text:p>
          </table:table-cell>
          <table:table-cell table:style-name="TableCell4466">
            <text:p text:style-name="P4467">Autor</text:p>
          </table:table-cell>
        </table:table-row>
        <table:table-row table:style-name="TableRow4468">
          <table:table-cell table:style-name="TableCell4469">
            <text:p text:style-name="P4470">15/10/09</text:p>
          </table:table-cell>
          <table:table-cell table:style-name="TableCell4471">
            <text:p text:style-name="P4472">1</text:p>
          </table:table-cell>
          <table:table-cell table:style-name="TableCell4473">
            <text:p text:style-name="P4474">Caso de uso “Consultar Pedidos por estabelecimento e período”.</text:p>
          </table:table-cell>
          <table:table-cell table:style-name="TableCell4475">
            <text:p text:style-name="P4476">Melque</text:p>
          </table:table-cell>
        </table:table-row>
      </table:table>
      <text:p text:style-name="P4477">Consultar Pedido por Estabelecimento e Período</text:p>
      <text:list text:style-name="LFO23" text:continue-numbering="true">
        <text:list-item>
          <text:p text:style-name="P4478">Breve Descrição</text:p>
        </text:list-item>
      </text:list>
      <text:p text:style-name="P4479">Este caso de uso permite ao administrador ou ao gestor do estabelecimento gerar relatórios com informações de pedidos de clientes.</text:p>
      <text:p text:style-name="P4480"/>
      <text:list text:style-name="LFO23" text:continue-numbering="true">
        <text:list-item>
          <text:p text:style-name="P4481">Referências</text:p>
        </text:list-item>
      </text:list>
      <text:p text:style-name="P4482">Não há.</text:p>
      <text:p text:style-name="P4483"/>
      <text:list text:style-name="LFO23" text:continue-numbering="true">
        <text:list-item>
          <text:p text:style-name="P4484">Atores</text:p>
        </text:list-item>
      </text:list>
      <text:p text:style-name="P4485">Administrador<text:s/>e<text:s/>Gestor do estabelecimento.</text:p>
      <text:p text:style-name="P4486"/>
      <text:list text:style-name="LFO23" text:continue-numbering="true">
        <text:list-item>
          <text:p text:style-name="P4487">Pré-condições</text:p>
        </text:list-item>
      </text:list>
      <text:p text:style-name="P4488">Efetuar login no sistema.</text:p>
      <text:p text:style-name="P4489"/>
      <text:soft-page-break/>
      <text:list text:style-name="LFO23" text:continue-numbering="true">
        <text:list-item>
          <text:p text:style-name="P4490">Fluxos de Eventos</text:p>
        </text:list-item>
      </text:list>
      <text:p text:style-name="P4491">5.1<text:s/>Fluxo Básico</text:p>
      <text:p text:style-name="P4492">Este caso de uso começa quando o administrador ou o gestor do estabelecimento selecionarem a opção “Consultar Pedido por Estabelecimento ou Período” do menu Administração:</text:p>
      <text:p text:style-name="P4493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</text:p>
      <text:p text:style-name="P4494">O caso de uso se encerra.</text:p>
      <text:p text:style-name="P4495">5.2<text:s/>Fluxos Alternativos</text:p>
      <text:p text:style-name="P4496"/>
      <text:p text:style-name="P4497">A1 – Consultar</text:p>
      <text:p text:style-name="P4498">No passo 1 do fluxo básico:</text:p>
      <text:p text:style-name="P4499">O sistema executa uma tarefa de restrição referente ao perfil de usuários, segundo a regra de negócio RN6– Validação ao Consultar Prato por Estabelecimento ou Período.</text:p>
      <text:p text:style-name="P4500">O ator informa o período ou estabelecimento no qual deseja efetuar a consulta.</text:p>
      <text:p text:style-name="P4501">O ator seleciona a opção “Consultar”.</text:p>
      <text:p text:style-name="P4502">O sistema faz uma busca pelos pedidos na base de dados de acordo com o período informado pelo ator.</text:p>
      <text:p text:style-name="P4503">O sistema retorna os dados da consulta na grade de visualização com os seguintes campos: Número do pedido, Cliente, Pratos, Valor Total e Avaliação.</text:p>
      <text:p text:style-name="P4504">O sistema retorna ao passo 1 do fluxo básico.</text:p>
      <text:p text:style-name="P4505"><text:tab/></text:p>
      <text:p text:style-name="P4506">A2 – Gerar Relatório</text:p>
      <text:p text:style-name="P4507">No passo 1 do fluxo básico e no fluxo alternativo A1:</text:p>
      <text:p text:style-name="P4508">O ator visualiza o resultado da busca na grade de visualização.</text:p>
      <text:p text:style-name="P4509">O ator seleciona a opção “Gerar Relatório”.</text:p>
      <text:p text:style-name="P4510">O sistema gera um relatório do resultado da consulta com os valores dos seguintes dados: Número do pedido, Cliente, Pratos, Valor Total e Avaliação.</text:p>
      <text:p text:style-name="P4511">O sistema retorna ao passo 1 do fluxo básico.</text:p>
      <text:p text:style-name="P4512"/>
      <text:list text:style-name="LFO23" text:continue-numbering="true">
        <text:list-item>
          <text:p text:style-name="P4513">Pontos de Extensão</text:p>
        </text:list-item>
      </text:list>
      <text:p text:style-name="P4514">Não há.</text:p>
      <text:p text:style-name="P4515"/>
      <text:list text:style-name="LFO23" text:continue-numbering="true">
        <text:list-item>
          <text:p text:style-name="P4516">Casos de Uso Incluídos</text:p>
        </text:list-item>
      </text:list>
      <text:p text:style-name="P4517">Não há.</text:p>
      <text:p text:style-name="P4518"/>
      <text:list text:style-name="LFO23" text:continue-numbering="true">
        <text:list-item>
          <text:p text:style-name="P4519">Pós-Condições</text:p>
        </text:list-item>
      </text:list>
      <text:p text:style-name="P4520">Não há.</text:p>
      <text:p text:style-name="P4521"/>
      <text:list text:style-name="LFO23" text:continue-numbering="true">
        <text:list-item>
          <text:p text:style-name="P4522">Outros Diagramas</text:p>
        </text:list-item>
      </text:list>
      <text:p text:style-name="P4523">Não há.</text:p>
      <text:p text:style-name="P4524"/>
      <text:p text:style-name="P4525">Atributos</text:p>
      <text:p text:style-name="P4526"/>
      <table:table table:style-name="Table4527">
        <table:table-columns>
          <table:table-column table:style-name="TableColumn4528"/>
          <table:table-column table:style-name="TableColumn4529"/>
        </table:table-columns>
        <table:table-row table:style-name="TableRow4530">
          <table:table-cell table:style-name="TableCell4531">
            <text:p text:style-name="P4532">Atributo</text:p>
          </table:table-cell>
          <table:table-cell table:style-name="TableCell4533">
            <text:p text:style-name="P4534">Valor</text:p>
          </table:table-cell>
        </table:table-row>
        <table:table-row table:style-name="TableRow4535">
          <table:table-cell table:style-name="TableCell4536">
            <text:p text:style-name="P4537">Tipo de Conteúdo</text:p>
          </table:table-cell>
          <table:table-cell table:style-name="TableCell4538">
            <text:p text:style-name="P4539">Fluxo Básico</text:p>
          </table:table-cell>
        </table:table-row>
        <table:table-row table:style-name="TableRow4540">
          <table:table-cell table:style-name="TableCell4541">
            <text:p text:style-name="P4542">Complexidade</text:p>
          </table:table-cell>
          <table:table-cell table:style-name="TableCell4543">
            <text:p text:style-name="P4544">Média</text:p>
          </table:table-cell>
        </table:table-row>
        <text:soft-page-break/>
        <table:table-row table:style-name="TableRow4545">
          <table:table-cell table:style-name="TableCell4546">
            <text:p text:style-name="P4547">Estado</text:p>
          </table:table-cell>
          <table:table-cell table:style-name="TableCell4548">
            <text:p text:style-name="P4549">Aprovado</text:p>
          </table:table-cell>
        </table:table-row>
      </table:table>
      <text:p text:style-name="P4550"/>
      <text:p text:style-name="P4551">Requisitos de negócio associados</text:p>
      <text:p text:style-name="P4552">RQN16 - Consultar Pedidos por estabelecimento e período.</text:p>
      <text:p text:style-name="P4553"><text:s/></text:p>
      <text:p text:style-name="P4554">Regras de negócio associadas</text:p>
      <text:p text:style-name="P4555">Não há.<text:s/></text:p>
      <text:p text:style-name="P4556"/>
      <text:p text:style-name="P4557">Casos de uso subordinados</text:p>
      <text:p text:style-name="P4558">Não há.</text:p>
      <text:p text:style-name="P4559"/>
      <text:p text:style-name="P4560">UC16.1:</text:p>
      <text:p text:style-name="P4561">Atributos</text:p>
      <table:table table:style-name="Table4562">
        <table:table-columns>
          <table:table-column table:style-name="TableColumn4563"/>
          <table:table-column table:style-name="TableColumn4564"/>
        </table:table-columns>
        <table:table-row table:style-name="TableRow4565">
          <table:table-cell table:style-name="TableCell4566">
            <text:p text:style-name="P4567">Atributo</text:p>
          </table:table-cell>
          <table:table-cell table:style-name="TableCell4568">
            <text:p text:style-name="P4569">Valor</text:p>
          </table:table-cell>
        </table:table-row>
        <table:table-row table:style-name="TableRow4570">
          <table:table-cell table:style-name="TableCell4571">
            <text:p text:style-name="P4572">Tipo de Conteúdo</text:p>
          </table:table-cell>
          <table:table-cell table:style-name="TableCell4573">
            <text:p text:style-name="P4574">Fluxo Alternativo</text:p>
          </table:table-cell>
        </table:table-row>
        <table:table-row table:style-name="TableRow4575">
          <table:table-cell table:style-name="TableCell4576">
            <text:p text:style-name="P4577">Complexidade</text:p>
          </table:table-cell>
          <table:table-cell table:style-name="TableCell4578">
            <text:p text:style-name="P4579">Média</text:p>
          </table:table-cell>
        </table:table-row>
        <table:table-row table:style-name="TableRow4580">
          <table:table-cell table:style-name="TableCell4581">
            <text:p text:style-name="P4582">Estado</text:p>
          </table:table-cell>
          <table:table-cell table:style-name="TableCell4583">
            <text:p text:style-name="P4584">Aprovado</text:p>
          </table:table-cell>
        </table:table-row>
      </table:table>
      <text:p text:style-name="P4585"/>
      <text:p text:style-name="P4586">UC16.2:</text:p>
      <text:p text:style-name="P4587">Atributos</text:p>
      <table:table table:style-name="Table4588">
        <table:table-columns>
          <table:table-column table:style-name="TableColumn4589"/>
          <table:table-column table:style-name="TableColumn4590"/>
        </table:table-columns>
        <table:table-row table:style-name="TableRow4591">
          <table:table-cell table:style-name="TableCell4592">
            <text:p text:style-name="P4593">Atributo</text:p>
          </table:table-cell>
          <table:table-cell table:style-name="TableCell4594">
            <text:p text:style-name="P4595">Valor</text:p>
          </table:table-cell>
        </table:table-row>
        <table:table-row table:style-name="TableRow4596">
          <table:table-cell table:style-name="TableCell4597">
            <text:p text:style-name="P4598">Tipo de Conteúdo</text:p>
          </table:table-cell>
          <table:table-cell table:style-name="TableCell4599">
            <text:p text:style-name="P4600">Fluxo Alternativo</text:p>
          </table:table-cell>
        </table:table-row>
        <table:table-row table:style-name="TableRow4601">
          <table:table-cell table:style-name="TableCell4602">
            <text:p text:style-name="P4603">Complexidade</text:p>
          </table:table-cell>
          <table:table-cell table:style-name="TableCell4604">
            <text:p text:style-name="P4605">Alta</text:p>
          </table:table-cell>
        </table:table-row>
        <table:table-row table:style-name="TableRow4606">
          <table:table-cell table:style-name="TableCell4607">
            <text:p text:style-name="P4608">Estado</text:p>
          </table:table-cell>
          <table:table-cell table:style-name="TableCell4609">
            <text:p text:style-name="P4610">Aprovado</text:p>
          </table:table-cell>
        </table:table-row>
      </table:table>
      <text:p text:style-name="P4611"/>
      <text:p text:style-name="P4612"/>
      <text:p text:style-name="P4613">UC17:</text:p>
      <text:p text:style-name="P4614">Especificação de Caso de Uso</text:p>
      <text:p text:style-name="P4615"/>
      <text:p text:style-name="P4616">Histórico de Revisões</text:p>
      <text:p text:style-name="P4617"/>
      <table:table table:style-name="Table4618">
        <table:table-columns>
          <table:table-column table:style-name="TableColumn4619"/>
          <table:table-column table:style-name="TableColumn4620"/>
          <table:table-column table:style-name="TableColumn4621"/>
          <table:table-column table:style-name="TableColumn4622"/>
        </table:table-columns>
        <table:table-row table:style-name="TableRow4623">
          <table:table-cell table:style-name="TableCell4624">
            <text:p text:style-name="P4625">Data</text:p>
          </table:table-cell>
          <table:table-cell table:style-name="TableCell4626">
            <text:p text:style-name="P4627">Versão</text:p>
          </table:table-cell>
          <table:table-cell table:style-name="TableCell4628">
            <text:p text:style-name="P4629">Descrição</text:p>
          </table:table-cell>
          <table:table-cell table:style-name="TableCell4630">
            <text:p text:style-name="P4631">Autor</text:p>
          </table:table-cell>
        </table:table-row>
        <table:table-row table:style-name="TableRow4632">
          <table:table-cell table:style-name="TableCell4633">
            <text:p text:style-name="P4634">16/10/09</text:p>
          </table:table-cell>
          <table:table-cell table:style-name="TableCell4635">
            <text:p text:style-name="P4636">1</text:p>
          </table:table-cell>
          <table:table-cell table:style-name="TableCell4637">
            <text:p text:style-name="P4638">Caso de Uso “Consultar Cliente por Estabelecimento”</text:p>
          </table:table-cell>
          <table:table-cell table:style-name="TableCell4639">
            <text:p text:style-name="P4640"><text:s/>Renato Correa</text:p>
          </table:table-cell>
        </table:table-row>
      </table:table>
      <text:p text:style-name="P4641">Consultar Cliente por Estabelecimento</text:p>
      <text:list text:style-name="LFO24" text:continue-numbering="true">
        <text:list-item>
          <text:p text:style-name="P4642">Breve Descrição</text:p>
        </text:list-item>
      </text:list>
      <text:p text:style-name="P4643">Este caso de uso permite ao administrador ou gestor do estabelecimento gerar relatórios com informações pessoais dos pedidos de clientes.</text:p>
      <text:p text:style-name="P4644"/>
      <text:list text:style-name="LFO24" text:continue-numbering="true">
        <text:list-item>
          <text:p text:style-name="P4645">Referências</text:p>
        </text:list-item>
      </text:list>
      <text:p text:style-name="P4646">Não há.</text:p>
      <text:p text:style-name="P4647"/>
      <text:list text:style-name="LFO24" text:continue-numbering="true">
        <text:list-item>
          <text:p text:style-name="P4648">Atores</text:p>
        </text:list-item>
      </text:list>
      <text:p text:style-name="P4649">Administrador e<text:s/>Gestor do estabelecimento.</text:p>
      <text:p text:style-name="P4650"/>
      <text:list text:style-name="LFO24" text:continue-numbering="true">
        <text:list-item>
          <text:p text:style-name="P4651">Pré-condições</text:p>
        </text:list-item>
      </text:list>
      <text:p text:style-name="P4652">Efetuar login no sistema.</text:p>
      <text:soft-page-break/>
      <text:list text:style-name="LFO24" text:continue-numbering="true">
        <text:list-item>
          <text:p text:style-name="P4653">Fluxos de Eventos</text:p>
        </text:list-item>
      </text:list>
      <text:p text:style-name="P4654">5.1<text:s/>Fluxo Básico</text:p>
      <text:p text:style-name="P4655">Este caso de uso começa quando o ator seleciona a opção “Consultar Cliente por Estabelecimento” do menu:</text:p>
      <text:p text:style-name="P4656">1. O sistema carrega o(s) estabelecimento(s) referente(s) àquele ator. Então, é exibido em forma de grade, todos os pedidos cadastrados. E, por fim,<text:s/>é exibido em forma de botão a opção “Gerar Relatório”</text:p>
      <text:p text:style-name="P4657">2. O caso de uso é encerrado.</text:p>
      <text:p text:style-name="P4658">5.2<text:s/>Fluxos Alternativos</text:p>
      <text:p text:style-name="P4659">A1 – Gerar Relatório</text:p>
      <text:p text:style-name="P4660">No passo 1 do fluxo básico:</text:p>
      <text:p text:style-name="P4661">O sistema carrega todos os estabelecimentos disponíveis para aquele ator.</text:p>
      <text:p text:style-name="P4662">O ator seleciona o estabelecimento.</text:p>
      <text:p text:style-name="P4663">O sistema exibe em forma de grade todos os pedidos com seus respectivos clientes, mostrando o número do pedido e o nome do cliente.</text:p>
      <text:p text:style-name="P4664">O sistema gera, em forma de relatório, os dados pessoais dos clientes (nome, endereço, sexo, data de nascimento, telefone fixo e telefone celular).</text:p>
      <text:p text:style-name="P4665">O sistema exibe na tela o relatório com os dados solicitados.</text:p>
      <text:p text:style-name="P4666">O ator seleciona a opção voltar.</text:p>
      <text:p text:style-name="P4667">O sistema retorna ao passo 1 do fluxo básico.</text:p>
      <text:p text:style-name="P4668"/>
      <text:list text:style-name="LFO24" text:continue-numbering="true">
        <text:list-item>
          <text:p text:style-name="P4669">Pontos de Extensão</text:p>
        </text:list-item>
      </text:list>
      <text:p text:style-name="P4670">Não há.</text:p>
      <text:p text:style-name="P4671"/>
      <text:list text:style-name="LFO24" text:continue-numbering="true">
        <text:list-item>
          <text:p text:style-name="P4672">Casos de Uso Incluídos</text:p>
        </text:list-item>
      </text:list>
      <text:p text:style-name="P4673">Não há.</text:p>
      <text:p text:style-name="P4674"/>
      <text:list text:style-name="LFO24" text:continue-numbering="true">
        <text:list-item>
          <text:p text:style-name="P4675">Pós-Condições</text:p>
        </text:list-item>
      </text:list>
      <text:p text:style-name="P4676">Não há.</text:p>
      <text:p text:style-name="P4677"/>
      <text:list text:style-name="LFO24" text:continue-numbering="true">
        <text:list-item>
          <text:p text:style-name="P4678">Outros Diagramas</text:p>
        </text:list-item>
      </text:list>
      <text:p text:style-name="P4679">Não há.</text:p>
      <text:p text:style-name="P4680"/>
      <text:p text:style-name="P4681">Atributos</text:p>
      <text:p text:style-name="P4682"/>
      <table:table table:style-name="Table4683">
        <table:table-columns>
          <table:table-column table:style-name="TableColumn4684"/>
          <table:table-column table:style-name="TableColumn4685"/>
        </table:table-columns>
        <table:table-row table:style-name="TableRow4686">
          <table:table-cell table:style-name="TableCell4687">
            <text:p text:style-name="P4688">Atributo</text:p>
          </table:table-cell>
          <table:table-cell table:style-name="TableCell4689">
            <text:p text:style-name="P4690">Valor</text:p>
          </table:table-cell>
        </table:table-row>
        <table:table-row table:style-name="TableRow4691">
          <table:table-cell table:style-name="TableCell4692">
            <text:p text:style-name="P4693">Tipo de Conteúdo</text:p>
          </table:table-cell>
          <table:table-cell table:style-name="TableCell4694">
            <text:p text:style-name="P4695">Fluxo Básico</text:p>
          </table:table-cell>
        </table:table-row>
        <table:table-row table:style-name="TableRow4696">
          <table:table-cell table:style-name="TableCell4697">
            <text:p text:style-name="P4698">Complexidade</text:p>
          </table:table-cell>
          <table:table-cell table:style-name="TableCell4699">
            <text:p text:style-name="P4700">Média</text:p>
          </table:table-cell>
        </table:table-row>
        <table:table-row table:style-name="TableRow4701">
          <table:table-cell table:style-name="TableCell4702">
            <text:p text:style-name="P4703">Estado</text:p>
          </table:table-cell>
          <table:table-cell table:style-name="TableCell4704">
            <text:p text:style-name="P4705">Aprovado</text:p>
          </table:table-cell>
        </table:table-row>
      </table:table>
      <text:p text:style-name="P4706"/>
      <text:p text:style-name="P4707">Requisitos de negócio associados</text:p>
      <text:p text:style-name="P4708">RQN17 - Consultar Cliente por estabelecimento.</text:p>
      <text:p text:style-name="P4709"><text:s/></text:p>
      <text:p text:style-name="P4710">Regras de negócio associadas</text:p>
      <text:p text:style-name="P4711">Não há.<text:s/></text:p>
      <text:p text:style-name="P4712"/>
      <text:p text:style-name="P4713">Casos de uso subordinados</text:p>
      <text:soft-page-break/>
      <text:p text:style-name="P4714">Não há.</text:p>
      <text:p text:style-name="P4715"/>
      <text:p text:style-name="P4716">UC17.1:</text:p>
      <text:p text:style-name="P4717">Atributos</text:p>
      <table:table table:style-name="Table4718">
        <table:table-columns>
          <table:table-column table:style-name="TableColumn4719"/>
          <table:table-column table:style-name="TableColumn4720"/>
        </table:table-columns>
        <table:table-row table:style-name="TableRow4721">
          <table:table-cell table:style-name="TableCell4722">
            <text:p text:style-name="P4723">Atributo</text:p>
          </table:table-cell>
          <table:table-cell table:style-name="TableCell4724">
            <text:p text:style-name="P4725">Valor</text:p>
          </table:table-cell>
        </table:table-row>
        <table:table-row table:style-name="TableRow4726">
          <table:table-cell table:style-name="TableCell4727">
            <text:p text:style-name="P4728">Tipo de Conteúdo</text:p>
          </table:table-cell>
          <table:table-cell table:style-name="TableCell4729">
            <text:p text:style-name="P4730">Fluxo Alternativo</text:p>
          </table:table-cell>
        </table:table-row>
        <table:table-row table:style-name="TableRow4731">
          <table:table-cell table:style-name="TableCell4732">
            <text:p text:style-name="P4733">Complexidade</text:p>
          </table:table-cell>
          <table:table-cell table:style-name="TableCell4734">
            <text:p text:style-name="P4735">Alta</text:p>
          </table:table-cell>
        </table:table-row>
        <table:table-row table:style-name="TableRow4736">
          <table:table-cell table:style-name="TableCell4737">
            <text:p text:style-name="P4738">Estado</text:p>
          </table:table-cell>
          <table:table-cell table:style-name="TableCell4739">
            <text:p text:style-name="P4740">Aprovado</text:p>
          </table:table-cell>
        </table:table-row>
      </table:table>
      <text:p text:style-name="P4741"/>
      <text:p text:style-name="P4742"/>
      <text:p text:style-name="P4743"><text:span text:style-name="T4744">3<text:s/></text:span><text:span text:style-name="T4745">-<text:s/></text:span><text:span text:style-name="T4746">Especificações Suplementares</text:span></text:p>
      <text:p text:style-name="P4747"/>
      <text:p text:style-name="P4748">3.1 Atributos da Especificação Suplementar</text:p>
      <text:p text:style-name="P4749"/>
      <table:table table:style-name="Table4750">
        <table:table-columns>
          <table:table-column table:style-name="TableColumn4751"/>
          <table:table-column table:style-name="TableColumn4752"/>
          <table:table-column table:style-name="TableColumn4753"/>
          <table:table-column table:style-name="TableColumn4754"/>
          <table:table-column table:style-name="TableColumn4755"/>
        </table:table-columns>
        <table:table-row table:style-name="TableRow4756">
          <table:table-cell table:style-name="TableCell4757">
            <text:p text:style-name="P4758"><text:span text:style-name="T4759">Requisito</text:span></text:p>
          </table:table-cell>
          <table:table-cell table:style-name="TableCell4760">
            <text:p text:style-name="P4761"><text:span text:style-name="T4762">Tipo</text:span></text:p>
          </table:table-cell>
          <table:table-cell table:style-name="TableCell4763">
            <text:p text:style-name="P4764"><text:span text:style-name="T4765">Relevância</text:span></text:p>
          </table:table-cell>
          <table:table-cell table:style-name="TableCell4766">
            <text:p text:style-name="P4767"><text:span text:style-name="T4768">Dificuldade</text:span></text:p>
          </table:table-cell>
          <table:table-cell table:style-name="TableCell4769">
            <text:p text:style-name="P4770"><text:span text:style-name="T4771">Estado</text:span></text:p>
          </table:table-cell>
        </table:table-row>
        <table:table-row table:style-name="TableRow4772">
          <table:table-cell table:style-name="TableCell4773">
            <text:p text:style-name="P4774">SUPP1 - O sistema web deve ser compatível com as normas do W3C para XHTML 1.0 transitional.</text:p>
          </table:table-cell>
          <table:table-cell table:style-name="TableCell4775">
            <text:p text:style-name="P4776">Usabilidade</text:p>
          </table:table-cell>
          <table:table-cell table:style-name="TableCell4777">
            <text:p text:style-name="P4778">Alta</text:p>
          </table:table-cell>
          <table:table-cell table:style-name="TableCell4779">
            <text:p text:style-name="P4780">Média</text:p>
          </table:table-cell>
          <table:table-cell table:style-name="TableCell4781">
            <text:p text:style-name="P4782">Aprovado</text:p>
          </table:table-cell>
        </table:table-row>
        <table:table-row table:style-name="TableRow4783">
          <table:table-cell table:style-name="TableCell4784">
            <text:p text:style-name="P4785">SUPP2 - Será necessário a realização de um treinamento com duração de 16 horas, para o administrador do sistema.<text:s/></text:p>
          </table:table-cell>
          <table:table-cell table:style-name="TableCell4786">
            <text:p text:style-name="P4787">Usabilidade</text:p>
            <text:p text:style-name="P4788"> </text:p>
          </table:table-cell>
          <table:table-cell table:style-name="TableCell4789">
            <text:p text:style-name="P4790">Alta</text:p>
          </table:table-cell>
          <table:table-cell table:style-name="TableCell4791">
            <text:p text:style-name="P4792">Média</text:p>
            <text:p text:style-name="P4793"> </text:p>
          </table:table-cell>
          <table:table-cell table:style-name="TableCell4794">
            <text:p text:style-name="P4795">Aprovado</text:p>
          </table:table-cell>
        </table:table-row>
        <table:table-row table:style-name="TableRow4796">
          <table:table-cell table:style-name="TableCell4797">
            <text:p text:style-name="P4798">SUPP3 - O sistema deverá estar disponível 24h por dia durante os 7 dias da semana.</text:p>
          </table:table-cell>
          <table:table-cell table:style-name="TableCell4799">
            <text:p text:style-name="P4800">Confiabilidade</text:p>
          </table:table-cell>
          <table:table-cell table:style-name="TableCell4801">
            <text:p text:style-name="P4802">Alta</text:p>
          </table:table-cell>
          <table:table-cell table:style-name="TableCell4803">
            <text:p text:style-name="P4804">Média</text:p>
          </table:table-cell>
          <table:table-cell table:style-name="TableCell4805">
            <text:p text:style-name="P4806">Aprovado</text:p>
          </table:table-cell>
        </table:table-row>
        <table:table-row table:style-name="TableRow4807">
          <table:table-cell table:style-name="TableCell4808">
            <text:p text:style-name="P4809">SUPP4 - Será tolerado um tempo máximo de 7h por semana sem a aplicação no ar.</text:p>
          </table:table-cell>
          <table:table-cell table:style-name="TableCell4810">
            <text:p text:style-name="P4811">Confiabilidade</text:p>
          </table:table-cell>
          <table:table-cell table:style-name="TableCell4812">
            <text:p text:style-name="P4813">Alta</text:p>
          </table:table-cell>
          <table:table-cell table:style-name="TableCell4814">
            <text:p text:style-name="P4815">Média</text:p>
          </table:table-cell>
          <table:table-cell table:style-name="TableCell4816">
            <text:p text:style-name="P4817">Aprovado</text:p>
          </table:table-cell>
        </table:table-row>
        <table:table-row table:style-name="TableRow4818">
          <table:table-cell table:style-name="TableCell4819">
            <text:p text:style-name="P4820">SUPP5 - Os backups do sistema serão diários (retidos por 60 dias) e mensais (retidos por 120 dias). Os backups deverão ser realizados sem que haja a necessidade de deixar o sistema fora do ar.</text:p>
          </table:table-cell>
          <table:table-cell table:style-name="TableCell4821">
            <text:p text:style-name="P4822">Confiabilidade</text:p>
          </table:table-cell>
          <table:table-cell table:style-name="TableCell4823">
            <text:p text:style-name="P4824">Alta</text:p>
          </table:table-cell>
          <table:table-cell table:style-name="TableCell4825">
            <text:p text:style-name="P4826">Média</text:p>
            <text:p text:style-name="P4827"> </text:p>
          </table:table-cell>
          <table:table-cell table:style-name="TableCell4828">
            <text:p text:style-name="P4829">Aprovado</text:p>
          </table:table-cell>
        </table:table-row>
        <table:table-row table:style-name="TableRow4830">
          <table:table-cell table:style-name="TableCell4831">
            <text:p text:style-name="P4832">SUPP6 - O sistema deverá suportar inicialmente 10 usuários simultâneos realizando pedidos e a capacidade de 200 pedidos por hora.</text:p>
          </table:table-cell>
          <table:table-cell table:style-name="TableCell4833">
            <text:p text:style-name="P4834">Desempenho</text:p>
          </table:table-cell>
          <table:table-cell table:style-name="TableCell4835">
            <text:p text:style-name="P4836">Alta</text:p>
          </table:table-cell>
          <table:table-cell table:style-name="TableCell4837">
            <text:p text:style-name="P4838">Média</text:p>
          </table:table-cell>
          <table:table-cell table:style-name="TableCell4839">
            <text:p text:style-name="P4840">Aprovado</text:p>
          </table:table-cell>
        </table:table-row>
        <text:soft-page-break/>
        <table:table-row table:style-name="TableRow4841">
          <table:table-cell table:style-name="TableCell4842">
            <text:p text:style-name="P4843">SUPP7 - O sistema não deve demorar mais do que 45 segundos para atualizar o quadro de pedidos.</text:p>
          </table:table-cell>
          <table:table-cell table:style-name="TableCell4844">
            <text:p text:style-name="P4845">Desempenho</text:p>
          </table:table-cell>
          <table:table-cell table:style-name="TableCell4846">
            <text:p text:style-name="P4847">Alta</text:p>
          </table:table-cell>
          <table:table-cell table:style-name="TableCell4848">
            <text:p text:style-name="P4849">Média</text:p>
          </table:table-cell>
          <table:table-cell table:style-name="TableCell4850">
            <text:p text:style-name="P4851">Aprovado</text:p>
          </table:table-cell>
        </table:table-row>
        <table:table-row table:style-name="TableRow4852">
          <table:table-cell table:style-name="TableCell4853">
            <text:p text:style-name="P4854">SUPP8 - Plataforma WEB.</text:p>
          </table:table-cell>
          <table:table-cell table:style-name="TableCell4855">
            <text:p text:style-name="P4856">Ambiente Operacional</text:p>
          </table:table-cell>
          <table:table-cell table:style-name="TableCell4857">
            <text:p text:style-name="P4858">Alta</text:p>
          </table:table-cell>
          <table:table-cell table:style-name="TableCell4859">
            <text:p text:style-name="P4860">Média</text:p>
          </table:table-cell>
          <table:table-cell table:style-name="TableCell4861">
            <text:p text:style-name="P4862">Aprovado</text:p>
          </table:table-cell>
        </table:table-row>
        <table:table-row table:style-name="TableRow4863">
          <table:table-cell table:style-name="TableCell4864">
            <text:p text:style-name="P4865">SUPP9 - Linguagem Java.</text:p>
          </table:table-cell>
          <table:table-cell table:style-name="TableCell4866">
            <text:p text:style-name="P4867">Ambiente Operacional</text:p>
          </table:table-cell>
          <table:table-cell table:style-name="TableCell4868">
            <text:p text:style-name="P4869">Alta</text:p>
          </table:table-cell>
          <table:table-cell table:style-name="TableCell4870">
            <text:p text:style-name="P4871">Média</text:p>
          </table:table-cell>
          <table:table-cell table:style-name="TableCell4872">
            <text:p text:style-name="P4873">Aprovado</text:p>
          </table:table-cell>
        </table:table-row>
        <table:table-row table:style-name="TableRow4874">
          <table:table-cell table:style-name="TableCell4875">
            <text:p text:style-name="P4876">SUPP10 - Independência de sistema operacional.</text:p>
          </table:table-cell>
          <table:table-cell table:style-name="TableCell4877">
            <text:p text:style-name="P4878">Ambiente Operacional</text:p>
          </table:table-cell>
          <table:table-cell table:style-name="TableCell4879">
            <text:p text:style-name="P4880">Alta</text:p>
          </table:table-cell>
          <table:table-cell table:style-name="TableCell4881">
            <text:p text:style-name="P4882">Média</text:p>
          </table:table-cell>
          <table:table-cell table:style-name="TableCell4883">
            <text:p text:style-name="P4884">Aprovado</text:p>
          </table:table-cell>
        </table:table-row>
        <table:table-row table:style-name="TableRow4885">
          <table:table-cell table:style-name="TableCell4886">
            <text:p text:style-name="P4887">SUPP11 - Browser compatível com as normas W3C.</text:p>
          </table:table-cell>
          <table:table-cell table:style-name="TableCell4888">
            <text:p text:style-name="P4889">Ambiente Operacional</text:p>
          </table:table-cell>
          <table:table-cell table:style-name="TableCell4890">
            <text:p text:style-name="P4891">Alta</text:p>
          </table:table-cell>
          <table:table-cell table:style-name="TableCell4892">
            <text:p text:style-name="P4893">Média</text:p>
          </table:table-cell>
          <table:table-cell table:style-name="TableCell4894">
            <text:p text:style-name="P4895">Aprovado</text:p>
          </table:table-cell>
        </table:table-row>
        <table:table-row table:style-name="TableRow4896">
          <table:table-cell table:style-name="TableCell4897">
            <text:p text:style-name="P4898">SUPP12 - Sistema Gerenciador de Banco de Dados MySQL.</text:p>
          </table:table-cell>
          <table:table-cell table:style-name="TableCell4899">
            <text:p text:style-name="P4900">Ambiente Operacional</text:p>
          </table:table-cell>
          <table:table-cell table:style-name="TableCell4901">
            <text:p text:style-name="P4902">Alta</text:p>
          </table:table-cell>
          <table:table-cell table:style-name="TableCell4903">
            <text:p text:style-name="P4904">Média</text:p>
          </table:table-cell>
          <table:table-cell table:style-name="TableCell4905">
            <text:p text:style-name="P4906">Aprovado</text:p>
          </table:table-cell>
        </table:table-row>
      </table:table>
      <text:p text:style-name="P4907"/>
      <text:p text:style-name="P4908"/>
      <text:p text:style-name="P4909">3.2 Usabilidade</text:p>
      <text:p text:style-name="P4910"> </text:p>
      <text:p text:style-name="P4911">3.2.1 SUPP1 - O sistema web deve ser compatível com as normas do W3C para XHTML 1.0 transitional.</text:p>
      <text:p text:style-name="P4912">3.2.2 SUPP2 - Será necessário a realização de um treinamento com duração de 16 horas, para o administrador do sistema.</text:p>
      <text:p text:style-name="P4913"> </text:p>
      <text:p text:style-name="P4914">3.3 Confiabilidade</text:p>
      <text:p text:style-name="P4915"> </text:p>
      <text:p text:style-name="P4916">3.3.1 SUPP3 - O sistema deverá estar disponível 24h por dia durante os 7 dias da semana.</text:p>
      <text:p text:style-name="P4917">3.3.2 SUPP4 - Será tolerado um tempo máximo de 7h por semana sem a aplicação no ar.</text:p>
      <text:p text:style-name="P4918">3.3.3 SUPP5 - Os backups do sistema serão diários (retidos por 60 dias) e mensais (retidos por 120 dias). Os backups deverão ser realizados sem que haja a necessidade de deixar o sistema fora do ar.</text:p>
      <text:p text:style-name="P4919">3.4 Desempenho</text:p>
      <text:soft-page-break/>
      <text:p text:style-name="P4920"> </text:p>
      <text:p text:style-name="P4921">3.4.1 SUPP6 - O sistema deverá suportar inicialmente 10 usuários simultâneos realizando pedidos e a capacidade de 200 pedidos por hora.</text:p>
      <text:p text:style-name="P4922">3.4.2 SUPP7 - O sistema não deve demorar mais do que 45 segundos para atualizar o quadro de pedidos.</text:p>
      <text:p text:style-name="P4923">            </text:p>
      <text:p text:style-name="P4924">3.5 Ambiente Operacional</text:p>
      <text:p text:style-name="P4925"> </text:p>
      <text:p text:style-name="P4926">3.5.1 SUPP8 - Plataforma WEB.</text:p>
      <text:p text:style-name="P4927">3.5.2 SUPP9 - Linguagem Java.</text:p>
      <text:p text:style-name="P4928">3.5.3 SUPP10 - Independência de sistema operacional.</text:p>
      <text:p text:style-name="P4929">3.5.4 SUPP11 - Browser compatível com as normas W3C.</text:p>
      <text:p text:style-name="P4930">3.5.5 SUPP12 - Sistema Gerenciador de Banco de Dados MySQL.</text:p>
      <text:p text:style-name="P4931"> </text:p>
      <text:p text:style-name="P4932">3.6 Segurança e Controle de Acesso</text:p>
      <text:p text:style-name="P4933"> </text:p>
      <text:p text:style-name="P4934"><text:span text:style-name="T4935">3.6.1 SUPP13 - O controle de acesso dos usuários será realizado através do<text:s/></text:span><text:span text:style-name="T4936">Middleware</text:span><text:span text:style-name="T4937"><text:s/>MACA.</text:span></text:p>
      <text:p text:style-name="P4938">3.6.2 SUPP14 - O sistema deverá guardar cópias de segurança diariamente.</text:p>
      <text:p text:style-name="P4939"><text:span text:style-name="T4940"> </text:span></text:p>
      <text:p text:style-name="P4941"/>
      <text:p text:style-name="P4942"/>
      <text:p text:style-name="P4943"><text:span text:style-name="T4944">4<text:s/></text:span><text:span text:style-name="T4945">-<text:s/></text:span><text:span text:style-name="T4946">Regras de Negócio</text:span></text:p>
      <text:p text:style-name="P4947"/>
      <text:p text:style-name="P4948">RN1 - Validação ao Incluir ou Alterar dados de Cliente</text:p>
      <text:p text:style-name="P4949">Ao incluir ou alterar os dados de um cliente, se já existir um cliente com os mesmos e-mail ou CPF, o sistema não deve permitir a inclusão ou alteração.</text:p>
      <text:p text:style-name="P4950"> <text:line-break/>RN2 - Validação ao Excluir Cliente<text:s/></text:p>
      <text:p text:style-name="P4951">Ao exclui os dados de um cliente, se houver ao menos um pedido deste cliente, o sistema não deve permitir a exclusão.</text:p>
      <text:p text:style-name="P4952"> </text:p>
      <text:p text:style-name="P4953">RN3 – Validação ao Incluir ou Alterar Cardápios</text:p>
      <text:p text:style-name="P4954">Ao Incluir ou alterar os dados de um cardápio, se já existir um cardápio com o mesmo nome o sistema não deve permitir a inclusão ou alteração.</text:p>
      <text:p text:style-name="P4955"> </text:p>
      <text:p text:style-name="P4956">RN4 – Validação ao Excluir Cardápio</text:p>
      <text:p text:style-name="P4957">Ao excluir os dados de um cardápio, se houver algum prato que faça referência a este cardápio o sistema não deve permitir a exclusão.</text:p>
      <text:p text:style-name="P4958"> </text:p>
      <text:soft-page-break/>
      <text:p text:style-name="P4959">RN5 – Validação ao Incluir ou Alterar dados de Pratos</text:p>
      <text:p text:style-name="P4960">Ao incluir ou alterar os dados de um prato, se já existir um prato com o mesmo dados, o sistema não deve permitir a inclusão ou alteração.</text:p>
      <text:p text:style-name="P4961"> </text:p>
      <text:p text:style-name="P4962">RN6 – Validação ao Consultar Prato por Estabelecimento ou Período.</text:p>
      <text:p text:style-name="P4963">Ao consultar um determinado prato, se o perfil do usuário for gestor do estabelecimento, o sistema bloqueia o campo “Estabelecimento”.</text:p>
      <text:p text:style-name="P4964"> </text:p>
      <text:p text:style-name="P4965">RN7 – Validação ao Incluir Pedido</text:p>
      <text:p text:style-name="P4966"> Ao incluir ou alterar os dados de um pedido, se já<text:s/>existir um pedido cadastrado com o mesmo<text:s/>nome do cliente, nome do prato, data e hora de entrega, o<text:s/>sistema não deve permitir a inclusão ou alteração.</text:p>
      <text:p text:style-name="P4967"> </text:p>
      <text:p text:style-name="P4968">RN8 – Validação ao Alterar Estado da Situação do Pedido</text:p>
      <text:p text:style-name="P4969">Ao se Alterar o Estado da Situação do Pedido se a Situação do Pedido for igual ao novo Estado da Situação do Pedido o sistema não deve permitir a alteração.</text:p>
      <text:p text:style-name="P4970"> </text:p>
      <text:p text:style-name="P4971">RN9 – Validação ao Excluir Pedido</text:p>
      <text:p text:style-name="P4972">Ao excluir dos dados de um Pedido, se o Estado da Situação do Pedido não finalizado ou cancelado e o ator não for um Administrador ou um Gestor de Estabelecimento, o sistema não deve permitir a exclusão.</text:p>
      <text:p text:style-name="P4973"> </text:p>
      <text:p text:style-name="P4974">RN10 – Validação ao Agendar um Pedido</text:p>
      <text:p text:style-name="P4975">Ao agendar um pedido se a data e a hora da entrega do pedido estiverem fora do limite mínimo de entrega do produto e fora do horário de funcionamento do Estabelecimento o sistema não deve permitir o Agendamento do Pedido.</text:p>
      <text:p text:style-name="P4976"> </text:p>
      <text:p text:style-name="P4977">RN11 – Validação ao Excluir uma Forma de Pagamento</text:p>
      <text:p text:style-name="P4978">Ao excluir os dados de uma forma de pagamento, se houver ao menos um pedido com esta forma de pagamento, o sistema não deve permitir a exclusão.</text:p>
      <text:p text:style-name="P4979"> </text:p>
      <text:p text:style-name="P4980"> </text:p>
      <text:p text:style-name="P4981">4.1<text:s/>Atributos das Regras de Negócio</text:p>
      <text:p text:style-name="P4982">  </text:p>
      <table:table table:style-name="Table4983">
        <table:table-columns>
          <table:table-column table:style-name="TableColumn4984"/>
          <table:table-column table:style-name="TableColumn4985"/>
        </table:table-columns>
        <table:table-row table:style-name="TableRow4986">
          <table:table-cell table:style-name="TableCell4987">
            <text:p text:style-name="P4988"><text:span text:style-name="T4989">Regra de Negócio</text:span></text:p>
          </table:table-cell>
          <table:table-cell table:style-name="TableCell4990">
            <text:p text:style-name="P4991"><text:span text:style-name="T4992">Estado</text:span></text:p>
          </table:table-cell>
        </table:table-row>
        <table:table-row table:style-name="TableRow4993">
          <table:table-cell table:style-name="TableCell4994">
            <text:p text:style-name="P4995">RN1 - Validação ao Incluir ou Alterar dados de Cliente</text:p>
          </table:table-cell>
          <table:table-cell table:style-name="TableCell4996">
            <text:p text:style-name="P4997">Aprovado </text:p>
          </table:table-cell>
        </table:table-row>
        <table:table-row table:style-name="TableRow4998">
          <table:table-cell table:style-name="TableCell4999">
            <text:p text:style-name="P5000">RN2 - Validação ao Excluir Cliente </text:p>
          </table:table-cell>
          <table:table-cell table:style-name="TableCell5001">
            <text:p text:style-name="P5002">Aprovado </text:p>
          </table:table-cell>
        </table:table-row>
        <table:table-row table:style-name="TableRow5003">
          <table:table-cell table:style-name="TableCell5004">
            <text:p text:style-name="P5005">RN3 – Validação ao Incluir ou Alterar Cardápios </text:p>
          </table:table-cell>
          <table:table-cell table:style-name="TableCell5006">
            <text:p text:style-name="P5007">Aprovado </text:p>
          </table:table-cell>
        </table:table-row>
        <table:table-row table:style-name="TableRow5008">
          <table:table-cell table:style-name="TableCell5009">
            <text:p text:style-name="P5010">RN4 – Validação ao Excluir Cardápio </text:p>
          </table:table-cell>
          <table:table-cell table:style-name="TableCell5011">
            <text:p text:style-name="P5012">Aprovado </text:p>
          </table:table-cell>
        </table:table-row>
        <table:table-row table:style-name="TableRow5013">
          <table:table-cell table:style-name="TableCell5014">
            <text:p text:style-name="P5015">RN5 – Validação ao Incluir ou Alterar dados de Pratos </text:p>
          </table:table-cell>
          <table:table-cell table:style-name="TableCell5016">
            <text:p text:style-name="P5017">Aprovado </text:p>
          </table:table-cell>
        </table:table-row>
        <table:table-row table:style-name="TableRow5018">
          <table:table-cell table:style-name="TableCell5019">
            <text:p text:style-name="P5020">RN6 – Validação ao Consultar Prato por Estabelecimento ou Período</text:p>
          </table:table-cell>
          <table:table-cell table:style-name="TableCell5021">
            <text:p text:style-name="P5022">Aprovado </text:p>
          </table:table-cell>
        </table:table-row>
        <table:table-row table:style-name="TableRow5023">
          <table:table-cell table:style-name="TableCell5024">
            <text:p text:style-name="P5025">RN7 – Validação ao Incluir Pedido </text:p>
          </table:table-cell>
          <table:table-cell table:style-name="TableCell5026">
            <text:p text:style-name="P5027">Aprovado </text:p>
          </table:table-cell>
        </table:table-row>
        <table:table-row table:style-name="TableRow5028">
          <table:table-cell table:style-name="TableCell5029">
            <text:p text:style-name="P5030">RN8 – Validação ao Alterar Estado da Situação do Pedido </text:p>
          </table:table-cell>
          <table:table-cell table:style-name="TableCell5031">
            <text:p text:style-name="P5032">Aprovado </text:p>
          </table:table-cell>
        </table:table-row>
        <table:table-row table:style-name="TableRow5033">
          <table:table-cell table:style-name="TableCell5034">
            <text:p text:style-name="P5035">RN9 – Validação ao Excluir Pedido </text:p>
          </table:table-cell>
          <table:table-cell table:style-name="TableCell5036">
            <text:p text:style-name="P5037">Aprovado </text:p>
          </table:table-cell>
        </table:table-row>
        <text:soft-page-break/>
        <table:table-row table:style-name="TableRow5038">
          <table:table-cell table:style-name="TableCell5039">
            <text:p text:style-name="P5040">RN10 – Validação ao Agendar um Pedido </text:p>
          </table:table-cell>
          <table:table-cell table:style-name="TableCell5041">
            <text:p text:style-name="P5042">Aprovado </text:p>
          </table:table-cell>
        </table:table-row>
        <table:table-row table:style-name="TableRow5043">
          <table:table-cell table:style-name="TableCell5044">
            <text:p text:style-name="P5045">RN11 – Validação ao Excluir uma Forma de Pagamento </text:p>
          </table:table-cell>
          <table:table-cell table:style-name="TableCell5046">
            <text:p text:style-name="P5047">Aprovado </text:p>
          </table:table-cell>
        </table:table-row>
      </table:table>
      <text:p text:style-name="P5048"> </text:p>
      <text:p text:style-name="P5049"> </text:p>
      <text:p text:style-name="P5050"/>
      <text:p text:style-name="P5051"><text:span text:style-name="T5052">5<text:s/></text:span><text:span text:style-name="T5053">-<text:s/></text:span><text:span text:style-name="T5054">Glossário</text:span></text:p>
      <text:p text:style-name="P5055"/>
      <table:table table:style-name="Table5056">
        <table:table-columns>
          <table:table-column table:style-name="TableColumn5057"/>
          <table:table-column table:style-name="TableColumn5058"/>
        </table:table-columns>
        <table:table-row table:style-name="TableRow5059">
          <table:table-cell table:style-name="TableCell5060">
            <text:p text:style-name="P5061">TERM1 – Aplicativo</text:p>
            <text:p text:style-name="P5062"/>
          </table:table-cell>
          <table:table-cell table:style-name="TableCell5063">
            <text:p text:style-name="P5064"><text:span text:style-name="T5065">Programa ou conjunto de programas de computador que executam tarefas de processamento de dados de uso geral (Wikitionary – Aplicativo).</text:span></text:p>
          </table:table-cell>
        </table:table-row>
        <table:table-row table:style-name="TableRow5066">
          <table:table-cell table:style-name="TableCell5067">
            <text:p text:style-name="P5068">TERM2 – Cardápio</text:p>
            <text:p text:style-name="P5069"/>
          </table:table-cell>
          <table:table-cell table:style-name="TableCell5070">
            <text:p text:style-name="P5071">É a lista onde constam as opções (pratos e bebidas e vinhos) disponíveis para o cliente. (Wikipedia – Cardápio).</text:p>
          </table:table-cell>
        </table:table-row>
        <table:table-row table:style-name="TableRow5072">
          <table:table-cell table:style-name="TableCell5073">
            <text:p text:style-name="P5074">TERM3 – Cliente</text:p>
            <text:p text:style-name="P5075"/>
          </table:table-cell>
          <table:table-cell table:style-name="TableCell5076">
            <text:p text:style-name="P5077">É toda e qualquer pessoa que visita ou somente procura a empresa com algum interesse em adquirir produtos ou serviços no momento presente ou futuro.(Wikipedia – Cliente).</text:p>
          </table:table-cell>
        </table:table-row>
        <table:table-row table:style-name="TableRow5078">
          <table:table-cell table:style-name="TableCell5079">
            <text:p text:style-name="P5080">TERM4 – Estabelecimento Alimentício / Restaurante</text:p>
          </table:table-cell>
          <table:table-cell table:style-name="TableCell5081">
            <text:p text:style-name="P5082">Os termos são usados como sinônimos, é um estabelecimento destinado ao preparo e comércio de refeições e bebidas. O termo abrange uma variedade de locais e estilos culinários. (Wikipedia – Restaurante).</text:p>
          </table:table-cell>
        </table:table-row>
        <table:table-row table:style-name="TableRow5083">
          <table:table-cell table:style-name="TableCell5084">
            <text:p text:style-name="P5085">TERM5 - Delivery</text:p>
            <text:p text:style-name="P5086"/>
          </table:table-cell>
          <table:table-cell table:style-name="TableCell5087">
            <text:p text:style-name="P5088">É o serviço de entrega de materiais, bens, serviços ou produtos a um determinado local (residência, comércio, indústria etc.) pedidos por algum meio de comunicação como telefone ou internet pelo cliente ou consumidor (Lambert et al., 1998, p. 20-21).<text:s/></text:p>
          </table:table-cell>
        </table:table-row>
        <table:table-row table:style-name="TableRow5089">
          <table:table-cell table:style-name="TableCell5090">
            <text:p text:style-name="P5091">TERM6 – Fast Food</text:p>
            <text:p text:style-name="P5092"/>
          </table:table-cell>
          <table:table-cell table:style-name="TableCell5093">
            <text:p text:style-name="P5094">Fast-food ("comida rápida" em inglês) é o nome genérico dado ao consumo de refeições que podem ser preparadas e servidas em um intervalo pequeno de tempo. (Wikipedia – Fast Food).</text:p>
          </table:table-cell>
        </table:table-row>
        <table:table-row table:style-name="TableRow5095">
          <table:table-cell table:style-name="TableCell5096">
            <text:p text:style-name="P5097">TERM7 – GPL</text:p>
            <text:p text:style-name="P5098"/>
          </table:table-cell>
          <table:table-cell table:style-name="TableCell5099">
            <text:p text:style-name="P5100">GNU General Public License (Licença Pública Geral), GNU GPL ou simplesmente GPL, é a designação da licença para software livre idealizada por Richard Stallman no final da década de 1980, no âmbito do<text:s/>projeto<text:s/>GNU da Free Software Foundation (FSF). (Wikipedia – GNU).</text:p>
          </table:table-cell>
        </table:table-row>
        <table:table-row table:style-name="TableRow5101">
          <table:table-cell table:style-name="TableCell5102">
            <text:p text:style-name="P5103">TERM8 – Middleware</text:p>
            <text:p text:style-name="P5104"/>
          </table:table-cell>
          <table:table-cell table:style-name="TableCell5105">
            <text:p text:style-name="P5106">No campo de computação distribuída, é um programa de computador que faz a mediação entre outros softwares. É utilizado para mover informações entre programas ocultando do programador diferenças de protocolos de comunicação, plataformas e dependências do sistema operacional. (Wikipedia – Middleware).</text:p>
          </table:table-cell>
        </table:table-row>
        <table:table-row table:style-name="TableRow5107">
          <table:table-cell table:style-name="TableCell5108">
            <text:p text:style-name="P5109">TERM9 – Parcerias</text:p>
            <text:p text:style-name="P5110"/>
          </table:table-cell>
          <table:table-cell table:style-name="TableCell5111">
            <text:p text:style-name="P5112">Relação de colaboração entre duas ou mais partes com vista à realização de um objetivo comum. (Priberam – Parceria).</text:p>
          </table:table-cell>
        </table:table-row>
        <table:table-row table:style-name="TableRow5113">
          <table:table-cell table:style-name="TableCell5114">
            <text:p text:style-name="P5115">TERM10 – Prato</text:p>
            <text:p text:style-name="P5116"/>
          </table:table-cell>
          <table:table-cell table:style-name="TableCell5117">
            <text:p text:style-name="P5118">É qualquer porção de alimentos que se sirva em uma refeição diversificada. (Wikipedia – Prato).</text:p>
          </table:table-cell>
        </table:table-row>
        <table:table-row table:style-name="TableRow5119">
          <table:table-cell table:style-name="TableCell5120">
            <text:p text:style-name="P5121">TERM11– Praça de alimentação</text:p>
            <text:p text:style-name="P5122"/>
          </table:table-cell>
          <table:table-cell table:style-name="TableCell5123">
            <text:p text:style-name="P5124"> É um ambiente dedicado para o consumo de alimentos vendidos por restaurantes. (Wikipedia – Praça de alimentação).</text:p>
          </table:table-cell>
        </table:table-row>
        <table:table-row table:style-name="TableRow5125">
          <table:table-cell table:style-name="TableCell5126">
            <text:p text:style-name="P5127">TERM12 – SMS</text:p>
            <text:p text:style-name="P5128"/>
          </table:table-cell>
          <table:table-cell table:style-name="TableCell5129">
            <text:p text:style-name="P5130">Do Inglês Short Message Service. Tecnologia amplamente utilizada em telefonia celular para a transmissão de mensagens de texto curtas. (Cartilha de Segurança para<text:s/><text:soft-page-break/>Internet)</text:p>
          </table:table-cell>
        </table:table-row>
        <text:soft-page-break/>
        <table:table-row table:style-name="TableRow5131">
          <table:table-cell table:style-name="TableCell5132">
            <text:p text:style-name="P5133">TERM13 – W3C</text:p>
            <text:p text:style-name="P5134"/>
          </table:table-cell>
          <table:table-cell table:style-name="TableCell5135">
            <text:p text:style-name="P5136">A World Wide Web Consortium (W3C) é uma comunidade internacional onde os membros trabalham juntos para desenvolver padrões para Web. (About W3C).</text:p>
          </table:table-cell>
        </table:table-row>
        <table:table-row table:style-name="TableRow5137">
          <table:table-cell table:style-name="TableCell5138">
            <text:p text:style-name="P5139">TERM14 – World Wide Web.</text:p>
            <text:p text:style-name="P5140"/>
          </table:table-cell>
          <table:table-cell table:style-name="TableCell5141">
            <text:p text:style-name="P5142">Em português significa, "Rede de alcance mundial"; também conhecida como Web e WWW, é um sistema de documentos em hipermídia que são interligados e executados na Internet.(Wikipedia – WEB).</text:p>
          </table:table-cell>
        </table:table-row>
      </table:table>
      <text:p text:style-name="P5143"/>
      <text:p text:style-name="P5144"> </text:p>
      <text:p text:style-name="P5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/>
      <style:text-properties style:font-name="Verdana" fo:font-weight="bold" style:font-weight-asian="bold" style:font-weight-complex="bold" fo:font-size="15pt" style:font-size-asian="15pt" fo:language="en" fo:country="US" style:language-asian="en" style:country-asian="US" fo:hyphenate="false"/>
    </style:style>
    <style:style style:name="Título2" style:display-name="Título 2" style:family="paragraph" style:default-outline-level="2">
      <style:paragraph-properties fo:keep-with-next="always" fo:margin-top="0.1666in" fo:margin-bottom="0.0416in"/>
      <style:text-properties style:font-name="Verdana" fo:font-weight="bold" style:font-weight-asian="bold" fo:color="#000000" fo:font-size="11pt" style:font-size-asian="11pt" style:font-size-complex="11pt" style:language-asian="en" style:country-asian="US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0694in" fo:margin-bottom="0.0694in"/>
      <style:text-properties style:font-name="Verdana" fo:font-weight="bold" style:font-weight-asian="bold" style:font-weight-complex="bold" fo:font-size="10pt" style:font-size-asian="10pt" style:font-size-complex="13.5pt" fo:language="en" fo:country="US" style:language-asian="en" style:country-asian="U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center"/>
      <style:text-properties style:font-name="Verdana" fo:font-weight="bold" style:font-weight-asian="bold" fo:font-size="9pt" style:font-size-asian="9pt" fo:language="en" fo:country="US" style:language-asian="en" style:country-asian="US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="Verdana" fo:font-size="10pt" style:font-size-asian="10pt" fo:language="en" fo:country="US" style:language-asian="en" style:country-asian="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Verdana" fo:font-style="italic" style:font-style-asian="italic" style:font-style-complex="italic" fo:font-size="10pt" style:font-size-asian="10pt" fo:language="en" fo:country="US" style:language-asian="en" style:country-asian="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language="en" fo:country="US" style:language-asian="en" style:country-asian="US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onteparág.padrão" style:display-name="Fonte parág. padrão" style:family="text"/>
    <style:style style:name="Ref.decomentário" style:display-name="Ref. de comentário" style:family="text" style:parent-style-name="Fonteparág.padrão">
      <style:text-properties fo:color="#FF00FF" fo:font-size="8pt" style:font-size-asian="8pt" style:font-size-complex="8pt" fo:background-color="#FFFF99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stiloTítulo110ptNãoNegritoEspaçamentoentrelinhas15..." style:display-name="Estilo Título 1 + 10 pt Não Negrito Espaçamento entre linhas:  15..." style:family="paragraph" style:parent-style-name="Normal" style:next-style-name="Título1" style:list-style-name="LFO1" style:default-outline-level="1">
      <style:paragraph-properties fo:keep-with-next="always" fo:margin-top="0.0416in" fo:margin-bottom="0.1666in"/>
      <style:text-properties style:font-name="Verdana" fo:font-weight="bold" style:font-weight-asian="bold" style:font-weight-complex="bold" fo:font-size="11pt" style:font-size-asian="11pt" style:font-size-complex="10pt" fo:language="en" fo:country="US" style:language-asian="en" style:country-asian="US" fo:hyphenate="false"/>
    </style:style>
    <style:style style:name="normal0" style:display-name="normal" style:family="paragraph" style:parent-style-name="Normal">
      <style:text-properties fo:color="#000000" fo:font-size="10pt" style:font-size-asian="10pt" style:font-size-complex="10pt" fo:language="en" fo:country="US" style:language-asian="en" style:country-asian="US" fo:hyphenate="false"/>
    </style:style>
    <style:style style:name="standard" style:display-name="standard" style:family="paragraph" style:parent-style-name="Normal">
      <style:text-properties fo:color="#000000" fo:language="en" fo:country="US" style:language-asian="en" style:country-asian="US" fo:hyphenate="false"/>
    </style:style>
    <style:style style:name="Textbody" style:display-name="Text body" style:family="paragraph" style:parent-style-name="Normal">
      <style:paragraph-properties fo:margin-top="0.1944in" fo:margin-bottom="0.1944in" fo:text-indent="0.4722in"/>
      <style:text-properties style:font-name="Tahoma" style:font-name-complex="Tahoma" fo:color="#000000" fo:font-size="10pt" style:font-size-asian="10pt" style:font-size-complex="10pt" fo:language="en" fo:country="US" style:language-asian="en" style:country-asian="US" fo:hyphenate="false"/>
    </style:style>
    <style:style style:name="RodapéChar" style:display-name="Rodapé Char" style:family="text" style:parent-style-name="Fonteparág.padrão">
      <style:text-properties fo:font-size="12pt" style:font-size-asian="12pt" style:font-size-complex="12pt" fo:language="pt" fo:country="BR" style:language-asian="pt" style:country-asian="BR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ableContents" style:display-name="Table Contents" style:family="paragraph" style:parent-style-name="Normal">
      <style:text-properties fo:color="#000000" fo:language="en" fo:country="US" style:language-asian="en" style:country-asian="US" fo:hyphenate="false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0" style:display-name="Standard" style:family="paragraph">
      <style:paragraph-properties style:vertical-align="baseline"/>
      <style:text-properties style:letter-kerning="true" fo:font-size="12pt" style:font-size-asian="12pt" style:font-size-complex="12pt" fo:hyphenate="false"/>
    </style:style>
    <style:style style:name="Heading1" style:display-name="Heading 1" style:family="paragraph" style:parent-style-name="Standard0" style:next-style-name="Standard0" style:list-style-name="WW_OutlineListStyle" style:default-outline-level="1">
      <style:paragraph-properties fo:keep-with-next="always" fo:margin-top="0.1965in" fo:margin-bottom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0" style:next-style-name="Standard0" style:list-style-name="WW_OutlineListStyle" style:default-outline-level="2">
      <style:paragraph-properties fo:keep-with-next="always" fo:margin-top="0.1965in" fo:margin-bottom="0.1965in"/>
      <style:text-properties style:font-name="Verdana" fo:font-weight="bold" style:font-weight-asian="bold" fo:font-size="14pt" style:font-size-asian="14pt" style:font-size-complex="10pt" fo:hyphenate="false"/>
    </style:style>
    <style:style style:name="Heading10" style:display-name="Heading 10" style:family="paragraph" style:parent-style-name="Título" style:next-style-name="Textbody" style:default-outline-level="9">
      <style:paragraph-properties fo:keep-with-next="always" fo:text-align="start" style:vertical-align="baseline" fo:margin-bottom="0.0833in"/>
      <style:text-properties style:font-name="Arial" style:font-name-asian="Arial Unicode MS" style:font-name-complex="Tahoma" style:letter-kerning="true" fo:font-size="10.5pt" style:font-size-asian="10.5pt" style:font-size-complex="10.5pt" fo:hyphenate="false"/>
    </style: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6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9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9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1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Heading11" style:display-name="Heading 11" style:family="paragraph" style:parent-style-name="Standard0" style:next-style-name="Standard0" style:list-style-name="WW_OutlineListStyle_5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0" style:next-style-name="Standard0" style:list-style-name="WW_OutlineListStyle_5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 text:display-levels="2">
        <style:list-level-properties text:space-before="0.375in" text:min-label-width="0.4013in"/>
      </text:outline-level-style>
      <text:outline-level-style text:level="3" style:num-format="1" text:display-levels="3">
        <style:list-level-properties text:space-before="0.2479in" text:min-label-width="0.5in"/>
      </text:outline-level-style>
      <text:outline-level-style text:level="4" style:num-format="1" text:display-levels="4">
        <style:list-level-properties text:space-before="0.8979in" text:min-label-width="0.6in"/>
      </text:outline-level-style>
      <text:outline-level-style text:level="5" style:num-format="1" text:display-levels="5">
        <style:list-level-properties text:space-before="0.8979in" text:min-label-width="0.7in"/>
      </text:outline-level-style>
      <text:outline-level-style text:level="6" style:num-format="1" text:display-levels="6">
        <style:list-level-properties text:space-before="0.8979in" text:min-label-width="0.8in"/>
      </text:outline-level-style>
      <text:outline-level-style text:level="7" style:num-format="1" text:display-levels="7">
        <style:list-level-properties text:space-before="0.8979in" text:min-label-width="0.9in"/>
      </text:outline-level-style>
      <text:outline-level-style text:level="8" style:num-format="1" text:display-levels="8">
        <style:list-level-properties text:space-before="0.8979in" text:min-label-width="1in"/>
      </text:outline-level-style>
      <text:outline-level-style text:level="9" style:num-format="1" text:display-levels="9">
        <style:list-level-properties text:space-before="0.8979in" text:min-label-width="1.1in"/>
      </text:outline-level-style>
    </text:outline-style>
    <text:list-style style:name="LFO1">
      <text:list-level-style-number text:level="1" style:num-format="1">
        <style:list-level-properties text:space-before="0.2479in" text:min-label-width="0.252in"/>
      </text:list-level-style-number>
      <text:list-level-style-number text:level="2" style:num-format="1" text:display-levels="2">
        <style:list-level-properties text:space-before="0.375in" text:min-label-width="0.4013in"/>
      </text:list-level-style-number>
      <text:list-level-style-number text:level="3" style:num-format="1" text:display-levels="3">
        <style:list-level-properties text:space-before="0.2479in" text:min-label-width="0.5in"/>
      </text:list-level-style-number>
      <text:list-level-style-number text:level="4" style:num-format="1" text:display-levels="4">
        <style:list-level-properties text:space-before="0.8979in" text:min-label-width="0.6in"/>
      </text:list-level-style-number>
      <text:list-level-style-number text:level="5" style:num-format="1" text:display-levels="5">
        <style:list-level-properties text:space-before="0.8979in" text:min-label-width="0.7in"/>
      </text:list-level-style-number>
      <text:list-level-style-number text:level="6" style:num-format="1" text:display-levels="6">
        <style:list-level-properties text:space-before="0.8979in" text:min-label-width="0.8in"/>
      </text:list-level-style-number>
      <text:list-level-style-number text:level="7" style:num-format="1" text:display-levels="7">
        <style:list-level-properties text:space-before="0.8979in" text:min-label-width="0.9in"/>
      </text:list-level-style-number>
      <text:list-level-style-number text:level="8" style:num-format="1" text:display-levels="8">
        <style:list-level-properties text:space-before="0.8979in" text:min-label-width="1in"/>
      </text:list-level-style-number>
      <text:list-level-style-number text:level="9" style:num-format="1" text:display-levels="9">
        <style:list-level-properties text:space-before="0.8979in" text:min-label-width="1.1in"/>
      </text:list-level-style-number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number text:level="1" style:num-suffix="." style:num-format="1">
        <style:list-level-properties text:space-before="0.9722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.2479in" fo:margin-bottom="0.5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1.2562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Column5" style:family="table-column">
      <style:table-column-properties style:column-width="1.5in" style:use-optimal-column-width="false"/>
    </style:style>
    <style:style style:name="Table2" style:family="table">
      <style:table-properties style:width="6.497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75in" fo:padding-bottom="0in" fo:padding-right="0.075in"/>
    </style:style>
    <style:style style:name="P8" style:parent-style-name="Rodapé" style:family="paragraph">
      <style:text-properties style:font-name="Tahoma" style:font-name-complex="Tahoma"/>
    </style:style>
    <style:style style:name="TableCell9" style:family="table-cell">
      <style:table-cell-properties fo:border="none" style:vertical-align="middle" fo:padding-top="0in" fo:padding-left="0.075in" fo:padding-bottom="0in" fo:padding-right="0.075in"/>
    </style:style>
    <style:style style:name="P10" style:parent-style-name="Rodapé" style:family="paragraph">
      <style:paragraph-properties fo:text-align="center" fo:text-indent="-0.1729in"/>
      <style:text-properties style:font-name="Arial" style:font-name-complex="Arial" fo:font-weight="bold" style:font-weight-asian="bold" fo:font-variant="small-caps" fo:text-shadow="#C0C0C0 0.5pt 0.5pt"/>
    </style:style>
    <style:style style:name="TableCell11" style:family="table-cell">
      <style:table-cell-properties fo:border="none" style:vertical-align="bottom" fo:padding-top="0in" fo:padding-left="0.075in" fo:padding-bottom="0in" fo:padding-right="0.075in"/>
    </style:style>
    <style:style style:name="P12" style:parent-style-name="Rodapé" style:family="paragraph">
      <style:paragraph-properties fo:text-align="end"/>
      <style:text-properties style:font-name="Tahoma" style:font-name-complex="Tahoma" fo:font-weight="bold" style:font-weight-asian="bold"/>
    </style:style>
    <style:style style:name="P13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0687in"/>
          <style:tab-stop style:type="left" style:position="5.5208in"/>
          <style:tab-stop style:type="right" style:position="6.0041in"/>
          <style:tab-stop style:type="right" style:position="6.1375in"/>
        </style:tab-stops>
      </style:paragraph-properties>
    </style:style>
    <style:style style:name="T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" style:parent-style-name="Fonteparág.padrão" style:family="text">
      <style:text-properties style:font-name="Arial" style:font-name-complex="Arial" fo:font-size="10pt" style:font-size-asian="10pt" style:font-size-complex="10pt"/>
    </style:style>
    <style:page-layout style:name="PL1">
      <style:page-layout-properties fo:page-width="8.5in" fo:page-height="11in" style:print-orientation="portrait" fo:margin-top="0.5in" fo:margin-left="1.2479in" fo:margin-bottom="0.5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45" style:family="table-column">
      <style:table-column-properties style:column-width="1.2562in" style:use-optimal-column-width="false"/>
    </style:style>
    <style:style style:name="TableColumn46" style:family="table-column">
      <style:table-column-properties style:column-width="3.7409in" style:use-optimal-column-width="false"/>
    </style:style>
    <style:style style:name="TableColumn47" style:family="table-column">
      <style:table-column-properties style:column-width="1.5in" style:use-optimal-column-width="false"/>
    </style:style>
    <style:style style:name="Table44" style:family="table">
      <style:table-properties style:width="6.4972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Rodapé" style:family="paragraph">
      <style:text-properties style:font-name="Tahoma" style:font-name-complex="Tahoma"/>
    </style:style>
    <style:style style:name="TableCell51" style:family="table-cell">
      <style:table-cell-properties fo:border="none" style:vertical-align="middle" fo:padding-top="0in" fo:padding-left="0.075in" fo:padding-bottom="0in" fo:padding-right="0.075in"/>
    </style:style>
    <style:style style:name="P52" style:parent-style-name="Rodapé" style:family="paragraph">
      <style:paragraph-properties fo:text-align="center" fo:text-indent="-0.1729in"/>
      <style:text-properties style:font-name="Arial" style:font-name-complex="Arial" fo:font-weight="bold" style:font-weight-asian="bold" fo:font-variant="small-caps" fo:text-shadow="#C0C0C0 0.5pt 0.5pt"/>
    </style:style>
    <style:style style:name="TableCell53" style:family="table-cell">
      <style:table-cell-properties fo:border="none" style:vertical-align="bottom" fo:padding-top="0in" fo:padding-left="0.075in" fo:padding-bottom="0in" fo:padding-right="0.075in"/>
    </style:style>
    <style:style style:name="P54" style:parent-style-name="Rodapé" style:family="paragraph">
      <style:paragraph-properties fo:text-align="end"/>
      <style:text-properties style:font-name="Tahoma" style:font-name-complex="Tahoma" fo:font-weight="bold" style:font-weight-asian="bold"/>
    </style:style>
    <style:style style:name="P55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0687in"/>
          <style:tab-stop style:type="left" style:position="5.5208in"/>
          <style:tab-stop style:type="right" style:position="6.0041in"/>
          <style:tab-stop style:type="right" style:position="6.1375in"/>
        </style:tab-stops>
      </style:paragraph-properties>
    </style:style>
    <style:style style:name="T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Especificação de Requisitos de Software</text:p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ext:p text:style-name="P13"><text:span text:style-name="T14"><text:tab/></text:span><text:span text:style-name="T15"><text:tab/></text:span><text:span text:style-name="T16"><text:tab/></text:span><text:span text:style-name="T17"><text:page-number text:fixed="false">1</text:page-number></text:span></text:p>
        <text:p text:style-name="Rodapé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44">
          <table:table-columns>
            <table:table-column table:style-name="TableColumn45"/>
            <table:table-column table:style-name="TableColumn46"/>
            <table:table-column table:style-name="TableColumn47"/>
          </table:table-columns>
          <table:table-row table:style-name="TableRow48">
            <table:table-cell table:style-name="TableCell49">
              <text:p text:style-name="P50"/>
            </table:table-cell>
            <table:table-cell table:style-name="TableCell51">
              <text:p text:style-name="P52">Especificação de Requisitos de Software</text:p>
            </table:table-cell>
            <table:table-cell table:style-name="TableCell53">
              <text:p text:style-name="P54"/>
            </table:table-cell>
          </table:table-row>
        </table:table>
        <text:p text:style-name="Cabeçalho"/>
      </style:header>
      <style:footer>
        <text:p text:style-name="P55"><text:span text:style-name="T56"><text:tab/></text:span><text:span text:style-name="T57"><text:tab/></text:span><text:span text:style-name="T58"><text:tab/></text:span><text:span text:style-name="T59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oDA Template</dc:title>
    <dc:description/>
    <dc:subject/>
    <meta:initial-creator>PETROBRAS S.A.</meta:initial-creator>
    <dc:creator>Janaina Faria de Oliveira</dc:creator>
    <meta:creation-date>2009-10-29T00:41:00Z</meta:creation-date>
    <dc:date>2009-10-29T00:41:00Z</dc:date>
    <meta:print-date>1601-01-01T00:00:00Z</meta:print-date>
    <meta:template xlink:href="soda.dot" xlink:type="simple"/>
    <meta:editing-cycles>2</meta:editing-cycles>
    <meta:editing-duration>PT60S</meta:editing-duration>
    <meta:user-defined meta:name="SoDA Document Type">Report</meta:user-defined>
    <meta:document-statistic meta:page-count="57" meta:paragraph-count="146" meta:word-count="11466" meta:character-count="73239" meta:row-count="515" meta:non-whitespace-character-count="61919"/>
  </office:meta>
</office:document-meta>
</file>